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Geneva" svg:font-family="Genev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39in"/>
    </style:style>
    <style:style style:name="ro1" style:family="table-row">
      <style:table-row-properties style:row-height="0.180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0"/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4" style:family="table-cell" style:parent-style-name="Default">
      <style:text-properties style:use-window-font-color="true" style:text-outline="false" style:text-line-through-style="none" style:font-name="Genev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5" style:family="table-cell" style:parent-style-name="Default" style:data-style-name="N1"/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7" style:family="table-cell" style:parent-style-name="Default" style:data-style-name="N12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Genev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8" style:family="table-cell" style:parent-style-name="Default" style:data-style-name="N12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9" style:family="table-cell" style:parent-style-name="Default" style:data-style-name="N128"/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IQ data of lmh032802c.gel</text:p>
          </table:table-cell>
          <table:table-cell table:number-columns-repeated="1023"/>
        </table:table-row>
        <table:table-row table:style-name="ro1">
          <table:table-cell office:value-type="string">
            <text:p>Workup done on 08/22/0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RNA</text:p>
          </table:table-cell>
          <table:table-cell table:style-name="ce4" office:value-type="string">
            <text:p>DG202a (-)</text:p>
          </table:table-cell>
          <table:table-cell table:style-name="ce4" office:value-type="string">
            <text:p>Yield (%)</text:p>
          </table:table-cell>
          <table:table-cell table:style-name="ce4" office:value-type="string">
            <text:p>DG202a (+)</text:p>
          </table:table-cell>
          <table:table-cell table:style-name="ce4" office:value-type="string">
            <text:p>Yield (%)</text:p>
          </table:table-cell>
          <table:table-cell/>
          <table:table-cell table:style-name="ce2" office:value-type="string">
            <text:p>RNA</text:p>
          </table:table-cell>
          <table:table-cell table:style-name="ce4" office:value-type="string">
            <text:p>DG203 (-)</text:p>
          </table:table-cell>
          <table:table-cell table:style-name="ce4" office:value-type="string">
            <text:p>Yield (%)</text:p>
          </table:table-cell>
          <table:table-cell table:style-name="ce4" office:value-type="string">
            <text:p>DG203 (+)</text:p>
          </table:table-cell>
          <table:table-cell table:style-name="ce4" office:value-type="string">
            <text:p>Yield (%)</text:p>
          </table:table-cell>
          <table:table-cell/>
          <table:table-cell table:style-name="ce2" office:value-type="string">
            <text:p>RNA</text:p>
          </table:table-cell>
          <table:table-cell table:style-name="ce4" office:value-type="string">
            <text:p>LX11 (-)</text:p>
          </table:table-cell>
          <table:table-cell table:style-name="ce4" office:value-type="string">
            <text:p>Yield (%)</text:p>
          </table:table-cell>
          <table:table-cell table:style-name="ce4" office:value-type="string">
            <text:p>LX11 (+)</text:p>
          </table:table-cell>
          <table:table-cell table:style-name="ce4" office:value-type="string">
            <text:p>Yield (%)</text:p>
          </table:table-cell>
          <table:table-cell table:number-columns-repeated="100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float" office:value="100346463.55">
            <text:p>100346464</text:p>
          </table:table-cell>
          <table:table-cell table:style-name="ce9" table:formula="of:=[.$B6]/[.$B$30]*100" office:value-type="float" office:value="50.2176838711723">
            <text:p>50.2</text:p>
          </table:table-cell>
          <table:table-cell table:style-name="ce5" office:value-type="float" office:value="94010733.21">
            <text:p>94010733</text:p>
          </table:table-cell>
          <table:table-cell table:style-name="ce9" table:formula="of:=[.$D6]/[.$D$30]*100" office:value-type="float" office:value="57.7361549847254">
            <text:p>57.7</text:p>
          </table:table-cell>
          <table:table-cell/>
          <table:table-cell table:style-name="ce3" office:value-type="float" office:value="2">
            <text:p>2</text:p>
          </table:table-cell>
          <table:table-cell table:style-name="ce5" office:value-type="float" office:value="74428112.99">
            <text:p>74428113</text:p>
          </table:table-cell>
          <table:table-cell table:style-name="ce9" table:formula="of:=[.$H6]/[.$H$30]*100" office:value-type="float" office:value="63.897650994511">
            <text:p>63.9</text:p>
          </table:table-cell>
          <table:table-cell table:style-name="ce5" office:value-type="float" office:value="67310023.76">
            <text:p>67310024</text:p>
          </table:table-cell>
          <table:table-cell table:style-name="ce9" table:formula="of:=[.$J6]/[.$J$30]*100" office:value-type="float" office:value="62.55158839951">
            <text:p>62.6</text:p>
          </table:table-cell>
          <table:table-cell/>
          <table:table-cell table:style-name="ce3" office:value-type="float" office:value="2">
            <text:p>2</text:p>
          </table:table-cell>
          <table:table-cell table:style-name="ce5" office:value-type="float" office:value="75407284.62">
            <text:p>75407285</text:p>
          </table:table-cell>
          <table:table-cell table:style-name="ce9" table:formula="of:=[.$N6]/[.$N$30]*100" office:value-type="float" office:value="47.0603647040169">
            <text:p>47.1</text:p>
          </table:table-cell>
          <table:table-cell table:style-name="ce5" office:value-type="float" office:value="71373038.83">
            <text:p>71373039</text:p>
          </table:table-cell>
          <table:table-cell table:style-name="ce9" table:formula="of:=[.$P6]/[.$P$30]*100" office:value-type="float" office:value="53.3324109134491">
            <text:p>53.3</text:p>
          </table:table-cell>
          <table:table-cell table:number-columns-repeated="100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5" office:value-type="float" office:value="17079726.57">
            <text:p>17079727</text:p>
          </table:table-cell>
          <table:table-cell table:style-name="ce9" table:formula="of:=[.$B7]/[.$B$30]*100" office:value-type="float" office:value="8.54742936776193">
            <text:p>8.5</text:p>
          </table:table-cell>
          <table:table-cell table:style-name="ce5" office:value-type="float" office:value="13455790.35">
            <text:p>13455790</text:p>
          </table:table-cell>
          <table:table-cell table:style-name="ce9" table:formula="of:=[.$D7]/[.$D$30]*100" office:value-type="float" office:value="8.2637968087556">
            <text:p>8.3</text:p>
          </table:table-cell>
          <table:table-cell/>
          <table:table-cell table:style-name="ce3" office:value-type="float" office:value="3">
            <text:p>3</text:p>
          </table:table-cell>
          <table:table-cell table:style-name="ce5" office:value-type="float" office:value="7878690.61">
            <text:p>7878691</text:p>
          </table:table-cell>
          <table:table-cell table:style-name="ce9" table:formula="of:=[.$H7]/[.$H$30]*100" office:value-type="float" office:value="6.7639740236213">
            <text:p>6.8</text:p>
          </table:table-cell>
          <table:table-cell table:style-name="ce5" office:value-type="float" office:value="7038564.99">
            <text:p>7038565</text:p>
          </table:table-cell>
          <table:table-cell table:style-name="ce9" table:formula="of:=[.$J7]/[.$J$30]*100" office:value-type="float" office:value="6.54097852865891">
            <text:p>6.5</text:p>
          </table:table-cell>
          <table:table-cell/>
          <table:table-cell table:style-name="ce3" office:value-type="float" office:value="3">
            <text:p>3</text:p>
          </table:table-cell>
          <table:table-cell table:style-name="ce5" office:value-type="float" office:value="18167465.95">
            <text:p>18167466</text:p>
          </table:table-cell>
          <table:table-cell table:style-name="ce9" table:formula="of:=[.$N7]/[.$N$30]*100" office:value-type="float" office:value="11.3379970869293">
            <text:p>11.3</text:p>
          </table:table-cell>
          <table:table-cell table:style-name="ce5" office:value-type="float" office:value="15854556.97">
            <text:p>15854557</text:p>
          </table:table-cell>
          <table:table-cell table:style-name="ce9" table:formula="of:=[.$P7]/[.$P$30]*100" office:value-type="float" office:value="11.8470750445239">
            <text:p>11.8</text:p>
          </table:table-cell>
          <table:table-cell table:number-columns-repeated="1007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float" office:value="8986268.24">
            <text:p>8986268</text:p>
          </table:table-cell>
          <table:table-cell table:style-name="ce9" table:formula="of:=[.$B8]/[.$B$30]*100" office:value-type="float" office:value="4.49711491260497">
            <text:p>4.5</text:p>
          </table:table-cell>
          <table:table-cell table:style-name="ce5" office:value-type="float" office:value="7124514.87">
            <text:p>7124515</text:p>
          </table:table-cell>
          <table:table-cell table:style-name="ce9" table:formula="of:=[.$D8]/[.$D$30]*100" office:value-type="float" office:value="4.37548012530069">
            <text:p>4.4</text:p>
          </table:table-cell>
          <table:table-cell/>
          <table:table-cell table:style-name="ce3" office:value-type="float" office:value="4">
            <text:p>4</text:p>
          </table:table-cell>
          <table:table-cell table:style-name="ce5" office:value-type="float" office:value="8873315.28">
            <text:p>8873315</text:p>
          </table:table-cell>
          <table:table-cell table:style-name="ce9" table:formula="of:=[.$H8]/[.$H$30]*100" office:value-type="float" office:value="7.61787421645206">
            <text:p>7.6</text:p>
          </table:table-cell>
          <table:table-cell table:style-name="ce5" office:value-type="float" office:value="11850164.74">
            <text:p>11850165</text:p>
          </table:table-cell>
          <table:table-cell table:style-name="ce9" table:formula="of:=[.$J8]/[.$J$30]*100" office:value-type="float" office:value="11.0124255775908">
            <text:p>11.0</text:p>
          </table:table-cell>
          <table:table-cell/>
          <table:table-cell table:style-name="ce3" office:value-type="float" office:value="4">
            <text:p>4</text:p>
          </table:table-cell>
          <table:table-cell table:style-name="ce5" office:value-type="float" office:value="3950728.91">
            <text:p>3950729</text:p>
          </table:table-cell>
          <table:table-cell table:style-name="ce9" table:formula="of:=[.$N8]/[.$N$30]*100" office:value-type="float" office:value="2.46558067019949">
            <text:p>2.5</text:p>
          </table:table-cell>
          <table:table-cell table:style-name="ce5" office:value-type="float" office:value="4337489.26">
            <text:p>4337489</text:p>
          </table:table-cell>
          <table:table-cell table:style-name="ce9" table:formula="of:=[.$P8]/[.$P$30]*100" office:value-type="float" office:value="3.24112246499667">
            <text:p>3.2</text:p>
          </table:table-cell>
          <table:table-cell table:number-columns-repeated="1007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5020093.55">
            <text:p>5020094</text:p>
          </table:table-cell>
          <table:table-cell table:style-name="ce9" table:formula="of:=[.$B9]/[.$B$30]*100" office:value-type="float" office:value="2.51227060704534">
            <text:p>2.5</text:p>
          </table:table-cell>
          <table:table-cell table:style-name="ce5" office:value-type="float" office:value="4249464.05">
            <text:p>4249464</text:p>
          </table:table-cell>
          <table:table-cell table:style-name="ce9" table:formula="of:=[.$D9]/[.$D$30]*100" office:value-type="float" office:value="2.60978408119384">
            <text:p>2.6</text:p>
          </table:table-cell>
          <table:table-cell/>
          <table:table-cell table:style-name="ce3" office:value-type="float" office:value="5">
            <text:p>5</text:p>
          </table:table-cell>
          <table:table-cell table:style-name="ce5" office:value-type="float" office:value="3100503.16">
            <text:p>3100503</text:p>
          </table:table-cell>
          <table:table-cell table:style-name="ce9" table:formula="of:=[.$H9]/[.$H$30]*100" office:value-type="float" office:value="2.66182845253213">
            <text:p>2.7</text:p>
          </table:table-cell>
          <table:table-cell table:style-name="ce5" office:value-type="float" office:value="743462.11">
            <text:p>743462</text:p>
          </table:table-cell>
          <table:table-cell table:style-name="ce9" table:formula="of:=[.$J9]/[.$J$30]*100" office:value-type="float" office:value="0.69090357271553">
            <text:p>0.7</text:p>
          </table:table-cell>
          <table:table-cell/>
          <table:table-cell table:style-name="ce3" office:value-type="float" office:value="5">
            <text:p>5</text:p>
          </table:table-cell>
          <table:table-cell table:style-name="ce5" office:value-type="float" office:value="2370500.47">
            <text:p>2370500</text:p>
          </table:table-cell>
          <table:table-cell table:style-name="ce9" table:formula="of:=[.$N9]/[.$N$30]*100" office:value-type="float" office:value="1.47938779670175">
            <text:p>1.5</text:p>
          </table:table-cell>
          <table:table-cell table:style-name="ce5" office:value-type="float" office:value="1907463.2">
            <text:p>1907463</text:p>
          </table:table-cell>
          <table:table-cell table:style-name="ce9" table:formula="of:=[.$P9]/[.$P$30]*100" office:value-type="float" office:value="1.42532268279886">
            <text:p>1.4</text:p>
          </table:table-cell>
          <table:table-cell table:number-columns-repeated="1007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5" office:value-type="float" office:value="12720885.29">
            <text:p>12720885</text:p>
          </table:table-cell>
          <table:table-cell table:style-name="ce9" table:formula="of:=[.$B10]/[.$B$30]*100" office:value-type="float" office:value="6.36607782133112">
            <text:p>6.4</text:p>
          </table:table-cell>
          <table:table-cell table:style-name="ce5" office:value-type="float" office:value="7012491.69">
            <text:p>7012492</text:p>
          </table:table-cell>
          <table:table-cell table:style-name="ce9" table:formula="of:=[.$D10]/[.$D$30]*100" office:value-type="float" office:value="4.30668172897381">
            <text:p>4.3</text:p>
          </table:table-cell>
          <table:table-cell/>
          <table:table-cell table:style-name="ce3" office:value-type="float" office:value="6">
            <text:p>6</text:p>
          </table:table-cell>
          <table:table-cell table:style-name="ce5" office:value-type="float" office:value="4974720.3">
            <text:p>4974720</text:p>
          </table:table-cell>
          <table:table-cell table:style-name="ce9" table:formula="of:=[.$H10]/[.$H$30]*100" office:value-type="float" office:value="4.27087196967385">
            <text:p>4.3</text:p>
          </table:table-cell>
          <table:table-cell table:style-name="ce5" office:value-type="float" office:value="995885.73">
            <text:p>995886</text:p>
          </table:table-cell>
          <table:table-cell table:style-name="ce9" table:formula="of:=[.$J10]/[.$J$30]*100" office:value-type="float" office:value="0.925482280291882">
            <text:p>0.9</text:p>
          </table:table-cell>
          <table:table-cell/>
          <table:table-cell table:style-name="ce3" office:value-type="float" office:value="6">
            <text:p>6</text:p>
          </table:table-cell>
          <table:table-cell table:style-name="ce5" office:value-type="float" office:value="11342621.12">
            <text:p>11342621</text:p>
          </table:table-cell>
          <table:table-cell table:style-name="ce9" table:formula="of:=[.$N10]/[.$N$30]*100" office:value-type="float" office:value="7.07873104430961">
            <text:p>7.1</text:p>
          </table:table-cell>
          <table:table-cell table:style-name="ce5" office:value-type="float" office:value="3389787.45">
            <text:p>3389787</text:p>
          </table:table-cell>
          <table:table-cell table:style-name="ce9" table:formula="of:=[.$P10]/[.$P$30]*100" office:value-type="float" office:value="2.53296679188982">
            <text:p>2.5</text:p>
          </table:table-cell>
          <table:table-cell table:number-columns-repeated="1007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5" office:value-type="float" office:value="9477333.71">
            <text:p>9477334</text:p>
          </table:table-cell>
          <table:table-cell table:style-name="ce9" table:formula="of:=[.$B11]/[.$B$30]*100" office:value-type="float" office:value="4.74286518281974">
            <text:p>4.7</text:p>
          </table:table-cell>
          <table:table-cell table:style-name="ce5" office:value-type="float" office:value="3497981.75">
            <text:p>3497982</text:p>
          </table:table-cell>
          <table:table-cell table:style-name="ce9" table:formula="of:=[.$D11]/[.$D$30]*100" office:value-type="float" office:value="2.14826551773195">
            <text:p>2.1</text:p>
          </table:table-cell>
          <table:table-cell/>
          <table:table-cell table:style-name="ce3" office:value-type="float" office:value="7">
            <text:p>7</text:p>
          </table:table-cell>
          <table:table-cell table:style-name="ce5" office:value-type="float" office:value="712251.04">
            <text:p>712251</text:p>
          </table:table-cell>
          <table:table-cell table:style-name="ce9" table:formula="of:=[.$H11]/[.$H$30]*100" office:value-type="float" office:value="0.611478197499274">
            <text:p>0.6</text:p>
          </table:table-cell>
          <table:table-cell table:style-name="ce5" office:value-type="float" office:value="267973.67">
            <text:p>267974</text:p>
          </table:table-cell>
          <table:table-cell table:style-name="ce9" table:formula="of:=[.$J11]/[.$J$30]*100" office:value-type="float" office:value="0.249029457596289">
            <text:p>0.2</text:p>
          </table:table-cell>
          <table:table-cell/>
          <table:table-cell table:style-name="ce3" office:value-type="float" office:value="7">
            <text:p>7</text:p>
          </table:table-cell>
          <table:table-cell table:style-name="ce5" office:value-type="float" office:value="14042193.13">
            <text:p>14042193</text:p>
          </table:table-cell>
          <table:table-cell table:style-name="ce9" table:formula="of:=[.$N11]/[.$N$30]*100" office:value-type="float" office:value="8.76348662164624">
            <text:p>8.8</text:p>
          </table:table-cell>
          <table:table-cell table:style-name="ce5" office:value-type="float" office:value="2272056.16">
            <text:p>2272056</text:p>
          </table:table-cell>
          <table:table-cell table:style-name="ce9" table:formula="of:=[.$P11]/[.$P$30]*100" office:value-type="float" office:value="1.69775919212537">
            <text:p>1.7</text:p>
          </table:table-cell>
          <table:table-cell table:number-columns-repeated="1007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5" office:value-type="float" office:value="4168222.61">
            <text:p>4168223</text:p>
          </table:table-cell>
          <table:table-cell table:style-name="ce9" table:formula="of:=[.$B12]/[.$B$30]*100" office:value-type="float" office:value="2.0859577699951">
            <text:p>2.1</text:p>
          </table:table-cell>
          <table:table-cell table:style-name="ce5" office:value-type="float" office:value="954129.32">
            <text:p>954129</text:p>
          </table:table-cell>
          <table:table-cell table:style-name="ce9" table:formula="of:=[.$D12]/[.$D$30]*100" office:value-type="float" office:value="0.585973073648264">
            <text:p>0.6</text:p>
          </table:table-cell>
          <table:table-cell/>
          <table:table-cell table:style-name="ce3" office:value-type="float" office:value="8">
            <text:p>8</text:p>
          </table:table-cell>
          <table:table-cell table:style-name="ce5" office:value-type="float" office:value="1788091.8">
            <text:p>1788092</text:p>
          </table:table-cell>
          <table:table-cell table:style-name="ce9" table:formula="of:=[.$H12]/[.$H$30]*100" office:value-type="float" office:value="1.53510362136815">
            <text:p>1.5</text:p>
          </table:table-cell>
          <table:table-cell table:style-name="ce5" office:value-type="float" office:value="276543.84">
            <text:p>276544</text:p>
          </table:table-cell>
          <table:table-cell table:style-name="ce9" table:formula="of:=[.$J12]/[.$J$30]*100" office:value-type="float" office:value="0.256993765382976">
            <text:p>0.3</text:p>
          </table:table-cell>
          <table:table-cell/>
          <table:table-cell table:style-name="ce3" office:value-type="float" office:value="8">
            <text:p>8</text:p>
          </table:table-cell>
          <table:table-cell table:style-name="ce5" office:value-type="float" office:value="2302487.6">
            <text:p>2302488</text:p>
          </table:table-cell>
          <table:table-cell table:style-name="ce9" table:formula="of:=[.$N12]/[.$N$30]*100" office:value-type="float" office:value="1.43694215656371">
            <text:p>1.4</text:p>
          </table:table-cell>
          <table:table-cell table:style-name="ce5" office:value-type="float" office:value="750918.94">
            <text:p>750919</text:p>
          </table:table-cell>
          <table:table-cell table:style-name="ce9" table:formula="of:=[.$P12]/[.$P$30]*100" office:value-type="float" office:value="0.561112685227833">
            <text:p>0.6</text:p>
          </table:table-cell>
          <table:table-cell table:number-columns-repeated="1007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10270083.04">
            <text:p>10270083</text:p>
          </table:table-cell>
          <table:table-cell table:style-name="ce9" table:formula="of:=[.$B13]/[.$B$30]*100" office:value-type="float" office:value="5.13959102481403">
            <text:p>5.1</text:p>
          </table:table-cell>
          <table:table-cell table:style-name="ce5" office:value-type="float" office:value="1171076.28">
            <text:p>1171076</text:p>
          </table:table-cell>
          <table:table-cell table:style-name="ce9" table:formula="of:=[.$D13]/[.$D$30]*100" office:value-type="float" office:value="0.719209810330716">
            <text:p>0.7</text:p>
          </table:table-cell>
          <table:table-cell/>
          <table:table-cell table:style-name="ce3" office:value-type="float" office:value="9">
            <text:p>9</text:p>
          </table:table-cell>
          <table:table-cell table:style-name="ce5" office:value-type="float" office:value="639720.7">
            <text:p>639721</text:p>
          </table:table-cell>
          <table:table-cell table:style-name="ce9" table:formula="of:=[.$H13]/[.$H$30]*100" office:value-type="float" office:value="0.549209813072331">
            <text:p>0.5</text:p>
          </table:table-cell>
          <table:table-cell table:style-name="ce5" office:value-type="float" office:value="221550.53">
            <text:p>221551</text:p>
          </table:table-cell>
          <table:table-cell table:style-name="ce9" table:formula="of:=[.$J13]/[.$J$30]*100" office:value-type="float" office:value="0.205888169222261">
            <text:p>0.2</text:p>
          </table:table-cell>
          <table:table-cell/>
          <table:table-cell table:style-name="ce3" office:value-type="float" office:value="9">
            <text:p>9</text:p>
          </table:table-cell>
          <table:table-cell table:style-name="ce5" office:value-type="float" office:value="3397397.53">
            <text:p>3397398</text:p>
          </table:table-cell>
          <table:table-cell table:style-name="ce9" table:formula="of:=[.$N13]/[.$N$30]*100" office:value-type="float" office:value="2.1202562539153">
            <text:p>2.1</text:p>
          </table:table-cell>
          <table:table-cell table:style-name="ce5" office:value-type="float" office:value="388400.12">
            <text:p>388400</text:p>
          </table:table-cell>
          <table:table-cell table:style-name="ce9" table:formula="of:=[.$P13]/[.$P$30]*100" office:value-type="float" office:value="0.29022604527196">
            <text:p>0.3</text:p>
          </table:table-cell>
          <table:table-cell table:number-columns-repeated="1007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float" office:value="7643731.25">
            <text:p>7643731</text:p>
          </table:table-cell>
          <table:table-cell table:style-name="ce9" table:formula="of:=[.$B14]/[.$B$30]*100" office:value-type="float" office:value="3.82525169227751">
            <text:p>3.8</text:p>
          </table:table-cell>
          <table:table-cell table:style-name="ce5" office:value-type="float" office:value="963696.6">
            <text:p>963697</text:p>
          </table:table-cell>
          <table:table-cell table:style-name="ce9" table:formula="of:=[.$D14]/[.$D$30]*100" office:value-type="float" office:value="0.591848764029578">
            <text:p>0.6</text:p>
          </table:table-cell>
          <table:table-cell/>
          <table:table-cell table:style-name="ce3" office:value-type="float" office:value="10">
            <text:p>10</text:p>
          </table:table-cell>
          <table:table-cell table:style-name="ce5" office:value-type="float" office:value="609380.5">
            <text:p>609381</text:p>
          </table:table-cell>
          <table:table-cell table:style-name="ce9" table:formula="of:=[.$H14]/[.$H$30]*100" office:value-type="float" office:value="0.523162296444251">
            <text:p>0.5</text:p>
          </table:table-cell>
          <table:table-cell table:style-name="ce5" office:value-type="float" office:value="262459.34">
            <text:p>262459</text:p>
          </table:table-cell>
          <table:table-cell table:style-name="ce9" table:formula="of:=[.$J14]/[.$J$30]*100" office:value-type="float" office:value="0.243904959324101">
            <text:p>0.2</text:p>
          </table:table-cell>
          <table:table-cell/>
          <table:table-cell table:style-name="ce3" office:value-type="float" office:value="10">
            <text:p>10</text:p>
          </table:table-cell>
          <table:table-cell table:style-name="ce5" office:value-type="float" office:value="1449445.09">
            <text:p>1449445</text:p>
          </table:table-cell>
          <table:table-cell table:style-name="ce9" table:formula="of:=[.$N14]/[.$N$30]*100" office:value-type="float" office:value="0.904573276939813">
            <text:p>0.9</text:p>
          </table:table-cell>
          <table:table-cell table:style-name="ce5" office:value-type="float" office:value="283523.54">
            <text:p>283524</text:p>
          </table:table-cell>
          <table:table-cell table:style-name="ce9" table:formula="of:=[.$P14]/[.$P$30]*100" office:value-type="float" office:value="0.211858625985251">
            <text:p>0.2</text:p>
          </table:table-cell>
          <table:table-cell table:number-columns-repeated="1007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5" office:value-type="float" office:value="1573911.16">
            <text:p>1573911</text:p>
          </table:table-cell>
          <table:table-cell table:style-name="ce9" table:formula="of:=[.$B15]/[.$B$30]*100" office:value-type="float" office:value="0.787652800886276">
            <text:p>0.8</text:p>
          </table:table-cell>
          <table:table-cell table:style-name="ce5" office:value-type="float" office:value="90048.85">
            <text:p>90049</text:p>
          </table:table-cell>
          <table:table-cell table:style-name="ce9" table:formula="of:=[.$D15]/[.$D$30]*100" office:value-type="float" office:value="0.0553029870342853">
            <text:p>0.1</text:p>
          </table:table-cell>
          <table:table-cell/>
          <table:table-cell table:style-name="ce3" office:value-type="float" office:value="11">
            <text:p>11</text:p>
          </table:table-cell>
          <table:table-cell table:style-name="ce5" office:value-type="float" office:value="375992.55">
            <text:p>375993</text:p>
          </table:table-cell>
          <table:table-cell table:style-name="ce9" table:formula="of:=[.$H15]/[.$H$30]*100" office:value-type="float" office:value="0.322795241895548">
            <text:p>0.3</text:p>
          </table:table-cell>
          <table:table-cell table:style-name="ce5" office:value-type="float" office:value="172623.26">
            <text:p>172623</text:p>
          </table:table-cell>
          <table:table-cell table:style-name="ce9" table:formula="of:=[.$J15]/[.$J$30]*100" office:value-type="float" office:value="0.160419778578631">
            <text:p>0.2</text:p>
          </table:table-cell>
          <table:table-cell/>
          <table:table-cell table:style-name="ce3" office:value-type="float" office:value="11">
            <text:p>11</text:p>
          </table:table-cell>
          <table:table-cell table:style-name="ce5" office:value-type="float" office:value="2424709.92">
            <text:p>2424710</text:p>
          </table:table-cell>
          <table:table-cell table:style-name="ce9" table:formula="of:=[.$N15]/[.$N$30]*100" office:value-type="float" office:value="1.51321896434371">
            <text:p>1.5</text:p>
          </table:table-cell>
          <table:table-cell table:style-name="ce5" office:value-type="float" office:value="266570.69">
            <text:p>266571</text:p>
          </table:table-cell>
          <table:table-cell table:style-name="ce9" table:formula="of:=[.$P15]/[.$P$30]*100" office:value-type="float" office:value="0.199190868283248">
            <text:p>0.2</text:p>
          </table:table-cell>
          <table:table-cell table:number-columns-repeated="1007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5" office:value-type="float" office:value="810357.67">
            <text:p>810358</text:p>
          </table:table-cell>
          <table:table-cell table:style-name="ce9" table:formula="of:=[.$B16]/[.$B$30]*100" office:value-type="float" office:value="0.4055378122455">
            <text:p>0.4</text:p>
          </table:table-cell>
          <table:table-cell table:style-name="ce5" office:value-type="float" office:value="280798.41">
            <text:p>280798</text:p>
          </table:table-cell>
          <table:table-cell table:style-name="ce9" table:formula="of:=[.$D16]/[.$D$30]*100" office:value-type="float" office:value="0.172450740098046">
            <text:p>0.2</text:p>
          </table:table-cell>
          <table:table-cell/>
          <table:table-cell table:style-name="ce3" office:value-type="float" office:value="12">
            <text:p>12</text:p>
          </table:table-cell>
          <table:table-cell table:style-name="ce5" office:value-type="float" office:value="298676.91">
            <text:p>298677</text:p>
          </table:table-cell>
          <table:table-cell table:style-name="ce9" table:formula="of:=[.$H16]/[.$H$30]*100" office:value-type="float" office:value="0.256418605666694">
            <text:p>0.3</text:p>
          </table:table-cell>
          <table:table-cell table:style-name="ce5" office:value-type="float" office:value="184838.81">
            <text:p>184839</text:p>
          </table:table-cell>
          <table:table-cell table:style-name="ce9" table:formula="of:=[.$J16]/[.$J$30]*100" office:value-type="float" office:value="0.171771758759148">
            <text:p>0.2</text:p>
          </table:table-cell>
          <table:table-cell/>
          <table:table-cell table:style-name="ce3" office:value-type="float" office:value="12">
            <text:p>12</text:p>
          </table:table-cell>
          <table:table-cell table:style-name="ce5" office:value-type="float" office:value="1771438.88">
            <text:p>1771439</text:p>
          </table:table-cell>
          <table:table-cell table:style-name="ce9" table:formula="of:=[.$N16]/[.$N$30]*100" office:value-type="float" office:value="1.10552395784803">
            <text:p>1.1</text:p>
          </table:table-cell>
          <table:table-cell table:style-name="ce5" office:value-type="float" office:value="215165.07">
            <text:p>215165</text:p>
          </table:table-cell>
          <table:table-cell table:style-name="ce9" table:formula="of:=[.$P16]/[.$P$30]*100" office:value-type="float" office:value="0.160778805492554">
            <text:p>0.2</text:p>
          </table:table-cell>
          <table:table-cell table:number-columns-repeated="1007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1009995.03">
            <text:p>1009995</text:p>
          </table:table-cell>
          <table:table-cell table:style-name="ce9" table:formula="of:=[.$B17]/[.$B$30]*100" office:value-type="float" office:value="0.505444928836211">
            <text:p>0.5</text:p>
          </table:table-cell>
          <table:table-cell table:style-name="ce5" office:value-type="float" office:value="182746.77">
            <text:p>182747</text:p>
          </table:table-cell>
          <table:table-cell table:style-name="ce9" table:formula="of:=[.$D17]/[.$D$30]*100" office:value-type="float" office:value="0.112232885282461">
            <text:p>0.1</text:p>
          </table:table-cell>
          <table:table-cell/>
          <table:table-cell table:style-name="ce3" office:value-type="float" office:value="13">
            <text:p>13</text:p>
          </table:table-cell>
          <table:table-cell table:style-name="ce5" office:value-type="float" office:value="1243548.21">
            <text:p>1243548</text:p>
          </table:table-cell>
          <table:table-cell table:style-name="ce9" table:formula="of:=[.$H17]/[.$H$30]*100" office:value-type="float" office:value="1.06760478433875">
            <text:p>1.1</text:p>
          </table:table-cell>
          <table:table-cell table:style-name="ce5" office:value-type="float" office:value="184214.68">
            <text:p>184215</text:p>
          </table:table-cell>
          <table:table-cell table:style-name="ce9" table:formula="of:=[.$J17]/[.$J$30]*100" office:value-type="float" office:value="0.171191751195832">
            <text:p>0.2</text:p>
          </table:table-cell>
          <table:table-cell/>
          <table:table-cell table:style-name="ce3" office:value-type="float" office:value="13">
            <text:p>13</text:p>
          </table:table-cell>
          <table:table-cell table:style-name="ce5" office:value-type="float" office:value="2097850.85">
            <text:p>2097851</text:p>
          </table:table-cell>
          <table:table-cell table:style-name="ce9" table:formula="of:=[.$N17]/[.$N$30]*100" office:value-type="float" office:value="1.30923194745892">
            <text:p>1.3</text:p>
          </table:table-cell>
          <table:table-cell table:style-name="ce5" office:value-type="float" office:value="114652.97">
            <text:p>114653</text:p>
          </table:table-cell>
          <table:table-cell table:style-name="ce9" table:formula="of:=[.$P17]/[.$P$30]*100" office:value-type="float" office:value="0.0856726770882169">
            <text:p>0.1</text:p>
          </table:table-cell>
          <table:table-cell table:number-columns-repeated="1007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5" office:value-type="float" office:value="2054266.23">
            <text:p>2054266</text:p>
          </table:table-cell>
          <table:table-cell table:style-name="ce9" table:formula="of:=[.$B18]/[.$B$30]*100" office:value-type="float" office:value="1.0280431265419">
            <text:p>1.0</text:p>
          </table:table-cell>
          <table:table-cell table:style-name="ce5" office:value-type="float" office:value="218380.84">
            <text:p>218381</text:p>
          </table:table-cell>
          <table:table-cell table:style-name="ce9" table:formula="of:=[.$D18]/[.$D$30]*100" office:value-type="float" office:value="0.13411734589677">
            <text:p>0.1</text:p>
          </table:table-cell>
          <table:table-cell/>
          <table:table-cell table:style-name="ce3" office:value-type="float" office:value="14">
            <text:p>14</text:p>
          </table:table-cell>
          <table:table-cell table:style-name="ce5" office:value-type="float" office:value="1857239.32">
            <text:p>1857239</text:p>
          </table:table-cell>
          <table:table-cell table:style-name="ce9" table:formula="of:=[.$H18]/[.$H$30]*100" office:value-type="float" office:value="1.5944678041023">
            <text:p>1.6</text:p>
          </table:table-cell>
          <table:table-cell table:style-name="ce5" office:value-type="float" office:value="174362.35">
            <text:p>174362</text:p>
          </table:table-cell>
          <table:table-cell table:style-name="ce9" table:formula="of:=[.$J18]/[.$J$30]*100" office:value-type="float" office:value="0.162035924819458">
            <text:p>0.2</text:p>
          </table:table-cell>
          <table:table-cell/>
          <table:table-cell table:style-name="ce3" office:value-type="float" office:value="14">
            <text:p>14</text:p>
          </table:table-cell>
          <table:table-cell table:style-name="ce5" office:value-type="float" office:value="7187267.34">
            <text:p>7187267</text:p>
          </table:table-cell>
          <table:table-cell table:style-name="ce9" table:formula="of:=[.$N18]/[.$N$30]*100" office:value-type="float" office:value="4.48544757910511">
            <text:p>4.5</text:p>
          </table:table-cell>
          <table:table-cell table:style-name="ce5" office:value-type="float" office:value="196413.97">
            <text:p>196414</text:p>
          </table:table-cell>
          <table:table-cell table:style-name="ce9" table:formula="of:=[.$P18]/[.$P$30]*100" office:value-type="float" office:value="0.146767332999963">
            <text:p>0.1</text:p>
          </table:table-cell>
          <table:table-cell table:number-columns-repeated="1007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5" office:value-type="float" office:value="3523419.71">
            <text:p>3523420</text:p>
          </table:table-cell>
          <table:table-cell table:style-name="ce9" table:formula="of:=[.$B19]/[.$B$30]*100" office:value-type="float" office:value="1.7632706812241">
            <text:p>1.8</text:p>
          </table:table-cell>
          <table:table-cell table:style-name="ce5" office:value-type="float" office:value="115064.91">
            <text:p>115065</text:p>
          </table:table-cell>
          <table:table-cell table:style-name="ce9" table:formula="of:=[.$D19]/[.$D$30]*100" office:value-type="float" office:value="0.0706664574376153">
            <text:p>0.1</text:p>
          </table:table-cell>
          <table:table-cell/>
          <table:table-cell table:style-name="ce3" office:value-type="float" office:value="15">
            <text:p>15</text:p>
          </table:table-cell>
          <table:table-cell table:style-name="ce5" office:value-type="float" office:value="1350919.02">
            <text:p>1350919</text:p>
          </table:table-cell>
          <table:table-cell table:style-name="ce9" table:formula="of:=[.$H19]/[.$H$30]*100" office:value-type="float" office:value="1.15978423466687">
            <text:p>1.2</text:p>
          </table:table-cell>
          <table:table-cell table:style-name="ce5" office:value-type="float" office:value="206630.52">
            <text:p>206631</text:p>
          </table:table-cell>
          <table:table-cell table:style-name="ce9" table:formula="of:=[.$J19]/[.$J$30]*100" office:value-type="float" office:value="0.192022918962296">
            <text:p>0.2</text:p>
          </table:table-cell>
          <table:table-cell/>
          <table:table-cell table:style-name="ce3" office:value-type="float" office:value="15">
            <text:p>15</text:p>
          </table:table-cell>
          <table:table-cell table:style-name="ce5" office:value-type="float" office:value="2305408.05">
            <text:p>2305408</text:p>
          </table:table-cell>
          <table:table-cell table:style-name="ce9" table:formula="of:=[.$N19]/[.$N$30]*100" office:value-type="float" office:value="1.43876475822339">
            <text:p>1.4</text:p>
          </table:table-cell>
          <table:table-cell table:style-name="ce5" office:value-type="float" office:value="241810.81">
            <text:p>241811</text:p>
          </table:table-cell>
          <table:table-cell table:style-name="ce9" table:formula="of:=[.$P19]/[.$P$30]*100" office:value-type="float" office:value="0.180689426899017">
            <text:p>0.2</text:p>
          </table:table-cell>
          <table:table-cell table:number-columns-repeated="1007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5" office:value-type="float" office:value="912616.48">
            <text:p>912616</text:p>
          </table:table-cell>
          <table:table-cell table:style-name="ce9" table:formula="of:=[.$B20]/[.$B$30]*100" office:value-type="float" office:value="0.456712516484713">
            <text:p>0.5</text:p>
          </table:table-cell>
          <table:table-cell table:style-name="ce5" office:value-type="float" office:value="397970.98">
            <text:p>397971</text:p>
          </table:table-cell>
          <table:table-cell table:style-name="ce9" table:formula="of:=[.$D20]/[.$D$30]*100" office:value-type="float" office:value="0.244411604889588">
            <text:p>0.2</text:p>
          </table:table-cell>
          <table:table-cell/>
          <table:table-cell table:style-name="ce3" office:value-type="float" office:value="16">
            <text:p>16</text:p>
          </table:table-cell>
          <table:table-cell table:style-name="ce5" office:value-type="float" office:value="585191.68">
            <text:p>585192</text:p>
          </table:table-cell>
          <table:table-cell table:style-name="ce9" table:formula="of:=[.$H20]/[.$H$30]*100" office:value-type="float" office:value="0.502395831781407">
            <text:p>0.5</text:p>
          </table:table-cell>
          <table:table-cell table:style-name="ce5" office:value-type="float" office:value="465462.98">
            <text:p>465463</text:p>
          </table:table-cell>
          <table:table-cell table:style-name="ce9" table:formula="of:=[.$J20]/[.$J$30]*100" office:value-type="float" office:value="0.432557398047921">
            <text:p>0.4</text:p>
          </table:table-cell>
          <table:table-cell/>
          <table:table-cell table:style-name="ce3" office:value-type="float" office:value="16">
            <text:p>16</text:p>
          </table:table-cell>
          <table:table-cell table:style-name="ce5" office:value-type="float" office:value="457773.59">
            <text:p>457774</text:p>
          </table:table-cell>
          <table:table-cell table:style-name="ce9" table:formula="of:=[.$N20]/[.$N$30]*100" office:value-type="float" office:value="0.285688474340758">
            <text:p>0.3</text:p>
          </table:table-cell>
          <table:table-cell table:style-name="ce5" office:value-type="float" office:value="412855.27">
            <text:p>412855</text:p>
          </table:table-cell>
          <table:table-cell table:style-name="ce9" table:formula="of:=[.$P20]/[.$P$30]*100" office:value-type="float" office:value="0.308499781827532">
            <text:p>0.3</text:p>
          </table:table-cell>
          <table:table-cell table:number-columns-repeated="1007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697294.21">
            <text:p>697294</text:p>
          </table:table-cell>
          <table:table-cell table:style-name="ce9" table:formula="of:=[.$B21]/[.$B$30]*100" office:value-type="float" office:value="0.348955996695699">
            <text:p>0.3</text:p>
          </table:table-cell>
          <table:table-cell table:style-name="ce5" office:value-type="float" office:value="1158397.37">
            <text:p>1158397</text:p>
          </table:table-cell>
          <table:table-cell table:style-name="ce9" table:formula="of:=[.$D21]/[.$D$30]*100" office:value-type="float" office:value="0.711423130152803">
            <text:p>0.7</text:p>
          </table:table-cell>
          <table:table-cell/>
          <table:table-cell table:style-name="ce3" office:value-type="float" office:value="17">
            <text:p>17</text:p>
          </table:table-cell>
          <table:table-cell table:style-name="ce5" office:value-type="float" office:value="861113.68">
            <text:p>861114</text:p>
          </table:table-cell>
          <table:table-cell table:style-name="ce9" table:formula="of:=[.$H21]/[.$H$30]*100" office:value-type="float" office:value="0.739279006020639">
            <text:p>0.7</text:p>
          </table:table-cell>
          <table:table-cell table:style-name="ce5" office:value-type="float" office:value="2541940.57">
            <text:p>2541941</text:p>
          </table:table-cell>
          <table:table-cell table:style-name="ce9" table:formula="of:=[.$J21]/[.$J$30]*100" office:value-type="float" office:value="2.36223984762795">
            <text:p>2.4</text:p>
          </table:table-cell>
          <table:table-cell/>
          <table:table-cell table:style-name="ce3" office:value-type="float" office:value="17">
            <text:p>17</text:p>
          </table:table-cell>
          <table:table-cell table:style-name="ce5" office:value-type="float" office:value="360158.38">
            <text:p>360158</text:p>
          </table:table-cell>
          <table:table-cell table:style-name="ce9" table:formula="of:=[.$N21]/[.$N$30]*100" office:value-type="float" office:value="0.224768532634744">
            <text:p>0.2</text:p>
          </table:table-cell>
          <table:table-cell table:style-name="ce5" office:value-type="float" office:value="1076877.98">
            <text:p>1076878</text:p>
          </table:table-cell>
          <table:table-cell table:style-name="ce9" table:formula="of:=[.$P21]/[.$P$30]*100" office:value-type="float" office:value="0.804680589119944">
            <text:p>0.8</text:p>
          </table:table-cell>
          <table:table-cell table:number-columns-repeated="1007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5" office:value-type="float" office:value="1054707.16">
            <text:p>1054707</text:p>
          </table:table-cell>
          <table:table-cell table:style-name="ce9" table:formula="of:=[.$B22]/[.$B$30]*100" office:value-type="float" office:value="0.527820800691705">
            <text:p>0.5</text:p>
          </table:table-cell>
          <table:table-cell table:style-name="ce5" office:value-type="float" office:value="2962814.14">
            <text:p>2962814</text:p>
          </table:table-cell>
          <table:table-cell table:style-name="ce9" table:formula="of:=[.$D22]/[.$D$30]*100" office:value-type="float" office:value="1.81959538594238">
            <text:p>1.8</text:p>
          </table:table-cell>
          <table:table-cell/>
          <table:table-cell table:style-name="ce3" office:value-type="float" office:value="18">
            <text:p>18</text:p>
          </table:table-cell>
          <table:table-cell table:style-name="ce5" office:value-type="float" office:value="696623.49">
            <text:p>696623</text:p>
          </table:table-cell>
          <table:table-cell table:style-name="ce9" table:formula="of:=[.$H22]/[.$H$30]*100" office:value-type="float" office:value="0.598061711501121">
            <text:p>0.6</text:p>
          </table:table-cell>
          <table:table-cell table:style-name="ce5" office:value-type="float" office:value="2994264.84">
            <text:p>2994265</text:p>
          </table:table-cell>
          <table:table-cell table:style-name="ce9" table:formula="of:=[.$J22]/[.$J$30]*100" office:value-type="float" office:value="2.78258736765011">
            <text:p>2.8</text:p>
          </table:table-cell>
          <table:table-cell/>
          <table:table-cell table:style-name="ce3" office:value-type="float" office:value="18">
            <text:p>18</text:p>
          </table:table-cell>
          <table:table-cell table:style-name="ce5" office:value-type="float" office:value="632619.68">
            <text:p>632620</text:p>
          </table:table-cell>
          <table:table-cell table:style-name="ce9" table:formula="of:=[.$N22]/[.$N$30]*100" office:value-type="float" office:value="0.394806854666165">
            <text:p>0.4</text:p>
          </table:table-cell>
          <table:table-cell table:style-name="ce5" office:value-type="float" office:value="2389026.76">
            <text:p>2389027</text:p>
          </table:table-cell>
          <table:table-cell table:style-name="ce9" table:formula="of:=[.$P22]/[.$P$30]*100" office:value-type="float" office:value="1.78516368276015">
            <text:p>1.8</text:p>
          </table:table-cell>
          <table:table-cell table:number-columns-repeated="1007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5" office:value-type="float" office:value="934543.81">
            <text:p>934544</text:p>
          </table:table-cell>
          <table:table-cell table:style-name="ce9" table:formula="of:=[.$B23]/[.$B$30]*100" office:value-type="float" office:value="0.467685894988782">
            <text:p>0.5</text:p>
          </table:table-cell>
          <table:table-cell table:style-name="ce5" office:value-type="float" office:value="1795398.23">
            <text:p>1795398</text:p>
          </table:table-cell>
          <table:table-cell table:style-name="ce9" table:formula="of:=[.$D23]/[.$D$30]*100" office:value-type="float" office:value="1.10263357094587">
            <text:p>1.1</text:p>
          </table:table-cell>
          <table:table-cell/>
          <table:table-cell table:style-name="ce3" office:value-type="float" office:value="19">
            <text:p>19</text:p>
          </table:table-cell>
          <table:table-cell table:style-name="ce5" office:value-type="float" office:value="739011.19">
            <text:p>739011</text:p>
          </table:table-cell>
          <table:table-cell table:style-name="ce9" table:formula="of:=[.$H23]/[.$H$30]*100" office:value-type="float" office:value="0.634452187522244">
            <text:p>0.6</text:p>
          </table:table-cell>
          <table:table-cell table:style-name="ce5" office:value-type="float" office:value="1375847.82">
            <text:p>1375848</text:p>
          </table:table-cell>
          <table:table-cell table:style-name="ce9" table:formula="of:=[.$J23]/[.$J$30]*100" office:value-type="float" office:value="1.27858321434952">
            <text:p>1.3</text:p>
          </table:table-cell>
          <table:table-cell/>
          <table:table-cell table:style-name="ce3" office:value-type="float" office:value="19">
            <text:p>19</text:p>
          </table:table-cell>
          <table:table-cell table:style-name="ce5" office:value-type="float" office:value="942004.87">
            <text:p>942005</text:p>
          </table:table-cell>
          <table:table-cell table:style-name="ce9" table:formula="of:=[.$N23]/[.$N$30]*100" office:value-type="float" office:value="0.587888729299268">
            <text:p>0.6</text:p>
          </table:table-cell>
          <table:table-cell table:style-name="ce5" office:value-type="float" office:value="1947653.76">
            <text:p>1947654</text:p>
          </table:table-cell>
          <table:table-cell table:style-name="ce9" table:formula="of:=[.$P23]/[.$P$30]*100" office:value-type="float" office:value="1.45535446364914">
            <text:p>1.5</text:p>
          </table:table-cell>
          <table:table-cell table:number-columns-repeated="1007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5" office:value-type="float" office:value="332180.15">
            <text:p>332180</text:p>
          </table:table-cell>
          <table:table-cell table:style-name="ce9" table:formula="of:=[.$B24]/[.$B$30]*100" office:value-type="float" office:value="0.166237226214422">
            <text:p>0.2</text:p>
          </table:table-cell>
          <table:table-cell table:style-name="ce5" office:value-type="float" office:value="562921.14">
            <text:p>562921</text:p>
          </table:table-cell>
          <table:table-cell table:style-name="ce9" table:formula="of:=[.$D24]/[.$D$30]*100" office:value-type="float" office:value="0.345714803762015">
            <text:p>0.3</text:p>
          </table:table-cell>
          <table:table-cell/>
          <table:table-cell table:style-name="ce3" office:value-type="float" office:value="20">
            <text:p>20</text:p>
          </table:table-cell>
          <table:table-cell/>
          <table:table-cell table:style-name="ce9" table:formula="of:=[.$H24]/[.$H$30]*100" office:value-type="float" office:value="0">
            <text:p>0.0</text:p>
          </table:table-cell>
          <table:table-cell/>
          <table:table-cell table:style-name="ce9" table:formula="of:=[.$J24]/[.$J$30]*100" office:value-type="float" office:value="0">
            <text:p>0.0</text:p>
          </table:table-cell>
          <table:table-cell/>
          <table:table-cell table:style-name="ce3" office:value-type="float" office:value="20">
            <text:p>20</text:p>
          </table:table-cell>
          <table:table-cell table:style-name="ce5" office:value-type="float" office:value="278097.3">
            <text:p>278097</text:p>
          </table:table-cell>
          <table:table-cell table:style-name="ce9" table:formula="of:=[.$N24]/[.$N$30]*100" office:value-type="float" office:value="0.173555650851951">
            <text:p>0.2</text:p>
          </table:table-cell>
          <table:table-cell table:style-name="ce5" office:value-type="float" office:value="456705.49">
            <text:p>456705</text:p>
          </table:table-cell>
          <table:table-cell table:style-name="ce9" table:formula="of:=[.$P24]/[.$P$30]*100" office:value-type="float" office:value="0.341266187602344">
            <text:p>0.3</text:p>
          </table:table-cell>
          <table:table-cell table:number-columns-repeated="1007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335628.59">
            <text:p>335629</text:p>
          </table:table-cell>
          <table:table-cell table:style-name="ce9" table:formula="of:=[.$B25]/[.$B$30]*100" office:value-type="float" office:value="0.167962973825671">
            <text:p>0.2</text:p>
          </table:table-cell>
          <table:table-cell table:style-name="ce5" office:value-type="float" office:value="390800.51">
            <text:p>390801</text:p>
          </table:table-cell>
          <table:table-cell table:style-name="ce9" table:formula="of:=[.$D25]/[.$D$30]*100" office:value-type="float" office:value="0.240007901683609">
            <text:p>0.2</text:p>
          </table:table-cell>
          <table:table-cell table:number-columns-repeated="2"/>
          <table:table-cell table:style-name="ce5"/>
          <table:table-cell table:style-name="ce9" table:formula="of:=[.$H25]/[.$H$30]*100" office:value-type="float" office:value="0">
            <text:p>0.0</text:p>
          </table:table-cell>
          <table:table-cell/>
          <table:table-cell table:style-name="ce9" table:formula="of:=[.$J25]/[.$J$30]*100" office:value-type="float" office:value="0">
            <text:p>0.0</text:p>
          </table:table-cell>
          <table:table-cell table:number-columns-repeated="2"/>
          <table:table-cell table:style-name="ce5" office:value-type="float" office:value="278426.46">
            <text:p>278426</text:p>
          </table:table-cell>
          <table:table-cell table:style-name="ce9" table:formula="of:=[.$N25]/[.$N$30]*100" office:value-type="float" office:value="0.173761073838921">
            <text:p>0.2</text:p>
          </table:table-cell>
          <table:table-cell table:style-name="ce5" office:value-type="float" office:value="348380.16">
            <text:p>348380</text:p>
          </table:table-cell>
          <table:table-cell table:style-name="ce9" table:formula="of:=[.$P25]/[.$P$30]*100" office:value-type="float" office:value="0.260321742660668">
            <text:p>0.3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Total Abort.</text:p>
          </table:table-cell>
          <table:table-cell table:style-name="ce5" table:formula="of:=SUM([.B6:.B25])" office:value-type="float" office:value="188951728.01">
            <text:p>188951728</text:p>
          </table:table-cell>
          <table:table-cell table:style-name="ce9" table:formula="of:=[.$B26]/[.$B$30]*100" office:value-type="float" office:value="94.559567008457">
            <text:p>94.6</text:p>
          </table:table-cell>
          <table:table-cell table:style-name="ce5" table:formula="of:=SUM([.D6:.D25])" office:value-type="float" office:value="140595220.27">
            <text:p>140595220</text:p>
          </table:table-cell>
          <table:table-cell table:style-name="ce9" table:formula="of:=[.$D26]/[.$D$30]*100" office:value-type="float" office:value="86.3457517078152">
            <text:p>86.3</text:p>
          </table:table-cell>
          <table:table-cell/>
          <table:table-cell table:style-name="ce3" office:value-type="string">
            <text:p>Total Abort.</text:p>
          </table:table-cell>
          <table:table-cell table:style-name="ce5" table:formula="of:=SUM([.H6:.H25])" office:value-type="float" office:value="111013102.43">
            <text:p>111013102</text:p>
          </table:table-cell>
          <table:table-cell table:style-name="ce9" table:formula="of:=[.$H26]/[.$H$30]*100" office:value-type="float" office:value="95.3064129926699">
            <text:p>95.3</text:p>
          </table:table-cell>
          <table:table-cell table:style-name="ce5" table:formula="of:=SUM([.J6:.J25])" office:value-type="float" office:value="97266814.54">
            <text:p>97266815</text:p>
          </table:table-cell>
          <table:table-cell table:style-name="ce9" table:formula="of:=[.$J26]/[.$J$30]*100" office:value-type="float" office:value="90.3906046702836">
            <text:p>90.4</text:p>
          </table:table-cell>
          <table:table-cell/>
          <table:table-cell table:style-name="ce3" office:value-type="string">
            <text:p>Total Abort.</text:p>
          </table:table-cell>
          <table:table-cell table:style-name="ce5" table:formula="of:=SUM([.N6:.N25])" office:value-type="float" office:value="151165879.74">
            <text:p>151165880</text:p>
          </table:table-cell>
          <table:table-cell table:style-name="ce9" table:formula="of:=[.$N26]/[.$N$30]*100" office:value-type="float" office:value="94.3399761338331">
            <text:p>94.3</text:p>
          </table:table-cell>
          <table:table-cell table:style-name="ce5" table:formula="of:=SUM([.P6:.P25])" office:value-type="float" office:value="108223347.4">
            <text:p>108223347</text:p>
          </table:table-cell>
          <table:table-cell table:style-name="ce9" table:formula="of:=[.$P26]/[.$P$30]*100" office:value-type="float" office:value="80.8682400046516">
            <text:p>80.9</text:p>
          </table:table-cell>
          <table:table-cell table:number-columns-repeated="1007"/>
        </table:table-row>
        <table:table-row table:style-name="ro1">
          <table:table-cell/>
          <table:table-cell/>
          <table:table-cell table:style-name="ce9" table:formula="of:=[.$B27]/[.$B$30]*100" office:value-type="float" office:value="0">
            <text:p>0.0</text:p>
          </table:table-cell>
          <table:table-cell/>
          <table:table-cell table:style-name="ce9" table:formula="of:=[.$D27]/[.$D$30]*100" office:value-type="float" office:value="0">
            <text:p>0.0</text:p>
          </table:table-cell>
          <table:table-cell table:number-columns-repeated="2"/>
          <table:table-cell/>
          <table:table-cell table:style-name="ce9" table:formula="of:=[.$H27]/[.$H$30]*100" office:value-type="float" office:value="0">
            <text:p>0.0</text:p>
          </table:table-cell>
          <table:table-cell/>
          <table:table-cell table:style-name="ce9" table:formula="of:=[.$J27]/[.$J$30]*100" office:value-type="float" office:value="0">
            <text:p>0.0</text:p>
          </table:table-cell>
          <table:table-cell/>
          <table:table-cell table:style-name="ce3"/>
          <table:table-cell/>
          <table:table-cell table:style-name="ce9" table:formula="of:=[.$N27]/[.$N$30]*100" office:value-type="float" office:value="0">
            <text:p>0.0</text:p>
          </table:table-cell>
          <table:table-cell/>
          <table:table-cell table:style-name="ce9" table:formula="of:=[.$P27]/[.$P$30]*100" office:value-type="float" office:value="0">
            <text:p>0.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FL</text:p>
          </table:table-cell>
          <table:table-cell table:style-name="ce5" office:value-type="float" office:value="10871234.37">
            <text:p>10871234</text:p>
          </table:table-cell>
          <table:table-cell table:style-name="ce9" table:formula="of:=[.$B28]/[.$B$30]*100" office:value-type="float" office:value="5.44043299154296">
            <text:p>5.4</text:p>
          </table:table-cell>
          <table:table-cell table:style-name="ce5" office:value-type="float" office:value="22232964.66">
            <text:p>22232965</text:p>
          </table:table-cell>
          <table:table-cell table:style-name="ce9" table:formula="of:=[.$D28]/[.$D$30]*100" office:value-type="float" office:value="13.6542482921848">
            <text:p>13.7</text:p>
          </table:table-cell>
          <table:table-cell/>
          <table:table-cell table:style-name="ce3" office:value-type="string">
            <text:p>FL</text:p>
          </table:table-cell>
          <table:table-cell table:style-name="ce5" office:value-type="float" office:value="5467099.63">
            <text:p>5467100</text:p>
          </table:table-cell>
          <table:table-cell table:style-name="ce9" table:formula="of:=[.$H28]/[.$H$30]*100" office:value-type="float" office:value="4.69358700733009">
            <text:p>4.7</text:p>
          </table:table-cell>
          <table:table-cell table:style-name="ce5" office:value-type="float" office:value="10340402.93">
            <text:p>10340403</text:p>
          </table:table-cell>
          <table:table-cell table:style-name="ce9" table:formula="of:=[.$J28]/[.$J$30]*100" office:value-type="float" office:value="9.60939532971645">
            <text:p>9.6</text:p>
          </table:table-cell>
          <table:table-cell/>
          <table:table-cell table:style-name="ce3" office:value-type="string">
            <text:p>FL</text:p>
          </table:table-cell>
          <table:table-cell table:style-name="ce5" office:value-type="float" office:value="9069352.38">
            <text:p>9069352</text:p>
          </table:table-cell>
          <table:table-cell table:style-name="ce9" table:formula="of:=[.$N28]/[.$N$30]*100" office:value-type="float" office:value="5.66002386616694">
            <text:p>5.7</text:p>
          </table:table-cell>
          <table:table-cell table:style-name="ce5" office:value-type="float" office:value="25603414.99">
            <text:p>25603415</text:p>
          </table:table-cell>
          <table:table-cell table:style-name="ce9" table:formula="of:=[.$P28]/[.$P$30]*100" office:value-type="float" office:value="19.1317599953484">
            <text:p>19.1</text:p>
          </table:table-cell>
          <table:table-cell table:number-columns-repeated="1007"/>
        </table:table-row>
        <table:table-row table:style-name="ro1"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Total Trxpts</text:p>
          </table:table-cell>
          <table:table-cell table:style-name="ce5" table:formula="of:=SUM([.B26:.B29])" office:value-type="float" office:value="199822962.38">
            <text:p>199822962</text:p>
          </table:table-cell>
          <table:table-cell/>
          <table:table-cell table:style-name="ce5" table:formula="of:=SUM([.D26:.D29])" office:value-type="float" office:value="162828184.93">
            <text:p>162828185</text:p>
          </table:table-cell>
          <table:table-cell table:number-columns-repeated="2"/>
          <table:table-cell table:style-name="ce3" office:value-type="string">
            <text:p>Total Trxpts</text:p>
          </table:table-cell>
          <table:table-cell table:style-name="ce5" table:formula="of:=SUM([.H26:.H29])" office:value-type="float" office:value="116480202.06">
            <text:p>116480202</text:p>
          </table:table-cell>
          <table:table-cell/>
          <table:table-cell table:style-name="ce5" table:formula="of:=SUM([.J26:.J29])" office:value-type="float" office:value="107607217.47">
            <text:p>107607217</text:p>
          </table:table-cell>
          <table:table-cell table:number-columns-repeated="2"/>
          <table:table-cell table:style-name="ce3" office:value-type="string">
            <text:p>Total Trxpts</text:p>
          </table:table-cell>
          <table:table-cell table:style-name="ce5" table:formula="of:=SUM([.N26:.N29])" office:value-type="float" office:value="160235232.12">
            <text:p>160235232</text:p>
          </table:table-cell>
          <table:table-cell/>
          <table:table-cell table:style-name="ce5" table:formula="of:=SUM([.P26:.P29])" office:value-type="float" office:value="133826762.39">
            <text:p>133826762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6" office:value-type="string">
            <text:p>DG202a (-)</text:p>
          </table:table-cell>
          <table:table-cell table:number-columns-repeated="2"/>
          <table:table-cell table:style-name="ce6" office:value-type="string">
            <text:p>DG202a (+)</text:p>
          </table:table-cell>
          <table:table-cell table:style-name="ce10" table:number-columns-repeated="2"/>
          <table:table-cell table:number-columns-repeated="2"/>
          <table:table-cell table:style-name="ce6" office:value-type="string">
            <text:p>DG203 (-)</text:p>
          </table:table-cell>
          <table:table-cell table:style-name="ce10" table:number-columns-repeated="2"/>
          <table:table-cell table:style-name="ce6" office:value-type="string">
            <text:p>DG203 (+)</text:p>
          </table:table-cell>
          <table:table-cell table:style-name="ce10" table:number-columns-repeated="2"/>
          <table:table-cell table:number-columns-repeated="2"/>
          <table:table-cell table:style-name="ce6" office:value-type="string">
            <text:p>LX11 (-)</text:p>
          </table:table-cell>
          <table:table-cell table:number-columns-repeated="2"/>
          <table:table-cell table:style-name="ce6" office:value-type="string">
            <text:p>LX11 (+)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RNA</text:p>
          </table:table-cell>
          <table:table-cell table:style-name="ce7" office:value-type="string">
            <text:p>Yield (%)</text:p>
          </table:table-cell>
          <table:table-cell table:style-name="ce6" office:value-type="string">
            <text:p>% ENZ</text:p>
          </table:table-cell>
          <table:table-cell table:style-name="ce6" office:value-type="string">
            <text:p>A.P. (-)</text:p>
          </table:table-cell>
          <table:table-cell table:style-name="ce7" office:value-type="string">
            <text:p>Yield (%)</text:p>
          </table:table-cell>
          <table:table-cell table:style-name="ce6" office:value-type="string">
            <text:p>% ENZ</text:p>
          </table:table-cell>
          <table:table-cell table:style-name="ce6" office:value-type="string">
            <text:p>A.P. (+)</text:p>
          </table:table-cell>
          <table:table-cell/>
          <table:table-cell table:style-name="ce2" office:value-type="string">
            <text:p>RNA</text:p>
          </table:table-cell>
          <table:table-cell table:style-name="ce7" office:value-type="string">
            <text:p>Yield (%)</text:p>
          </table:table-cell>
          <table:table-cell table:style-name="ce6" office:value-type="string">
            <text:p>% ENZ</text:p>
          </table:table-cell>
          <table:table-cell table:style-name="ce6" office:value-type="string">
            <text:p>A.P. (-)</text:p>
          </table:table-cell>
          <table:table-cell table:style-name="ce7" office:value-type="string">
            <text:p>Yield (%)</text:p>
          </table:table-cell>
          <table:table-cell table:style-name="ce6" office:value-type="string">
            <text:p>% ENZ</text:p>
          </table:table-cell>
          <table:table-cell table:style-name="ce6" office:value-type="string">
            <text:p>A.P. (+)</text:p>
          </table:table-cell>
          <table:table-cell/>
          <table:table-cell table:style-name="ce2" office:value-type="string">
            <text:p>RNA</text:p>
          </table:table-cell>
          <table:table-cell table:style-name="ce7" office:value-type="string">
            <text:p>Yield (%)</text:p>
          </table:table-cell>
          <table:table-cell table:style-name="ce6" office:value-type="string">
            <text:p>% ENZ</text:p>
          </table:table-cell>
          <table:table-cell table:style-name="ce6" office:value-type="string">
            <text:p>A.P. (-)</text:p>
          </table:table-cell>
          <table:table-cell table:style-name="ce7" office:value-type="string">
            <text:p>Yield (%)</text:p>
          </table:table-cell>
          <table:table-cell table:style-name="ce6" office:value-type="string">
            <text:p>% ENZ</text:p>
          </table:table-cell>
          <table:table-cell table:style-name="ce6" office:value-type="string">
            <text:p>A.P. (+)</text:p>
          </table:table-cell>
          <table:table-cell table:number-columns-repeated="1001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50.2176838711723">
            <text:p>50.2</text:p>
          </table:table-cell>
          <table:table-cell table:style-name="ce10" office:value-type="float" office:value="100">
            <text:p>100</text:p>
          </table:table-cell>
          <table:table-cell table:style-name="ce8" table:formula="of:=[.$B36]/[.$C36]*100" office:value-type="float" office:value="50.2176838711723">
            <text:p>50.2</text:p>
          </table:table-cell>
          <table:table-cell table:style-name="ce8" office:value-type="float" office:value="57.7361549847254">
            <text:p>57.7</text:p>
          </table:table-cell>
          <table:table-cell table:style-name="ce10" office:value-type="float" office:value="100">
            <text:p>100</text:p>
          </table:table-cell>
          <table:table-cell table:style-name="ce8" table:formula="of:=[.$E36]/[.$F36]*100" office:value-type="float" office:value="57.7361549847254">
            <text:p>57.7</text:p>
          </table:table-cell>
          <table:table-cell/>
          <table:table-cell table:style-name="ce3" office:value-type="float" office:value="2">
            <text:p>2</text:p>
          </table:table-cell>
          <table:table-cell table:style-name="ce8" office:value-type="float" office:value="63.897650994511">
            <text:p>63.9</text:p>
          </table:table-cell>
          <table:table-cell table:style-name="ce10" office:value-type="float" office:value="100">
            <text:p>100</text:p>
          </table:table-cell>
          <table:table-cell table:style-name="ce8" table:formula="of:=[.$J36]/[.$K36]*100" office:value-type="float" office:value="63.897650994511">
            <text:p>63.9</text:p>
          </table:table-cell>
          <table:table-cell table:style-name="ce8" office:value-type="float" office:value="62.55158839951">
            <text:p>62.6</text:p>
          </table:table-cell>
          <table:table-cell table:style-name="ce10" office:value-type="float" office:value="100">
            <text:p>100</text:p>
          </table:table-cell>
          <table:table-cell table:style-name="ce8" table:formula="of:=[.$M36]/[.$N36]*100" office:value-type="float" office:value="62.55158839951">
            <text:p>62.6</text:p>
          </table:table-cell>
          <table:table-cell/>
          <table:table-cell table:style-name="ce3" office:value-type="float" office:value="2">
            <text:p>2</text:p>
          </table:table-cell>
          <table:table-cell table:style-name="ce8" office:value-type="float" office:value="47.0603647040169">
            <text:p>47.1</text:p>
          </table:table-cell>
          <table:table-cell table:style-name="ce10" office:value-type="float" office:value="100">
            <text:p>100</text:p>
          </table:table-cell>
          <table:table-cell table:style-name="ce8" table:formula="of:=[.$R36]/[.$S36]*100" office:value-type="float" office:value="47.0603647040169">
            <text:p>47.1</text:p>
          </table:table-cell>
          <table:table-cell table:style-name="ce8" office:value-type="float" office:value="53.3324109134491">
            <text:p>53.3</text:p>
          </table:table-cell>
          <table:table-cell table:style-name="ce10" office:value-type="float" office:value="100">
            <text:p>100</text:p>
          </table:table-cell>
          <table:table-cell table:style-name="ce8" table:formula="of:=[.$U36]/[.$V36]*100" office:value-type="float" office:value="53.3324109134491">
            <text:p>53.3</text:p>
          </table:table-cell>
          <table:table-cell table:number-columns-repeated="1001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office:value-type="float" office:value="8.54742936776193">
            <text:p>8.5</text:p>
          </table:table-cell>
          <table:table-cell table:style-name="ce10" office:value-type="float" office:value="49.7">
            <text:p>49.7</text:p>
          </table:table-cell>
          <table:table-cell table:style-name="ce8" table:formula="of:=[.$B37]/[.$C37]*100" office:value-type="float" office:value="17.1980470176296">
            <text:p>17.2</text:p>
          </table:table-cell>
          <table:table-cell table:style-name="ce8" office:value-type="float" office:value="8.2637968087556">
            <text:p>8.3</text:p>
          </table:table-cell>
          <table:table-cell table:style-name="ce10" office:value-type="float" office:value="42.3">
            <text:p>42.3</text:p>
          </table:table-cell>
          <table:table-cell table:style-name="ce8" table:formula="of:=[.$E37]/[.$F37]*100" office:value-type="float" office:value="19.536162668453">
            <text:p>19.5</text:p>
          </table:table-cell>
          <table:table-cell/>
          <table:table-cell table:style-name="ce3" office:value-type="float" office:value="3">
            <text:p>3</text:p>
          </table:table-cell>
          <table:table-cell table:style-name="ce8" office:value-type="float" office:value="6.7639740236213">
            <text:p>6.8</text:p>
          </table:table-cell>
          <table:table-cell table:style-name="ce10" office:value-type="float" office:value="36.1">
            <text:p>36.1</text:p>
          </table:table-cell>
          <table:table-cell table:style-name="ce8" table:formula="of:=[.$J37]/[.$K37]*100" office:value-type="float" office:value="18.7367701485355">
            <text:p>18.7</text:p>
          </table:table-cell>
          <table:table-cell table:style-name="ce8" office:value-type="float" office:value="6.54097852865891">
            <text:p>6.5</text:p>
          </table:table-cell>
          <table:table-cell table:style-name="ce10" office:value-type="float" office:value="37.4">
            <text:p>37.4</text:p>
          </table:table-cell>
          <table:table-cell table:style-name="ce8" table:formula="of:=[.$M37]/[.$N37]*100" office:value-type="float" office:value="17.4892474028313">
            <text:p>17.5</text:p>
          </table:table-cell>
          <table:table-cell table:style-name="ce5"/>
          <table:table-cell table:style-name="ce3" office:value-type="float" office:value="3">
            <text:p>3</text:p>
          </table:table-cell>
          <table:table-cell table:style-name="ce8" office:value-type="float" office:value="11.3379970869293">
            <text:p>11.3</text:p>
          </table:table-cell>
          <table:table-cell table:style-name="ce10" office:value-type="float" office:value="53">
            <text:p>53</text:p>
          </table:table-cell>
          <table:table-cell table:style-name="ce8" table:formula="of:=[.$R37]/[.$S37]*100" office:value-type="float" office:value="21.3924473338289">
            <text:p>21.4</text:p>
          </table:table-cell>
          <table:table-cell table:style-name="ce8" office:value-type="float" office:value="11.8470750445239">
            <text:p>11.8</text:p>
          </table:table-cell>
          <table:table-cell table:style-name="ce8" office:value-type="float" office:value="46.6">
            <text:p>46.6</text:p>
          </table:table-cell>
          <table:table-cell table:style-name="ce8" table:formula="of:=[.$U37]/[.$V37]*100" office:value-type="float" office:value="25.4229078208668">
            <text:p>25.4</text:p>
          </table:table-cell>
          <table:table-cell table:number-columns-repeated="100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8" office:value-type="float" office:value="4.49711491260497">
            <text:p>4.5</text:p>
          </table:table-cell>
          <table:table-cell table:style-name="ce10" office:value-type="float" office:value="41.2">
            <text:p>41.2</text:p>
          </table:table-cell>
          <table:table-cell table:style-name="ce8" table:formula="of:=[.$B38]/[.$C38]*100" office:value-type="float" office:value="10.9153274577791">
            <text:p>10.9</text:p>
          </table:table-cell>
          <table:table-cell table:style-name="ce8" office:value-type="float" office:value="4.37548012530069">
            <text:p>4.4</text:p>
          </table:table-cell>
          <table:table-cell table:style-name="ce10" office:value-type="float" office:value="34">
            <text:p>34</text:p>
          </table:table-cell>
          <table:table-cell table:style-name="ce8" table:formula="of:=[.$E38]/[.$F38]*100" office:value-type="float" office:value="12.8690591920609">
            <text:p>12.9</text:p>
          </table:table-cell>
          <table:table-cell/>
          <table:table-cell table:style-name="ce3" office:value-type="float" office:value="4">
            <text:p>4</text:p>
          </table:table-cell>
          <table:table-cell table:style-name="ce8" office:value-type="float" office:value="7.61787421645206">
            <text:p>7.6</text:p>
          </table:table-cell>
          <table:table-cell table:style-name="ce10" office:value-type="float" office:value="29.3">
            <text:p>29.3</text:p>
          </table:table-cell>
          <table:table-cell table:style-name="ce8" table:formula="of:=[.$J38]/[.$K38]*100" office:value-type="float" office:value="25.9995707046145">
            <text:p>26.0</text:p>
          </table:table-cell>
          <table:table-cell table:style-name="ce8" office:value-type="float" office:value="11.0124255775908">
            <text:p>11.0</text:p>
          </table:table-cell>
          <table:table-cell table:style-name="ce10" office:value-type="float" office:value="30.9">
            <text:p>30.9</text:p>
          </table:table-cell>
          <table:table-cell table:style-name="ce8" table:formula="of:=[.$M38]/[.$N38]*100" office:value-type="float" office:value="35.638917726831">
            <text:p>35.6</text:p>
          </table:table-cell>
          <table:table-cell table:style-name="ce5"/>
          <table:table-cell table:style-name="ce3" office:value-type="float" office:value="4">
            <text:p>4</text:p>
          </table:table-cell>
          <table:table-cell table:style-name="ce8" office:value-type="float" office:value="2.46558067019949">
            <text:p>2.5</text:p>
          </table:table-cell>
          <table:table-cell table:style-name="ce10" office:value-type="float" office:value="41.6">
            <text:p>41.6</text:p>
          </table:table-cell>
          <table:table-cell table:style-name="ce8" table:formula="of:=[.$R38]/[.$S38]*100" office:value-type="float" office:value="5.92687661105646">
            <text:p>5.9</text:p>
          </table:table-cell>
          <table:table-cell table:style-name="ce8" office:value-type="float" office:value="3.24112246499667">
            <text:p>3.2</text:p>
          </table:table-cell>
          <table:table-cell table:style-name="ce8" office:value-type="float" office:value="34.8">
            <text:p>34.8</text:p>
          </table:table-cell>
          <table:table-cell table:style-name="ce8" table:formula="of:=[.$U38]/[.$V38]*100" office:value-type="float" office:value="9.31357030171456">
            <text:p>9.3</text:p>
          </table:table-cell>
          <table:table-cell table:number-columns-repeated="100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8" office:value-type="float" office:value="2.51227060704534">
            <text:p>2.5</text:p>
          </table:table-cell>
          <table:table-cell table:style-name="ce10" office:value-type="float" office:value="36.7">
            <text:p>36.7</text:p>
          </table:table-cell>
          <table:table-cell table:style-name="ce8" table:formula="of:=[.$B39]/[.$C39]*100" office:value-type="float" office:value="6.84542399739874">
            <text:p>6.8</text:p>
          </table:table-cell>
          <table:table-cell table:style-name="ce8" office:value-type="float" office:value="2.60978408119384">
            <text:p>2.6</text:p>
          </table:table-cell>
          <table:table-cell table:style-name="ce10" office:value-type="float" office:value="29.7">
            <text:p>29.7</text:p>
          </table:table-cell>
          <table:table-cell table:style-name="ce8" table:formula="of:=[.$E39]/[.$F39]*100" office:value-type="float" office:value="8.78715178853144">
            <text:p>8.8</text:p>
          </table:table-cell>
          <table:table-cell/>
          <table:table-cell table:style-name="ce3" office:value-type="float" office:value="5">
            <text:p>5</text:p>
          </table:table-cell>
          <table:table-cell table:style-name="ce8" office:value-type="float" office:value="2.66182845253213">
            <text:p>2.7</text:p>
          </table:table-cell>
          <table:table-cell table:style-name="ce10" office:value-type="float" office:value="21.7">
            <text:p>21.7</text:p>
          </table:table-cell>
          <table:table-cell table:style-name="ce8" table:formula="of:=[.$J39]/[.$K39]*100" office:value-type="float" office:value="12.2664905646642">
            <text:p>12.3</text:p>
          </table:table-cell>
          <table:table-cell table:style-name="ce8" office:value-type="float" office:value="0.69090357271553">
            <text:p>0.7</text:p>
          </table:table-cell>
          <table:table-cell table:style-name="ce10" office:value-type="float" office:value="19.9">
            <text:p>19.9</text:p>
          </table:table-cell>
          <table:table-cell table:style-name="ce8" table:formula="of:=[.$M39]/[.$N39]*100" office:value-type="float" office:value="3.47187724982678">
            <text:p>3.5</text:p>
          </table:table-cell>
          <table:table-cell table:style-name="ce5"/>
          <table:table-cell table:style-name="ce3" office:value-type="float" office:value="5">
            <text:p>5</text:p>
          </table:table-cell>
          <table:table-cell table:style-name="ce8" office:value-type="float" office:value="1.47938779670175">
            <text:p>1.5</text:p>
          </table:table-cell>
          <table:table-cell table:style-name="ce10" office:value-type="float" office:value="39.2">
            <text:p>39.2</text:p>
          </table:table-cell>
          <table:table-cell table:style-name="ce8" table:formula="of:=[.$R39]/[.$S39]*100" office:value-type="float" office:value="3.77394846097385">
            <text:p>3.8</text:p>
          </table:table-cell>
          <table:table-cell table:style-name="ce8" office:value-type="float" office:value="1.42532268279886">
            <text:p>1.4</text:p>
          </table:table-cell>
          <table:table-cell table:style-name="ce8" office:value-type="float" office:value="31.5">
            <text:p>31.5</text:p>
          </table:table-cell>
          <table:table-cell table:style-name="ce8" table:formula="of:=[.$U39]/[.$V39]*100" office:value-type="float" office:value="4.52483391364717">
            <text:p>4.5</text:p>
          </table:table-cell>
          <table:table-cell table:number-columns-repeated="1001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8" office:value-type="float" office:value="6.36607782133112">
            <text:p>6.4</text:p>
          </table:table-cell>
          <table:table-cell table:style-name="ce10" office:value-type="float" office:value="34.2">
            <text:p>34.2</text:p>
          </table:table-cell>
          <table:table-cell table:style-name="ce8" table:formula="of:=[.$B40]/[.$C40]*100" office:value-type="float" office:value="18.6142626354711">
            <text:p>18.6</text:p>
          </table:table-cell>
          <table:table-cell table:style-name="ce8" office:value-type="float" office:value="4.30668172897381">
            <text:p>4.3</text:p>
          </table:table-cell>
          <table:table-cell table:style-name="ce10" office:value-type="float" office:value="27.1">
            <text:p>27.1</text:p>
          </table:table-cell>
          <table:table-cell table:style-name="ce8" table:formula="of:=[.$E40]/[.$F40]*100" office:value-type="float" office:value="15.8918144980584">
            <text:p>15.9</text:p>
          </table:table-cell>
          <table:table-cell/>
          <table:table-cell table:style-name="ce3" office:value-type="float" office:value="6">
            <text:p>6</text:p>
          </table:table-cell>
          <table:table-cell table:style-name="ce8" office:value-type="float" office:value="4.27087196967385">
            <text:p>4.3</text:p>
          </table:table-cell>
          <table:table-cell table:style-name="ce10" office:value-type="float" office:value="19.1">
            <text:p>19.1</text:p>
          </table:table-cell>
          <table:table-cell table:style-name="ce8" table:formula="of:=[.$J40]/[.$K40]*100" office:value-type="float" office:value="22.3605862286589">
            <text:p>22.4</text:p>
          </table:table-cell>
          <table:table-cell table:style-name="ce8" office:value-type="float" office:value="0.925482280291882">
            <text:p>0.9</text:p>
          </table:table-cell>
          <table:table-cell table:style-name="ce10" office:value-type="float" office:value="19.2">
            <text:p>19.2</text:p>
          </table:table-cell>
          <table:table-cell table:style-name="ce8" table:formula="of:=[.$M40]/[.$N40]*100" office:value-type="float" office:value="4.82022020985355">
            <text:p>4.8</text:p>
          </table:table-cell>
          <table:table-cell table:style-name="ce5"/>
          <table:table-cell table:style-name="ce3" office:value-type="float" office:value="6">
            <text:p>6</text:p>
          </table:table-cell>
          <table:table-cell table:style-name="ce8" office:value-type="float" office:value="7.07873104430961">
            <text:p>7.1</text:p>
          </table:table-cell>
          <table:table-cell table:style-name="ce10" office:value-type="float" office:value="37.7">
            <text:p>37.7</text:p>
          </table:table-cell>
          <table:table-cell table:style-name="ce8" table:formula="of:=[.$R40]/[.$S40]*100" office:value-type="float" office:value="18.7764749185931">
            <text:p>18.8</text:p>
          </table:table-cell>
          <table:table-cell table:style-name="ce8" office:value-type="float" office:value="2.53296679188982">
            <text:p>2.5</text:p>
          </table:table-cell>
          <table:table-cell table:style-name="ce8" office:value-type="float" office:value="30.1">
            <text:p>30.1</text:p>
          </table:table-cell>
          <table:table-cell table:style-name="ce8" table:formula="of:=[.$U40]/[.$V40]*100" office:value-type="float" office:value="8.41517206607915">
            <text:p>8.4</text:p>
          </table:table-cell>
          <table:table-cell table:number-columns-repeated="100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8" office:value-type="float" office:value="4.74286518281974">
            <text:p>4.7</text:p>
          </table:table-cell>
          <table:table-cell table:style-name="ce10" office:value-type="float" office:value="27.8">
            <text:p>27.8</text:p>
          </table:table-cell>
          <table:table-cell table:style-name="ce8" table:formula="of:=[.$B41]/[.$C41]*100" office:value-type="float" office:value="17.0606661252509">
            <text:p>17.1</text:p>
          </table:table-cell>
          <table:table-cell table:style-name="ce8" office:value-type="float" office:value="2.14826551773195">
            <text:p>2.1</text:p>
          </table:table-cell>
          <table:table-cell table:style-name="ce10" office:value-type="float" office:value="22.8">
            <text:p>22.8</text:p>
          </table:table-cell>
          <table:table-cell table:style-name="ce8" table:formula="of:=[.$E41]/[.$F41]*100" office:value-type="float" office:value="9.42221718303487">
            <text:p>9.4</text:p>
          </table:table-cell>
          <table:table-cell/>
          <table:table-cell table:style-name="ce3" office:value-type="float" office:value="7">
            <text:p>7</text:p>
          </table:table-cell>
          <table:table-cell table:style-name="ce8" office:value-type="float" office:value="0.611478197499274">
            <text:p>0.6</text:p>
          </table:table-cell>
          <table:table-cell table:style-name="ce10" office:value-type="float" office:value="14.8">
            <text:p>14.8</text:p>
          </table:table-cell>
          <table:table-cell table:style-name="ce8" table:formula="of:=[.$J41]/[.$K41]*100" office:value-type="float" office:value="4.13160944256266">
            <text:p>4.1</text:p>
          </table:table-cell>
          <table:table-cell table:style-name="ce8" office:value-type="float" office:value="0.249029457596289">
            <text:p>0.2</text:p>
          </table:table-cell>
          <table:table-cell table:style-name="ce10" office:value-type="float" office:value="18.3">
            <text:p>18.3</text:p>
          </table:table-cell>
          <table:table-cell table:style-name="ce8" table:formula="of:=[.$M41]/[.$N41]*100" office:value-type="float" office:value="1.36081670817644">
            <text:p>1.4</text:p>
          </table:table-cell>
          <table:table-cell/>
          <table:table-cell table:style-name="ce3" office:value-type="float" office:value="7">
            <text:p>7</text:p>
          </table:table-cell>
          <table:table-cell table:style-name="ce8" office:value-type="float" office:value="8.76348662164624">
            <text:p>8.8</text:p>
          </table:table-cell>
          <table:table-cell table:style-name="ce10" office:value-type="float" office:value="30.6">
            <text:p>30.6</text:p>
          </table:table-cell>
          <table:table-cell table:style-name="ce8" table:formula="of:=[.$R41]/[.$S41]*100" office:value-type="float" office:value="28.6388451687786">
            <text:p>28.6</text:p>
          </table:table-cell>
          <table:table-cell table:style-name="ce8" office:value-type="float" office:value="1.69775919212537">
            <text:p>1.7</text:p>
          </table:table-cell>
          <table:table-cell table:style-name="ce8" office:value-type="float" office:value="27.6">
            <text:p>27.6</text:p>
          </table:table-cell>
          <table:table-cell table:style-name="ce8" table:formula="of:=[.$U41]/[.$V41]*100" office:value-type="float" office:value="6.15130142074409">
            <text:p>6.2</text:p>
          </table:table-cell>
          <table:table-cell table:number-columns-repeated="100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8" office:value-type="float" office:value="2.0859577699951">
            <text:p>2.1</text:p>
          </table:table-cell>
          <table:table-cell table:style-name="ce10" office:value-type="float" office:value="23.1">
            <text:p>23.1</text:p>
          </table:table-cell>
          <table:table-cell table:style-name="ce8" table:formula="of:=[.$B42]/[.$C42]*100" office:value-type="float" office:value="9.03012021642901">
            <text:p>9.0</text:p>
          </table:table-cell>
          <table:table-cell table:style-name="ce8" office:value-type="float" office:value="0.585973073648264">
            <text:p>0.6</text:p>
          </table:table-cell>
          <table:table-cell table:style-name="ce10" office:value-type="float" office:value="20.6">
            <text:p>20.6</text:p>
          </table:table-cell>
          <table:table-cell table:style-name="ce8" table:formula="of:=[.$E42]/[.$F42]*100" office:value-type="float" office:value="2.84452948372944">
            <text:p>2.8</text:p>
          </table:table-cell>
          <table:table-cell/>
          <table:table-cell table:style-name="ce3" office:value-type="float" office:value="8">
            <text:p>8</text:p>
          </table:table-cell>
          <table:table-cell table:style-name="ce8" office:value-type="float" office:value="1.53510362136815">
            <text:p>1.5</text:p>
          </table:table-cell>
          <table:table-cell table:style-name="ce10" office:value-type="float" office:value="14.2">
            <text:p>14.2</text:p>
          </table:table-cell>
          <table:table-cell table:style-name="ce8" table:formula="of:=[.$J42]/[.$K42]*100" office:value-type="float" office:value="10.8105888828743">
            <text:p>10.8</text:p>
          </table:table-cell>
          <table:table-cell table:style-name="ce8" office:value-type="float" office:value="0.256993765382976">
            <text:p>0.3</text:p>
          </table:table-cell>
          <table:table-cell table:style-name="ce10" office:value-type="float" office:value="18">
            <text:p>18</text:p>
          </table:table-cell>
          <table:table-cell table:style-name="ce8" table:formula="of:=[.$M42]/[.$N42]*100" office:value-type="float" office:value="1.42774314101653">
            <text:p>1.4</text:p>
          </table:table-cell>
          <table:table-cell/>
          <table:table-cell table:style-name="ce3" office:value-type="float" office:value="8">
            <text:p>8</text:p>
          </table:table-cell>
          <table:table-cell table:style-name="ce8" office:value-type="float" office:value="1.43694215656371">
            <text:p>1.4</text:p>
          </table:table-cell>
          <table:table-cell table:style-name="ce10" office:value-type="float" office:value="21.9">
            <text:p>21.9</text:p>
          </table:table-cell>
          <table:table-cell table:style-name="ce8" table:formula="of:=[.$R42]/[.$S42]*100" office:value-type="float" office:value="6.56137971033659">
            <text:p>6.6</text:p>
          </table:table-cell>
          <table:table-cell table:style-name="ce8" office:value-type="float" office:value="0.561112685227832">
            <text:p>0.6</text:p>
          </table:table-cell>
          <table:table-cell table:style-name="ce8" office:value-type="float" office:value="25.9">
            <text:p>25.9</text:p>
          </table:table-cell>
          <table:table-cell table:style-name="ce8" table:formula="of:=[.$U42]/[.$V42]*100" office:value-type="float" office:value="2.1664582441229">
            <text:p>2.2</text:p>
          </table:table-cell>
          <table:table-cell table:number-columns-repeated="100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8" office:value-type="float" office:value="5.13959102481403">
            <text:p>5.1</text:p>
          </table:table-cell>
          <table:table-cell table:style-name="ce10" office:value-type="float" office:value="21">
            <text:p>21</text:p>
          </table:table-cell>
          <table:table-cell table:style-name="ce8" table:formula="of:=[.$B43]/[.$C43]*100" office:value-type="float" office:value="24.4742429753049">
            <text:p>24.5</text:p>
          </table:table-cell>
          <table:table-cell table:style-name="ce8" office:value-type="float" office:value="0.719209810330716">
            <text:p>0.7</text:p>
          </table:table-cell>
          <table:table-cell table:style-name="ce10" office:value-type="float" office:value="20">
            <text:p>20</text:p>
          </table:table-cell>
          <table:table-cell table:style-name="ce8" table:formula="of:=[.$E43]/[.$F43]*100" office:value-type="float" office:value="3.59604905165358">
            <text:p>3.6</text:p>
          </table:table-cell>
          <table:table-cell/>
          <table:table-cell table:style-name="ce3" office:value-type="float" office:value="9">
            <text:p>9</text:p>
          </table:table-cell>
          <table:table-cell table:style-name="ce8" office:value-type="float" office:value="0.549209813072332">
            <text:p>0.5</text:p>
          </table:table-cell>
          <table:table-cell table:style-name="ce10" office:value-type="float" office:value="12.6">
            <text:p>12.6</text:p>
          </table:table-cell>
          <table:table-cell table:style-name="ce8" table:formula="of:=[.$J43]/[.$K43]*100" office:value-type="float" office:value="4.3588080402566">
            <text:p>4.4</text:p>
          </table:table-cell>
          <table:table-cell table:style-name="ce8" office:value-type="float" office:value="0.205888169222261">
            <text:p>0.2</text:p>
          </table:table-cell>
          <table:table-cell table:style-name="ce10" office:value-type="float" office:value="17.8">
            <text:p>17.8</text:p>
          </table:table-cell>
          <table:table-cell table:style-name="ce8" table:formula="of:=[.$M43]/[.$N43]*100" office:value-type="float" office:value="1.15667510799023">
            <text:p>1.2</text:p>
          </table:table-cell>
          <table:table-cell/>
          <table:table-cell table:style-name="ce3" office:value-type="float" office:value="9">
            <text:p>9</text:p>
          </table:table-cell>
          <table:table-cell table:style-name="ce8" office:value-type="float" office:value="2.1202562539153">
            <text:p>2.1</text:p>
          </table:table-cell>
          <table:table-cell table:style-name="ce10" office:value-type="float" office:value="20.4">
            <text:p>20.4</text:p>
          </table:table-cell>
          <table:table-cell table:style-name="ce8" table:formula="of:=[.$R43]/[.$S43]*100" office:value-type="float" office:value="10.3934130093887">
            <text:p>10.4</text:p>
          </table:table-cell>
          <table:table-cell table:style-name="ce8" office:value-type="float" office:value="0.29022604527196">
            <text:p>0.3</text:p>
          </table:table-cell>
          <table:table-cell table:style-name="ce8" office:value-type="float" office:value="25.3">
            <text:p>25.3</text:p>
          </table:table-cell>
          <table:table-cell table:style-name="ce8" table:formula="of:=[.$U43]/[.$V43]*100" office:value-type="float" office:value="1.1471385188615">
            <text:p>1.1</text:p>
          </table:table-cell>
          <table:table-cell table:number-columns-repeated="1001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8" office:value-type="float" office:value="3.82525169227751">
            <text:p>3.8</text:p>
          </table:table-cell>
          <table:table-cell table:style-name="ce10" office:value-type="float" office:value="15.9">
            <text:p>15.9</text:p>
          </table:table-cell>
          <table:table-cell table:style-name="ce8" table:formula="of:=[.$B44]/[.$C44]*100" office:value-type="float" office:value="24.0581867438837">
            <text:p>24.1</text:p>
          </table:table-cell>
          <table:table-cell table:style-name="ce8" office:value-type="float" office:value="0.591848764029578">
            <text:p>0.6</text:p>
          </table:table-cell>
          <table:table-cell table:style-name="ce10" office:value-type="float" office:value="19.3">
            <text:p>19.3</text:p>
          </table:table-cell>
          <table:table-cell table:style-name="ce8" table:formula="of:=[.$E44]/[.$F44]*100" office:value-type="float" office:value="3.066573906889">
            <text:p>3.1</text:p>
          </table:table-cell>
          <table:table-cell/>
          <table:table-cell table:style-name="ce3" office:value-type="float" office:value="10">
            <text:p>10</text:p>
          </table:table-cell>
          <table:table-cell table:style-name="ce8" office:value-type="float" office:value="0.523162296444251">
            <text:p>0.5</text:p>
          </table:table-cell>
          <table:table-cell table:style-name="ce10" office:value-type="float" office:value="12.1">
            <text:p>12.1</text:p>
          </table:table-cell>
          <table:table-cell table:style-name="ce8" table:formula="of:=[.$J44]/[.$K44]*100" office:value-type="float" office:value="4.32365534251447">
            <text:p>4.3</text:p>
          </table:table-cell>
          <table:table-cell table:style-name="ce8" office:value-type="float" office:value="0.243904959324101">
            <text:p>0.2</text:p>
          </table:table-cell>
          <table:table-cell table:style-name="ce10" office:value-type="float" office:value="17.6">
            <text:p>17.6</text:p>
          </table:table-cell>
          <table:table-cell table:style-name="ce8" table:formula="of:=[.$M44]/[.$N44]*100" office:value-type="float" office:value="1.3858236325233">
            <text:p>1.4</text:p>
          </table:table-cell>
          <table:table-cell/>
          <table:table-cell table:style-name="ce3" office:value-type="float" office:value="10">
            <text:p>10</text:p>
          </table:table-cell>
          <table:table-cell table:style-name="ce8" office:value-type="float" office:value="0.904573276939813">
            <text:p>0.9</text:p>
          </table:table-cell>
          <table:table-cell table:style-name="ce10" office:value-type="float" office:value="18.3">
            <text:p>18.3</text:p>
          </table:table-cell>
          <table:table-cell table:style-name="ce8" table:formula="of:=[.$R44]/[.$S44]*100" office:value-type="float" office:value="4.94302337125581">
            <text:p>4.9</text:p>
          </table:table-cell>
          <table:table-cell table:style-name="ce8" office:value-type="float" office:value="0.21185862598525">
            <text:p>0.2</text:p>
          </table:table-cell>
          <table:table-cell table:style-name="ce8" office:value-type="float" office:value="25">
            <text:p>25.0</text:p>
          </table:table-cell>
          <table:table-cell table:style-name="ce8" table:formula="of:=[.$U44]/[.$V44]*100" office:value-type="float" office:value="0.847434503941002">
            <text:p>0.8</text:p>
          </table:table-cell>
          <table:table-cell table:number-columns-repeated="1001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8" office:value-type="float" office:value="0.787652800886276">
            <text:p>0.8</text:p>
          </table:table-cell>
          <table:table-cell table:style-name="ce10" office:value-type="float" office:value="12">
            <text:p>12</text:p>
          </table:table-cell>
          <table:table-cell table:style-name="ce8" table:formula="of:=[.$B45]/[.$C45]*100" office:value-type="float" office:value="6.56377334071897">
            <text:p>6.6</text:p>
          </table:table-cell>
          <table:table-cell table:style-name="ce8" office:value-type="float" office:value="0.0553029870342853">
            <text:p>0.1</text:p>
          </table:table-cell>
          <table:table-cell table:style-name="ce10" office:value-type="float" office:value="18.7">
            <text:p>18.7</text:p>
          </table:table-cell>
          <table:table-cell table:style-name="ce8" table:formula="of:=[.$E45]/[.$F45]*100" office:value-type="float" office:value="0.295737898579066">
            <text:p>0.3</text:p>
          </table:table-cell>
          <table:table-cell/>
          <table:table-cell table:style-name="ce3" office:value-type="float" office:value="11">
            <text:p>11</text:p>
          </table:table-cell>
          <table:table-cell table:style-name="ce8" office:value-type="float" office:value="0.322795241895548">
            <text:p>0.3</text:p>
          </table:table-cell>
          <table:table-cell table:style-name="ce10" office:value-type="float" office:value="11.6">
            <text:p>11.6</text:p>
          </table:table-cell>
          <table:table-cell table:style-name="ce8" table:formula="of:=[.$J45]/[.$K45]*100" office:value-type="float" office:value="2.78271760254783">
            <text:p>2.8</text:p>
          </table:table-cell>
          <table:table-cell table:style-name="ce8" office:value-type="float" office:value="0.160419778578631">
            <text:p>0.2</text:p>
          </table:table-cell>
          <table:table-cell table:style-name="ce10" office:value-type="float" office:value="17.3">
            <text:p>17.3</text:p>
          </table:table-cell>
          <table:table-cell table:style-name="ce8" table:formula="of:=[.$M45]/[.$N45]*100" office:value-type="float" office:value="0.927281957101914">
            <text:p>0.9</text:p>
          </table:table-cell>
          <table:table-cell/>
          <table:table-cell table:style-name="ce3" office:value-type="float" office:value="11">
            <text:p>11</text:p>
          </table:table-cell>
          <table:table-cell table:style-name="ce8" office:value-type="float" office:value="1.51321896434371">
            <text:p>1.5</text:p>
          </table:table-cell>
          <table:table-cell table:style-name="ce10" office:value-type="float" office:value="17.4">
            <text:p>17.4</text:p>
          </table:table-cell>
          <table:table-cell table:style-name="ce8" table:formula="of:=[.$R45]/[.$S45]*100" office:value-type="float" office:value="8.69666071461901">
            <text:p>8.7</text:p>
          </table:table-cell>
          <table:table-cell table:style-name="ce8" office:value-type="float" office:value="0.199190868283248">
            <text:p>0.2</text:p>
          </table:table-cell>
          <table:table-cell table:style-name="ce8" office:value-type="float" office:value="24.8">
            <text:p>24.8</text:p>
          </table:table-cell>
          <table:table-cell table:style-name="ce8" table:formula="of:=[.$U45]/[.$V45]*100" office:value-type="float" office:value="0.803188985013096">
            <text:p>0.8</text:p>
          </table:table-cell>
          <table:table-cell table:number-columns-repeated="1001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8" office:value-type="float" office:value="0.4055378122455">
            <text:p>0.4</text:p>
          </table:table-cell>
          <table:table-cell table:style-name="ce10" office:value-type="float" office:value="11.2">
            <text:p>11.2</text:p>
          </table:table-cell>
          <table:table-cell table:style-name="ce8" table:formula="of:=[.$B46]/[.$C46]*100" office:value-type="float" office:value="3.62087332362053">
            <text:p>3.6</text:p>
          </table:table-cell>
          <table:table-cell table:style-name="ce8" office:value-type="float" office:value="0.172450740098046">
            <text:p>0.2</text:p>
          </table:table-cell>
          <table:table-cell table:style-name="ce10" office:value-type="float" office:value="18.7">
            <text:p>18.7</text:p>
          </table:table-cell>
          <table:table-cell table:style-name="ce8" table:formula="of:=[.$E46]/[.$F46]*100" office:value-type="float" office:value="0.922196471112546">
            <text:p>0.9</text:p>
          </table:table-cell>
          <table:table-cell/>
          <table:table-cell table:style-name="ce3" office:value-type="float" office:value="12">
            <text:p>12</text:p>
          </table:table-cell>
          <table:table-cell table:style-name="ce8" office:value-type="float" office:value="0.256418605666694">
            <text:p>0.3</text:p>
          </table:table-cell>
          <table:table-cell table:style-name="ce10" office:value-type="float" office:value="11.3">
            <text:p>11.3</text:p>
          </table:table-cell>
          <table:table-cell table:style-name="ce8" table:formula="of:=[.$J46]/[.$K46]*100" office:value-type="float" office:value="2.26919120059021">
            <text:p>2.3</text:p>
          </table:table-cell>
          <table:table-cell table:style-name="ce8" office:value-type="float" office:value="0.171771758759148">
            <text:p>0.2</text:p>
          </table:table-cell>
          <table:table-cell table:style-name="ce10" office:value-type="float" office:value="17.2">
            <text:p>17.2</text:p>
          </table:table-cell>
          <table:table-cell table:style-name="ce8" table:formula="of:=[.$M46]/[.$N46]*100" office:value-type="float" office:value="0.998673016041557">
            <text:p>1.0</text:p>
          </table:table-cell>
          <table:table-cell/>
          <table:table-cell table:style-name="ce3" office:value-type="float" office:value="12">
            <text:p>12</text:p>
          </table:table-cell>
          <table:table-cell table:style-name="ce8" office:value-type="float" office:value="1.10552395784803">
            <text:p>1.1</text:p>
          </table:table-cell>
          <table:table-cell table:style-name="ce10" office:value-type="float" office:value="15.9">
            <text:p>15.9</text:p>
          </table:table-cell>
          <table:table-cell table:style-name="ce8" table:formula="of:=[.$R46]/[.$S46]*100" office:value-type="float" office:value="6.95298086696873">
            <text:p>7.0</text:p>
          </table:table-cell>
          <table:table-cell table:style-name="ce8" office:value-type="float" office:value="0.160778805492554">
            <text:p>0.2</text:p>
          </table:table-cell>
          <table:table-cell table:style-name="ce8" office:value-type="float" office:value="24.6">
            <text:p>24.6</text:p>
          </table:table-cell>
          <table:table-cell table:style-name="ce8" table:formula="of:=[.$U46]/[.$V46]*100" office:value-type="float" office:value="0.653572380051031">
            <text:p>0.7</text:p>
          </table:table-cell>
          <table:table-cell table:number-columns-repeated="1001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8" office:value-type="float" office:value="0.505444928836211">
            <text:p>0.5</text:p>
          </table:table-cell>
          <table:table-cell table:style-name="ce10" office:value-type="float" office:value="10.8">
            <text:p>10.8</text:p>
          </table:table-cell>
          <table:table-cell table:style-name="ce8" table:formula="of:=[.$B47]/[.$C47]*100" office:value-type="float" office:value="4.68004563737233">
            <text:p>4.7</text:p>
          </table:table-cell>
          <table:table-cell table:style-name="ce8" office:value-type="float" office:value="0.112232885282461">
            <text:p>0.1</text:p>
          </table:table-cell>
          <table:table-cell table:style-name="ce10" office:value-type="float" office:value="18.5">
            <text:p>18.5</text:p>
          </table:table-cell>
          <table:table-cell table:style-name="ce8" table:formula="of:=[.$E47]/[.$F47]*100" office:value-type="float" office:value="0.606664244770059">
            <text:p>0.6</text:p>
          </table:table-cell>
          <table:table-cell/>
          <table:table-cell table:style-name="ce3" office:value-type="float" office:value="13">
            <text:p>13</text:p>
          </table:table-cell>
          <table:table-cell table:style-name="ce8" office:value-type="float" office:value="1.06760478433875">
            <text:p>1.1</text:p>
          </table:table-cell>
          <table:table-cell table:style-name="ce10" office:value-type="float" office:value="11">
            <text:p>11</text:p>
          </table:table-cell>
          <table:table-cell table:style-name="ce8" table:formula="of:=[.$J47]/[.$K47]*100" office:value-type="float" office:value="9.70549803944316">
            <text:p>9.7</text:p>
          </table:table-cell>
          <table:table-cell table:style-name="ce8" office:value-type="float" office:value="0.171191751195832">
            <text:p>0.2</text:p>
          </table:table-cell>
          <table:table-cell table:style-name="ce10" office:value-type="float" office:value="17">
            <text:p>17</text:p>
          </table:table-cell>
          <table:table-cell table:style-name="ce8" table:formula="of:=[.$M47]/[.$N47]*100" office:value-type="float" office:value="1.00701030115195">
            <text:p>1.0</text:p>
          </table:table-cell>
          <table:table-cell/>
          <table:table-cell table:style-name="ce3" office:value-type="float" office:value="13">
            <text:p>13</text:p>
          </table:table-cell>
          <table:table-cell table:style-name="ce8" office:value-type="float" office:value="1.30923194745892">
            <text:p>1.3</text:p>
          </table:table-cell>
          <table:table-cell table:style-name="ce10" office:value-type="float" office:value="14.8">
            <text:p>14.8</text:p>
          </table:table-cell>
          <table:table-cell table:style-name="ce8" table:formula="of:=[.$R47]/[.$S47]*100" office:value-type="float" office:value="8.84616180715488">
            <text:p>8.8</text:p>
          </table:table-cell>
          <table:table-cell table:style-name="ce8" office:value-type="float" office:value="0.0856726770882169">
            <text:p>0.1</text:p>
          </table:table-cell>
          <table:table-cell table:style-name="ce8" office:value-type="float" office:value="24.5">
            <text:p>24.5</text:p>
          </table:table-cell>
          <table:table-cell table:style-name="ce8" table:formula="of:=[.$U47]/[.$V47]*100" office:value-type="float" office:value="0.349684396278436">
            <text:p>0.3</text:p>
          </table:table-cell>
          <table:table-cell table:number-columns-repeated="1001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8" office:value-type="float" office:value="1.0280431265419">
            <text:p>1.0</text:p>
          </table:table-cell>
          <table:table-cell table:style-name="ce10" office:value-type="float" office:value="10.3">
            <text:p>10.3</text:p>
          </table:table-cell>
          <table:table-cell table:style-name="ce8" table:formula="of:=[.$B48]/[.$C48]*100" office:value-type="float" office:value="9.98100122856215">
            <text:p>10.0</text:p>
          </table:table-cell>
          <table:table-cell table:style-name="ce8" office:value-type="float" office:value="0.13411734589677">
            <text:p>0.1</text:p>
          </table:table-cell>
          <table:table-cell table:style-name="ce10" office:value-type="float" office:value="18.4">
            <text:p>18.4</text:p>
          </table:table-cell>
          <table:table-cell table:style-name="ce8" table:formula="of:=[.$E48]/[.$F48]*100" office:value-type="float" office:value="0.728898619004184">
            <text:p>0.7</text:p>
          </table:table-cell>
          <table:table-cell/>
          <table:table-cell table:style-name="ce3" office:value-type="float" office:value="14">
            <text:p>14</text:p>
          </table:table-cell>
          <table:table-cell table:style-name="ce8" office:value-type="float" office:value="1.5944678041023">
            <text:p>1.6</text:p>
          </table:table-cell>
          <table:table-cell table:style-name="ce10" office:value-type="float" office:value="9.9">
            <text:p>9.9</text:p>
          </table:table-cell>
          <table:table-cell table:style-name="ce8" table:formula="of:=[.$J48]/[.$K48]*100" office:value-type="float" office:value="16.1057353949727">
            <text:p>16.1</text:p>
          </table:table-cell>
          <table:table-cell table:style-name="ce8" office:value-type="float" office:value="0.162035924819458">
            <text:p>0.2</text:p>
          </table:table-cell>
          <table:table-cell table:style-name="ce10" office:value-type="float" office:value="16.8">
            <text:p>16.8</text:p>
          </table:table-cell>
          <table:table-cell table:style-name="ce8" table:formula="of:=[.$M48]/[.$N48]*100" office:value-type="float" office:value="0.964499552496774">
            <text:p>1.0</text:p>
          </table:table-cell>
          <table:table-cell/>
          <table:table-cell table:style-name="ce3" office:value-type="float" office:value="14">
            <text:p>14</text:p>
          </table:table-cell>
          <table:table-cell table:style-name="ce8" office:value-type="float" office:value="4.48544757910511">
            <text:p>4.5</text:p>
          </table:table-cell>
          <table:table-cell table:style-name="ce10" office:value-type="float" office:value="13.5">
            <text:p>13.5</text:p>
          </table:table-cell>
          <table:table-cell table:style-name="ce8" table:formula="of:=[.$R48]/[.$S48]*100" office:value-type="float" office:value="33.2255376230008">
            <text:p>33.2</text:p>
          </table:table-cell>
          <table:table-cell table:style-name="ce8" office:value-type="float" office:value="0.146767332999963">
            <text:p>0.1</text:p>
          </table:table-cell>
          <table:table-cell table:style-name="ce8" office:value-type="float" office:value="24.4">
            <text:p>24.4</text:p>
          </table:table-cell>
          <table:table-cell table:style-name="ce8" table:formula="of:=[.$U48]/[.$V48]*100" office:value-type="float" office:value="0.601505463114601">
            <text:p>0.6</text:p>
          </table:table-cell>
          <table:table-cell table:number-columns-repeated="1001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8" office:value-type="float" office:value="1.7632706812241">
            <text:p>1.8</text:p>
          </table:table-cell>
          <table:table-cell table:style-name="ce10" office:value-type="float" office:value="9.3">
            <text:p>9.3</text:p>
          </table:table-cell>
          <table:table-cell table:style-name="ce8" table:formula="of:=[.$B49]/[.$C49]*100" office:value-type="float" office:value="18.9598997981086">
            <text:p>19.0</text:p>
          </table:table-cell>
          <table:table-cell table:style-name="ce8" office:value-type="float" office:value="0.0706664574376153">
            <text:p>0.1</text:p>
          </table:table-cell>
          <table:table-cell table:style-name="ce10" office:value-type="float" office:value="18.2">
            <text:p>18.2</text:p>
          </table:table-cell>
          <table:table-cell table:style-name="ce8" table:formula="of:=[.$E49]/[.$F49]*100" office:value-type="float" office:value="0.388277238668216">
            <text:p>0.4</text:p>
          </table:table-cell>
          <table:table-cell/>
          <table:table-cell table:style-name="ce3" office:value-type="float" office:value="15">
            <text:p>15</text:p>
          </table:table-cell>
          <table:table-cell table:style-name="ce8" office:value-type="float" office:value="1.15978423466687">
            <text:p>1.2</text:p>
          </table:table-cell>
          <table:table-cell table:style-name="ce10" office:value-type="float" office:value="8.3">
            <text:p>8.3</text:p>
          </table:table-cell>
          <table:table-cell table:style-name="ce8" table:formula="of:=[.$J49]/[.$K49]*100" office:value-type="float" office:value="13.973304032131">
            <text:p>14.0</text:p>
          </table:table-cell>
          <table:table-cell table:style-name="ce8" office:value-type="float" office:value="0.192022918962296">
            <text:p>0.2</text:p>
          </table:table-cell>
          <table:table-cell table:style-name="ce10" office:value-type="float" office:value="16.6">
            <text:p>16.6</text:p>
          </table:table-cell>
          <table:table-cell table:style-name="ce8" table:formula="of:=[.$M49]/[.$N49]*100" office:value-type="float" office:value="1.15676457206203">
            <text:p>1.2</text:p>
          </table:table-cell>
          <table:table-cell/>
          <table:table-cell table:style-name="ce3" office:value-type="float" office:value="15">
            <text:p>15</text:p>
          </table:table-cell>
          <table:table-cell table:style-name="ce8" office:value-type="float" office:value="1.43876475822339">
            <text:p>1.4</text:p>
          </table:table-cell>
          <table:table-cell table:style-name="ce10" office:value-type="float" office:value="9">
            <text:p>9</text:p>
          </table:table-cell>
          <table:table-cell table:style-name="ce8" table:formula="of:=[.$R49]/[.$S49]*100" office:value-type="float" office:value="15.986275091371">
            <text:p>16.0</text:p>
          </table:table-cell>
          <table:table-cell table:style-name="ce8" office:value-type="float" office:value="0.180689426899017">
            <text:p>0.2</text:p>
          </table:table-cell>
          <table:table-cell table:style-name="ce8" office:value-type="float" office:value="24.2">
            <text:p>24.2</text:p>
          </table:table-cell>
          <table:table-cell table:style-name="ce8" table:formula="of:=[.$U49]/[.$V49]*100" office:value-type="float" office:value="0.746650524376103">
            <text:p>0.7</text:p>
          </table:table-cell>
          <table:table-cell table:number-columns-repeated="1001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8" office:value-type="float" office:value="0.456712516484713">
            <text:p>0.5</text:p>
          </table:table-cell>
          <table:table-cell table:style-name="ce10" office:value-type="float" office:value="7.5">
            <text:p>7.5</text:p>
          </table:table-cell>
          <table:table-cell table:style-name="ce8" table:formula="of:=[.$B50]/[.$C50]*100" office:value-type="float" office:value="6.08950021979618">
            <text:p>6.1</text:p>
          </table:table-cell>
          <table:table-cell table:style-name="ce8" office:value-type="float" office:value="0.244411604889589">
            <text:p>0.2</text:p>
          </table:table-cell>
          <table:table-cell table:style-name="ce10" office:value-type="float" office:value="18.2">
            <text:p>18.2</text:p>
          </table:table-cell>
          <table:table-cell table:style-name="ce8" table:formula="of:=[.$E50]/[.$F50]*100" office:value-type="float" office:value="1.34292090598675">
            <text:p>1.3</text:p>
          </table:table-cell>
          <table:table-cell/>
          <table:table-cell table:style-name="ce3" office:value-type="float" office:value="16">
            <text:p>16</text:p>
          </table:table-cell>
          <table:table-cell table:style-name="ce8" office:value-type="float" office:value="0.502395831781407">
            <text:p>0.5</text:p>
          </table:table-cell>
          <table:table-cell table:style-name="ce10" office:value-type="float" office:value="7.2">
            <text:p>7.2</text:p>
          </table:table-cell>
          <table:table-cell table:style-name="ce8" table:formula="of:=[.$J50]/[.$K50]*100" office:value-type="float" office:value="6.97771988585287">
            <text:p>7.0</text:p>
          </table:table-cell>
          <table:table-cell table:style-name="ce8" office:value-type="float" office:value="0.432557398047921">
            <text:p>0.4</text:p>
          </table:table-cell>
          <table:table-cell table:style-name="ce10" office:value-type="float" office:value="16.5">
            <text:p>16.5</text:p>
          </table:table-cell>
          <table:table-cell table:style-name="ce8" table:formula="of:=[.$M50]/[.$N50]*100" office:value-type="float" office:value="2.62155998816922">
            <text:p>2.6</text:p>
          </table:table-cell>
          <table:table-cell/>
          <table:table-cell table:style-name="ce3" office:value-type="float" office:value="16">
            <text:p>16</text:p>
          </table:table-cell>
          <table:table-cell table:style-name="ce8" office:value-type="float" office:value="0.285688474340758">
            <text:p>0.3</text:p>
          </table:table-cell>
          <table:table-cell table:style-name="ce10" office:value-type="float" office:value="7.5">
            <text:p>7.5</text:p>
          </table:table-cell>
          <table:table-cell table:style-name="ce8" table:formula="of:=[.$R50]/[.$S50]*100" office:value-type="float" office:value="3.80917965787677">
            <text:p>3.8</text:p>
          </table:table-cell>
          <table:table-cell table:style-name="ce8" office:value-type="float" office:value="0.308499781827532">
            <text:p>0.3</text:p>
          </table:table-cell>
          <table:table-cell table:style-name="ce8" office:value-type="float" office:value="24.1">
            <text:p>24.1</text:p>
          </table:table-cell>
          <table:table-cell table:style-name="ce8" table:formula="of:=[.$U50]/[.$V50]*100" office:value-type="float" office:value="1.28008208227192">
            <text:p>1.3</text:p>
          </table:table-cell>
          <table:table-cell table:number-columns-repeated="1001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8" office:value-type="float" office:value="0.348955996695699">
            <text:p>0.3</text:p>
          </table:table-cell>
          <table:table-cell table:style-name="ce10" office:value-type="float" office:value="7.1">
            <text:p>7.1</text:p>
          </table:table-cell>
          <table:table-cell table:style-name="ce8" table:formula="of:=[.$B51]/[.$C51]*100" office:value-type="float" office:value="4.91487319289716">
            <text:p>4.9</text:p>
          </table:table-cell>
          <table:table-cell table:style-name="ce8" office:value-type="float" office:value="0.711423130152803">
            <text:p>0.7</text:p>
          </table:table-cell>
          <table:table-cell table:style-name="ce10" office:value-type="float" office:value="17.9">
            <text:p>17.9</text:p>
          </table:table-cell>
          <table:table-cell table:style-name="ce8" table:formula="of:=[.$E51]/[.$F51]*100" office:value-type="float" office:value="3.9744308947084">
            <text:p>4.0</text:p>
          </table:table-cell>
          <table:table-cell/>
          <table:table-cell table:style-name="ce3" office:value-type="float" office:value="17">
            <text:p>17</text:p>
          </table:table-cell>
          <table:table-cell table:style-name="ce8" office:value-type="float" office:value="0.739279006020639">
            <text:p>0.7</text:p>
          </table:table-cell>
          <table:table-cell table:style-name="ce10" office:value-type="float" office:value="6.7">
            <text:p>6.7</text:p>
          </table:table-cell>
          <table:table-cell table:style-name="ce8" table:formula="of:=[.$J51]/[.$K51]*100" office:value-type="float" office:value="11.0340150152334">
            <text:p>11.0</text:p>
          </table:table-cell>
          <table:table-cell table:style-name="ce8" office:value-type="float" office:value="2.36223984762795">
            <text:p>2.4</text:p>
          </table:table-cell>
          <table:table-cell table:style-name="ce10" office:value-type="float" office:value="16">
            <text:p>16</text:p>
          </table:table-cell>
          <table:table-cell table:style-name="ce8" table:formula="of:=[.$M51]/[.$N51]*100" office:value-type="float" office:value="14.7639990476747">
            <text:p>14.8</text:p>
          </table:table-cell>
          <table:table-cell/>
          <table:table-cell table:style-name="ce3" office:value-type="float" office:value="17">
            <text:p>17</text:p>
          </table:table-cell>
          <table:table-cell table:style-name="ce8" office:value-type="float" office:value="0.224768532634744">
            <text:p>0.2</text:p>
          </table:table-cell>
          <table:table-cell table:style-name="ce10" office:value-type="float" office:value="7.3">
            <text:p>7.3</text:p>
          </table:table-cell>
          <table:table-cell table:style-name="ce8" table:formula="of:=[.$R51]/[.$S51]*100" office:value-type="float" office:value="3.07902099499649">
            <text:p>3.1</text:p>
          </table:table-cell>
          <table:table-cell table:style-name="ce8" office:value-type="float" office:value="0.804680589119944">
            <text:p>0.8</text:p>
          </table:table-cell>
          <table:table-cell table:style-name="ce8" office:value-type="float" office:value="23.7">
            <text:p>23.7</text:p>
          </table:table-cell>
          <table:table-cell table:style-name="ce8" table:formula="of:=[.$U51]/[.$V51]*100" office:value-type="float" office:value="3.39527674734154">
            <text:p>3.4</text:p>
          </table:table-cell>
          <table:table-cell table:number-columns-repeated="1001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8" office:value-type="float" office:value="0.527820800691705">
            <text:p>0.5</text:p>
          </table:table-cell>
          <table:table-cell table:style-name="ce10" office:value-type="float" office:value="6.7">
            <text:p>6.7</text:p>
          </table:table-cell>
          <table:table-cell table:style-name="ce8" table:formula="of:=[.$B52]/[.$C52]*100" office:value-type="float" office:value="7.87792239838365">
            <text:p>7.9</text:p>
          </table:table-cell>
          <table:table-cell table:style-name="ce8" office:value-type="float" office:value="1.81959538594238">
            <text:p>1.8</text:p>
          </table:table-cell>
          <table:table-cell table:style-name="ce10" office:value-type="float" office:value="17.2">
            <text:p>17.2</text:p>
          </table:table-cell>
          <table:table-cell table:style-name="ce8" table:formula="of:=[.$E52]/[.$F52]*100" office:value-type="float" office:value="10.5790429415255">
            <text:p>10.6</text:p>
          </table:table-cell>
          <table:table-cell/>
          <table:table-cell table:style-name="ce3" office:value-type="float" office:value="18">
            <text:p>18</text:p>
          </table:table-cell>
          <table:table-cell table:style-name="ce8" office:value-type="float" office:value="0.598061711501121">
            <text:p>0.6</text:p>
          </table:table-cell>
          <table:table-cell table:style-name="ce10" office:value-type="float" office:value="5.9">
            <text:p>5.9</text:p>
          </table:table-cell>
          <table:table-cell table:style-name="ce8" table:formula="of:=[.$J52]/[.$K52]*100" office:value-type="float" office:value="10.1366391779851">
            <text:p>10.1</text:p>
          </table:table-cell>
          <table:table-cell table:style-name="ce8" office:value-type="float" office:value="2.78258736765011">
            <text:p>2.8</text:p>
          </table:table-cell>
          <table:table-cell table:style-name="ce10" office:value-type="float" office:value="13.7">
            <text:p>13.7</text:p>
          </table:table-cell>
          <table:table-cell table:style-name="ce8" table:formula="of:=[.$M52]/[.$N52]*100" office:value-type="float" office:value="20.310856698176">
            <text:p>20.3</text:p>
          </table:table-cell>
          <table:table-cell/>
          <table:table-cell table:style-name="ce3" office:value-type="float" office:value="18">
            <text:p>18</text:p>
          </table:table-cell>
          <table:table-cell table:style-name="ce8" office:value-type="float" office:value="0.394806854666165">
            <text:p>0.4</text:p>
          </table:table-cell>
          <table:table-cell table:style-name="ce10" office:value-type="float" office:value="7">
            <text:p>7</text:p>
          </table:table-cell>
          <table:table-cell table:style-name="ce8" table:formula="of:=[.$R52]/[.$S52]*100" office:value-type="float" office:value="5.64009792380235">
            <text:p>5.6</text:p>
          </table:table-cell>
          <table:table-cell table:style-name="ce8" office:value-type="float" office:value="1.78516368276015">
            <text:p>1.8</text:p>
          </table:table-cell>
          <table:table-cell table:style-name="ce8" office:value-type="float" office:value="22.9">
            <text:p>22.9</text:p>
          </table:table-cell>
          <table:table-cell table:style-name="ce8" table:formula="of:=[.$U52]/[.$V52]*100" office:value-type="float" office:value="7.7954745972059">
            <text:p>7.8</text:p>
          </table:table-cell>
          <table:table-cell table:number-columns-repeated="1001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8" office:value-type="float" office:value="0.467685894988782">
            <text:p>0.5</text:p>
          </table:table-cell>
          <table:table-cell table:style-name="ce10" office:value-type="float" office:value="6.2">
            <text:p>6.2</text:p>
          </table:table-cell>
          <table:table-cell table:style-name="ce8" table:formula="of:=[.$B53]/[.$C53]*100" office:value-type="float" office:value="7.54332088691584">
            <text:p>7.5</text:p>
          </table:table-cell>
          <table:table-cell table:style-name="ce8" office:value-type="float" office:value="1.10263357094587">
            <text:p>1.1</text:p>
          </table:table-cell>
          <table:table-cell table:style-name="ce10" office:value-type="float" office:value="15.4">
            <text:p>15.4</text:p>
          </table:table-cell>
          <table:table-cell table:style-name="ce8" table:formula="of:=[.$E53]/[.$F53]*100" office:value-type="float" office:value="7.15995825289525">
            <text:p>7.2</text:p>
          </table:table-cell>
          <table:table-cell/>
          <table:table-cell table:style-name="ce3" office:value-type="float" office:value="19">
            <text:p>19</text:p>
          </table:table-cell>
          <table:table-cell table:style-name="ce8" office:value-type="float" office:value="0.634452187522244">
            <text:p>0.6</text:p>
          </table:table-cell>
          <table:table-cell table:style-name="ce10" office:value-type="float" office:value="5.3">
            <text:p>5.3</text:p>
          </table:table-cell>
          <table:table-cell table:style-name="ce8" table:formula="of:=[.$J53]/[.$K53]*100" office:value-type="float" office:value="11.9707959909857">
            <text:p>12.0</text:p>
          </table:table-cell>
          <table:table-cell table:style-name="ce8" office:value-type="float" office:value="1.27858321434952">
            <text:p>1.3</text:p>
          </table:table-cell>
          <table:table-cell table:style-name="ce10" office:value-type="float" office:value="10.9">
            <text:p>10.9</text:p>
          </table:table-cell>
          <table:table-cell table:style-name="ce8" table:formula="of:=[.$M53]/[.$N53]*100" office:value-type="float" office:value="11.7301212325644">
            <text:p>11.7</text:p>
          </table:table-cell>
          <table:table-cell/>
          <table:table-cell table:style-name="ce3" office:value-type="float" office:value="19">
            <text:p>19</text:p>
          </table:table-cell>
          <table:table-cell table:style-name="ce8" office:value-type="float" office:value="0.587888729299267">
            <text:p>0.6</text:p>
          </table:table-cell>
          <table:table-cell table:style-name="ce10" office:value-type="float" office:value="6.6">
            <text:p>6.6</text:p>
          </table:table-cell>
          <table:table-cell table:style-name="ce8" table:formula="of:=[.$R53]/[.$S53]*100" office:value-type="float" office:value="8.90740498938284">
            <text:p>8.9</text:p>
          </table:table-cell>
          <table:table-cell table:style-name="ce8" office:value-type="float" office:value="1.45535446364914">
            <text:p>1.5</text:p>
          </table:table-cell>
          <table:table-cell table:style-name="ce8" office:value-type="float" office:value="21.2">
            <text:p>21.2</text:p>
          </table:table-cell>
          <table:table-cell table:style-name="ce8" table:formula="of:=[.$U53]/[.$V53]*100" office:value-type="float" office:value="6.86487954551484">
            <text:p>6.9</text:p>
          </table:table-cell>
          <table:table-cell table:number-columns-repeated="1001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8" office:value-type="float" office:value="0.166237226214422">
            <text:p>0.2</text:p>
          </table:table-cell>
          <table:table-cell table:style-name="ce10" office:value-type="float" office:value="5.7">
            <text:p>5.7</text:p>
          </table:table-cell>
          <table:table-cell table:style-name="ce8" table:formula="of:=[.$B54]/[.$C54]*100" office:value-type="float" office:value="2.9164425651653">
            <text:p>2.9</text:p>
          </table:table-cell>
          <table:table-cell table:style-name="ce8" office:value-type="float" office:value="0.345714803762015">
            <text:p>0.3</text:p>
          </table:table-cell>
          <table:table-cell table:style-name="ce10" office:value-type="float" office:value="14.3">
            <text:p>14.3</text:p>
          </table:table-cell>
          <table:table-cell table:style-name="ce8" table:formula="of:=[.$E54]/[.$F54]*100" office:value-type="float" office:value="2.41758604029381">
            <text:p>2.4</text:p>
          </table:table-cell>
          <table:table-cell/>
          <table:table-cell table:style-name="ce3" office:value-type="float" office:value="20">
            <text:p>20</text:p>
          </table:table-cell>
          <table:table-cell table:style-name="ce8" office:value-type="float" office:value="0">
            <text:p>0.0</text:p>
          </table:table-cell>
          <table:table-cell table:style-name="ce10" table:number-columns-repeated="2"/>
          <table:table-cell table:style-name="ce8" office:value-type="float" office:value="0">
            <text:p>0.0</text:p>
          </table:table-cell>
          <table:table-cell table:style-name="ce10" table:number-columns-repeated="2"/>
          <table:table-cell/>
          <table:table-cell table:style-name="ce3" office:value-type="float" office:value="20">
            <text:p>20</text:p>
          </table:table-cell>
          <table:table-cell table:style-name="ce8" office:value-type="float" office:value="0.173555650851951">
            <text:p>0.2</text:p>
          </table:table-cell>
          <table:table-cell table:style-name="ce10" office:value-type="float" office:value="6">
            <text:p>6</text:p>
          </table:table-cell>
          <table:table-cell table:style-name="ce8" table:formula="of:=[.$R54]/[.$S54]*100" office:value-type="float" office:value="2.89259418086584">
            <text:p>2.9</text:p>
          </table:table-cell>
          <table:table-cell table:style-name="ce8" office:value-type="float" office:value="0.341266187602344">
            <text:p>0.3</text:p>
          </table:table-cell>
          <table:table-cell table:style-name="ce8" office:value-type="float" office:value="19.7">
            <text:p>19.7</text:p>
          </table:table-cell>
          <table:table-cell table:style-name="ce8" table:formula="of:=[.$U54]/[.$V54]*100" office:value-type="float" office:value="1.73231567310834">
            <text:p>1.7</text:p>
          </table:table-cell>
          <table:table-cell table:number-columns-repeated="1001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8" office:value-type="float" office:value="0.167962973825671">
            <text:p>0.2</text:p>
          </table:table-cell>
          <table:table-cell table:style-name="ce10" office:value-type="float" office:value="5.6">
            <text:p>5.6</text:p>
          </table:table-cell>
          <table:table-cell table:style-name="ce8" table:formula="of:=[.$B55]/[.$C55]*100" office:value-type="float" office:value="2.99933881831556">
            <text:p>3.0</text:p>
          </table:table-cell>
          <table:table-cell table:style-name="ce8" office:value-type="float" office:value="0.240007901683609">
            <text:p>0.2</text:p>
          </table:table-cell>
          <table:table-cell table:style-name="ce10" office:value-type="float" office:value="13.9">
            <text:p>13.9</text:p>
          </table:table-cell>
          <table:table-cell table:style-name="ce8" table:formula="of:=[.$E55]/[.$F55]*100" office:value-type="float" office:value="1.72667555168064">
            <text:p>1.7</text:p>
          </table:table-cell>
          <table:table-cell/>
          <table:table-cell table:style-name="ce3" office:value-type="float" office:value="21">
            <text:p>21</text:p>
          </table:table-cell>
          <table:table-cell table:style-name="ce8" office:value-type="float" office:value="0">
            <text:p>0.0</text:p>
          </table:table-cell>
          <table:table-cell table:style-name="ce10" table:number-columns-repeated="2"/>
          <table:table-cell table:style-name="ce8" office:value-type="float" office:value="0">
            <text:p>0.0</text:p>
          </table:table-cell>
          <table:table-cell table:style-name="ce10" table:number-columns-repeated="2"/>
          <table:table-cell/>
          <table:table-cell table:style-name="ce3" office:value-type="float" office:value="21">
            <text:p>21</text:p>
          </table:table-cell>
          <table:table-cell table:style-name="ce8" office:value-type="float" office:value="0.173761073838921">
            <text:p>0.2</text:p>
          </table:table-cell>
          <table:table-cell table:style-name="ce10" office:value-type="float" office:value="5.9">
            <text:p>5.9</text:p>
          </table:table-cell>
          <table:table-cell table:style-name="ce8" table:formula="of:=[.$R55]/[.$S55]*100" office:value-type="float" office:value="2.94510294642239">
            <text:p>2.9</text:p>
          </table:table-cell>
          <table:table-cell table:style-name="ce8" office:value-type="float" office:value="0.260321742660668">
            <text:p>0.3</text:p>
          </table:table-cell>
          <table:table-cell table:style-name="ce8" office:value-type="float" office:value="19.4">
            <text:p>19.4</text:p>
          </table:table-cell>
          <table:table-cell table:style-name="ce8" table:formula="of:=[.$U55]/[.$V55]*100" office:value-type="float" office:value="1.34186465289004">
            <text:p>1.3</text:p>
          </table:table-cell>
          <table:table-cell table:number-columns-repeated="1001"/>
        </table:table-row>
        <table:table-row table:style-name="ro1">
          <table:table-cell table:style-name="ce3"/>
          <table:table-cell table:style-name="ce8"/>
          <table:table-cell/>
          <table:table-cell table:style-name="ce10"/>
          <table:table-cell table:style-name="ce8"/>
          <table:table-cell table:style-name="ce10" table:number-columns-repeated="2"/>
          <table:table-cell/>
          <table:table-cell table:style-name="ce3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/>
          <table:table-cell table:style-name="ce3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number-columns-repeated="1001"/>
        </table:table-row>
        <table:table-row table:style-name="ro1">
          <table:table-cell office:value-type="string">
            <text:p>FL</text:p>
          </table:table-cell>
          <table:table-cell table:style-name="ce8" office:value-type="float" office:value="5.4">
            <text:p>5.4</text:p>
          </table:table-cell>
          <table:table-cell/>
          <table:table-cell table:style-name="ce10" office:value-type="float" office:value="5.4">
            <text:p>5.4</text:p>
          </table:table-cell>
          <table:table-cell table:style-name="ce8" office:value-type="float" office:value="13.7">
            <text:p>13.7</text:p>
          </table:table-cell>
          <table:table-cell table:style-name="ce10"/>
          <table:table-cell table:style-name="ce10" office:value-type="float" office:value="13.7">
            <text:p>13.7</text:p>
          </table:table-cell>
          <table:table-cell/>
          <table:table-cell office:value-type="string">
            <text:p>FL</text:p>
          </table:table-cell>
          <table:table-cell table:style-name="ce8" office:value-type="float" office:value="4.7">
            <text:p>4.7</text:p>
          </table:table-cell>
          <table:table-cell table:style-name="ce10"/>
          <table:table-cell table:style-name="ce10" office:value-type="float" office:value="4.7">
            <text:p>4.7</text:p>
          </table:table-cell>
          <table:table-cell table:style-name="ce8" office:value-type="float" office:value="9.6">
            <text:p>9.6</text:p>
          </table:table-cell>
          <table:table-cell table:style-name="ce10"/>
          <table:table-cell table:style-name="ce10" office:value-type="float" office:value="9.6">
            <text:p>9.6</text:p>
          </table:table-cell>
          <table:table-cell/>
          <table:table-cell office:value-type="string">
            <text:p>FL</text:p>
          </table:table-cell>
          <table:table-cell table:style-name="ce8" office:value-type="float" office:value="5.7">
            <text:p>5.7</text:p>
          </table:table-cell>
          <table:table-cell table:style-name="ce10"/>
          <table:table-cell table:style-name="ce10" office:value-type="float" office:value="5.7">
            <text:p>5.7</text:p>
          </table:table-cell>
          <table:table-cell table:style-name="ce8" office:value-type="float" office:value="19.1">
            <text:p>19.1</text:p>
          </table:table-cell>
          <table:table-cell table:style-name="ce10"/>
          <table:table-cell table:style-name="ce10" office:value-type="float" office:value="19.1">
            <text:p>19.1</text:p>
          </table:table-cell>
          <table:table-cell table:number-columns-repeated="1001"/>
        </table:table-row>
        <table:table-row table:style-name="ro1">
          <table:table-cell table:style-name="ce3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number-columns-repeated="2"/>
          <table:table-cell table:style-name="ce8"/>
          <table:table-cell table:number-columns-repeated="2"/>
          <table:table-cell table:style-name="ce8"/>
          <table:table-cell table:style-name="ce10" table:number-columns-repeated="2"/>
          <table:table-cell table:number-columns-repeated="1001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8"/>
          <table:table-cell table:style-name="ce10" table:number-columns-repeated="5"/>
          <table:table-cell table:number-columns-repeated="2"/>
          <table:table-cell table:style-name="ce9"/>
          <table:table-cell table:number-columns-repeated="1006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number-columns-repeated="2"/>
          <table:table-cell table:style-name="ce9"/>
          <table:table-cell table:number-columns-repeated="1006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7"/>
          <table:table-cell table:style-name="ce9"/>
          <table:table-cell table:number-columns-repeated="1003"/>
        </table:table-row>
        <table:table-row table:style-name="ro1">
          <table:table-cell/>
          <table:table-cell table:style-name="ce7" office:value-type="string">
            <text:p>DG202a</text:p>
          </table:table-cell>
          <table:table-cell table:number-columns-repeated="2"/>
          <table:table-cell table:style-name="ce9"/>
          <table:table-cell table:number-columns-repeated="4"/>
          <table:table-cell table:style-name="ce7" office:value-type="string">
            <text:p>DG203</text:p>
          </table:table-cell>
          <table:table-cell table:number-columns-repeated="2"/>
          <table:table-cell table:style-name="ce9"/>
          <table:table-cell table:number-columns-repeated="4"/>
          <table:table-cell table:style-name="ce7" office:value-type="string">
            <text:p>LX11</text:p>
          </table:table-cell>
          <table:table-cell table:number-columns-repeated="2"/>
          <table:table-cell table:style-name="ce9"/>
          <table:table-cell table:number-columns-repeated="1003"/>
        </table:table-row>
        <table:table-row table:style-name="ro1">
          <table:table-cell table:style-name="ce2" office:value-type="string">
            <text:p>RNA</text:p>
          </table:table-cell>
          <table:table-cell table:style-name="ce7" office:value-type="string">
            <text:p>A.P. (-)</text:p>
          </table:table-cell>
          <table:table-cell table:style-name="ce7" office:value-type="string">
            <text:p>A.P. (+)</text:p>
          </table:table-cell>
          <table:table-cell/>
          <table:table-cell table:style-name="ce9"/>
          <table:table-cell table:number-columns-repeated="3"/>
          <table:table-cell table:style-name="ce2" office:value-type="string">
            <text:p>RNA</text:p>
          </table:table-cell>
          <table:table-cell table:style-name="ce7" office:value-type="string">
            <text:p>A.P. (-)</text:p>
          </table:table-cell>
          <table:table-cell table:style-name="ce7" office:value-type="string">
            <text:p>A.P. (+)</text:p>
          </table:table-cell>
          <table:table-cell/>
          <table:table-cell table:style-name="ce9"/>
          <table:table-cell table:number-columns-repeated="3"/>
          <table:table-cell table:style-name="ce2" office:value-type="string">
            <text:p>RNA</text:p>
          </table:table-cell>
          <table:table-cell table:style-name="ce7" office:value-type="string">
            <text:p>A.P. (-)</text:p>
          </table:table-cell>
          <table:table-cell table:style-name="ce7" office:value-type="string">
            <text:p>A.P. (+)</text:p>
          </table:table-cell>
          <table:table-cell/>
          <table:table-cell table:style-name="ce9"/>
          <table:table-cell table:number-columns-repeated="1003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float" office:value="50.2176838711723">
            <text:p>50.2</text:p>
          </table:table-cell>
          <table:table-cell table:style-name="ce8" office:value-type="float" office:value="57.7361549847254">
            <text:p>57.7</text:p>
          </table:table-cell>
          <table:table-cell/>
          <table:table-cell table:style-name="ce9"/>
          <table:table-cell table:number-columns-repeated="3"/>
          <table:table-cell table:style-name="ce3" office:value-type="float" office:value="2">
            <text:p>2</text:p>
          </table:table-cell>
          <table:table-cell table:style-name="ce8" office:value-type="float" office:value="63.897650994511">
            <text:p>63.9</text:p>
          </table:table-cell>
          <table:table-cell table:style-name="ce8" office:value-type="float" office:value="62.55158839951">
            <text:p>62.6</text:p>
          </table:table-cell>
          <table:table-cell/>
          <table:table-cell table:style-name="ce9"/>
          <table:table-cell table:number-columns-repeated="3"/>
          <table:table-cell table:style-name="ce3" office:value-type="float" office:value="2">
            <text:p>2</text:p>
          </table:table-cell>
          <table:table-cell table:style-name="ce8" office:value-type="float" office:value="47.0603647040169">
            <text:p>47.1</text:p>
          </table:table-cell>
          <table:table-cell table:style-name="ce8" office:value-type="float" office:value="53.3324109134491">
            <text:p>53.3</text:p>
          </table:table-cell>
          <table:table-cell/>
          <table:table-cell table:style-name="ce9"/>
          <table:table-cell table:number-columns-repeated="1003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office:value-type="float" office:value="17.1980470176296">
            <text:p>17.2</text:p>
          </table:table-cell>
          <table:table-cell table:style-name="ce8" office:value-type="float" office:value="19.536162668453">
            <text:p>19.5</text:p>
          </table:table-cell>
          <table:table-cell/>
          <table:table-cell table:style-name="ce9"/>
          <table:table-cell table:number-columns-repeated="3"/>
          <table:table-cell table:style-name="ce3" office:value-type="float" office:value="3">
            <text:p>3</text:p>
          </table:table-cell>
          <table:table-cell table:style-name="ce8" office:value-type="float" office:value="18.7367701485355">
            <text:p>18.7</text:p>
          </table:table-cell>
          <table:table-cell table:style-name="ce8" office:value-type="float" office:value="17.4892474028313">
            <text:p>17.5</text:p>
          </table:table-cell>
          <table:table-cell/>
          <table:table-cell table:style-name="ce9"/>
          <table:table-cell table:number-columns-repeated="3"/>
          <table:table-cell table:style-name="ce3" office:value-type="float" office:value="3">
            <text:p>3</text:p>
          </table:table-cell>
          <table:table-cell table:style-name="ce8" office:value-type="float" office:value="21.3924473338289">
            <text:p>21.4</text:p>
          </table:table-cell>
          <table:table-cell table:style-name="ce8" office:value-type="float" office:value="25.4229078208668">
            <text:p>25.4</text:p>
          </table:table-cell>
          <table:table-cell/>
          <table:table-cell table:style-name="ce9"/>
          <table:table-cell table:number-columns-repeated="100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8" office:value-type="float" office:value="10.9153274577791">
            <text:p>10.9</text:p>
          </table:table-cell>
          <table:table-cell table:style-name="ce8" office:value-type="float" office:value="12.8690591920609">
            <text:p>12.9</text:p>
          </table:table-cell>
          <table:table-cell/>
          <table:table-cell table:style-name="ce9"/>
          <table:table-cell table:number-columns-repeated="3"/>
          <table:table-cell table:style-name="ce3" office:value-type="float" office:value="4">
            <text:p>4</text:p>
          </table:table-cell>
          <table:table-cell table:style-name="ce8" office:value-type="float" office:value="25.9995707046145">
            <text:p>26.0</text:p>
          </table:table-cell>
          <table:table-cell table:style-name="ce8" office:value-type="float" office:value="35.638917726831">
            <text:p>35.6</text:p>
          </table:table-cell>
          <table:table-cell/>
          <table:table-cell table:style-name="ce9"/>
          <table:table-cell table:number-columns-repeated="3"/>
          <table:table-cell table:style-name="ce3" office:value-type="float" office:value="4">
            <text:p>4</text:p>
          </table:table-cell>
          <table:table-cell table:style-name="ce8" office:value-type="float" office:value="5.92687661105646">
            <text:p>5.9</text:p>
          </table:table-cell>
          <table:table-cell table:style-name="ce8" office:value-type="float" office:value="9.31357030171456">
            <text:p>9.3</text:p>
          </table:table-cell>
          <table:table-cell/>
          <table:table-cell table:style-name="ce9"/>
          <table:table-cell table:number-columns-repeated="1003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8" office:value-type="float" office:value="6.84542399739874">
            <text:p>6.8</text:p>
          </table:table-cell>
          <table:table-cell table:style-name="ce8" office:value-type="float" office:value="8.78715178853144">
            <text:p>8.8</text:p>
          </table:table-cell>
          <table:table-cell/>
          <table:table-cell table:style-name="ce9"/>
          <table:table-cell table:number-columns-repeated="3"/>
          <table:table-cell table:style-name="ce3" office:value-type="float" office:value="5">
            <text:p>5</text:p>
          </table:table-cell>
          <table:table-cell table:style-name="ce8" office:value-type="float" office:value="12.2664905646642">
            <text:p>12.3</text:p>
          </table:table-cell>
          <table:table-cell table:style-name="ce8" office:value-type="float" office:value="3.47187724982678">
            <text:p>3.5</text:p>
          </table:table-cell>
          <table:table-cell/>
          <table:table-cell table:style-name="ce9"/>
          <table:table-cell table:number-columns-repeated="3"/>
          <table:table-cell table:style-name="ce3" office:value-type="float" office:value="5">
            <text:p>5</text:p>
          </table:table-cell>
          <table:table-cell table:style-name="ce8" office:value-type="float" office:value="3.77394846097385">
            <text:p>3.8</text:p>
          </table:table-cell>
          <table:table-cell table:style-name="ce8" office:value-type="float" office:value="4.52483391364717">
            <text:p>4.5</text:p>
          </table:table-cell>
          <table:table-cell/>
          <table:table-cell table:style-name="ce9"/>
          <table:table-cell table:number-columns-repeated="1003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8" office:value-type="float" office:value="18.6142626354711">
            <text:p>18.6</text:p>
          </table:table-cell>
          <table:table-cell table:style-name="ce8" office:value-type="float" office:value="15.8918144980584">
            <text:p>15.9</text:p>
          </table:table-cell>
          <table:table-cell/>
          <table:table-cell table:style-name="ce9"/>
          <table:table-cell table:number-columns-repeated="3"/>
          <table:table-cell table:style-name="ce3" office:value-type="float" office:value="6">
            <text:p>6</text:p>
          </table:table-cell>
          <table:table-cell table:style-name="ce8" office:value-type="float" office:value="22.3605862286589">
            <text:p>22.4</text:p>
          </table:table-cell>
          <table:table-cell table:style-name="ce8" office:value-type="float" office:value="4.82022020985355">
            <text:p>4.8</text:p>
          </table:table-cell>
          <table:table-cell/>
          <table:table-cell table:style-name="ce9"/>
          <table:table-cell table:number-columns-repeated="3"/>
          <table:table-cell table:style-name="ce3" office:value-type="float" office:value="6">
            <text:p>6</text:p>
          </table:table-cell>
          <table:table-cell table:style-name="ce8" office:value-type="float" office:value="18.7764749185931">
            <text:p>18.8</text:p>
          </table:table-cell>
          <table:table-cell table:style-name="ce8" office:value-type="float" office:value="8.41517206607915">
            <text:p>8.4</text:p>
          </table:table-cell>
          <table:table-cell/>
          <table:table-cell table:style-name="ce9"/>
          <table:table-cell table:number-columns-repeated="1003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8" office:value-type="float" office:value="17.0606661252509">
            <text:p>17.1</text:p>
          </table:table-cell>
          <table:table-cell table:style-name="ce8" office:value-type="float" office:value="9.42221718303487">
            <text:p>9.4</text:p>
          </table:table-cell>
          <table:table-cell/>
          <table:table-cell table:style-name="ce9"/>
          <table:table-cell table:number-columns-repeated="3"/>
          <table:table-cell table:style-name="ce3" office:value-type="float" office:value="7">
            <text:p>7</text:p>
          </table:table-cell>
          <table:table-cell table:style-name="ce8" office:value-type="float" office:value="4.13160944256266">
            <text:p>4.1</text:p>
          </table:table-cell>
          <table:table-cell table:style-name="ce8" office:value-type="float" office:value="1.36081670817644">
            <text:p>1.4</text:p>
          </table:table-cell>
          <table:table-cell/>
          <table:table-cell table:style-name="ce9"/>
          <table:table-cell table:number-columns-repeated="3"/>
          <table:table-cell table:style-name="ce3" office:value-type="float" office:value="7">
            <text:p>7</text:p>
          </table:table-cell>
          <table:table-cell table:style-name="ce8" office:value-type="float" office:value="28.6388451687786">
            <text:p>28.6</text:p>
          </table:table-cell>
          <table:table-cell table:style-name="ce8" office:value-type="float" office:value="6.15130142074409">
            <text:p>6.2</text:p>
          </table:table-cell>
          <table:table-cell/>
          <table:table-cell table:style-name="ce9"/>
          <table:table-cell table:number-columns-repeated="1003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8" office:value-type="float" office:value="9.03012021642901">
            <text:p>9.0</text:p>
          </table:table-cell>
          <table:table-cell table:style-name="ce8" office:value-type="float" office:value="2.84452948372944">
            <text:p>2.8</text:p>
          </table:table-cell>
          <table:table-cell/>
          <table:table-cell table:style-name="ce9"/>
          <table:table-cell table:number-columns-repeated="3"/>
          <table:table-cell table:style-name="ce3" office:value-type="float" office:value="8">
            <text:p>8</text:p>
          </table:table-cell>
          <table:table-cell table:style-name="ce8" office:value-type="float" office:value="10.8105888828743">
            <text:p>10.8</text:p>
          </table:table-cell>
          <table:table-cell table:style-name="ce8" office:value-type="float" office:value="1.42774314101653">
            <text:p>1.4</text:p>
          </table:table-cell>
          <table:table-cell/>
          <table:table-cell table:style-name="ce9"/>
          <table:table-cell table:number-columns-repeated="3"/>
          <table:table-cell table:style-name="ce3" office:value-type="float" office:value="8">
            <text:p>8</text:p>
          </table:table-cell>
          <table:table-cell table:style-name="ce8" office:value-type="float" office:value="6.56137971033659">
            <text:p>6.6</text:p>
          </table:table-cell>
          <table:table-cell table:style-name="ce8" office:value-type="float" office:value="2.1664582441229">
            <text:p>2.2</text:p>
          </table:table-cell>
          <table:table-cell/>
          <table:table-cell table:style-name="ce9"/>
          <table:table-cell table:number-columns-repeated="1003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8" office:value-type="float" office:value="24.4742429753049">
            <text:p>24.5</text:p>
          </table:table-cell>
          <table:table-cell table:style-name="ce8" office:value-type="float" office:value="3.59604905165358">
            <text:p>3.6</text:p>
          </table:table-cell>
          <table:table-cell/>
          <table:table-cell table:style-name="ce9"/>
          <table:table-cell table:number-columns-repeated="3"/>
          <table:table-cell table:style-name="ce3" office:value-type="float" office:value="9">
            <text:p>9</text:p>
          </table:table-cell>
          <table:table-cell table:style-name="ce8" office:value-type="float" office:value="4.3588080402566">
            <text:p>4.4</text:p>
          </table:table-cell>
          <table:table-cell table:style-name="ce8" office:value-type="float" office:value="1.15667510799023">
            <text:p>1.2</text:p>
          </table:table-cell>
          <table:table-cell/>
          <table:table-cell table:style-name="ce9"/>
          <table:table-cell table:number-columns-repeated="3"/>
          <table:table-cell table:style-name="ce3" office:value-type="float" office:value="9">
            <text:p>9</text:p>
          </table:table-cell>
          <table:table-cell table:style-name="ce8" office:value-type="float" office:value="10.3934130093887">
            <text:p>10.4</text:p>
          </table:table-cell>
          <table:table-cell table:style-name="ce8" office:value-type="float" office:value="1.1471385188615">
            <text:p>1.1</text:p>
          </table:table-cell>
          <table:table-cell/>
          <table:table-cell table:style-name="ce9"/>
          <table:table-cell table:number-columns-repeated="100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8" office:value-type="float" office:value="24.0581867438837">
            <text:p>24.1</text:p>
          </table:table-cell>
          <table:table-cell table:style-name="ce8" office:value-type="float" office:value="3.066573906889">
            <text:p>3.1</text:p>
          </table:table-cell>
          <table:table-cell/>
          <table:table-cell table:style-name="ce9"/>
          <table:table-cell table:number-columns-repeated="3"/>
          <table:table-cell table:style-name="ce3" office:value-type="float" office:value="10">
            <text:p>10</text:p>
          </table:table-cell>
          <table:table-cell table:style-name="ce8" office:value-type="float" office:value="4.32365534251447">
            <text:p>4.3</text:p>
          </table:table-cell>
          <table:table-cell table:style-name="ce8" office:value-type="float" office:value="1.3858236325233">
            <text:p>1.4</text:p>
          </table:table-cell>
          <table:table-cell/>
          <table:table-cell table:style-name="ce9"/>
          <table:table-cell table:number-columns-repeated="3"/>
          <table:table-cell table:style-name="ce3" office:value-type="float" office:value="10">
            <text:p>10</text:p>
          </table:table-cell>
          <table:table-cell table:style-name="ce8" office:value-type="float" office:value="4.94302337125581">
            <text:p>4.9</text:p>
          </table:table-cell>
          <table:table-cell table:style-name="ce8" office:value-type="float" office:value="0.847434503941002">
            <text:p>0.8</text:p>
          </table:table-cell>
          <table:table-cell/>
          <table:table-cell table:style-name="ce9"/>
          <table:table-cell table:number-columns-repeated="1003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8" office:value-type="float" office:value="6.56377334071897">
            <text:p>6.6</text:p>
          </table:table-cell>
          <table:table-cell table:style-name="ce8" office:value-type="float" office:value="0.295737898579066">
            <text:p>0.3</text:p>
          </table:table-cell>
          <table:table-cell/>
          <table:table-cell table:style-name="ce9"/>
          <table:table-cell table:number-columns-repeated="3"/>
          <table:table-cell table:style-name="ce3" office:value-type="float" office:value="11">
            <text:p>11</text:p>
          </table:table-cell>
          <table:table-cell table:style-name="ce8" office:value-type="float" office:value="2.78271760254783">
            <text:p>2.8</text:p>
          </table:table-cell>
          <table:table-cell table:style-name="ce8" office:value-type="float" office:value="0.927281957101914">
            <text:p>0.9</text:p>
          </table:table-cell>
          <table:table-cell/>
          <table:table-cell table:style-name="ce9"/>
          <table:table-cell table:number-columns-repeated="3"/>
          <table:table-cell table:style-name="ce3" office:value-type="float" office:value="11">
            <text:p>11</text:p>
          </table:table-cell>
          <table:table-cell table:style-name="ce8" office:value-type="float" office:value="8.69666071461901">
            <text:p>8.7</text:p>
          </table:table-cell>
          <table:table-cell table:style-name="ce8" office:value-type="float" office:value="0.803188985013096">
            <text:p>0.8</text:p>
          </table:table-cell>
          <table:table-cell/>
          <table:table-cell table:style-name="ce9"/>
          <table:table-cell table:number-columns-repeated="1003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8" office:value-type="float" office:value="3.62087332362053">
            <text:p>3.6</text:p>
          </table:table-cell>
          <table:table-cell table:style-name="ce8" office:value-type="float" office:value="0.922196471112546">
            <text:p>0.9</text:p>
          </table:table-cell>
          <table:table-cell/>
          <table:table-cell table:style-name="ce9"/>
          <table:table-cell table:number-columns-repeated="3"/>
          <table:table-cell table:style-name="ce3" office:value-type="float" office:value="12">
            <text:p>12</text:p>
          </table:table-cell>
          <table:table-cell table:style-name="ce8" office:value-type="float" office:value="2.26919120059021">
            <text:p>2.3</text:p>
          </table:table-cell>
          <table:table-cell table:style-name="ce8" office:value-type="float" office:value="0.998673016041557">
            <text:p>1.0</text:p>
          </table:table-cell>
          <table:table-cell/>
          <table:table-cell table:style-name="ce9"/>
          <table:table-cell table:number-columns-repeated="3"/>
          <table:table-cell table:style-name="ce3" office:value-type="float" office:value="12">
            <text:p>12</text:p>
          </table:table-cell>
          <table:table-cell table:style-name="ce8" office:value-type="float" office:value="6.95298086696873">
            <text:p>7.0</text:p>
          </table:table-cell>
          <table:table-cell table:style-name="ce8" office:value-type="float" office:value="0.653572380051031">
            <text:p>0.7</text:p>
          </table:table-cell>
          <table:table-cell/>
          <table:table-cell table:style-name="ce9"/>
          <table:table-cell table:number-columns-repeated="1003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8" office:value-type="float" office:value="4.68004563737233">
            <text:p>4.7</text:p>
          </table:table-cell>
          <table:table-cell table:style-name="ce8" office:value-type="float" office:value="0.606664244770059">
            <text:p>0.6</text:p>
          </table:table-cell>
          <table:table-cell/>
          <table:table-cell table:style-name="ce9"/>
          <table:table-cell table:number-columns-repeated="3"/>
          <table:table-cell table:style-name="ce3" office:value-type="float" office:value="13">
            <text:p>13</text:p>
          </table:table-cell>
          <table:table-cell table:style-name="ce8" office:value-type="float" office:value="9.70549803944316">
            <text:p>9.7</text:p>
          </table:table-cell>
          <table:table-cell table:style-name="ce8" office:value-type="float" office:value="1.00701030115195">
            <text:p>1.0</text:p>
          </table:table-cell>
          <table:table-cell/>
          <table:table-cell table:style-name="ce9"/>
          <table:table-cell table:number-columns-repeated="3"/>
          <table:table-cell table:style-name="ce3" office:value-type="float" office:value="13">
            <text:p>13</text:p>
          </table:table-cell>
          <table:table-cell table:style-name="ce8" office:value-type="float" office:value="8.84616180715488">
            <text:p>8.8</text:p>
          </table:table-cell>
          <table:table-cell table:style-name="ce8" office:value-type="float" office:value="0.349684396278436">
            <text:p>0.3</text:p>
          </table:table-cell>
          <table:table-cell/>
          <table:table-cell table:style-name="ce9"/>
          <table:table-cell table:number-columns-repeated="1003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8" office:value-type="float" office:value="9.98100122856215">
            <text:p>10.0</text:p>
          </table:table-cell>
          <table:table-cell table:style-name="ce8" office:value-type="float" office:value="0.728898619004184">
            <text:p>0.7</text:p>
          </table:table-cell>
          <table:table-cell table:number-columns-repeated="5"/>
          <table:table-cell table:style-name="ce3" office:value-type="float" office:value="14">
            <text:p>14</text:p>
          </table:table-cell>
          <table:table-cell table:style-name="ce8" office:value-type="float" office:value="16.1057353949727">
            <text:p>16.1</text:p>
          </table:table-cell>
          <table:table-cell table:style-name="ce8" office:value-type="float" office:value="0.964499552496774">
            <text:p>1.0</text:p>
          </table:table-cell>
          <table:table-cell/>
          <table:table-cell table:style-name="ce9"/>
          <table:table-cell table:number-columns-repeated="3"/>
          <table:table-cell table:style-name="ce3" office:value-type="float" office:value="14">
            <text:p>14</text:p>
          </table:table-cell>
          <table:table-cell table:style-name="ce8" office:value-type="float" office:value="33.2255376230008">
            <text:p>33.2</text:p>
          </table:table-cell>
          <table:table-cell table:style-name="ce8" office:value-type="float" office:value="0.601505463114601">
            <text:p>0.6</text:p>
          </table:table-cell>
          <table:table-cell/>
          <table:table-cell table:style-name="ce9"/>
          <table:table-cell table:number-columns-repeated="1003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8" office:value-type="float" office:value="18.9598997981086">
            <text:p>19.0</text:p>
          </table:table-cell>
          <table:table-cell table:style-name="ce8" office:value-type="float" office:value="0.388277238668216">
            <text:p>0.4</text:p>
          </table:table-cell>
          <table:table-cell table:number-columns-repeated="5"/>
          <table:table-cell table:style-name="ce3" office:value-type="float" office:value="15">
            <text:p>15</text:p>
          </table:table-cell>
          <table:table-cell table:style-name="ce8" office:value-type="float" office:value="13.973304032131">
            <text:p>14.0</text:p>
          </table:table-cell>
          <table:table-cell table:style-name="ce8" office:value-type="float" office:value="1.15676457206203">
            <text:p>1.2</text:p>
          </table:table-cell>
          <table:table-cell table:number-columns-repeated="5"/>
          <table:table-cell table:style-name="ce3" office:value-type="float" office:value="15">
            <text:p>15</text:p>
          </table:table-cell>
          <table:table-cell table:style-name="ce8" office:value-type="float" office:value="15.986275091371">
            <text:p>16.0</text:p>
          </table:table-cell>
          <table:table-cell table:style-name="ce8" office:value-type="float" office:value="0.746650524376103">
            <text:p>0.7</text:p>
          </table:table-cell>
          <table:table-cell/>
          <table:table-cell table:style-name="ce9"/>
          <table:table-cell table:number-columns-repeated="1003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8" office:value-type="float" office:value="6.08950021979618">
            <text:p>6.1</text:p>
          </table:table-cell>
          <table:table-cell table:style-name="ce8" office:value-type="float" office:value="1.34292090598675">
            <text:p>1.3</text:p>
          </table:table-cell>
          <table:table-cell table:number-columns-repeated="5"/>
          <table:table-cell table:style-name="ce3" office:value-type="float" office:value="16">
            <text:p>16</text:p>
          </table:table-cell>
          <table:table-cell table:style-name="ce8" office:value-type="float" office:value="6.97771988585287">
            <text:p>7.0</text:p>
          </table:table-cell>
          <table:table-cell table:style-name="ce8" office:value-type="float" office:value="2.62155998816922">
            <text:p>2.6</text:p>
          </table:table-cell>
          <table:table-cell table:number-columns-repeated="5"/>
          <table:table-cell table:style-name="ce3" office:value-type="float" office:value="16">
            <text:p>16</text:p>
          </table:table-cell>
          <table:table-cell table:style-name="ce8" office:value-type="float" office:value="3.80917965787677">
            <text:p>3.8</text:p>
          </table:table-cell>
          <table:table-cell table:style-name="ce8" office:value-type="float" office:value="1.28008208227192">
            <text:p>1.3</text:p>
          </table:table-cell>
          <table:table-cell/>
          <table:table-cell table:style-name="ce9"/>
          <table:table-cell table:number-columns-repeated="1003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8" office:value-type="float" office:value="4.91487319289716">
            <text:p>4.9</text:p>
          </table:table-cell>
          <table:table-cell table:style-name="ce8" office:value-type="float" office:value="3.9744308947084">
            <text:p>4.0</text:p>
          </table:table-cell>
          <table:table-cell table:number-columns-repeated="5"/>
          <table:table-cell table:style-name="ce3" office:value-type="float" office:value="17">
            <text:p>17</text:p>
          </table:table-cell>
          <table:table-cell table:style-name="ce8" office:value-type="float" office:value="11.0340150152334">
            <text:p>11.0</text:p>
          </table:table-cell>
          <table:table-cell table:style-name="ce8" office:value-type="float" office:value="14.7639990476747">
            <text:p>14.8</text:p>
          </table:table-cell>
          <table:table-cell table:number-columns-repeated="5"/>
          <table:table-cell table:style-name="ce3" office:value-type="float" office:value="17">
            <text:p>17</text:p>
          </table:table-cell>
          <table:table-cell table:style-name="ce8" office:value-type="float" office:value="3.07902099499649">
            <text:p>3.1</text:p>
          </table:table-cell>
          <table:table-cell table:style-name="ce8" office:value-type="float" office:value="3.39527674734154">
            <text:p>3.4</text:p>
          </table:table-cell>
          <table:table-cell/>
          <table:table-cell table:style-name="ce9"/>
          <table:table-cell table:number-columns-repeated="1003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8" office:value-type="float" office:value="7.87792239838365">
            <text:p>7.9</text:p>
          </table:table-cell>
          <table:table-cell table:style-name="ce8" office:value-type="float" office:value="10.5790429415255">
            <text:p>10.6</text:p>
          </table:table-cell>
          <table:table-cell table:number-columns-repeated="5"/>
          <table:table-cell table:style-name="ce3" office:value-type="float" office:value="18">
            <text:p>18</text:p>
          </table:table-cell>
          <table:table-cell table:style-name="ce8" office:value-type="float" office:value="10.1366391779851">
            <text:p>10.1</text:p>
          </table:table-cell>
          <table:table-cell table:style-name="ce8" office:value-type="float" office:value="20.310856698176">
            <text:p>20.3</text:p>
          </table:table-cell>
          <table:table-cell table:number-columns-repeated="5"/>
          <table:table-cell table:style-name="ce3" office:value-type="float" office:value="18">
            <text:p>18</text:p>
          </table:table-cell>
          <table:table-cell table:style-name="ce8" office:value-type="float" office:value="5.64009792380235">
            <text:p>5.6</text:p>
          </table:table-cell>
          <table:table-cell table:style-name="ce8" office:value-type="float" office:value="7.7954745972059">
            <text:p>7.8</text:p>
          </table:table-cell>
          <table:table-cell table:number-columns-repeated="100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8" office:value-type="float" office:value="7.54332088691584">
            <text:p>7.5</text:p>
          </table:table-cell>
          <table:table-cell table:style-name="ce8" office:value-type="float" office:value="7.15995825289525">
            <text:p>7.2</text:p>
          </table:table-cell>
          <table:table-cell table:number-columns-repeated="5"/>
          <table:table-cell table:style-name="ce3" office:value-type="float" office:value="19">
            <text:p>19</text:p>
          </table:table-cell>
          <table:table-cell table:style-name="ce8" office:value-type="float" office:value="11.9707959909857">
            <text:p>12.0</text:p>
          </table:table-cell>
          <table:table-cell table:style-name="ce8" office:value-type="float" office:value="11.7301212325644">
            <text:p>11.7</text:p>
          </table:table-cell>
          <table:table-cell table:number-columns-repeated="5"/>
          <table:table-cell table:style-name="ce3" office:value-type="float" office:value="19">
            <text:p>19</text:p>
          </table:table-cell>
          <table:table-cell table:style-name="ce8" office:value-type="float" office:value="8.90740498938284">
            <text:p>8.9</text:p>
          </table:table-cell>
          <table:table-cell table:style-name="ce8" office:value-type="float" office:value="6.86487954551484">
            <text:p>6.9</text:p>
          </table:table-cell>
          <table:table-cell table:number-columns-repeated="100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8" office:value-type="float" office:value="2.9164425651653">
            <text:p>2.9</text:p>
          </table:table-cell>
          <table:table-cell table:style-name="ce8" office:value-type="float" office:value="2.41758604029381">
            <text:p>2.4</text:p>
          </table:table-cell>
          <table:table-cell table:number-columns-repeated="5"/>
          <table:table-cell table:style-name="ce3" office:value-type="float" office:value="20">
            <text:p>20</text:p>
          </table:table-cell>
          <table:table-cell table:style-name="ce8" table:number-columns-repeated="2"/>
          <table:table-cell table:number-columns-repeated="5"/>
          <table:table-cell table:style-name="ce3" office:value-type="float" office:value="20">
            <text:p>20</text:p>
          </table:table-cell>
          <table:table-cell table:style-name="ce8" office:value-type="float" office:value="2.89259418086584">
            <text:p>2.9</text:p>
          </table:table-cell>
          <table:table-cell table:style-name="ce8" office:value-type="float" office:value="1.73231567310834">
            <text:p>1.7</text:p>
          </table:table-cell>
          <table:table-cell table:number-columns-repeated="100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8" office:value-type="float" office:value="2.99933881831556">
            <text:p>3.0</text:p>
          </table:table-cell>
          <table:table-cell table:style-name="ce8" office:value-type="float" office:value="1.72667555168064">
            <text:p>1.7</text:p>
          </table:table-cell>
          <table:table-cell table:number-columns-repeated="5"/>
          <table:table-cell table:style-name="ce3"/>
          <table:table-cell table:style-name="ce8" table:number-columns-repeated="2"/>
          <table:table-cell table:number-columns-repeated="5"/>
          <table:table-cell table:style-name="ce3" office:value-type="float" office:value="21">
            <text:p>21</text:p>
          </table:table-cell>
          <table:table-cell table:style-name="ce8" office:value-type="float" office:value="2.94510294642239">
            <text:p>2.9</text:p>
          </table:table-cell>
          <table:table-cell table:style-name="ce8" office:value-type="float" office:value="1.34186465289004">
            <text:p>1.3</text:p>
          </table:table-cell>
          <table:table-cell table:number-columns-repeated="1005"/>
        </table:table-row>
        <table:table-row table:style-name="ro1">
          <table:table-cell table:style-name="ce3"/>
          <table:table-cell table:style-name="ce8" table:number-columns-repeated="2"/>
          <table:table-cell table:number-columns-repeated="5"/>
          <table:table-cell table:style-name="ce3"/>
          <table:table-cell table:style-name="ce8" table:number-columns-repeated="2"/>
          <table:table-cell table:number-columns-repeated="5"/>
          <table:table-cell table:style-name="ce3"/>
          <table:table-cell table:style-name="ce8" table:number-columns-repeated="2"/>
          <table:table-cell table:number-columns-repeated="1005"/>
        </table:table-row>
        <table:table-row table:style-name="ro1">
          <table:table-cell office:value-type="string">
            <text:p>FL</text:p>
          </table:table-cell>
          <table:table-cell table:style-name="ce8" office:value-type="float" office:value="5.4">
            <text:p>5.4</text:p>
          </table:table-cell>
          <table:table-cell table:style-name="ce8" office:value-type="float" office:value="13.7">
            <text:p>13.7</text:p>
          </table:table-cell>
          <table:table-cell table:number-columns-repeated="5"/>
          <table:table-cell office:value-type="string">
            <text:p>FL</text:p>
          </table:table-cell>
          <table:table-cell table:style-name="ce8" office:value-type="float" office:value="4.7">
            <text:p>4.7</text:p>
          </table:table-cell>
          <table:table-cell table:style-name="ce8" office:value-type="float" office:value="9.6">
            <text:p>9.6</text:p>
          </table:table-cell>
          <table:table-cell table:number-columns-repeated="5"/>
          <table:table-cell office:value-type="string">
            <text:p>FL</text:p>
          </table:table-cell>
          <table:table-cell table:style-name="ce8" office:value-type="float" office:value="5.7">
            <text:p>5.7</text:p>
          </table:table-cell>
          <table:table-cell table:style-name="ce8" office:value-type="float" office:value="19.1">
            <text:p>19.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>
            <draw:frame table:end-cell-address="Sheet1.X108" table:end-x="0.4484in" table:end-y="0.1657in" draw:z-index="2" draw:name="Chart 3" draw:style-name="gr1" svg:width="6.613in" svg:height="3.7776in" svg:x="0.0004in" svg:y="0.1657in">
              <draw:object draw:notify-on-update-of-ranges="Sheet1.Q64:Sheet1.Q85 Sheet1.R63:Sheet1.R63 Sheet1.R64:Sheet1.R85 Sheet1.S63:Sheet1.S63 Sheet1.S64:Sheet1.S8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>
            <draw:frame table:end-cell-address="Sheet1.H108" table:end-x="0.4209in" table:end-y="0.1799in" draw:z-index="0" draw:name="Chart 1" draw:style-name="gr1" svg:width="6.5583in" svg:height="3.7776in" svg:x="0.0276in" svg:y="0in">
              <draw:object draw:notify-on-update-of-ranges="Sheet1.A64:Sheet1.A85 Sheet1.B63:Sheet1.B63 Sheet1.B64:Sheet1.B85 Sheet1.C63:Sheet1.C63 Sheet1.C64:Sheet1.C8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table:end-cell-address="Sheet1.P108" table:end-x="0.3941in" table:end-y="0.1799in" draw:z-index="1" draw:name="Chart 2" draw:style-name="gr1" svg:width="6.5453in" svg:height="3.7634in" svg:x="0.0138in" svg:y="0.0142in">
              <draw:object draw:notify-on-update-of-ranges="Sheet1.I64:Sheet1.I85 Sheet1.J63:Sheet1.J63 Sheet1.J64:Sheet1.J85 Sheet1.K63:Sheet1.K63 Sheet1.K64:Sheet1.K8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>
            <draw:frame table:end-cell-address="Sheet1.H133" table:end-x="0.4346in" table:end-y="0.0142in" draw:z-index="3" draw:name="Chart 4" draw:style-name="gr1" svg:width="6.5996in" svg:height="3.9713in" svg:x="0in" svg:y="0.0004in">
              <draw:object draw:notify-on-update-of-ranges="'file:///home/jorgsk/phdproject/5primeUTR/Hsu_original_data/IQ Workup 032802a'#Sheet1.A98:'file:///home/jorgsk/phdproject/5primeUTR/Hsu_original_data/IQ Workup 032802a'#Sheet1.A118 'file:///home/jorgsk/phdproject/5primeUTR/Hsu_original_data/IQ Workup 032802a'#Sheet1.B97:'file:///home/jorgsk/phdproject/5primeUTR/Hsu_original_data/IQ Workup 032802a'#Sheet1.B97 'file:///home/jorgsk/phdproject/5primeUTR/Hsu_original_data/IQ Workup 032802a'#Sheet1.B98:'file:///home/jorgsk/phdproject/5primeUTR/Hsu_original_data/IQ Workup 032802a'#Sheet1.B118 'file:///home/jorgsk/phdproject/5primeUTR/Hsu_original_data/IQ Workup 032802a'#Sheet1.C97:'file:///home/jorgsk/phdproject/5primeUTR/Hsu_original_data/IQ Workup 032802a'#Sheet1.C97 'file:///home/jorgsk/phdproject/5primeUTR/Hsu_original_data/IQ Workup 032802a'#Sheet1.C98:'file:///home/jorgsk/phdproject/5primeUTR/Hsu_original_data/IQ Workup 032802a'#Sheet1.C11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7"/>
          <table:table-cell>
            <draw:frame table:end-cell-address="Sheet1.P132" table:end-x="0.4484in" table:end-y="0.1803in" draw:z-index="4" draw:name="Chart 5" draw:style-name="gr1" svg:width="6.6134in" svg:height="3.9575in" svg:x="0in" svg:y="0.0004in">
              <draw:object draw:notify-on-update-of-ranges="'file:///home/jorgsk/phdproject/5primeUTR/Hsu_original_data/IQ Workup 032802a'#Sheet1.I98:'file:///home/jorgsk/phdproject/5primeUTR/Hsu_original_data/IQ Workup 032802a'#Sheet1.I118 'file:///home/jorgsk/phdproject/5primeUTR/Hsu_original_data/IQ Workup 032802a'#Sheet1.J97:'file:///home/jorgsk/phdproject/5primeUTR/Hsu_original_data/IQ Workup 032802a'#Sheet1.J97 'file:///home/jorgsk/phdproject/5primeUTR/Hsu_original_data/IQ Workup 032802a'#Sheet1.J98:'file:///home/jorgsk/phdproject/5primeUTR/Hsu_original_data/IQ Workup 032802a'#Sheet1.J118 'file:///home/jorgsk/phdproject/5primeUTR/Hsu_original_data/IQ Workup 032802a'#Sheet1.K97:'file:///home/jorgsk/phdproject/5primeUTR/Hsu_original_data/IQ Workup 032802a'#Sheet1.K97 'file:///home/jorgsk/phdproject/5primeUTR/Hsu_original_data/IQ Workup 032802a'#Sheet1.K98:'file:///home/jorgsk/phdproject/5primeUTR/Hsu_original_data/IQ Workup 032802a'#Sheet1.K118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9"/>
          <table:table-cell>
            <draw:frame table:end-cell-address="Sheet1.W124" table:end-x="0.8413in" table:end-y="0.1799in" draw:z-index="15" draw:name="Chart 16" draw:style-name="gr1" svg:width="4.3638in" svg:height="2.5181in" svg:x="0.0004in" svg:y="0.0004in">
              <draw:object draw:notify-on-update-of-ranges="'file:///home/jorgsk/phdproject/5primeUTR/Hsu_original_data/IQ Workup 032802a'#Sheet1.A98:'file:///home/jorgsk/phdproject/5primeUTR/Hsu_original_data/IQ Workup 032802a'#Sheet1.A118 'file:///home/jorgsk/phdproject/5primeUTR/Hsu_original_data/IQ Workup 032802a'#Sheet1.B97:'file:///home/jorgsk/phdproject/5primeUTR/Hsu_original_data/IQ Workup 032802a'#Sheet1.B97 'file:///home/jorgsk/phdproject/5primeUTR/Hsu_original_data/IQ Workup 032802a'#Sheet1.B98:'file:///home/jorgsk/phdproject/5primeUTR/Hsu_original_data/IQ Workup 032802a'#Sheet1.B118 'file:///home/jorgsk/phdproject/5primeUTR/Hsu_original_data/IQ Workup 032802a'#Sheet1.C97:'file:///home/jorgsk/phdproject/5primeUTR/Hsu_original_data/IQ Workup 032802a'#Sheet1.C97 'file:///home/jorgsk/phdproject/5primeUTR/Hsu_original_data/IQ Workup 032802a'#Sheet1.C98:'file:///home/jorgsk/phdproject/5primeUTR/Hsu_original_data/IQ Workup 032802a'#Sheet1.C118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4"/>
          <table:table-cell>
            <draw:frame table:end-cell-address="Sheet1.AB124" table:end-x="0.8539in" table:end-y="0.1799in" draw:z-index="16" draw:name="Chart 17" draw:style-name="gr1" svg:width="4.363in" svg:height="2.5181in" svg:x="0.0142in" svg:y="0.0004in">
              <draw:object draw:notify-on-update-of-ranges="'file:///home/jorgsk/phdproject/5primeUTR/Hsu_original_data/IQ Workup 032802a'#Sheet1.I98:'file:///home/jorgsk/phdproject/5primeUTR/Hsu_original_data/IQ Workup 032802a'#Sheet1.I118 'file:///home/jorgsk/phdproject/5primeUTR/Hsu_original_data/IQ Workup 032802a'#Sheet1.J97:'file:///home/jorgsk/phdproject/5primeUTR/Hsu_original_data/IQ Workup 032802a'#Sheet1.J97 'file:///home/jorgsk/phdproject/5primeUTR/Hsu_original_data/IQ Workup 032802a'#Sheet1.J98:'file:///home/jorgsk/phdproject/5primeUTR/Hsu_original_data/IQ Workup 032802a'#Sheet1.J118 'file:///home/jorgsk/phdproject/5primeUTR/Hsu_original_data/IQ Workup 032802a'#Sheet1.K97:'file:///home/jorgsk/phdproject/5primeUTR/Hsu_original_data/IQ Workup 032802a'#Sheet1.K97 'file:///home/jorgsk/phdproject/5primeUTR/Hsu_original_data/IQ Workup 032802a'#Sheet1.K98:'file:///home/jorgsk/phdproject/5primeUTR/Hsu_original_data/IQ Workup 032802a'#Sheet1.K118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000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7"/>
          <table:table-cell>
            <draw:frame table:end-cell-address="Sheet1.W138" table:end-x="0.8413in" table:end-y="0.1661in" draw:z-index="17" draw:name="Chart 18" draw:style-name="gr1" svg:width="4.3776in" svg:height="2.4768in" svg:x="0.8673in" svg:y="0.0276in">
              <draw:object draw:notify-on-update-of-ranges="'file:///home/jorgsk/phdproject/5primeUTR/Hsu_original_data/IQ Workup 032802a'#Sheet1.R98:'file:///home/jorgsk/phdproject/5primeUTR/Hsu_original_data/IQ Workup 032802a'#Sheet1.R118 'file:///home/jorgsk/phdproject/5primeUTR/Hsu_original_data/IQ Workup 032802a'#Sheet1.S97:'file:///home/jorgsk/phdproject/5primeUTR/Hsu_original_data/IQ Workup 032802a'#Sheet1.S97 'file:///home/jorgsk/phdproject/5primeUTR/Hsu_original_data/IQ Workup 032802a'#Sheet1.S98:'file:///home/jorgsk/phdproject/5primeUTR/Hsu_original_data/IQ Workup 032802a'#Sheet1.S118 'file:///home/jorgsk/phdproject/5primeUTR/Hsu_original_data/IQ Workup 032802a'#Sheet1.T97:'file:///home/jorgsk/phdproject/5primeUTR/Hsu_original_data/IQ Workup 032802a'#Sheet1.T97 'file:///home/jorgsk/phdproject/5primeUTR/Hsu_original_data/IQ Workup 032802a'#Sheet1.T98:'file:///home/jorgsk/phdproject/5primeUTR/Hsu_original_data/IQ Workup 032802a'#Sheet1.T118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5"/>
          <table:table-cell>
            <draw:frame table:end-cell-address="Sheet1.AB138" table:end-x="0.8413in" table:end-y="0.1528in" draw:z-index="18" draw:name="Chart 19" draw:style-name="gr1" svg:width="4.3504in" svg:height="2.4492in" svg:x="0.0142in" svg:y="0.0417in">
              <draw:object draw:notify-on-update-of-ranges="'file:///home/jorgsk/phdproject/5primeUTR/Hsu_original_data/IQ Workup 032802a'#Sheet1.AA98:'file:///home/jorgsk/phdproject/5primeUTR/Hsu_original_data/IQ Workup 032802a'#Sheet1.AA118 'file:///home/jorgsk/phdproject/5primeUTR/Hsu_original_data/IQ Workup 032802a'#Sheet1.AB97:'file:///home/jorgsk/phdproject/5primeUTR/Hsu_original_data/IQ Workup 032802a'#Sheet1.AB97 'file:///home/jorgsk/phdproject/5primeUTR/Hsu_original_data/IQ Workup 032802a'#Sheet1.AB98:'file:///home/jorgsk/phdproject/5primeUTR/Hsu_original_data/IQ Workup 032802a'#Sheet1.AB118 'file:///home/jorgsk/phdproject/5primeUTR/Hsu_original_data/IQ Workup 032802a'#Sheet1.AC97:'file:///home/jorgsk/phdproject/5primeUTR/Hsu_original_data/IQ Workup 032802a'#Sheet1.AC97 'file:///home/jorgsk/phdproject/5primeUTR/Hsu_original_data/IQ Workup 032802a'#Sheet1.AC98:'file:///home/jorgsk/phdproject/5primeUTR/Hsu_original_data/IQ Workup 032802a'#Sheet1.AC118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0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>
            <draw:frame table:end-cell-address="Sheet1.H156" table:end-x="0.4209in" table:end-y="0.0142in" draw:z-index="5" draw:name="Chart 6" draw:style-name="gr1" svg:width="6.5858in" svg:height="3.9717in" svg:x="0in" svg:y="0in">
              <draw:object draw:notify-on-update-of-ranges="'file:///home/jorgsk/phdproject/5primeUTR/Hsu_original_data/IQ Workup 032802a'#Sheet1.R98:'file:///home/jorgsk/phdproject/5primeUTR/Hsu_original_data/IQ Workup 032802a'#Sheet1.R118 'file:///home/jorgsk/phdproject/5primeUTR/Hsu_original_data/IQ Workup 032802a'#Sheet1.S97:'file:///home/jorgsk/phdproject/5primeUTR/Hsu_original_data/IQ Workup 032802a'#Sheet1.S97 'file:///home/jorgsk/phdproject/5primeUTR/Hsu_original_data/IQ Workup 032802a'#Sheet1.S98:'file:///home/jorgsk/phdproject/5primeUTR/Hsu_original_data/IQ Workup 032802a'#Sheet1.S118 'file:///home/jorgsk/phdproject/5primeUTR/Hsu_original_data/IQ Workup 032802a'#Sheet1.T97:'file:///home/jorgsk/phdproject/5primeUTR/Hsu_original_data/IQ Workup 032802a'#Sheet1.T97 'file:///home/jorgsk/phdproject/5primeUTR/Hsu_original_data/IQ Workup 032802a'#Sheet1.T98:'file:///home/jorgsk/phdproject/5primeUTR/Hsu_original_data/IQ Workup 032802a'#Sheet1.T11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>
            <draw:frame table:end-cell-address="Sheet1.P155" table:end-x="0.4622in" table:end-y="0.1799in" draw:z-index="6" draw:name="Chart 7" draw:style-name="gr1" svg:width="6.6272in" svg:height="3.9575in" svg:x="0in" svg:y="0in">
              <draw:object draw:notify-on-update-of-ranges="'file:///home/jorgsk/phdproject/5primeUTR/Hsu_original_data/IQ Workup 032802a'#Sheet1.AA98:'file:///home/jorgsk/phdproject/5primeUTR/Hsu_original_data/IQ Workup 032802a'#Sheet1.AA118 'file:///home/jorgsk/phdproject/5primeUTR/Hsu_original_data/IQ Workup 032802a'#Sheet1.AB97:'file:///home/jorgsk/phdproject/5primeUTR/Hsu_original_data/IQ Workup 032802a'#Sheet1.AB97 'file:///home/jorgsk/phdproject/5primeUTR/Hsu_original_data/IQ Workup 032802a'#Sheet1.AB98:'file:///home/jorgsk/phdproject/5primeUTR/Hsu_original_data/IQ Workup 032802a'#Sheet1.AB118 'file:///home/jorgsk/phdproject/5primeUTR/Hsu_original_data/IQ Workup 032802a'#Sheet1.AC97:'file:///home/jorgsk/phdproject/5primeUTR/Hsu_original_data/IQ Workup 032802a'#Sheet1.AC97 'file:///home/jorgsk/phdproject/5primeUTR/Hsu_original_data/IQ Workup 032802a'#Sheet1.AC98:'file:///home/jorgsk/phdproject/5primeUTR/Hsu_original_data/IQ Workup 032802a'#Sheet1.AC11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>
            <draw:frame table:end-cell-address="Sheet1.W152" table:end-x="0.8413in" table:end-y="0.1528in" draw:z-index="19" draw:name="Chart 20" draw:style-name="gr1" svg:width="4.35in" svg:height="2.4768in" svg:x="0.0142in" svg:y="0.0146in">
              <draw:object draw:notify-on-update-of-ranges="'file:///home/jorgsk/phdproject/5primeUTR/Hsu_original_data/IQ Workup 032802a'#Sheet1.AJ98:'file:///home/jorgsk/phdproject/5primeUTR/Hsu_original_data/IQ Workup 032802a'#Sheet1.AJ118 'file:///home/jorgsk/phdproject/5primeUTR/Hsu_original_data/IQ Workup 032802a'#Sheet1.AK97:'file:///home/jorgsk/phdproject/5primeUTR/Hsu_original_data/IQ Workup 032802a'#Sheet1.AK97 'file:///home/jorgsk/phdproject/5primeUTR/Hsu_original_data/IQ Workup 032802a'#Sheet1.AK98:'file:///home/jorgsk/phdproject/5primeUTR/Hsu_original_data/IQ Workup 032802a'#Sheet1.AK118 'file:///home/jorgsk/phdproject/5primeUTR/Hsu_original_data/IQ Workup 032802a'#Sheet1.AL97:'file:///home/jorgsk/phdproject/5primeUTR/Hsu_original_data/IQ Workup 032802a'#Sheet1.AL97 'file:///home/jorgsk/phdproject/5primeUTR/Hsu_original_data/IQ Workup 032802a'#Sheet1.AL98:'file:///home/jorgsk/phdproject/5primeUTR/Hsu_original_data/IQ Workup 032802a'#Sheet1.AL118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4"/>
          <table:table-cell>
            <draw:frame table:end-cell-address="Sheet1.AB152" table:end-x="0.8276in" table:end-y="0.1528in" draw:z-index="20" draw:name="Chart 21" draw:style-name="gr1" svg:width="4.3366in" svg:height="2.4909in" svg:x="0.0142in" svg:y="0.0004in">
              <draw:object draw:notify-on-update-of-ranges="'file:///home/jorgsk/phdproject/5primeUTR/Hsu_original_data/IQ Workup 032802b'#Sheet1.A64:'file:///home/jorgsk/phdproject/5primeUTR/Hsu_original_data/IQ Workup 032802b'#Sheet1.A84 'file:///home/jorgsk/phdproject/5primeUTR/Hsu_original_data/IQ Workup 032802b'#Sheet1.B63:'file:///home/jorgsk/phdproject/5primeUTR/Hsu_original_data/IQ Workup 032802b'#Sheet1.B63 'file:///home/jorgsk/phdproject/5primeUTR/Hsu_original_data/IQ Workup 032802b'#Sheet1.B64:'file:///home/jorgsk/phdproject/5primeUTR/Hsu_original_data/IQ Workup 032802b'#Sheet1.B84 'file:///home/jorgsk/phdproject/5primeUTR/Hsu_original_data/IQ Workup 032802b'#Sheet1.C63:'file:///home/jorgsk/phdproject/5primeUTR/Hsu_original_data/IQ Workup 032802b'#Sheet1.C63 'file:///home/jorgsk/phdproject/5primeUTR/Hsu_original_data/IQ Workup 032802b'#Sheet1.C64:'file:///home/jorgsk/phdproject/5primeUTR/Hsu_original_data/IQ Workup 032802b'#Sheet1.C84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00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>
            <draw:frame table:end-cell-address="Sheet1.W166" table:end-x="0.828in" table:end-y="0.1524in" draw:z-index="21" draw:name="Chart 22" draw:style-name="gr1" svg:width="4.3228in" svg:height="2.4634in" svg:x="0.028in" svg:y="0.0276in">
              <draw:object draw:notify-on-update-of-ranges="'file:///home/jorgsk/phdproject/5primeUTR/Hsu_original_data/IQ Workup 032802b'#Sheet1.I64:'file:///home/jorgsk/phdproject/5primeUTR/Hsu_original_data/IQ Workup 032802b'#Sheet1.I84 'file:///home/jorgsk/phdproject/5primeUTR/Hsu_original_data/IQ Workup 032802b'#Sheet1.J63:'file:///home/jorgsk/phdproject/5primeUTR/Hsu_original_data/IQ Workup 032802b'#Sheet1.J63 'file:///home/jorgsk/phdproject/5primeUTR/Hsu_original_data/IQ Workup 032802b'#Sheet1.J64:'file:///home/jorgsk/phdproject/5primeUTR/Hsu_original_data/IQ Workup 032802b'#Sheet1.J84 'file:///home/jorgsk/phdproject/5primeUTR/Hsu_original_data/IQ Workup 032802b'#Sheet1.K63:'file:///home/jorgsk/phdproject/5primeUTR/Hsu_original_data/IQ Workup 032802b'#Sheet1.K63 'file:///home/jorgsk/phdproject/5primeUTR/Hsu_original_data/IQ Workup 032802b'#Sheet1.K64:'file:///home/jorgsk/phdproject/5primeUTR/Hsu_original_data/IQ Workup 032802b'#Sheet1.K84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4"/>
          <table:table-cell>
            <draw:frame table:end-cell-address="Sheet1.AB166" table:end-x="0.8276in" table:end-y="0.1386in" draw:z-index="22" draw:name="Chart 23" draw:style-name="gr1" svg:width="4.3504in" svg:height="2.463in" svg:x="0.0004in" svg:y="0.0142in">
              <draw:object draw:notify-on-update-of-ranges="'file:///home/jorgsk/phdproject/5primeUTR/Hsu_original_data/IQ Workup 032802b'#Sheet1.Q64:'file:///home/jorgsk/phdproject/5primeUTR/Hsu_original_data/IQ Workup 032802b'#Sheet1.Q84 'file:///home/jorgsk/phdproject/5primeUTR/Hsu_original_data/IQ Workup 032802b'#Sheet1.R63:'file:///home/jorgsk/phdproject/5primeUTR/Hsu_original_data/IQ Workup 032802b'#Sheet1.R63 'file:///home/jorgsk/phdproject/5primeUTR/Hsu_original_data/IQ Workup 032802b'#Sheet1.R64:'file:///home/jorgsk/phdproject/5primeUTR/Hsu_original_data/IQ Workup 032802b'#Sheet1.R84 'file:///home/jorgsk/phdproject/5primeUTR/Hsu_original_data/IQ Workup 032802b'#Sheet1.S63:'file:///home/jorgsk/phdproject/5primeUTR/Hsu_original_data/IQ Workup 032802b'#Sheet1.S63 'file:///home/jorgsk/phdproject/5primeUTR/Hsu_original_data/IQ Workup 032802b'#Sheet1.S64:'file:///home/jorgsk/phdproject/5primeUTR/Hsu_original_data/IQ Workup 032802b'#Sheet1.S84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>
            <draw:frame table:end-cell-address="Sheet1.H178" table:end-x="0.4346in" table:end-y="0.1803in" draw:z-index="7" draw:name="Chart 8" draw:style-name="gr1" svg:width="6.5996in" svg:height="3.9575in" svg:x="0in" svg:y="0in">
              <draw:object draw:notify-on-update-of-ranges="'file:///home/jorgsk/phdproject/5primeUTR/Hsu_original_data/IQ Workup 032802a'#Sheet1.AJ98:'file:///home/jorgsk/phdproject/5primeUTR/Hsu_original_data/IQ Workup 032802a'#Sheet1.AJ118 'file:///home/jorgsk/phdproject/5primeUTR/Hsu_original_data/IQ Workup 032802a'#Sheet1.AK97:'file:///home/jorgsk/phdproject/5primeUTR/Hsu_original_data/IQ Workup 032802a'#Sheet1.AK97 'file:///home/jorgsk/phdproject/5primeUTR/Hsu_original_data/IQ Workup 032802a'#Sheet1.AK98:'file:///home/jorgsk/phdproject/5primeUTR/Hsu_original_data/IQ Workup 032802a'#Sheet1.AK118 'file:///home/jorgsk/phdproject/5primeUTR/Hsu_original_data/IQ Workup 032802a'#Sheet1.AL97:'file:///home/jorgsk/phdproject/5primeUTR/Hsu_original_data/IQ Workup 032802a'#Sheet1.AL97 'file:///home/jorgsk/phdproject/5primeUTR/Hsu_original_data/IQ Workup 032802a'#Sheet1.AL98:'file:///home/jorgsk/phdproject/5primeUTR/Hsu_original_data/IQ Workup 032802a'#Sheet1.AL118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6"/>
          <table:table-cell>
            <draw:frame table:end-cell-address="Sheet1.P179" table:end-x="0.4752in" table:end-y="0.0276in" draw:z-index="8" draw:name="Chart 9" draw:style-name="gr1" svg:width="6.6539in" svg:height="3.9846in" svg:x="0.8669in" svg:y="0in">
              <draw:object draw:notify-on-update-of-ranges="'file:///home/jorgsk/phdproject/5primeUTR/Hsu_original_data/IQ Workup 032802b'#Sheet1.A64:'file:///home/jorgsk/phdproject/5primeUTR/Hsu_original_data/IQ Workup 032802b'#Sheet1.A84 'file:///home/jorgsk/phdproject/5primeUTR/Hsu_original_data/IQ Workup 032802b'#Sheet1.B63:'file:///home/jorgsk/phdproject/5primeUTR/Hsu_original_data/IQ Workup 032802b'#Sheet1.B63 'file:///home/jorgsk/phdproject/5primeUTR/Hsu_original_data/IQ Workup 032802b'#Sheet1.B64:'file:///home/jorgsk/phdproject/5primeUTR/Hsu_original_data/IQ Workup 032802b'#Sheet1.B84 'file:///home/jorgsk/phdproject/5primeUTR/Hsu_original_data/IQ Workup 032802b'#Sheet1.C63:'file:///home/jorgsk/phdproject/5primeUTR/Hsu_original_data/IQ Workup 032802b'#Sheet1.C63 'file:///home/jorgsk/phdproject/5primeUTR/Hsu_original_data/IQ Workup 032802b'#Sheet1.C64:'file:///home/jorgsk/phdproject/5primeUTR/Hsu_original_data/IQ Workup 032802b'#Sheet1.C84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6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>
            <draw:frame table:end-cell-address="Sheet1.W180" table:end-x="0.828in" table:end-y="0.1803in" draw:z-index="23" draw:name="Chart 24" draw:style-name="gr1" svg:width="4.3228in" svg:height="2.5043in" svg:x="0.028in" svg:y="0.0142in">
              <draw:object draw:notify-on-update-of-ranges="'file:///home/jorgsk/phdproject/5primeUTR/Hsu_original_data/IQ Workup 032802b'#Sheet1.Z63:'file:///home/jorgsk/phdproject/5primeUTR/Hsu_original_data/IQ Workup 032802b'#Sheet1.Z83 'file:///home/jorgsk/phdproject/5primeUTR/Hsu_original_data/IQ Workup 032802b'#Sheet1.AA62:'file:///home/jorgsk/phdproject/5primeUTR/Hsu_original_data/IQ Workup 032802b'#Sheet1.AA62 'file:///home/jorgsk/phdproject/5primeUTR/Hsu_original_data/IQ Workup 032802b'#Sheet1.AA63:'file:///home/jorgsk/phdproject/5primeUTR/Hsu_original_data/IQ Workup 032802b'#Sheet1.AA83 'file:///home/jorgsk/phdproject/5primeUTR/Hsu_original_data/IQ Workup 032802b'#Sheet1.AB62:'file:///home/jorgsk/phdproject/5primeUTR/Hsu_original_data/IQ Workup 032802b'#Sheet1.AB62 'file:///home/jorgsk/phdproject/5primeUTR/Hsu_original_data/IQ Workup 032802b'#Sheet1.AB63:'file:///home/jorgsk/phdproject/5primeUTR/Hsu_original_data/IQ Workup 032802b'#Sheet1.AB83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4"/>
          <table:table-cell>
            <draw:frame table:end-cell-address="Sheet1.AB180" table:end-x="0.8276in" table:end-y="0.1661in" draw:z-index="24" draw:name="Chart 25" draw:style-name="gr1" svg:width="4.3366in" svg:height="2.4902in" svg:x="0.0142in" svg:y="0.0142in">
              <draw:object draw:notify-on-update-of-ranges="'file:///home/jorgsk/phdproject/5primeUTR/Hsu_original_data/IQ Workup 032802b'#Sheet1.AH63:'file:///home/jorgsk/phdproject/5primeUTR/Hsu_original_data/IQ Workup 032802b'#Sheet1.AH83 'file:///home/jorgsk/phdproject/5primeUTR/Hsu_original_data/IQ Workup 032802b'#Sheet1.AI62:'file:///home/jorgsk/phdproject/5primeUTR/Hsu_original_data/IQ Workup 032802b'#Sheet1.AI62 'file:///home/jorgsk/phdproject/5primeUTR/Hsu_original_data/IQ Workup 032802b'#Sheet1.AI63:'file:///home/jorgsk/phdproject/5primeUTR/Hsu_original_data/IQ Workup 032802b'#Sheet1.AI83 'file:///home/jorgsk/phdproject/5primeUTR/Hsu_original_data/IQ Workup 032802b'#Sheet1.AJ62:'file:///home/jorgsk/phdproject/5primeUTR/Hsu_original_data/IQ Workup 032802b'#Sheet1.AJ62 'file:///home/jorgsk/phdproject/5primeUTR/Hsu_original_data/IQ Workup 032802b'#Sheet1.AJ63:'file:///home/jorgsk/phdproject/5primeUTR/Hsu_original_data/IQ Workup 032802b'#Sheet1.AJ83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0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>
            <draw:frame table:end-cell-address="Sheet1.H201" table:end-x="0.3941in" table:end-y="0.1799in" draw:z-index="9" draw:name="Chart 10" draw:style-name="gr1" svg:width="6.5591in" svg:height="3.9571in" svg:x="0in" svg:y="0.0004in">
              <draw:object draw:notify-on-update-of-ranges="'file:///home/jorgsk/phdproject/5primeUTR/Hsu_original_data/IQ Workup 032802b'#Sheet1.I64:'file:///home/jorgsk/phdproject/5primeUTR/Hsu_original_data/IQ Workup 032802b'#Sheet1.I84 'file:///home/jorgsk/phdproject/5primeUTR/Hsu_original_data/IQ Workup 032802b'#Sheet1.J63:'file:///home/jorgsk/phdproject/5primeUTR/Hsu_original_data/IQ Workup 032802b'#Sheet1.J63 'file:///home/jorgsk/phdproject/5primeUTR/Hsu_original_data/IQ Workup 032802b'#Sheet1.J64:'file:///home/jorgsk/phdproject/5primeUTR/Hsu_original_data/IQ Workup 032802b'#Sheet1.J84 'file:///home/jorgsk/phdproject/5primeUTR/Hsu_original_data/IQ Workup 032802b'#Sheet1.K63:'file:///home/jorgsk/phdproject/5primeUTR/Hsu_original_data/IQ Workup 032802b'#Sheet1.K63 'file:///home/jorgsk/phdproject/5primeUTR/Hsu_original_data/IQ Workup 032802b'#Sheet1.K64:'file:///home/jorgsk/phdproject/5primeUTR/Hsu_original_data/IQ Workup 032802b'#Sheet1.K84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7"/>
          <table:table-cell>
            <draw:frame table:end-cell-address="Sheet1.P201" table:end-x="0.4752in" table:end-y="0.1799in" draw:z-index="10" draw:name="Chart 11" draw:style-name="gr1" svg:width="6.6402in" svg:height="3.9571in" svg:x="0in" svg:y="0.0004in">
              <draw:object draw:notify-on-update-of-ranges="'file:///home/jorgsk/phdproject/5primeUTR/Hsu_original_data/IQ Workup 032802b'#Sheet1.Q64:'file:///home/jorgsk/phdproject/5primeUTR/Hsu_original_data/IQ Workup 032802b'#Sheet1.Q84 'file:///home/jorgsk/phdproject/5primeUTR/Hsu_original_data/IQ Workup 032802b'#Sheet1.R63:'file:///home/jorgsk/phdproject/5primeUTR/Hsu_original_data/IQ Workup 032802b'#Sheet1.R63 'file:///home/jorgsk/phdproject/5primeUTR/Hsu_original_data/IQ Workup 032802b'#Sheet1.R64:'file:///home/jorgsk/phdproject/5primeUTR/Hsu_original_data/IQ Workup 032802b'#Sheet1.R84 'file:///home/jorgsk/phdproject/5primeUTR/Hsu_original_data/IQ Workup 032802b'#Sheet1.S63:'file:///home/jorgsk/phdproject/5primeUTR/Hsu_original_data/IQ Workup 032802b'#Sheet1.S63 'file:///home/jorgsk/phdproject/5primeUTR/Hsu_original_data/IQ Workup 032802b'#Sheet1.S64:'file:///home/jorgsk/phdproject/5primeUTR/Hsu_original_data/IQ Workup 032802b'#Sheet1.S84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>
            <draw:frame table:end-cell-address="Sheet1.H224" table:end-x="0.4079in" table:end-y="0.1799in" draw:z-index="11" draw:name="Chart 12" draw:style-name="gr1" svg:width="6.5728in" svg:height="3.9433in" svg:x="0in" svg:y="0.0142in">
              <draw:object draw:notify-on-update-of-ranges="'file:///home/jorgsk/phdproject/5primeUTR/Hsu_original_data/IQ Workup 032802b'#Sheet1.Z63:'file:///home/jorgsk/phdproject/5primeUTR/Hsu_original_data/IQ Workup 032802b'#Sheet1.Z83 'file:///home/jorgsk/phdproject/5primeUTR/Hsu_original_data/IQ Workup 032802b'#Sheet1.AA62:'file:///home/jorgsk/phdproject/5primeUTR/Hsu_original_data/IQ Workup 032802b'#Sheet1.AA62 'file:///home/jorgsk/phdproject/5primeUTR/Hsu_original_data/IQ Workup 032802b'#Sheet1.AA63:'file:///home/jorgsk/phdproject/5primeUTR/Hsu_original_data/IQ Workup 032802b'#Sheet1.AA83 'file:///home/jorgsk/phdproject/5primeUTR/Hsu_original_data/IQ Workup 032802b'#Sheet1.AB62:'file:///home/jorgsk/phdproject/5primeUTR/Hsu_original_data/IQ Workup 032802b'#Sheet1.AB62 'file:///home/jorgsk/phdproject/5primeUTR/Hsu_original_data/IQ Workup 032802b'#Sheet1.AB63:'file:///home/jorgsk/phdproject/5primeUTR/Hsu_original_data/IQ Workup 032802b'#Sheet1.AB83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7"/>
          <table:table-cell>
            <draw:frame table:end-cell-address="Sheet1.P224" table:end-x="0.4752in" table:end-y="0.1799in" draw:z-index="12" draw:name="Chart 13" draw:style-name="gr1" svg:width="6.6264in" svg:height="3.9575in" svg:x="0.0138in" svg:y="0in">
              <draw:object draw:notify-on-update-of-ranges="'file:///home/jorgsk/phdproject/5primeUTR/Hsu_original_data/IQ Workup 032802b'#Sheet1.AH63:'file:///home/jorgsk/phdproject/5primeUTR/Hsu_original_data/IQ Workup 032802b'#Sheet1.AH83 'file:///home/jorgsk/phdproject/5primeUTR/Hsu_original_data/IQ Workup 032802b'#Sheet1.AI62:'file:///home/jorgsk/phdproject/5primeUTR/Hsu_original_data/IQ Workup 032802b'#Sheet1.AI62 'file:///home/jorgsk/phdproject/5primeUTR/Hsu_original_data/IQ Workup 032802b'#Sheet1.AI63:'file:///home/jorgsk/phdproject/5primeUTR/Hsu_original_data/IQ Workup 032802b'#Sheet1.AI83 'file:///home/jorgsk/phdproject/5primeUTR/Hsu_original_data/IQ Workup 032802b'#Sheet1.AJ62:'file:///home/jorgsk/phdproject/5primeUTR/Hsu_original_data/IQ Workup 032802b'#Sheet1.AJ62 'file:///home/jorgsk/phdproject/5primeUTR/Hsu_original_data/IQ Workup 032802b'#Sheet1.AJ63:'file:///home/jorgsk/phdproject/5primeUTR/Hsu_original_data/IQ Workup 032802b'#Sheet1.AJ83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>
            <draw:frame table:end-cell-address="Sheet1.H247" table:end-x="0.3941in" table:end-y="0.1803in" draw:z-index="13" draw:name="Chart 14" draw:style-name="gr1" svg:width="6.5591in" svg:height="3.9575in" svg:x="0in" svg:y="0.0004in">
              <draw:object draw:notify-on-update-of-ranges="Sheet1.I64:Sheet1.I85 Sheet1.J63:Sheet1.J63 Sheet1.J64:Sheet1.J85 Sheet1.K63:Sheet1.K63 Sheet1.K64:Sheet1.K85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7"/>
          <table:table-cell>
            <draw:frame table:end-cell-address="Sheet1.P248" table:end-x="0.4622in" table:end-y="0.0142in" draw:z-index="14" draw:name="Chart 15" draw:style-name="gr1" svg:width="6.6272in" svg:height="3.9713in" svg:x="0in" svg:y="0.0004in">
              <draw:object draw:notify-on-update-of-ranges="Sheet1.Q64:Sheet1.Q85 Sheet1.R63:Sheet1.R63 Sheet1.R64:Sheet1.R85 Sheet1.S63:Sheet1.S63 Sheet1.S64:Sheet1.S85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9"/>
          <table:table-cell>
            <draw:frame table:end-cell-address="Sheet1.Z247" table:end-x="0.3941in" table:end-y="0.1803in" draw:z-index="25" draw:name="Chart 26" draw:style-name="gr1" svg:width="6.5591in" svg:height="3.9575in" svg:x="0.0004in" svg:y="0.0004in">
              <draw:object draw:notify-on-update-of-ranges="Sheet1.I64:Sheet1.I85 Sheet1.J63:Sheet1.J63 Sheet1.J64:Sheet1.J85 Sheet1.K63:Sheet1.K63 Sheet1.K64:Sheet1.K85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7"/>
          <table:table-cell>
            <draw:frame table:end-cell-address="Sheet1.AH248" table:end-x="0.4622in" table:end-y="0.0142in" draw:z-index="26" draw:name="Chart 27" draw:style-name="gr1" svg:width="6.6272in" svg:height="3.9713in" svg:x="0in" svg:y="0.0004in">
              <draw:object draw:notify-on-update-of-ranges="Sheet1.Q64:Sheet1.Q85 Sheet1.R63:Sheet1.R63 Sheet1.R64:Sheet1.R85 Sheet1.S63:Sheet1.S63 Sheet1.S64:Sheet1.S85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997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>
            <draw:frame table:end-cell-address="Sheet1.F271" table:end-x="0.8815in" table:end-y="0.0417in" draw:z-index="27" draw:name="Chart 28" draw:style-name="gr1" svg:width="5.2575in" svg:height="3.6118in" svg:x="0.0276in" svg:y="0.0276in">
              <draw:object draw:notify-on-update-of-ranges="Sheet1.I64:Sheet1.I85 Sheet1.J64:Sheet1.J85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table:style-name="ce7" office:value-type="string">
            <text:p>DG203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" office:value-type="string">
            <text:p>RNA</text:p>
          </table:table-cell>
          <table:table-cell table:style-name="ce7" office:value-type="string">
            <text:p>A.P. (-)</text:p>
          </table:table-cell>
          <table:table-cell table:style-name="ce7" office:value-type="string">
            <text:p>A.P. (+)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" office:value-type="float" office:value="2">
            <text:p>2</text:p>
          </table:table-cell>
          <table:table-cell table:style-name="ce8" office:value-type="float" office:value="63.897650994511">
            <text:p>63.9</text:p>
          </table:table-cell>
          <table:table-cell table:style-name="ce8" office:value-type="float" office:value="62.55158839951">
            <text:p>62.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" office:value-type="float" office:value="3">
            <text:p>3</text:p>
          </table:table-cell>
          <table:table-cell table:style-name="ce8" office:value-type="float" office:value="18.7367701485355">
            <text:p>18.7</text:p>
          </table:table-cell>
          <table:table-cell table:style-name="ce8" office:value-type="float" office:value="17.4892474028313">
            <text:p>17.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" office:value-type="float" office:value="4">
            <text:p>4</text:p>
          </table:table-cell>
          <table:table-cell table:style-name="ce8" office:value-type="float" office:value="25.9995707046145">
            <text:p>26.0</text:p>
          </table:table-cell>
          <table:table-cell table:style-name="ce8" office:value-type="float" office:value="35.638917726831">
            <text:p>35.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" office:value-type="float" office:value="5">
            <text:p>5</text:p>
          </table:table-cell>
          <table:table-cell table:style-name="ce8" office:value-type="float" office:value="12.2664905646642">
            <text:p>12.3</text:p>
          </table:table-cell>
          <table:table-cell table:style-name="ce8" office:value-type="float" office:value="3.47187724982678">
            <text:p>3.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" office:value-type="float" office:value="6">
            <text:p>6</text:p>
          </table:table-cell>
          <table:table-cell table:style-name="ce8" office:value-type="float" office:value="22.3605862286589">
            <text:p>22.4</text:p>
          </table:table-cell>
          <table:table-cell table:style-name="ce8" office:value-type="float" office:value="4.82022020985355">
            <text:p>4.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" office:value-type="float" office:value="7">
            <text:p>7</text:p>
          </table:table-cell>
          <table:table-cell table:style-name="ce8" office:value-type="float" office:value="4.13160944256266">
            <text:p>4.1</text:p>
          </table:table-cell>
          <table:table-cell table:style-name="ce8" office:value-type="float" office:value="1.36081670817644">
            <text:p>1.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" office:value-type="float" office:value="8">
            <text:p>8</text:p>
          </table:table-cell>
          <table:table-cell table:style-name="ce8" office:value-type="float" office:value="10.8105888828743">
            <text:p>10.8</text:p>
          </table:table-cell>
          <table:table-cell table:style-name="ce8" office:value-type="float" office:value="1.42774314101653">
            <text:p>1.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" office:value-type="float" office:value="9">
            <text:p>9</text:p>
          </table:table-cell>
          <table:table-cell table:style-name="ce8" office:value-type="float" office:value="4.3588080402566">
            <text:p>4.4</text:p>
          </table:table-cell>
          <table:table-cell table:style-name="ce8" office:value-type="float" office:value="1.15667510799023">
            <text:p>1.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" office:value-type="float" office:value="10">
            <text:p>10</text:p>
          </table:table-cell>
          <table:table-cell table:style-name="ce8" office:value-type="float" office:value="4.32365534251447">
            <text:p>4.3</text:p>
          </table:table-cell>
          <table:table-cell table:style-name="ce8" office:value-type="float" office:value="1.3858236325233">
            <text:p>1.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" office:value-type="float" office:value="11">
            <text:p>11</text:p>
          </table:table-cell>
          <table:table-cell table:style-name="ce8" office:value-type="float" office:value="2.78271760254783">
            <text:p>2.8</text:p>
          </table:table-cell>
          <table:table-cell table:style-name="ce8" office:value-type="float" office:value="0.927281957101914">
            <text:p>0.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" office:value-type="float" office:value="12">
            <text:p>12</text:p>
          </table:table-cell>
          <table:table-cell table:style-name="ce8" office:value-type="float" office:value="2.26919120059021">
            <text:p>2.3</text:p>
          </table:table-cell>
          <table:table-cell table:style-name="ce8" office:value-type="float" office:value="0.998673016041557">
            <text:p>1.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" office:value-type="float" office:value="13">
            <text:p>13</text:p>
          </table:table-cell>
          <table:table-cell table:style-name="ce8" office:value-type="float" office:value="9.70549803944316">
            <text:p>9.7</text:p>
          </table:table-cell>
          <table:table-cell table:style-name="ce8" office:value-type="float" office:value="1.00701030115195">
            <text:p>1.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" office:value-type="float" office:value="14">
            <text:p>14</text:p>
          </table:table-cell>
          <table:table-cell table:style-name="ce8" office:value-type="float" office:value="16.1057353949727">
            <text:p>16.1</text:p>
          </table:table-cell>
          <table:table-cell table:style-name="ce8" office:value-type="float" office:value="0.964499552496774">
            <text:p>1.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" office:value-type="float" office:value="15">
            <text:p>15</text:p>
          </table:table-cell>
          <table:table-cell table:style-name="ce8" office:value-type="float" office:value="13.973304032131">
            <text:p>14.0</text:p>
          </table:table-cell>
          <table:table-cell table:style-name="ce8" office:value-type="float" office:value="1.15676457206203">
            <text:p>1.2</text:p>
          </table:table-cell>
          <table:table-cell table:number-columns-repeated="1012"/>
        </table:table-row>
        <table:table-row table:style-name="ro1">
          <table:table-cell>
            <draw:frame table:end-cell-address="Sheet1.G286" table:end-x="0.8815in" table:end-y="0.0276in" draw:z-index="28" draw:name="Chart 29" draw:style-name="gr1" svg:width="6.152in" svg:height="2.7114in" svg:x="0.0138in" svg:y="0.0142in">
              <draw:object draw:notify-on-update-of-ranges="Sheet1.J257:Sheet1.J279 Sheet1.K257:Sheet1.K279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8"/>
          <table:table-cell table:style-name="ce3" office:value-type="float" office:value="16">
            <text:p>16</text:p>
          </table:table-cell>
          <table:table-cell table:style-name="ce8" office:value-type="float" office:value="6.97771988585287">
            <text:p>7.0</text:p>
          </table:table-cell>
          <table:table-cell table:style-name="ce8" office:value-type="float" office:value="2.62155998816922">
            <text:p>2.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" office:value-type="float" office:value="17">
            <text:p>17</text:p>
          </table:table-cell>
          <table:table-cell table:style-name="ce8" office:value-type="float" office:value="11.0340150152334">
            <text:p>11.0</text:p>
          </table:table-cell>
          <table:table-cell table:style-name="ce8" office:value-type="float" office:value="14.7639990476747">
            <text:p>14.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" office:value-type="float" office:value="18">
            <text:p>18</text:p>
          </table:table-cell>
          <table:table-cell table:style-name="ce8" office:value-type="float" office:value="10.1366391779851">
            <text:p>10.1</text:p>
          </table:table-cell>
          <table:table-cell table:style-name="ce8" office:value-type="float" office:value="20.310856698176">
            <text:p>20.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" office:value-type="float" office:value="19">
            <text:p>19</text:p>
          </table:table-cell>
          <table:table-cell table:style-name="ce8" office:value-type="float" office:value="11.9707959909857">
            <text:p>12.0</text:p>
          </table:table-cell>
          <table:table-cell table:style-name="ce8" office:value-type="float" office:value="11.7301212325644">
            <text:p>11.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" office:value-type="float" office:value="20">
            <text:p>20</text:p>
          </table:table-cell>
          <table:table-cell table:style-name="ce8" table:number-columns-repeated="2"/>
          <table:table-cell table:number-columns-repeated="1012"/>
        </table:table-row>
        <table:table-row table:style-name="ro1" table:number-rows-repeated="2">
          <table:table-cell table:number-columns-repeated="9"/>
          <table:table-cell table:style-name="ce3"/>
          <table:table-cell table:style-name="ce8" table:number-columns-repeated="2"/>
          <table:table-cell table:number-columns-repeated="1012"/>
        </table:table-row>
        <table:table-row table:style-name="ro1">
          <table:table-cell table:number-columns-repeated="10"/>
          <table:table-cell table:style-name="ce8" table:number-columns-repeated="2"/>
          <table:table-cell table:number-columns-repeated="1012"/>
        </table:table-row>
        <table:table-row table:style-name="ro1">
          <table:table-cell table:number-columns-repeated="9"/>
          <table:table-cell office:value-type="string">
            <text:p>FL</text:p>
          </table:table-cell>
          <table:table-cell table:style-name="ce8" office:value-type="float" office:value="4.7">
            <text:p>4.7</text:p>
          </table:table-cell>
          <table:table-cell table:style-name="ce8" office:value-type="float" office:value="9.6">
            <text:p>9.6</text:p>
          </table:table-cell>
          <table:table-cell table:number-columns-repeated="1012"/>
        </table:table-row>
        <table:table-row table:style-name="ro1" table:number-rows-repeated="10482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home/jorgsk/phdproject/5primeUTR/Hsu_original_data/IQ%20Workup%20032802a'#Sheet1" table:print="false" table:style-name="ta_extref">
        <table:table-source xlink:href="../IQ%20Workup%20032802a" table:table-name="Sheet1" table:mode="copy-results-only"/>
        <table:table-row table:number-rows-repeated="96">
          <table:table-cell table:number-columns-repeated="38"/>
        </table:table-row>
        <table:table-row>
          <table:table-cell/>
          <table:table-cell table:style-name="ce1" office:value-type="string">
            <text:p>A.P. (-)</text:p>
          </table:table-cell>
          <table:table-cell table:style-name="ce1" office:value-type="string">
            <text:p>A.P. (+)</text:p>
          </table:table-cell>
          <table:table-cell table:number-columns-repeated="6"/>
          <table:table-cell table:style-name="ce1" office:value-type="string">
            <text:p>A.P. (-)</text:p>
          </table:table-cell>
          <table:table-cell table:style-name="ce1" office:value-type="string">
            <text:p>A.P. (+)</text:p>
          </table:table-cell>
          <table:table-cell table:number-columns-repeated="7"/>
          <table:table-cell table:style-name="ce1" office:value-type="string">
            <text:p>A. P. (-)</text:p>
          </table:table-cell>
          <table:table-cell table:style-name="ce1" office:value-type="string">
            <text:p>A. P. (+)</text:p>
          </table:table-cell>
          <table:table-cell table:number-columns-repeated="7"/>
          <table:table-cell table:style-name="ce1" office:value-type="string">
            <text:p>A. P. (-)</text:p>
          </table:table-cell>
          <table:table-cell table:style-name="ce1" office:value-type="string">
            <text:p>A. P. (+)</text:p>
          </table:table-cell>
          <table:table-cell table:number-columns-repeated="7"/>
          <table:table-cell table:style-name="ce1" office:value-type="string">
            <text:p>A. P. (-)</text:p>
          </table:table-cell>
          <table:table-cell table:style-name="ce1" office:value-type="string">
            <text:p>A. P. (+)</text:p>
          </table:table-cell>
        </table:table-row>
        <table:table-row>
          <table:table-cell table:style-name="ce1" office:value-type="float" office:value="2">
            <text:p>2</text:p>
          </table:table-cell>
          <table:table-cell table:style-name="ce1" office:value-type="float" office:value="52.6287664053698">
            <text:p>52.6287664053698</text:p>
          </table:table-cell>
          <table:table-cell table:style-name="ce1" office:value-type="float" office:value="56.2469946201849">
            <text:p>56.2469946201849</text:p>
          </table:table-cell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53.2799696769175">
            <text:p>53.2799696769175</text:p>
          </table:table-cell>
          <table:table-cell table:style-name="ce1" office:value-type="float" office:value="55.6146992834316">
            <text:p>55.6146992834316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2">
            <text:p>2</text:p>
          </table:table-cell>
          <table:table-cell table:style-name="ce1" office:value-type="float" office:value="31.7011619592735">
            <text:p>31.7011619592735</text:p>
          </table:table-cell>
          <table:table-cell table:style-name="ce1" office:value-type="float" office:value="47.2489613740075">
            <text:p>47.2489613740075</text:p>
          </table:table-cell>
          <table:table-cell table:number-columns-repeated="6"/>
          <table:table-cell table:style-name="ce1" office:value-type="float" office:value="2">
            <text:p>2</text:p>
          </table:table-cell>
          <table:table-cell table:style-name="ce1" office:value-type="float" office:value="40.4892435363418">
            <text:p>40.4892435363418</text:p>
          </table:table-cell>
          <table:table-cell table:style-name="ce1" office:value-type="float" office:value="63.1632101854549">
            <text:p>63.1632101854549</text:p>
          </table:table-cell>
        </table:table-row>
        <table:table-row>
          <table:table-cell table:style-name="ce1" office:value-type="float" office:value="3">
            <text:p>3</text:p>
          </table:table-cell>
          <table:table-cell table:style-name="ce1" office:value-type="float" office:value="11.0609773649994">
            <text:p>11.0609773649994</text:p>
          </table:table-cell>
          <table:table-cell table:style-name="ce1" office:value-type="float" office:value="13.9937695859921">
            <text:p>13.9937695859921</text:p>
          </table:table-cell>
          <table:table-cell table:number-columns-repeated="5"/>
          <table:table-cell table:style-name="ce1" office:value-type="float" office:value="3">
            <text:p>3</text:p>
          </table:table-cell>
          <table:table-cell table:style-name="ce1" office:value-type="float" office:value="23.1822632226567">
            <text:p>23.1822632226567</text:p>
          </table:table-cell>
          <table:table-cell table:style-name="ce1" office:value-type="float" office:value="26.1385910956965">
            <text:p>26.1385910956965</text:p>
          </table:table-cell>
          <table:table-cell table:number-columns-repeated="6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3">
            <text:p>3</text:p>
          </table:table-cell>
          <table:table-cell table:style-name="ce1" office:value-type="float" office:value="9.29698816999451">
            <text:p>9.29698816999451</text:p>
          </table:table-cell>
          <table:table-cell table:style-name="ce1" office:value-type="float" office:value="16.9227871895758">
            <text:p>16.9227871895758</text:p>
          </table:table-cell>
          <table:table-cell table:number-columns-repeated="6"/>
          <table:table-cell table:style-name="ce1" office:value-type="float" office:value="3">
            <text:p>3</text:p>
          </table:table-cell>
          <table:table-cell table:style-name="ce1" office:value-type="float" office:value="8.55114383246952">
            <text:p>8.55114383246952</text:p>
          </table:table-cell>
          <table:table-cell table:style-name="ce1" office:value-type="float" office:value="24.7283663440676">
            <text:p>24.7283663440676</text:p>
          </table:table-cell>
        </table:table-row>
        <table:table-row>
          <table:table-cell table:style-name="ce1" office:value-type="float" office:value="4">
            <text:p>4</text:p>
          </table:table-cell>
          <table:table-cell table:style-name="ce1" office:value-type="float" office:value="8.34937466134695">
            <text:p>8.34937466134695</text:p>
          </table:table-cell>
          <table:table-cell table:style-name="ce1" office:value-type="float" office:value="14.0034701211141">
            <text:p>14.0034701211141</text:p>
          </table:table-cell>
          <table:table-cell table:number-columns-repeated="5"/>
          <table:table-cell table:style-name="ce1" office:value-type="float" office:value="4">
            <text:p>4</text:p>
          </table:table-cell>
          <table:table-cell table:style-name="ce1" office:value-type="float" office:value="7.14288198085841">
            <text:p>7.14288198085841</text:p>
          </table:table-cell>
          <table:table-cell table:style-name="ce1" office:value-type="float" office:value="7.63558761786877">
            <text:p>7.63558761786877</text:p>
          </table:table-cell>
          <table:table-cell table:number-columns-repeated="6"/>
          <table:table-cell table:style-name="ce1" office:value-type="float" office:value="2">
            <text:p>2</text:p>
          </table:table-cell>
          <table:table-cell table:style-name="ce1" office:value-type="float" office:value="54.2716411066616">
            <text:p>54.2716411066616</text:p>
          </table:table-cell>
          <table:table-cell table:style-name="ce1" office:value-type="float" office:value="60.3790497515723">
            <text:p>60.3790497515723</text:p>
          </table:table-cell>
          <table:table-cell table:number-columns-repeated="6"/>
          <table:table-cell table:style-name="ce1" office:value-type="float" office:value="4">
            <text:p>4</text:p>
          </table:table-cell>
          <table:table-cell table:style-name="ce1" office:value-type="float" office:value="9.16753500258686">
            <text:p>9.16753500258686</text:p>
          </table:table-cell>
          <table:table-cell table:style-name="ce1" office:value-type="float" office:value="12.2794340946451">
            <text:p>12.2794340946451</text:p>
          </table:table-cell>
          <table:table-cell table:number-columns-repeated="6"/>
          <table:table-cell table:style-name="ce1" office:value-type="float" office:value="4">
            <text:p>4</text:p>
          </table:table-cell>
          <table:table-cell table:style-name="ce1" office:value-type="float" office:value="3.30920221099563">
            <text:p>3.30920221099563</text:p>
          </table:table-cell>
          <table:table-cell table:style-name="ce1" office:value-type="float" office:value="12.6911572363599">
            <text:p>12.6911572363599</text:p>
          </table:table-cell>
        </table:table-row>
        <table:table-row>
          <table:table-cell table:style-name="ce1" office:value-type="float" office:value="5">
            <text:p>5</text:p>
          </table:table-cell>
          <table:table-cell table:style-name="ce1" office:value-type="float" office:value="4.10212202606034">
            <text:p>4.10212202606034</text:p>
          </table:table-cell>
          <table:table-cell table:style-name="ce1" office:value-type="float" office:value="3.77469070711764">
            <text:p>3.77469070711764</text:p>
          </table:table-cell>
          <table:table-cell table:number-columns-repeated="5"/>
          <table:table-cell table:style-name="ce1" office:value-type="float" office:value="5">
            <text:p>5</text:p>
          </table:table-cell>
          <table:table-cell table:style-name="ce1" office:value-type="float" office:value="3.00896496383913">
            <text:p>3.00896496383913</text:p>
          </table:table-cell>
          <table:table-cell table:style-name="ce1" office:value-type="float" office:value="3.45021850812983">
            <text:p>3.45021850812983</text:p>
          </table:table-cell>
          <table:table-cell table:number-columns-repeated="6"/>
          <table:table-cell table:style-name="ce1" office:value-type="float" office:value="3">
            <text:p>3</text:p>
          </table:table-cell>
          <table:table-cell table:style-name="ce1" office:value-type="float" office:value="16.6462622165606">
            <text:p>16.6462622165606</text:p>
          </table:table-cell>
          <table:table-cell table:style-name="ce1" office:value-type="float" office:value="21.9833903091342">
            <text:p>21.9833903091342</text:p>
          </table:table-cell>
          <table:table-cell table:number-columns-repeated="6"/>
          <table:table-cell table:style-name="ce1" office:value-type="float" office:value="5">
            <text:p>5</text:p>
          </table:table-cell>
          <table:table-cell table:style-name="ce1" office:value-type="float" office:value="12.0940739442258">
            <text:p>12.0940739442258</text:p>
          </table:table-cell>
          <table:table-cell table:style-name="ce1" office:value-type="float" office:value="13.2343561927904">
            <text:p>13.2343561927904</text:p>
          </table:table-cell>
          <table:table-cell table:number-columns-repeated="6"/>
          <table:table-cell table:style-name="ce1" office:value-type="float" office:value="5">
            <text:p>5</text:p>
          </table:table-cell>
          <table:table-cell table:style-name="ce1" office:value-type="float" office:value="7.07862975100255">
            <text:p>7.07862975100255</text:p>
          </table:table-cell>
          <table:table-cell table:style-name="ce1" office:value-type="float" office:value="23.6042335136288">
            <text:p>23.6042335136288</text:p>
          </table:table-cell>
        </table:table-row>
        <table:table-row>
          <table:table-cell table:style-name="ce1" office:value-type="float" office:value="6">
            <text:p>6</text:p>
          </table:table-cell>
          <table:table-cell table:style-name="ce1" office:value-type="float" office:value="37.0138164839259">
            <text:p>37.0138164839259</text:p>
          </table:table-cell>
          <table:table-cell table:style-name="ce1" office:value-type="float" office:value="9.91356672978802">
            <text:p>9.91356672978802</text:p>
          </table:table-cell>
          <table:table-cell table:number-columns-repeated="5"/>
          <table:table-cell table:style-name="ce1" office:value-type="float" office:value="6">
            <text:p>6</text:p>
          </table:table-cell>
          <table:table-cell table:style-name="ce1" office:value-type="float" office:value="8.70429238359009">
            <text:p>8.70429238359009</text:p>
          </table:table-cell>
          <table:table-cell table:style-name="ce1" office:value-type="float" office:value="9.42443518221051">
            <text:p>9.42443518221051</text:p>
          </table:table-cell>
          <table:table-cell table:number-columns-repeated="6"/>
          <table:table-cell table:style-name="ce1" office:value-type="float" office:value="4">
            <text:p>4</text:p>
          </table:table-cell>
          <table:table-cell table:style-name="ce1" office:value-type="float" office:value="19.7384010620753">
            <text:p>19.7384010620753</text:p>
          </table:table-cell>
          <table:table-cell table:style-name="ce1" office:value-type="float" office:value="25.7077073381476">
            <text:p>25.7077073381476</text:p>
          </table:table-cell>
          <table:table-cell table:number-columns-repeated="6"/>
          <table:table-cell table:style-name="ce1" office:value-type="float" office:value="6">
            <text:p>6</text:p>
          </table:table-cell>
          <table:table-cell table:style-name="ce1" office:value-type="float" office:value="38.1742703010021">
            <text:p>38.1742703010021</text:p>
          </table:table-cell>
          <table:table-cell table:style-name="ce1" office:value-type="float" office:value="32.378359666467">
            <text:p>32.378359666467</text:p>
          </table:table-cell>
          <table:table-cell table:number-columns-repeated="6"/>
          <table:table-cell table:style-name="ce1" office:value-type="float" office:value="6">
            <text:p>6</text:p>
          </table:table-cell>
          <table:table-cell table:style-name="ce1" office:value-type="float" office:value="12.1392074286867">
            <text:p>12.1392074286867</text:p>
          </table:table-cell>
          <table:table-cell table:style-name="ce1" office:value-type="float" office:value="11.1121394851941">
            <text:p>11.1121394851941</text:p>
          </table:table-cell>
        </table:table-row>
        <table:table-row>
          <table:table-cell table:style-name="ce1" office:value-type="float" office:value="7">
            <text:p>7</text:p>
          </table:table-cell>
          <table:table-cell table:style-name="ce1" office:value-type="float" office:value="3.79813142051147">
            <text:p>3.79813142051147</text:p>
          </table:table-cell>
          <table:table-cell table:style-name="ce1" office:value-type="float" office:value="1.66965312288278">
            <text:p>1.66965312288278</text:p>
          </table:table-cell>
          <table:table-cell table:number-columns-repeated="5"/>
          <table:table-cell table:style-name="ce1" office:value-type="float" office:value="7">
            <text:p>7</text:p>
          </table:table-cell>
          <table:table-cell table:style-name="ce1" office:value-type="float" office:value="13.5929287603869">
            <text:p>13.5929287603869</text:p>
          </table:table-cell>
          <table:table-cell table:style-name="ce1" office:value-type="float" office:value="2.0330056653189">
            <text:p>2.0330056653189</text:p>
          </table:table-cell>
          <table:table-cell table:number-columns-repeated="6"/>
          <table:table-cell table:style-name="ce1" office:value-type="float" office:value="5">
            <text:p>5</text:p>
          </table:table-cell>
          <table:table-cell table:style-name="ce1" office:value-type="float" office:value="7.17264362617965">
            <text:p>7.17264362617965</text:p>
          </table:table-cell>
          <table:table-cell table:style-name="ce1" office:value-type="float" office:value="6.16516565991201">
            <text:p>6.16516565991201</text:p>
          </table:table-cell>
          <table:table-cell table:number-columns-repeated="6"/>
          <table:table-cell table:style-name="ce1" office:value-type="float" office:value="7">
            <text:p>7</text:p>
          </table:table-cell>
          <table:table-cell table:style-name="ce1" office:value-type="float" office:value="6.14794573794654">
            <text:p>6.14794573794654</text:p>
          </table:table-cell>
          <table:table-cell table:style-name="ce1" office:value-type="float" office:value="4.30336589083162">
            <text:p>4.30336589083162</text:p>
          </table:table-cell>
          <table:table-cell table:number-columns-repeated="6"/>
          <table:table-cell table:style-name="ce1" office:value-type="float" office:value="7">
            <text:p>7</text:p>
          </table:table-cell>
          <table:table-cell table:style-name="ce1" office:value-type="float" office:value="10.0682588110229">
            <text:p>10.0682588110229</text:p>
          </table:table-cell>
          <table:table-cell table:style-name="ce1" office:value-type="float" office:value="5.9780661004193">
            <text:p>5.9780661004193</text:p>
          </table:table-cell>
        </table:table-row>
        <table:table-row>
          <table:table-cell table:style-name="ce1" office:value-type="float" office:value="8">
            <text:p>8</text:p>
          </table:table-cell>
          <table:table-cell table:style-name="ce1" office:value-type="float" office:value="3.41989366965875">
            <text:p>3.41989366965875</text:p>
          </table:table-cell>
          <table:table-cell table:style-name="ce1" office:value-type="float" office:value="0.864316539644389">
            <text:p>0.864316539644389</text:p>
          </table:table-cell>
          <table:table-cell table:number-columns-repeated="5"/>
          <table:table-cell table:style-name="ce1" office:value-type="float" office:value="8">
            <text:p>8</text:p>
          </table:table-cell>
          <table:table-cell table:style-name="ce1" office:value-type="float" office:value="6.15802789884137">
            <text:p>6.15802789884137</text:p>
          </table:table-cell>
          <table:table-cell table:style-name="ce1" office:value-type="float" office:value="2.02297885121572">
            <text:p>2.02297885121572</text:p>
          </table:table-cell>
          <table:table-cell table:number-columns-repeated="6"/>
          <table:table-cell table:style-name="ce1" office:value-type="float" office:value="6">
            <text:p>6</text:p>
          </table:table-cell>
          <table:table-cell table:style-name="ce1" office:value-type="float" office:value="13.4155921365668">
            <text:p>13.4155921365668</text:p>
          </table:table-cell>
          <table:table-cell table:style-name="ce1" office:value-type="float" office:value="4.00082527025734">
            <text:p>4.00082527025734</text:p>
          </table:table-cell>
          <table:table-cell table:number-columns-repeated="6"/>
          <table:table-cell table:style-name="ce1" office:value-type="float" office:value="8">
            <text:p>8</text:p>
          </table:table-cell>
          <table:table-cell table:style-name="ce1" office:value-type="float" office:value="4.92493698645954">
            <text:p>4.92493698645954</text:p>
          </table:table-cell>
          <table:table-cell table:style-name="ce1" office:value-type="float" office:value="3.45119159728275">
            <text:p>3.45119159728275</text:p>
          </table:table-cell>
          <table:table-cell table:number-columns-repeated="6"/>
          <table:table-cell table:style-name="ce1" office:value-type="float" office:value="8">
            <text:p>8</text:p>
          </table:table-cell>
          <table:table-cell table:style-name="ce1" office:value-type="float" office:value="69.8081389905923">
            <text:p>69.8081389905923</text:p>
          </table:table-cell>
          <table:table-cell table:style-name="ce1" office:value-type="float" office:value="7.17334280668984">
            <text:p>7.17334280668984</text:p>
          </table:table-cell>
        </table:table-row>
        <table:table-row>
          <table:table-cell table:style-name="ce1" office:value-type="float" office:value="9">
            <text:p>9</text:p>
          </table:table-cell>
          <table:table-cell table:style-name="ce1" office:value-type="float" office:value="2.5381817163385">
            <text:p>2.5381817163385</text:p>
          </table:table-cell>
          <table:table-cell table:style-name="ce1" office:value-type="float" office:value="0.770609374258234">
            <text:p>0.770609374258234</text:p>
          </table:table-cell>
          <table:table-cell table:number-columns-repeated="5"/>
          <table:table-cell table:style-name="ce1" office:value-type="float" office:value="9">
            <text:p>9</text:p>
          </table:table-cell>
          <table:table-cell table:style-name="ce1" office:value-type="float" office:value="4.13547356265489">
            <text:p>4.13547356265489</text:p>
          </table:table-cell>
          <table:table-cell table:style-name="ce1" office:value-type="float" office:value="2.62723560833433">
            <text:p>2.62723560833433</text:p>
          </table:table-cell>
          <table:table-cell table:number-columns-repeated="6"/>
          <table:table-cell table:style-name="ce1" office:value-type="float" office:value="7">
            <text:p>7</text:p>
          </table:table-cell>
          <table:table-cell table:style-name="ce1" office:value-type="float" office:value="5.73359690890874">
            <text:p>5.73359690890874</text:p>
          </table:table-cell>
          <table:table-cell table:style-name="ce1" office:value-type="float" office:value="2.0031537966707">
            <text:p>2.0031537966707</text:p>
          </table:table-cell>
          <table:table-cell table:number-columns-repeated="6"/>
          <table:table-cell table:style-name="ce1" office:value-type="float" office:value="9">
            <text:p>9</text:p>
          </table:table-cell>
          <table:table-cell table:style-name="ce1" office:value-type="float" office:value="8.5967601487569">
            <text:p>8.5967601487569</text:p>
          </table:table-cell>
          <table:table-cell table:style-name="ce1" office:value-type="float" office:value="5.39486607869121">
            <text:p>5.39486607869121</text:p>
          </table:table-cell>
          <table:table-cell table:number-columns-repeated="6"/>
          <table:table-cell table:style-name="ce1" office:value-type="float" office:value="9">
            <text:p>9</text:p>
          </table:table-cell>
          <table:table-cell table:style-name="ce1" office:value-type="float" office:value="3.34683046204762">
            <text:p>3.34683046204762</text:p>
          </table:table-cell>
          <table:table-cell table:style-name="ce1" office:value-type="float" office:value="1.52313827407966">
            <text:p>1.52313827407966</text:p>
          </table:table-cell>
        </table:table-row>
        <table:table-row>
          <table:table-cell table:style-name="ce1" office:value-type="float" office:value="10">
            <text:p>10</text:p>
          </table:table-cell>
          <table:table-cell table:style-name="ce1" office:value-type="float" office:value="6.97860485893075">
            <text:p>6.97860485893075</text:p>
          </table:table-cell>
          <table:table-cell table:style-name="ce1" office:value-type="float" office:value="0.704948024116272">
            <text:p>0.704948024116272</text:p>
          </table:table-cell>
          <table:table-cell table:number-columns-repeated="5"/>
          <table:table-cell table:style-name="ce1" office:value-type="float" office:value="10">
            <text:p>10</text:p>
          </table:table-cell>
          <table:table-cell table:style-name="ce1" office:value-type="float" office:value="2.95869033380739">
            <text:p>2.95869033380739</text:p>
          </table:table-cell>
          <table:table-cell table:style-name="ce1" office:value-type="float" office:value="1.93270218079199">
            <text:p>1.93270218079199</text:p>
          </table:table-cell>
          <table:table-cell table:number-columns-repeated="6"/>
          <table:table-cell table:style-name="ce1" office:value-type="float" office:value="8">
            <text:p>8</text:p>
          </table:table-cell>
          <table:table-cell table:style-name="ce1" office:value-type="float" office:value="33.7466101451893">
            <text:p>33.7466101451893</text:p>
          </table:table-cell>
          <table:table-cell table:style-name="ce1" office:value-type="float" office:value="4.82004394373496">
            <text:p>4.82004394373496</text:p>
          </table:table-cell>
          <table:table-cell table:number-columns-repeated="6"/>
          <table:table-cell table:style-name="ce1" office:value-type="float" office:value="10">
            <text:p>10</text:p>
          </table:table-cell>
          <table:table-cell table:style-name="ce1" office:value-type="float" office:value="12.1740079793178">
            <text:p>12.1740079793178</text:p>
          </table:table-cell>
          <table:table-cell table:style-name="ce1" office:value-type="float" office:value="3.9246993803972">
            <text:p>3.9246993803972</text:p>
          </table:table-cell>
          <table:table-cell table:number-columns-repeated="6"/>
          <table:table-cell table:style-name="ce1" office:value-type="float" office:value="10">
            <text:p>10</text:p>
          </table:table-cell>
          <table:table-cell table:style-name="ce1" office:value-type="float" office:value="5.40572223622815">
            <text:p>5.40572223622815</text:p>
          </table:table-cell>
          <table:table-cell table:style-name="ce1" office:value-type="float" office:value="1.95444846425067">
            <text:p>1.95444846425067</text:p>
          </table:table-cell>
        </table:table-row>
        <table:table-row>
          <table:table-cell table:style-name="ce1" office:value-type="float" office:value="11">
            <text:p>11</text:p>
          </table:table-cell>
          <table:table-cell table:style-name="ce1" office:value-type="float" office:value="8.55530914554205">
            <text:p>8.55530914554205</text:p>
          </table:table-cell>
          <table:table-cell table:style-name="ce1" office:value-type="float" office:value="0.450938005127301">
            <text:p>0.450938005127301</text:p>
          </table:table-cell>
          <table:table-cell table:number-columns-repeated="5"/>
          <table:table-cell table:style-name="ce1" office:value-type="float" office:value="11">
            <text:p>11</text:p>
          </table:table-cell>
          <table:table-cell table:style-name="ce1" office:value-type="float" office:value="6.75581924823988">
            <text:p>6.75581924823988</text:p>
          </table:table-cell>
          <table:table-cell table:style-name="ce1" office:value-type="float" office:value="1.4030900158963">
            <text:p>1.4030900158963</text:p>
          </table:table-cell>
          <table:table-cell table:number-columns-repeated="6"/>
          <table:table-cell table:style-name="ce1" office:value-type="float" office:value="9">
            <text:p>9</text:p>
          </table:table-cell>
          <table:table-cell table:style-name="ce1" office:value-type="float" office:value="26.5773818206488">
            <text:p>26.5773818206488</text:p>
          </table:table-cell>
          <table:table-cell table:style-name="ce1" office:value-type="float" office:value="2.39640405688552">
            <text:p>2.39640405688552</text:p>
          </table:table-cell>
          <table:table-cell table:number-columns-repeated="6"/>
          <table:table-cell table:style-name="ce1" office:value-type="float" office:value="11">
            <text:p>11</text:p>
          </table:table-cell>
          <table:table-cell table:style-name="ce1" office:value-type="float" office:value="13.2250507749935">
            <text:p>13.2250507749935</text:p>
          </table:table-cell>
          <table:table-cell table:style-name="ce1" office:value-type="float" office:value="2.58884474516978">
            <text:p>2.58884474516978</text:p>
          </table:table-cell>
          <table:table-cell table:number-columns-repeated="6"/>
          <table:table-cell table:style-name="ce1" office:value-type="float" office:value="11">
            <text:p>11</text:p>
          </table:table-cell>
          <table:table-cell table:style-name="ce1" office:value-type="float" office:value="7.22617689545947">
            <text:p>7.22617689545947</text:p>
          </table:table-cell>
          <table:table-cell table:style-name="ce1" office:value-type="float" office:value="1.46712562090506">
            <text:p>1.46712562090506</text:p>
          </table:table-cell>
        </table:table-row>
        <table:table-row>
          <table:table-cell table:style-name="ce1" office:value-type="float" office:value="12">
            <text:p>12</text:p>
          </table:table-cell>
          <table:table-cell table:style-name="ce1" office:value-type="float" office:value="3.30655082611871">
            <text:p>3.30655082611871</text:p>
          </table:table-cell>
          <table:table-cell table:style-name="ce1" office:value-type="float" office:value="0.610803769153228">
            <text:p>0.610803769153228</text:p>
          </table:table-cell>
          <table:table-cell table:number-columns-repeated="5"/>
          <table:table-cell table:style-name="ce1" office:value-type="float" office:value="12">
            <text:p>12</text:p>
          </table:table-cell>
          <table:table-cell table:style-name="ce1" office:value-type="float" office:value="4.99368670736431">
            <text:p>4.99368670736431</text:p>
          </table:table-cell>
          <table:table-cell table:style-name="ce1" office:value-type="float" office:value="1.18027097539174">
            <text:p>1.18027097539174</text:p>
          </table:table-cell>
          <table:table-cell table:number-columns-repeated="6"/>
          <table:table-cell table:style-name="ce1" office:value-type="float" office:value="10">
            <text:p>10</text:p>
          </table:table-cell>
          <table:table-cell table:style-name="ce1" office:value-type="float" office:value="16.0093428049591">
            <text:p>16.0093428049591</text:p>
          </table:table-cell>
          <table:table-cell table:style-name="ce1" office:value-type="float" office:value="1.32084059550493">
            <text:p>1.32084059550493</text:p>
          </table:table-cell>
          <table:table-cell table:number-columns-repeated="6"/>
          <table:table-cell table:style-name="ce1" office:value-type="float" office:value="12">
            <text:p>12</text:p>
          </table:table-cell>
          <table:table-cell table:style-name="ce1" office:value-type="float" office:value="20.5859319317119">
            <text:p>20.5859319317119</text:p>
          </table:table-cell>
          <table:table-cell table:style-name="ce1" office:value-type="float" office:value="6.21789824037152">
            <text:p>6.21789824037152</text:p>
          </table:table-cell>
          <table:table-cell table:number-columns-repeated="6"/>
          <table:table-cell table:style-name="ce1" office:value-type="float" office:value="12">
            <text:p>12</text:p>
          </table:table-cell>
          <table:table-cell table:style-name="ce1" office:value-type="float" office:value="6.76976000861708">
            <text:p>6.76976000861708</text:p>
          </table:table-cell>
          <table:table-cell table:style-name="ce1" office:value-type="float" office:value="1.1151773478699">
            <text:p>1.1151773478699</text:p>
          </table:table-cell>
        </table:table-row>
        <table:table-row>
          <table:table-cell table:style-name="ce1" office:value-type="float" office:value="13">
            <text:p>13</text:p>
          </table:table-cell>
          <table:table-cell table:style-name="ce1" office:value-type="float" office:value="12.1384687806773">
            <text:p>12.1384687806773</text:p>
          </table:table-cell>
          <table:table-cell table:style-name="ce1" office:value-type="float" office:value="0.163491366049657">
            <text:p>0.163491366049657</text:p>
          </table:table-cell>
          <table:table-cell table:number-columns-repeated="5"/>
          <table:table-cell table:style-name="ce1" office:value-type="float" office:value="13">
            <text:p>13</text:p>
          </table:table-cell>
          <table:table-cell table:style-name="ce1" office:value-type="float" office:value="14.3521504846995">
            <text:p>14.3521504846995</text:p>
          </table:table-cell>
          <table:table-cell table:style-name="ce1" office:value-type="float" office:value="1.32979392840728">
            <text:p>1.32979392840728</text:p>
          </table:table-cell>
          <table:table-cell table:number-columns-repeated="6"/>
          <table:table-cell table:style-name="ce1" office:value-type="float" office:value="11">
            <text:p>11</text:p>
          </table:table-cell>
          <table:table-cell table:style-name="ce1" office:value-type="float" office:value="5.06654526608828">
            <text:p>5.06654526608828</text:p>
          </table:table-cell>
          <table:table-cell table:style-name="ce1" office:value-type="float" office:value="0.710122843981597">
            <text:p>0.710122843981597</text:p>
          </table:table-cell>
          <table:table-cell table:number-columns-repeated="6"/>
          <table:table-cell table:style-name="ce1" office:value-type="float" office:value="13">
            <text:p>13</text:p>
          </table:table-cell>
          <table:table-cell table:style-name="ce1" office:value-type="float" office:value="45.8914851985548">
            <text:p>45.8914851985548</text:p>
          </table:table-cell>
          <table:table-cell table:style-name="ce1" office:value-type="float" office:value="2.4236935301823">
            <text:p>2.4236935301823</text:p>
          </table:table-cell>
          <table:table-cell table:number-columns-repeated="6"/>
          <table:table-cell table:style-name="ce1" office:value-type="float" office:value="13">
            <text:p>13</text:p>
          </table:table-cell>
          <table:table-cell table:style-name="ce1" office:value-type="float" office:value="51.0769475393211">
            <text:p>51.0769475393211</text:p>
          </table:table-cell>
          <table:table-cell table:style-name="ce1" office:value-type="float" office:value="0.172000878499909">
            <text:p>0.172000878499909</text:p>
          </table:table-cell>
        </table:table-row>
        <table:table-row>
          <table:table-cell table:style-name="ce1" office:value-type="float" office:value="14">
            <text:p>14</text:p>
          </table:table-cell>
          <table:table-cell table:style-name="ce1" office:value-type="float" office:value="4.62297561146881">
            <text:p>4.62297561146881</text:p>
          </table:table-cell>
          <table:table-cell table:style-name="ce1" office:value-type="float" office:value="0.322247286474227">
            <text:p>0.322247286474227</text:p>
          </table:table-cell>
          <table:table-cell table:number-columns-repeated="5"/>
          <table:table-cell table:style-name="ce1" office:value-type="float" office:value="14">
            <text:p>14</text:p>
          </table:table-cell>
          <table:table-cell table:style-name="ce1" office:value-type="float" office:value="27.1653401986921">
            <text:p>27.1653401986921</text:p>
          </table:table-cell>
          <table:table-cell table:style-name="ce1" office:value-type="float" office:value="1.04759037857363">
            <text:p>1.04759037857363</text:p>
          </table:table-cell>
          <table:table-cell table:number-columns-repeated="6"/>
          <table:table-cell table:style-name="ce1" office:value-type="float" office:value="12">
            <text:p>12</text:p>
          </table:table-cell>
          <table:table-cell table:number-columns-repeated="8"/>
          <table:table-cell table:style-name="ce1" office:value-type="float" office:value="14">
            <text:p>14</text:p>
          </table:table-cell>
          <table:table-cell table:style-name="ce1" office:value-type="float" office:value="24.3654528260814">
            <text:p>24.3654528260814</text:p>
          </table:table-cell>
          <table:table-cell table:style-name="ce1" office:value-type="float" office:value="1.07446893893992">
            <text:p>1.07446893893992</text:p>
          </table:table-cell>
          <table:table-cell table:number-columns-repeated="6"/>
          <table:table-cell table:style-name="ce1" office:value-type="float" office:value="14">
            <text:p>14</text:p>
          </table:table-cell>
          <table:table-cell table:style-name="ce1" office:value-type="float" office:value="24.0515145799941">
            <text:p>24.0515145799941</text:p>
          </table:table-cell>
          <table:table-cell table:style-name="ce1" office:value-type="float" office:value="0.825987899368966">
            <text:p>0.825987899368966</text:p>
          </table:table-cell>
        </table:table-row>
        <table:table-row>
          <table:table-cell table:style-name="ce1" office:value-type="float" office:value="15">
            <text:p>15</text:p>
          </table:table-cell>
          <table:table-cell table:style-name="ce1" office:value-type="float" office:value="17.0664318774069">
            <text:p>17.0664318774069</text:p>
          </table:table-cell>
          <table:table-cell table:style-name="ce1" office:value-type="float" office:value="0.50844831038324">
            <text:p>0.50844831038324</text:p>
          </table:table-cell>
          <table:table-cell table:number-columns-repeated="5"/>
          <table:table-cell table:style-name="ce1" office:value-type="float" office:value="15">
            <text:p>15</text:p>
          </table:table-cell>
          <table:table-cell table:style-name="ce1" office:value-type="float" office:value="19.299176361736">
            <text:p>19.299176361736</text:p>
          </table:table-cell>
          <table:table-cell table:style-name="ce1" office:value-type="float" office:value="0.709013953437653">
            <text:p>0.709013953437653</text:p>
          </table:table-cell>
          <table:table-cell table:number-columns-repeated="6"/>
          <table:table-cell table:style-name="ce1" office:value-type="float" office:value="13">
            <text:p>13</text:p>
          </table:table-cell>
          <table:table-cell table:number-columns-repeated="8"/>
          <table:table-cell table:style-name="ce1" office:value-type="float" office:value="15">
            <text:p>15</text:p>
          </table:table-cell>
          <table:table-cell table:style-name="ce1" office:value-type="float" office:value="5.96833318698578">
            <text:p>5.96833318698578</text:p>
          </table:table-cell>
          <table:table-cell table:style-name="ce1" office:value-type="float" office:value="1.47697508507356">
            <text:p>1.47697508507356</text:p>
          </table:table-cell>
          <table:table-cell table:number-columns-repeated="6"/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float" office:value="16">
            <text:p>16</text:p>
          </table:table-cell>
          <table:table-cell table:style-name="ce1" office:value-type="float" office:value="7.87594644730665">
            <text:p>7.87594644730665</text:p>
          </table:table-cell>
          <table:table-cell table:style-name="ce1" office:value-type="float" office:value="2.65346940441083">
            <text:p>2.65346940441083</text:p>
          </table:table-cell>
          <table:table-cell table:number-columns-repeated="5"/>
          <table:table-cell table:style-name="ce1" office:value-type="float" office:value="16">
            <text:p>16</text:p>
          </table:table-cell>
          <table:table-cell table:style-name="ce1" office:value-type="float" office:value="8.95824079679557">
            <text:p>8.95824079679557</text:p>
          </table:table-cell>
          <table:table-cell table:style-name="ce1" office:value-type="float" office:value="1.40479629297848">
            <text:p>1.40479629297848</text:p>
          </table:table-cell>
          <table:table-cell table:number-columns-repeated="6"/>
          <table:table-cell table:style-name="ce1" office:value-type="float" office:value="14">
            <text:p>14</text:p>
          </table:table-cell>
          <table:table-cell table:number-columns-repeated="8"/>
          <table:table-cell table:style-name="ce1" office:value-type="float" office:value="16">
            <text:p>16</text:p>
          </table:table-cell>
          <table:table-cell table:style-name="ce1" office:value-type="float" office:value="2.84430938246369">
            <text:p>2.84430938246369</text:p>
          </table:table-cell>
          <table:table-cell table:style-name="ce1" office:value-type="float" office:value="1.56985096961474">
            <text:p>1.56985096961474</text:p>
          </table:table-cell>
          <table:table-cell table:number-columns-repeated="6"/>
          <table:table-cell table:style-name="ce1" office:value-type="float" office:value="16">
            <text:p>16</text:p>
          </table:table-cell>
        </table:table-row>
        <table:table-row>
          <table:table-cell table:style-name="ce1" office:value-type="float" office:value="17">
            <text:p>17</text:p>
          </table:table-cell>
          <table:table-cell table:style-name="ce1" office:value-type="float" office:value="5.64284352097295">
            <text:p>5.64284352097295</text:p>
          </table:table-cell>
          <table:table-cell table:style-name="ce1" office:value-type="float" office:value="1.41463874880605">
            <text:p>1.41463874880605</text:p>
          </table:table-cell>
          <table:table-cell table:number-columns-repeated="5"/>
          <table:table-cell table:style-name="ce1" office:value-type="float" office:value="17">
            <text:p>17</text:p>
          </table:table-cell>
          <table:table-cell table:style-name="ce1" office:value-type="float" office:value="11.5267552657611">
            <text:p>11.5267552657611</text:p>
          </table:table-cell>
          <table:table-cell table:style-name="ce1" office:value-type="float" office:value="16.5878709128933">
            <text:p>16.5878709128933</text:p>
          </table:table-cell>
          <table:table-cell table:number-columns-repeated="6"/>
          <table:table-cell table:style-name="ce1" office:value-type="float" office:value="15">
            <text:p>15</text:p>
          </table:table-cell>
          <table:table-cell table:number-columns-repeated="8"/>
          <table:table-cell table:style-name="ce1" office:value-type="float" office:value="17">
            <text:p>17</text:p>
          </table:table-cell>
          <table:table-cell table:style-name="ce1" office:value-type="float" office:value="3.01049990601667">
            <text:p>3.01049990601667</text:p>
          </table:table-cell>
          <table:table-cell table:style-name="ce1" office:value-type="float" office:value="2.31358956730553">
            <text:p>2.31358956730553</text:p>
          </table:table-cell>
          <table:table-cell table:number-columns-repeated="6"/>
          <table:table-cell table:style-name="ce1" office:value-type="float" office:value="17">
            <text:p>17</text:p>
          </table:table-cell>
        </table:table-row>
        <table:table-row>
          <table:table-cell table:style-name="ce1" office:value-type="float" office:value="18">
            <text:p>18</text:p>
          </table:table-cell>
          <table:table-cell table:style-name="ce1" office:value-type="float" office:value="2.76577103191599">
            <text:p>2.76577103191599</text:p>
          </table:table-cell>
          <table:table-cell table:style-name="ce1" office:value-type="float" office:value="1.79954536540477">
            <text:p>1.79954536540477</text:p>
          </table:table-cell>
          <table:table-cell table:number-columns-repeated="5"/>
          <table:table-cell table:style-name="ce1" office:value-type="float" office:value="18">
            <text:p>18</text:p>
          </table:table-cell>
          <table:table-cell table:style-name="ce1" office:value-type="float" office:value="5.65376685123687">
            <text:p>5.65376685123687</text:p>
          </table:table-cell>
          <table:table-cell table:style-name="ce1" office:value-type="float" office:value="7.18378330455742">
            <text:p>7.18378330455742</text:p>
          </table:table-cell>
          <table:table-cell table:number-columns-repeated="6"/>
          <table:table-cell table:style-name="ce1" office:value-type="float" office:value="16">
            <text:p>16</text:p>
          </table:table-cell>
          <table:table-cell table:number-columns-repeated="8"/>
          <table:table-cell table:style-name="ce1" office:value-type="float" office:value="18">
            <text:p>18</text:p>
          </table:table-cell>
          <table:table-cell table:style-name="ce1" office:value-type="float" office:value="6.31986769114443">
            <text:p>6.31986769114443</text:p>
          </table:table-cell>
          <table:table-cell table:style-name="ce1" office:value-type="float" office:value="4.09995306382875">
            <text:p>4.09995306382875</text:p>
          </table:table-cell>
          <table:table-cell table:number-columns-repeated="6"/>
          <table:table-cell table:style-name="ce1" office:value-type="float" office:value="18">
            <text:p>18</text:p>
          </table:table-cell>
        </table:table-row>
        <table:table-row>
          <table:table-cell table:style-name="ce1" office:value-type="float" office:value="19">
            <text:p>19</text:p>
          </table:table-cell>
          <table:table-cell table:style-name="ce1" office:value-type="float" office:value="2.57184993501884">
            <text:p>2.57184993501884</text:p>
          </table:table-cell>
          <table:table-cell table:style-name="ce1" office:value-type="float" office:value="1.70756158684043">
            <text:p>1.70756158684043</text:p>
          </table:table-cell>
          <table:table-cell table:number-columns-repeated="5"/>
          <table:table-cell table:style-name="ce1" office:value-type="float" office:value="19">
            <text:p>19</text:p>
          </table:table-cell>
          <table:table-cell table:style-name="ce1" office:value-type="float" office:value="5.65974948636466">
            <text:p>5.65974948636466</text:p>
          </table:table-cell>
          <table:table-cell table:style-name="ce1" office:value-type="float" office:value="6.59006832522273">
            <text:p>6.59006832522273</text:p>
          </table:table-cell>
          <table:table-cell table:number-columns-repeated="6"/>
          <table:table-cell table:style-name="ce1" office:value-type="float" office:value="17">
            <text:p>17</text:p>
          </table:table-cell>
          <table:table-cell table:number-columns-repeated="8"/>
          <table:table-cell table:style-name="ce1" office:value-type="float" office:value="19">
            <text:p>19</text:p>
          </table:table-cell>
          <table:table-cell table:number-columns-repeated="8"/>
          <table:table-cell table:style-name="ce1" office:value-type="float" office:value="19">
            <text:p>19</text:p>
          </table:table-cell>
        </table:table-row>
        <table:table-row>
          <table:table-cell table:style-name="ce1" office:value-type="float" office:value="20">
            <text:p>20</text:p>
          </table:table-cell>
          <table:table-cell table:style-name="ce1" office:value-type="float" office:value="1.87596954015151">
            <text:p>1.87596954015151</text:p>
          </table:table-cell>
          <table:table-cell table:style-name="ce1" office:value-type="float" office:value="1.06570371524566">
            <text:p>1.06570371524566</text:p>
          </table:table-cell>
          <table:table-cell table:number-columns-repeated="5"/>
          <table:table-cell table:style-name="ce1" office:value-type="float" office:value="20">
            <text:p>20</text:p>
          </table:table-cell>
          <table:table-cell table:number-columns-repeated="8"/>
          <table:table-cell table:style-name="ce1" office:value-type="float" office:value="18">
            <text:p>18</text:p>
          </table:table-cell>
          <table:table-cell table:number-columns-repeated="8"/>
          <table:table-cell table:style-name="ce1" office:value-type="float" office:value="20">
            <text:p>20</text:p>
          </table:table-cell>
          <table:table-cell table:number-columns-repeated="8"/>
          <table:table-cell table:style-name="ce1" office:value-type="float" office:value="20">
            <text:p>20</text:p>
          </table:table-cell>
        </table:table-row>
        <table:table-row>
          <table:table-cell table:number-columns-repeated="17"/>
          <table:table-cell table:style-name="ce1" office:value-type="float" office:value="19">
            <text:p>19</text:p>
          </table:table-cell>
        </table:table-row>
        <table:table-row>
          <table:table-cell table:style-name="ce1" office:value-type="string">
            <text:p>FL</text:p>
          </table:table-cell>
          <table:table-cell table:style-name="ce1" office:value-type="float" office:value="9.7">
            <text:p>9.7</text:p>
          </table:table-cell>
          <table:table-cell table:style-name="ce1" office:value-type="float" office:value="24.2">
            <text:p>24.2</text:p>
          </table:table-cell>
          <table:table-cell table:number-columns-repeated="5"/>
          <table:table-cell table:style-name="ce1" office:value-type="string">
            <text:p>FL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16.3">
            <text:p>16.3</text:p>
          </table:table-cell>
          <table:table-cell table:number-columns-repeated="6"/>
          <table:table-cell table:style-name="ce1" office:value-type="float" office:value="20">
            <text:p>20</text:p>
          </table:table-cell>
          <table:table-cell table:number-columns-repeated="8"/>
          <table:table-cell table:style-name="ce1" office:value-type="string">
            <text:p>FL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15.2">
            <text:p>15.2</text:p>
          </table:table-cell>
          <table:table-cell table:number-columns-repeated="6"/>
          <table:table-cell table:style-name="ce1" office:value-type="string">
            <text:p>FL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13.4">
            <text:p>13.4</text:p>
          </table:table-cell>
        </table:table-row>
      </table:table>
      <table:table table:name="'file:///home/jorgsk/phdproject/5primeUTR/Hsu_original_data/IQ%20Workup%20032802a'#Sheet2" table:print="false" table:style-name="ta_extref">
        <table:table-source xlink:href="../IQ%20Workup%20032802a" table:table-name="Sheet2" table:mode="copy-results-only"/>
      </table:table>
      <table:table table:name="'file:///home/jorgsk/phdproject/5primeUTR/Hsu_original_data/IQ%20Workup%20032802a'#Sheet3" table:print="false" table:style-name="ta_extref">
        <table:table-source xlink:href="../IQ%20Workup%20032802a" table:table-name="Sheet3" table:mode="copy-results-only"/>
      </table:table>
      <table:table table:name="'file:///home/jorgsk/phdproject/5primeUTR/Hsu_original_data/IQ%20Workup%20032802b'#Sheet1" table:print="false" table:style-name="ta_extref">
        <table:table-source xlink:href="../IQ%20Workup%20032802b" table:table-name="Sheet1" table:mode="copy-results-only"/>
        <table:table-row table:number-rows-repeated="61">
          <table:table-cell table:number-columns-repeated="36"/>
        </table:table-row>
        <table:table-row>
          <table:table-cell table:number-columns-repeated="26"/>
          <table:table-cell table:style-name="ce1" office:value-type="string">
            <text:p>A.P.(-)</text:p>
          </table:table-cell>
          <table:table-cell table:style-name="ce1" office:value-type="string">
            <text:p>A.P. (+)</text:p>
          </table:table-cell>
          <table:table-cell table:number-columns-repeated="6"/>
          <table:table-cell table:style-name="ce1" office:value-type="string">
            <text:p>A.P. (-)</text:p>
          </table:table-cell>
          <table:table-cell table:style-name="ce1" office:value-type="string">
            <text:p>A.P. (+)</text:p>
          </table:table-cell>
        </table:table-row>
        <table:table-row>
          <table:table-cell/>
          <table:table-cell table:style-name="ce1" office:value-type="string">
            <text:p>A.P. (-)</text:p>
          </table:table-cell>
          <table:table-cell table:style-name="ce1" office:value-type="string">
            <text:p>A.P. (+)</text:p>
          </table:table-cell>
          <table:table-cell table:number-columns-repeated="6"/>
          <table:table-cell table:style-name="ce1" office:value-type="string">
            <text:p>A.P. (-)</text:p>
          </table:table-cell>
          <table:table-cell table:style-name="ce1" office:value-type="string">
            <text:p>A.P. (+)</text:p>
          </table:table-cell>
          <table:table-cell table:number-columns-repeated="6"/>
          <table:table-cell table:style-name="ce1" office:value-type="string">
            <text:p>A.P. (-)</text:p>
          </table:table-cell>
          <table:table-cell table:style-name="ce1" office:value-type="string">
            <text:p>A.P. (+)</text:p>
          </table:table-cell>
          <table:table-cell table:number-columns-repeated="6"/>
          <table:table-cell table:style-name="ce1" office:value-type="float" office:value="2">
            <text:p>2</text:p>
          </table:table-cell>
          <table:table-cell table:style-name="ce1" office:value-type="float" office:value="34.3527415566037">
            <text:p>34.3527415566037</text:p>
          </table:table-cell>
          <table:table-cell table:style-name="ce1" office:value-type="float" office:value="43.3551267371245">
            <text:p>43.3551267371245</text:p>
          </table:table-cell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0.7045899639478">
            <text:p>30.7045899639478</text:p>
          </table:table-cell>
          <table:table-cell table:style-name="ce1" office:value-type="float" office:value="46.2668424790357">
            <text:p>46.2668424790357</text:p>
          </table:table-cell>
        </table:table-row>
        <table:table-row>
          <table:table-cell table:style-name="ce1" office:value-type="float" office:value="2">
            <text:p>2</text:p>
          </table:table-cell>
          <table:table-cell table:style-name="ce1" office:value-type="float" office:value="39.6839169585918">
            <text:p>39.6839169585918</text:p>
          </table:table-cell>
          <table:table-cell table:style-name="ce1" office:value-type="float" office:value="59.8339130942284">
            <text:p>59.8339130942284</text:p>
          </table:table-cell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25.4615967271176">
            <text:p>25.4615967271176</text:p>
          </table:table-cell>
          <table:table-cell table:style-name="ce1" office:value-type="float" office:value="53.6296013428125">
            <text:p>53.6296013428125</text:p>
          </table:table-cell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21.6717663039439">
            <text:p>21.6717663039439</text:p>
          </table:table-cell>
          <table:table-cell table:style-name="ce1" office:value-type="float" office:value="29.7169244421334">
            <text:p>29.7169244421334</text:p>
          </table:table-cell>
          <table:table-cell table:number-columns-repeated="6"/>
          <table:table-cell table:style-name="ce1" office:value-type="float" office:value="3">
            <text:p>3</text:p>
          </table:table-cell>
          <table:table-cell table:style-name="ce1" office:value-type="float" office:value="34.3262690237053">
            <text:p>34.3262690237053</text:p>
          </table:table-cell>
          <table:table-cell table:style-name="ce1" office:value-type="float" office:value="44.2614319528239">
            <text:p>44.2614319528239</text:p>
          </table:table-cell>
          <table:table-cell table:number-columns-repeated="5"/>
          <table:table-cell table:style-name="ce1" office:value-type="float" office:value="3">
            <text:p>3</text:p>
          </table:table-cell>
          <table:table-cell table:style-name="ce1" office:value-type="float" office:value="3.9750925440611">
            <text:p>3.9750925440611</text:p>
          </table:table-cell>
          <table:table-cell table:style-name="ce1" office:value-type="float" office:value="7.25990459691699">
            <text:p>7.25990459691699</text:p>
          </table:table-cell>
        </table:table-row>
        <table:table-row>
          <table:table-cell table:style-name="ce1" office:value-type="float" office:value="3">
            <text:p>3</text:p>
          </table:table-cell>
          <table:table-cell table:style-name="ce1" office:value-type="float" office:value="4.11886831325026">
            <text:p>4.11886831325026</text:p>
          </table:table-cell>
          <table:table-cell table:style-name="ce1" office:value-type="float" office:value="9.35095486343537">
            <text:p>9.35095486343537</text:p>
          </table:table-cell>
          <table:table-cell table:number-columns-repeated="5"/>
          <table:table-cell table:style-name="ce1" office:value-type="float" office:value="3">
            <text:p>3</text:p>
          </table:table-cell>
          <table:table-cell table:style-name="ce1" office:value-type="float" office:value="6.50884096272939">
            <text:p>6.50884096272939</text:p>
          </table:table-cell>
          <table:table-cell table:style-name="ce1" office:value-type="float" office:value="18.0052451223015">
            <text:p>18.0052451223015</text:p>
          </table:table-cell>
          <table:table-cell table:number-columns-repeated="5"/>
          <table:table-cell table:style-name="ce1" office:value-type="float" office:value="3">
            <text:p>3</text:p>
          </table:table-cell>
          <table:table-cell table:style-name="ce1" office:value-type="float" office:value="24.8660650864985">
            <text:p>24.8660650864985</text:p>
          </table:table-cell>
          <table:table-cell table:style-name="ce1" office:value-type="float" office:value="32.9575856071955">
            <text:p>32.9575856071955</text:p>
          </table:table-cell>
          <table:table-cell table:number-columns-repeated="6"/>
          <table:table-cell table:style-name="ce1" office:value-type="float" office:value="4">
            <text:p>4</text:p>
          </table:table-cell>
          <table:table-cell table:style-name="ce1" office:value-type="float" office:value="11.2846799556153">
            <text:p>11.2846799556153</text:p>
          </table:table-cell>
          <table:table-cell table:style-name="ce1" office:value-type="float" office:value="30.6849859571325">
            <text:p>30.6849859571325</text:p>
          </table:table-cell>
          <table:table-cell table:number-columns-repeated="5"/>
          <table:table-cell table:style-name="ce1" office:value-type="float" office:value="4">
            <text:p>4</text:p>
          </table:table-cell>
          <table:table-cell table:style-name="ce1" office:value-type="float" office:value="6.85892416496988">
            <text:p>6.85892416496988</text:p>
          </table:table-cell>
          <table:table-cell table:style-name="ce1" office:value-type="float" office:value="16.0262811346034">
            <text:p>16.0262811346034</text:p>
          </table:table-cell>
        </table:table-row>
        <table:table-row>
          <table:table-cell table:style-name="ce1" office:value-type="float" office:value="4">
            <text:p>4</text:p>
          </table:table-cell>
          <table:table-cell table:style-name="ce1" office:value-type="float" office:value="3.65186306347044">
            <text:p>3.65186306347044</text:p>
          </table:table-cell>
          <table:table-cell table:style-name="ce1" office:value-type="float" office:value="8.8037416996676">
            <text:p>8.8037416996676</text:p>
          </table:table-cell>
          <table:table-cell table:number-columns-repeated="5"/>
          <table:table-cell table:style-name="ce1" office:value-type="float" office:value="4">
            <text:p>4</text:p>
          </table:table-cell>
          <table:table-cell table:style-name="ce1" office:value-type="float" office:value="9.5637470367837">
            <text:p>9.5637470367837</text:p>
          </table:table-cell>
          <table:table-cell table:style-name="ce1" office:value-type="float" office:value="18.6126846142474">
            <text:p>18.6126846142474</text:p>
          </table:table-cell>
          <table:table-cell table:number-columns-repeated="5"/>
          <table:table-cell table:style-name="ce1" office:value-type="float" office:value="4">
            <text:p>4</text:p>
          </table:table-cell>
          <table:table-cell table:style-name="ce1" office:value-type="float" office:value="29.7090375561282">
            <text:p>29.7090375561282</text:p>
          </table:table-cell>
          <table:table-cell table:style-name="ce1" office:value-type="float" office:value="35.4054910505615">
            <text:p>35.4054910505615</text:p>
          </table:table-cell>
          <table:table-cell table:number-columns-repeated="6"/>
          <table:table-cell table:style-name="ce1" office:value-type="float" office:value="5">
            <text:p>5</text:p>
          </table:table-cell>
          <table:table-cell table:style-name="ce1" office:value-type="float" office:value="10.063490747931">
            <text:p>10.063490747931</text:p>
          </table:table-cell>
          <table:table-cell table:style-name="ce1" office:value-type="float" office:value="14.6248686716582">
            <text:p>14.6248686716582</text:p>
          </table:table-cell>
          <table:table-cell table:number-columns-repeated="5"/>
          <table:table-cell table:style-name="ce1" office:value-type="float" office:value="5">
            <text:p>5</text:p>
          </table:table-cell>
          <table:table-cell table:style-name="ce1" office:value-type="float" office:value="7.26590591680209">
            <text:p>7.26590591680209</text:p>
          </table:table-cell>
          <table:table-cell table:style-name="ce1" office:value-type="float" office:value="11.9062098400187">
            <text:p>11.9062098400187</text:p>
          </table:table-cell>
        </table:table-row>
        <table:table-row>
          <table:table-cell table:style-name="ce1" office:value-type="float" office:value="5">
            <text:p>5</text:p>
          </table:table-cell>
          <table:table-cell table:style-name="ce1" office:value-type="float" office:value="12.7245307074093">
            <text:p>12.7245307074093</text:p>
          </table:table-cell>
          <table:table-cell table:style-name="ce1" office:value-type="float" office:value="19.6140265949399">
            <text:p>19.6140265949399</text:p>
          </table:table-cell>
          <table:table-cell table:number-columns-repeated="5"/>
          <table:table-cell table:style-name="ce1" office:value-type="float" office:value="5">
            <text:p>5</text:p>
          </table:table-cell>
          <table:table-cell table:style-name="ce1" office:value-type="float" office:value="2.01593944762764">
            <text:p>2.01593944762764</text:p>
          </table:table-cell>
          <table:table-cell table:style-name="ce1" office:value-type="float" office:value="6.29822897192664">
            <text:p>6.29822897192664</text:p>
          </table:table-cell>
          <table:table-cell table:number-columns-repeated="5"/>
          <table:table-cell table:style-name="ce1" office:value-type="float" office:value="5">
            <text:p>5</text:p>
          </table:table-cell>
          <table:table-cell table:style-name="ce1" office:value-type="float" office:value="4.13224466197858">
            <text:p>4.13224466197858</text:p>
          </table:table-cell>
          <table:table-cell table:style-name="ce1" office:value-type="float" office:value="5.99946599246008">
            <text:p>5.99946599246008</text:p>
          </table:table-cell>
          <table:table-cell table:number-columns-repeated="6"/>
          <table:table-cell table:style-name="ce1" office:value-type="float" office:value="6">
            <text:p>6</text:p>
          </table:table-cell>
          <table:table-cell table:style-name="ce1" office:value-type="float" office:value="16.1431972129675">
            <text:p>16.1431972129675</text:p>
          </table:table-cell>
          <table:table-cell table:style-name="ce1" office:value-type="float" office:value="18.8746125768072">
            <text:p>18.8746125768072</text:p>
          </table:table-cell>
          <table:table-cell table:number-columns-repeated="5"/>
          <table:table-cell table:style-name="ce1" office:value-type="float" office:value="6">
            <text:p>6</text:p>
          </table:table-cell>
          <table:table-cell table:style-name="ce1" office:value-type="float" office:value="30.3240309317523">
            <text:p>30.3240309317523</text:p>
          </table:table-cell>
          <table:table-cell table:style-name="ce1" office:value-type="float" office:value="39.7367251217761">
            <text:p>39.7367251217761</text:p>
          </table:table-cell>
        </table:table-row>
        <table:table-row>
          <table:table-cell table:style-name="ce1" office:value-type="float" office:value="6">
            <text:p>6</text:p>
          </table:table-cell>
          <table:table-cell table:style-name="ce1" office:value-type="float" office:value="27.1560372758415">
            <text:p>27.1560372758415</text:p>
          </table:table-cell>
          <table:table-cell table:style-name="ce1" office:value-type="float" office:value="19.7100458134597">
            <text:p>19.7100458134597</text:p>
          </table:table-cell>
          <table:table-cell table:number-columns-repeated="5"/>
          <table:table-cell table:style-name="ce1" office:value-type="float" office:value="6">
            <text:p>6</text:p>
          </table:table-cell>
          <table:table-cell table:style-name="ce1" office:value-type="float" office:value="12.8514762429695">
            <text:p>12.8514762429695</text:p>
          </table:table-cell>
          <table:table-cell table:style-name="ce1" office:value-type="float" office:value="16.7618323003046">
            <text:p>16.7618323003046</text:p>
          </table:table-cell>
          <table:table-cell table:number-columns-repeated="5"/>
          <table:table-cell table:style-name="ce1" office:value-type="float" office:value="6">
            <text:p>6</text:p>
          </table:table-cell>
          <table:table-cell table:style-name="ce1" office:value-type="float" office:value="16.8244555870167">
            <text:p>16.8244555870167</text:p>
          </table:table-cell>
          <table:table-cell table:style-name="ce1" office:value-type="float" office:value="28.952865705113">
            <text:p>28.952865705113</text:p>
          </table:table-cell>
          <table:table-cell table:number-columns-repeated="6"/>
          <table:table-cell table:style-name="ce1" office:value-type="float" office:value="7">
            <text:p>7</text:p>
          </table:table-cell>
          <table:table-cell table:style-name="ce1" office:value-type="float" office:value="20.1836494726572">
            <text:p>20.1836494726572</text:p>
          </table:table-cell>
          <table:table-cell table:style-name="ce1" office:value-type="float" office:value="33.6676145780865">
            <text:p>33.6676145780865</text:p>
          </table:table-cell>
          <table:table-cell table:number-columns-repeated="5"/>
          <table:table-cell table:style-name="ce1" office:value-type="float" office:value="7">
            <text:p>7</text:p>
          </table:table-cell>
          <table:table-cell table:style-name="ce1" office:value-type="float" office:value="7.56897641643865">
            <text:p>7.56897641643865</text:p>
          </table:table-cell>
          <table:table-cell table:style-name="ce1" office:value-type="float" office:value="12.9532703808956">
            <text:p>12.9532703808956</text:p>
          </table:table-cell>
        </table:table-row>
        <table:table-row>
          <table:table-cell table:style-name="ce1" office:value-type="float" office:value="7">
            <text:p>7</text:p>
          </table:table-cell>
          <table:table-cell table:style-name="ce1" office:value-type="float" office:value="26.1586411472719">
            <text:p>26.1586411472719</text:p>
          </table:table-cell>
          <table:table-cell table:style-name="ce1" office:value-type="float" office:value="8.31663398332139">
            <text:p>8.31663398332139</text:p>
          </table:table-cell>
          <table:table-cell table:number-columns-repeated="5"/>
          <table:table-cell table:style-name="ce1" office:value-type="float" office:value="7">
            <text:p>7</text:p>
          </table:table-cell>
          <table:table-cell table:style-name="ce1" office:value-type="float" office:value="31.5113147882691">
            <text:p>31.5113147882691</text:p>
          </table:table-cell>
          <table:table-cell table:style-name="ce1" office:value-type="float" office:value="0.605790819332042">
            <text:p>0.605790819332042</text:p>
          </table:table-cell>
          <table:table-cell table:number-columns-repeated="5"/>
          <table:table-cell table:style-name="ce1" office:value-type="float" office:value="7">
            <text:p>7</text:p>
          </table:table-cell>
          <table:table-cell table:style-name="ce1" office:value-type="float" office:value="5.04125118033529">
            <text:p>5.04125118033529</text:p>
          </table:table-cell>
          <table:table-cell table:style-name="ce1" office:value-type="float" office:value="8.44031658993428">
            <text:p>8.44031658993428</text:p>
          </table:table-cell>
          <table:table-cell table:number-columns-repeated="6"/>
          <table:table-cell table:style-name="ce1" office:value-type="float" office:value="8">
            <text:p>8</text:p>
          </table:table-cell>
          <table:table-cell table:style-name="ce1" office:value-type="float" office:value="13.6279407296055">
            <text:p>13.6279407296055</text:p>
          </table:table-cell>
          <table:table-cell table:style-name="ce1" office:value-type="float" office:value="5.49132977786589">
            <text:p>5.49132977786589</text:p>
          </table:table-cell>
          <table:table-cell table:number-columns-repeated="5"/>
          <table:table-cell table:style-name="ce1" office:value-type="float" office:value="8">
            <text:p>8</text:p>
          </table:table-cell>
          <table:table-cell table:style-name="ce1" office:value-type="float" office:value="43.0475566780448">
            <text:p>43.0475566780448</text:p>
          </table:table-cell>
          <table:table-cell table:style-name="ce1" office:value-type="float" office:value="35.5191055363428">
            <text:p>35.5191055363428</text:p>
          </table:table-cell>
        </table:table-row>
        <table:table-row>
          <table:table-cell table:style-name="ce1" office:value-type="float" office:value="8">
            <text:p>8</text:p>
          </table:table-cell>
          <table:table-cell table:style-name="ce1" office:value-type="float" office:value="7.73206687341184">
            <text:p>7.73206687341184</text:p>
          </table:table-cell>
          <table:table-cell table:style-name="ce1" office:value-type="float" office:value="2.92047575239397">
            <text:p>2.92047575239397</text:p>
          </table:table-cell>
          <table:table-cell table:number-columns-repeated="5"/>
          <table:table-cell table:style-name="ce1" office:value-type="float" office:value="8">
            <text:p>8</text:p>
          </table:table-cell>
          <table:table-cell table:style-name="ce1" office:value-type="float" office:value="9.86872482979925">
            <text:p>9.86872482979925</text:p>
          </table:table-cell>
          <table:table-cell table:style-name="ce1" office:value-type="float" office:value="0.70296529308648">
            <text:p>0.70296529308648</text:p>
          </table:table-cell>
          <table:table-cell table:number-columns-repeated="5"/>
          <table:table-cell table:style-name="ce1" office:value-type="float" office:value="8">
            <text:p>8</text:p>
          </table:table-cell>
          <table:table-cell table:style-name="ce1" office:value-type="float" office:value="59.6528265292973">
            <text:p>59.6528265292973</text:p>
          </table:table-cell>
          <table:table-cell table:style-name="ce1" office:value-type="float" office:value="48.506584763066">
            <text:p>48.506584763066</text:p>
          </table:table-cell>
          <table:table-cell table:number-columns-repeated="6"/>
          <table:table-cell table:style-name="ce1" office:value-type="float" office:value="9">
            <text:p>9</text:p>
          </table:table-cell>
          <table:table-cell table:style-name="ce1" office:value-type="float" office:value="17.6095027243704">
            <text:p>17.6095027243704</text:p>
          </table:table-cell>
          <table:table-cell table:style-name="ce1" office:value-type="float" office:value="7.88250002251861">
            <text:p>7.88250002251861</text:p>
          </table:table-cell>
          <table:table-cell table:number-columns-repeated="5"/>
          <table:table-cell table:style-name="ce1" office:value-type="float" office:value="9">
            <text:p>9</text:p>
          </table:table-cell>
          <table:table-cell table:style-name="ce1" office:value-type="float" office:value="41.4748350713171">
            <text:p>41.4748350713171</text:p>
          </table:table-cell>
          <table:table-cell table:style-name="ce1" office:value-type="float" office:value="25.7472907588931">
            <text:p>25.7472907588931</text:p>
          </table:table-cell>
        </table:table-row>
        <table:table-row>
          <table:table-cell table:style-name="ce1" office:value-type="float" office:value="9">
            <text:p>9</text:p>
          </table:table-cell>
          <table:table-cell table:style-name="ce1" office:value-type="float" office:value="10.8258466866604">
            <text:p>10.8258466866604</text:p>
          </table:table-cell>
          <table:table-cell table:style-name="ce1" office:value-type="float" office:value="4.2741983165412">
            <text:p>4.2741983165412</text:p>
          </table:table-cell>
          <table:table-cell table:number-columns-repeated="5"/>
          <table:table-cell table:style-name="ce1" office:value-type="float" office:value="9">
            <text:p>9</text:p>
          </table:table-cell>
          <table:table-cell table:style-name="ce1" office:value-type="float" office:value="9.57570269405555">
            <text:p>9.57570269405555</text:p>
          </table:table-cell>
          <table:table-cell table:style-name="ce1" office:value-type="float" office:value="2.16242473890955">
            <text:p>2.16242473890955</text:p>
          </table:table-cell>
          <table:table-cell table:number-columns-repeated="5"/>
          <table:table-cell table:style-name="ce1" office:value-type="float" office:value="9">
            <text:p>9</text:p>
          </table:table-cell>
          <table:table-cell table:style-name="ce1" office:value-type="float" office:value="9.41027127282859">
            <text:p>9.41027127282859</text:p>
          </table:table-cell>
          <table:table-cell table:style-name="ce1" office:value-type="float" office:value="6.42130348719029">
            <text:p>6.42130348719029</text:p>
          </table:table-cell>
          <table:table-cell table:number-columns-repeated="6"/>
          <table:table-cell table:style-name="ce1" office:value-type="float" office:value="10">
            <text:p>10</text:p>
          </table:table-cell>
          <table:table-cell table:style-name="ce1" office:value-type="float" office:value="12.5736991846161">
            <text:p>12.5736991846161</text:p>
          </table:table-cell>
          <table:table-cell table:style-name="ce1" office:value-type="float" office:value="6.38727513238785">
            <text:p>6.38727513238785</text:p>
          </table:table-cell>
          <table:table-cell table:number-columns-repeated="5"/>
          <table:table-cell table:style-name="ce1" office:value-type="float" office:value="10">
            <text:p>10</text:p>
          </table:table-cell>
          <table:table-cell table:style-name="ce1" office:value-type="float" office:value="58.1261815796414">
            <text:p>58.1261815796414</text:p>
          </table:table-cell>
          <table:table-cell table:style-name="ce1" office:value-type="float" office:value="32.2511245688391">
            <text:p>32.2511245688391</text:p>
          </table:table-cell>
        </table:table-row>
        <table:table-row>
          <table:table-cell table:style-name="ce1" office:value-type="float" office:value="10">
            <text:p>10</text:p>
          </table:table-cell>
          <table:table-cell table:style-name="ce1" office:value-type="float" office:value="50.7867536946448">
            <text:p>50.7867536946448</text:p>
          </table:table-cell>
          <table:table-cell table:style-name="ce1" office:value-type="float" office:value="7.27675933496956">
            <text:p>7.27675933496956</text:p>
          </table:table-cell>
          <table:table-cell table:number-columns-repeated="5"/>
          <table:table-cell table:style-name="ce1" office:value-type="float" office:value="10">
            <text:p>10</text:p>
          </table:table-cell>
          <table:table-cell table:style-name="ce1" office:value-type="float" office:value="4.22192724616107">
            <text:p>4.22192724616107</text:p>
          </table:table-cell>
          <table:table-cell table:style-name="ce1" office:value-type="float" office:value="2.63344706951886">
            <text:p>2.63344706951886</text:p>
          </table:table-cell>
          <table:table-cell table:number-columns-repeated="5"/>
          <table:table-cell table:style-name="ce1" office:value-type="float" office:value="10">
            <text:p>10</text:p>
          </table:table-cell>
          <table:table-cell table:style-name="ce1" office:value-type="float" office:value="3.26352390469786">
            <text:p>3.26352390469786</text:p>
          </table:table-cell>
          <table:table-cell table:style-name="ce1" office:value-type="float" office:value="4.62570232882435">
            <text:p>4.62570232882435</text:p>
          </table:table-cell>
          <table:table-cell table:number-columns-repeated="6"/>
          <table:table-cell table:style-name="ce1" office:value-type="float" office:value="11">
            <text:p>11</text:p>
          </table:table-cell>
          <table:table-cell table:style-name="ce1" office:value-type="float" office:value="54.901075914788">
            <text:p>54.901075914788</text:p>
          </table:table-cell>
          <table:table-cell table:style-name="ce1" office:value-type="float" office:value="12.7473914655795">
            <text:p>12.7473914655795</text:p>
          </table:table-cell>
          <table:table-cell table:number-columns-repeated="5"/>
          <table:table-cell table:style-name="ce1" office:value-type="float" office:value="11">
            <text:p>11</text:p>
          </table:table-cell>
          <table:table-cell table:style-name="ce1" office:value-type="float" office:value="18.2658549992983">
            <text:p>18.2658549992983</text:p>
          </table:table-cell>
          <table:table-cell table:style-name="ce1" office:value-type="float" office:value="7.75308634829405">
            <text:p>7.75308634829405</text:p>
          </table:table-cell>
        </table:table-row>
        <table:table-row>
          <table:table-cell table:style-name="ce1" office:value-type="float" office:value="11">
            <text:p>11</text:p>
          </table:table-cell>
          <table:table-cell table:style-name="ce1" office:value-type="float" office:value="15.9873449649307">
            <text:p>15.9873449649307</text:p>
          </table:table-cell>
          <table:table-cell table:style-name="ce1" office:value-type="float" office:value="1.5387511777769">
            <text:p>1.5387511777769</text:p>
          </table:table-cell>
          <table:table-cell table:number-columns-repeated="5"/>
          <table:table-cell table:style-name="ce1" office:value-type="float" office:value="11">
            <text:p>11</text:p>
          </table:table-cell>
          <table:table-cell table:style-name="ce1" office:value-type="float" office:value="3.61335862336826">
            <text:p>3.61335862336826</text:p>
          </table:table-cell>
          <table:table-cell table:style-name="ce1" office:value-type="float" office:value="2.62538060682877">
            <text:p>2.62538060682877</text:p>
          </table:table-cell>
          <table:table-cell table:number-columns-repeated="5"/>
          <table:table-cell table:style-name="ce1" office:value-type="float" office:value="11">
            <text:p>11</text:p>
          </table:table-cell>
          <table:table-cell table:style-name="ce1" office:value-type="float" office:value="40.5449105712418">
            <text:p>40.5449105712418</text:p>
          </table:table-cell>
          <table:table-cell table:style-name="ce1" office:value-type="float" office:value="25.5106044756651">
            <text:p>25.5106044756651</text:p>
          </table:table-cell>
          <table:table-cell table:number-columns-repeated="6"/>
          <table:table-cell table:style-name="ce1" office:value-type="float" office:value="12">
            <text:p>12</text:p>
          </table:table-cell>
          <table:table-cell table:style-name="ce1" office:value-type="float" office:value="37.2513140449626">
            <text:p>37.2513140449626</text:p>
          </table:table-cell>
          <table:table-cell table:style-name="ce1" office:value-type="float" office:value="5.59655474199686">
            <text:p>5.59655474199686</text:p>
          </table:table-cell>
          <table:table-cell table:number-columns-repeated="5"/>
          <table:table-cell table:style-name="ce1" office:value-type="float" office:value="12">
            <text:p>12</text:p>
          </table:table-cell>
          <table:table-cell table:style-name="ce1" office:value-type="float" office:value="26.3486611214018">
            <text:p>26.3486611214018</text:p>
          </table:table-cell>
          <table:table-cell table:style-name="ce1" office:value-type="float" office:value="8.39784180410052">
            <text:p>8.39784180410052</text:p>
          </table:table-cell>
        </table:table-row>
        <table:table-row>
          <table:table-cell table:style-name="ce1" office:value-type="float" office:value="12">
            <text:p>12</text:p>
          </table:table-cell>
          <table:table-cell table:style-name="ce1" office:value-type="float" office:value="7.81911496630352">
            <text:p>7.81911496630352</text:p>
          </table:table-cell>
          <table:table-cell table:style-name="ce1" office:value-type="float" office:value="2.35803687185205">
            <text:p>2.35803687185205</text:p>
          </table:table-cell>
          <table:table-cell table:number-columns-repeated="5"/>
          <table:table-cell table:style-name="ce1" office:value-type="float" office:value="12">
            <text:p>12</text:p>
          </table:table-cell>
          <table:table-cell table:style-name="ce1" office:value-type="float" office:value="7.51057374071847">
            <text:p>7.51057374071847</text:p>
          </table:table-cell>
          <table:table-cell table:style-name="ce1" office:value-type="float" office:value="2.50352090779896">
            <text:p>2.50352090779896</text:p>
          </table:table-cell>
          <table:table-cell table:number-columns-repeated="5"/>
          <table:table-cell table:style-name="ce1" office:value-type="float" office:value="12">
            <text:p>12</text:p>
          </table:table-cell>
          <table:table-cell table:style-name="ce1" office:value-type="float" office:value="7.35567356630713">
            <text:p>7.35567356630713</text:p>
          </table:table-cell>
          <table:table-cell table:style-name="ce1" office:value-type="float" office:value="3.52848029923945">
            <text:p>3.52848029923945</text:p>
          </table:table-cell>
          <table:table-cell table:number-columns-repeated="6"/>
          <table:table-cell table:style-name="ce1" office:value-type="float" office:value="13">
            <text:p>13</text:p>
          </table:table-cell>
          <table:table-cell table:style-name="ce1" office:value-type="float" office:value="36.049607584343">
            <text:p>36.049607584343</text:p>
          </table:table-cell>
          <table:table-cell table:style-name="ce1" office:value-type="float" office:value="4.08537574244488">
            <text:p>4.08537574244488</text:p>
          </table:table-cell>
          <table:table-cell table:number-columns-repeated="5"/>
          <table:table-cell table:style-name="ce1" office:value-type="float" office:value="13">
            <text:p>13</text:p>
          </table:table-cell>
          <table:table-cell table:style-name="ce1" office:value-type="float" office:value="21.391832474765">
            <text:p>21.391832474765</text:p>
          </table:table-cell>
          <table:table-cell table:style-name="ce1" office:value-type="float" office:value="6.28739429223242">
            <text:p>6.28739429223242</text:p>
          </table:table-cell>
        </table:table-row>
        <table:table-row>
          <table:table-cell table:style-name="ce1" office:value-type="float" office:value="13">
            <text:p>13</text:p>
          </table:table-cell>
          <table:table-cell table:style-name="ce1" office:value-type="float" office:value="21.42183671854">
            <text:p>21.42183671854</text:p>
          </table:table-cell>
          <table:table-cell table:style-name="ce1" office:value-type="float" office:value="1.97984155711538">
            <text:p>1.97984155711538</text:p>
          </table:table-cell>
          <table:table-cell table:number-columns-repeated="5"/>
          <table:table-cell table:style-name="ce1" office:value-type="float" office:value="13">
            <text:p>13</text:p>
          </table:table-cell>
          <table:table-cell table:style-name="ce1" office:value-type="float" office:value="51.6961963067172">
            <text:p>51.6961963067172</text:p>
          </table:table-cell>
          <table:table-cell table:style-name="ce1" office:value-type="float" office:value="2.74176620984466">
            <text:p>2.74176620984466</text:p>
          </table:table-cell>
          <table:table-cell table:number-columns-repeated="5"/>
          <table:table-cell table:style-name="ce1" office:value-type="float" office:value="13">
            <text:p>13</text:p>
          </table:table-cell>
          <table:table-cell table:style-name="ce1" office:value-type="float" office:value="45.8004133767143">
            <text:p>45.8004133767143</text:p>
          </table:table-cell>
          <table:table-cell table:style-name="ce1" office:value-type="float" office:value="6.84371712876659">
            <text:p>6.84371712876659</text:p>
          </table:table-cell>
          <table:table-cell table:number-columns-repeated="6"/>
          <table:table-cell table:style-name="ce1" office:value-type="float" office:value="14">
            <text:p>14</text:p>
          </table:table-cell>
          <table:table-cell table:style-name="ce1" office:value-type="float" office:value="21.0547182697691">
            <text:p>21.0547182697691</text:p>
          </table:table-cell>
          <table:table-cell table:style-name="ce1" office:value-type="float" office:value="3.26300998429571">
            <text:p>3.26300998429571</text:p>
          </table:table-cell>
          <table:table-cell table:number-columns-repeated="5"/>
          <table:table-cell table:style-name="ce1" office:value-type="float" office:value="14">
            <text:p>14</text:p>
          </table:table-cell>
          <table:table-cell table:style-name="ce1" office:value-type="float" office:value="16.1318665174485">
            <text:p>16.1318665174485</text:p>
          </table:table-cell>
          <table:table-cell table:style-name="ce1" office:value-type="float" office:value="4.80885785568075">
            <text:p>4.80885785568075</text:p>
          </table:table-cell>
        </table:table-row>
        <table:table-row>
          <table:table-cell table:style-name="ce1" office:value-type="float" office:value="14">
            <text:p>14</text:p>
          </table:table-cell>
          <table:table-cell table:style-name="ce1" office:value-type="float" office:value="8.38489409131549">
            <text:p>8.38489409131549</text:p>
          </table:table-cell>
          <table:table-cell table:style-name="ce1" office:value-type="float" office:value="2.00055620170717">
            <text:p>2.00055620170717</text:p>
          </table:table-cell>
          <table:table-cell table:number-columns-repeated="5"/>
          <table:table-cell table:style-name="ce1" office:value-type="float" office:value="14">
            <text:p>14</text:p>
          </table:table-cell>
          <table:table-cell table:style-name="ce1" office:value-type="float" office:value="64.0685832833231">
            <text:p>64.0685832833231</text:p>
          </table:table-cell>
          <table:table-cell table:style-name="ce1" office:value-type="float" office:value="1.61975867744455">
            <text:p>1.61975867744455</text:p>
          </table:table-cell>
          <table:table-cell table:number-columns-repeated="5"/>
          <table:table-cell table:style-name="ce1" office:value-type="float" office:value="14">
            <text:p>14</text:p>
          </table:table-cell>
          <table:table-cell table:style-name="ce1" office:value-type="float" office:value="44.3564757322473">
            <text:p>44.3564757322473</text:p>
          </table:table-cell>
          <table:table-cell table:style-name="ce1" office:value-type="float" office:value="3.08019947723104">
            <text:p>3.08019947723104</text:p>
          </table:table-cell>
          <table:table-cell table:number-columns-repeated="6"/>
          <table:table-cell table:style-name="ce1" office:value-type="float" office:value="15">
            <text:p>15</text:p>
          </table:table-cell>
          <table:table-cell table:style-name="ce1" office:value-type="float" office:value="12.1593918146791">
            <text:p>12.1593918146791</text:p>
          </table:table-cell>
          <table:table-cell table:style-name="ce1" office:value-type="float" office:value="4.19080116628971">
            <text:p>4.19080116628971</text:p>
          </table:table-cell>
          <table:table-cell table:number-columns-repeated="5"/>
          <table:table-cell table:style-name="ce1" office:value-type="float" office:value="15">
            <text:p>15</text:p>
          </table:table-cell>
          <table:table-cell table:style-name="ce1" office:value-type="float" office:value="15.1697658798687">
            <text:p>15.1697658798687</text:p>
          </table:table-cell>
          <table:table-cell table:style-name="ce1" office:value-type="float" office:value="4.72322530248706">
            <text:p>4.72322530248706</text:p>
          </table:table-cell>
        </table:table-row>
        <table:table-row>
          <table:table-cell table:style-name="ce1" office:value-type="float" office:value="15">
            <text:p>15</text:p>
          </table:table-cell>
          <table:table-cell table:style-name="ce1" office:value-type="float" office:value="17.9503440488896">
            <text:p>17.9503440488896</text:p>
          </table:table-cell>
          <table:table-cell table:style-name="ce1" office:value-type="float" office:value="0.922327872323368">
            <text:p>0.922327872323368</text:p>
          </table:table-cell>
          <table:table-cell table:number-columns-repeated="5"/>
          <table:table-cell table:style-name="ce1" office:value-type="float" office:value="15">
            <text:p>15</text:p>
          </table:table-cell>
          <table:table-cell table:style-name="ce1" office:value-type="float" office:value="14.102770303022">
            <text:p>14.102770303022</text:p>
          </table:table-cell>
          <table:table-cell table:style-name="ce1" office:value-type="float" office:value="2.35820815332914">
            <text:p>2.35820815332914</text:p>
          </table:table-cell>
          <table:table-cell table:number-columns-repeated="5"/>
          <table:table-cell table:style-name="ce1" office:value-type="float" office:value="15">
            <text:p>15</text:p>
          </table:table-cell>
          <table:table-cell table:style-name="ce1" office:value-type="float" office:value="19.0830223148752">
            <text:p>19.0830223148752</text:p>
          </table:table-cell>
          <table:table-cell table:style-name="ce1" office:value-type="float" office:value="2.69629533743403">
            <text:p>2.69629533743403</text:p>
          </table:table-cell>
          <table:table-cell table:number-columns-repeated="6"/>
          <table:table-cell table:style-name="ce1" office:value-type="float" office:value="16">
            <text:p>16</text:p>
          </table:table-cell>
          <table:table-cell table:number-columns-repeated="7"/>
          <table:table-cell table:style-name="ce1" office:value-type="float" office:value="16">
            <text:p>16</text:p>
          </table:table-cell>
          <table:table-cell table:style-name="ce1" office:value-type="float" office:value="14.1488060881716">
            <text:p>14.1488060881716</text:p>
          </table:table-cell>
          <table:table-cell table:style-name="ce1" office:value-type="float" office:value="4.69939682432888">
            <text:p>4.69939682432888</text:p>
          </table:table-cell>
        </table:table-row>
        <table:table-row>
          <table:table-cell table:style-name="ce1" office:value-type="float" office:value="16">
            <text:p>16</text:p>
          </table:table-cell>
          <table:table-cell table:style-name="ce1" office:value-type="float" office:value="10.9706343732244">
            <text:p>10.9706343732244</text:p>
          </table:table-cell>
          <table:table-cell table:style-name="ce1" office:value-type="float" office:value="2.24724589467484">
            <text:p>2.24724589467484</text:p>
          </table:table-cell>
          <table:table-cell table:number-columns-repeated="5"/>
          <table:table-cell table:style-name="ce1" office:value-type="float" office:value="16">
            <text:p>16</text:p>
          </table:table-cell>
          <table:table-cell table:number-columns-repeated="7"/>
          <table:table-cell table:style-name="ce1" office:value-type="float" office:value="16">
            <text:p>16</text:p>
          </table:table-cell>
          <table:table-cell table:number-columns-repeated="8"/>
          <table:table-cell table:style-name="ce1" office:value-type="float" office:value="17">
            <text:p>17</text:p>
          </table:table-cell>
          <table:table-cell table:number-columns-repeated="7"/>
          <table:table-cell table:style-name="ce1" office:value-type="float" office:value="17">
            <text:p>17</text:p>
          </table:table-cell>
        </table:table-row>
        <table:table-row>
          <table:table-cell table:style-name="ce1" office:value-type="float" office:value="17">
            <text:p>17</text:p>
          </table:table-cell>
          <table:table-cell table:number-columns-repeated="7"/>
          <table:table-cell table:style-name="ce1" office:value-type="float" office:value="17">
            <text:p>17</text:p>
          </table:table-cell>
          <table:table-cell table:number-columns-repeated="7"/>
          <table:table-cell table:style-name="ce1" office:value-type="float" office:value="17">
            <text:p>17</text:p>
          </table:table-cell>
          <table:table-cell table:number-columns-repeated="8"/>
          <table:table-cell table:style-name="ce1" office:value-type="float" office:value="18">
            <text:p>18</text:p>
          </table:table-cell>
          <table:table-cell table:number-columns-repeated="7"/>
          <table:table-cell table:style-name="ce1" office:value-type="float" office:value="18">
            <text:p>18</text:p>
          </table:table-cell>
        </table:table-row>
        <table:table-row>
          <table:table-cell table:style-name="ce1" office:value-type="float" office:value="18">
            <text:p>18</text:p>
          </table:table-cell>
          <table:table-cell table:number-columns-repeated="7"/>
          <table:table-cell table:style-name="ce1" office:value-type="float" office:value="18">
            <text:p>18</text:p>
          </table:table-cell>
          <table:table-cell table:number-columns-repeated="7"/>
          <table:table-cell table:style-name="ce1" office:value-type="float" office:value="18">
            <text:p>18</text:p>
          </table:table-cell>
          <table:table-cell table:number-columns-repeated="8"/>
          <table:table-cell table:style-name="ce1" office:value-type="float" office:value="19">
            <text:p>19</text:p>
          </table:table-cell>
          <table:table-cell table:number-columns-repeated="7"/>
          <table:table-cell table:style-name="ce1" office:value-type="float" office:value="19">
            <text:p>19</text:p>
          </table:table-cell>
        </table:table-row>
        <table:table-row>
          <table:table-cell table:style-name="ce1" office:value-type="float" office:value="19">
            <text:p>19</text:p>
          </table:table-cell>
          <table:table-cell table:number-columns-repeated="7"/>
          <table:table-cell table:style-name="ce1" office:value-type="float" office:value="19">
            <text:p>19</text:p>
          </table:table-cell>
          <table:table-cell table:number-columns-repeated="7"/>
          <table:table-cell table:style-name="ce1" office:value-type="float" office:value="19">
            <text:p>19</text:p>
          </table:table-cell>
          <table:table-cell table:number-columns-repeated="8"/>
          <table:table-cell table:style-name="ce1" office:value-type="float" office:value="20">
            <text:p>20</text:p>
          </table:table-cell>
          <table:table-cell table:number-columns-repeated="7"/>
          <table:table-cell table:style-name="ce1" office:value-type="float" office:value="20">
            <text:p>20</text:p>
          </table:table-cell>
        </table:table-row>
        <table:table-row>
          <table:table-cell table:style-name="ce1" office:value-type="float" office:value="20">
            <text:p>20</text:p>
          </table:table-cell>
          <table:table-cell table:number-columns-repeated="7"/>
          <table:table-cell table:style-name="ce1" office:value-type="float" office:value="20">
            <text:p>20</text:p>
          </table:table-cell>
          <table:table-cell table:number-columns-repeated="7"/>
          <table:table-cell table:style-name="ce1" office:value-type="float" office:value="20">
            <text:p>20</text:p>
          </table:table-cell>
        </table:table-row>
        <table:table-row>
          <table:table-cell table:number-columns-repeated="25"/>
          <table:table-cell table:style-name="ce1" office:value-type="string">
            <text:p>FL 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6">
            <text:p>6</text:p>
          </table:table-cell>
          <table:table-cell table:number-columns-repeated="5"/>
          <table:table-cell table:style-name="ce1" office:value-type="string">
            <text:p>FL 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4.3">
            <text:p>4.3</text:p>
          </table:table-cell>
        </table:table-row>
        <table:table-row>
          <table:table-cell table:style-name="ce1" office:value-type="string">
            <text:p>FL 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15.1">
            <text:p>15.1</text:p>
          </table:table-cell>
          <table:table-cell table:number-columns-repeated="5"/>
          <table:table-cell table:style-name="ce1" office:value-type="string">
            <text:p>FL 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20.1">
            <text:p>20.1</text:p>
          </table:table-cell>
          <table:table-cell table:number-columns-repeated="5"/>
          <table:table-cell table:style-name="ce1" office:value-type="string">
            <text:p>FL 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5.4">
            <text:p>5.4</text:p>
          </table:table-cell>
        </table:table-row>
      </table:table>
      <table:table table:name="'file:///home/jorgsk/phdproject/5primeUTR/Hsu_original_data/IQ%20Workup%20032802b'#Sheet2" table:print="false" table:style-name="ta_extref">
        <table:table-source xlink:href="../IQ%20Workup%20032802b" table:table-name="Sheet2" table:mode="copy-results-only"/>
      </table:table>
      <table:table table:name="'file:///home/jorgsk/phdproject/5primeUTR/Hsu_original_data/IQ%20Workup%20032802b'#Sheet3" table:print="false" table:style-name="ta_extref">
        <table:table-source xlink:href="../IQ%20Workup%20032802b" table:table-name="Sheet3" table:mode="copy-results-only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eva" svg:font-family="Genev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1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Geneva" fo:font-size="9pt" style:font-size-asian="9pt" style:font-name-complex="Geneva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6">03/06/2010</text:date>, <text:time>13:3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ilian M. Hsu</meta:initial-creator>
    <meta:creation-date>2004-08-23T02:12:58</meta:creation-date>
    <dc:creator>CTS LITS</dc:creator>
    <dc:date>2010-02-24T20:54:53</dc:date>
    <meta:document-statistic meta:table-count="3" meta:cell-count="1078" meta:object-count="29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4pt" fo:font-style="normal" fo:text-shadow="none" style:text-underline-style="none" fo:font-weight="normal" style:font-size-asian="14pt" style:font-style-asian="normal" style:font-weight-asian="normal" style:font-family-complex="Geneva" style:font-size-complex="14pt" style:font-style-complex="normal" style:font-weight-complex="normal"/>
    </style:style>
    <style:style style:name="ch3" style:family="chart">
      <style:chart-properties chart:connect-bars="fals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.75pt" fo:font-style="normal" fo:text-shadow="none" style:text-underline-style="none" fo:font-weight="normal" style:font-size-asian="8.75pt" style:font-style-asian="normal" style:font-weight-asian="normal" style:font-family-complex="Geneva" style:font-size-complex="8.7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1.5pt" fo:font-style="normal" fo:text-shadow="none" style:text-underline-style="none" fo:font-weight="normal" style:font-size-asian="11.5pt" style:font-style-asian="normal" style:font-weight-asian="normal" style:font-family-complex="Geneva" style:font-size-complex="11.5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maximum="60" chart:interval-major="60" chart:interval-minor-divisor="1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9pt" fo:font-style="normal" fo:text-shadow="none" style:text-underline-style="none" fo:font-weight="normal" style:font-size-asian="9pt" style:font-style-asian="normal" style:font-weight-asian="normal" style:font-family-complex="Geneva" style:font-size-complex="9pt" style:font-style-complex="normal" style:font-weight-complex="normal"/>
    </style:style>
    <style:style style:name="ch7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11.5pt" fo:font-style="normal" fo:text-shadow="none" style:text-underline-style="none" fo:font-weight="normal" style:font-size-asian="11.5pt" style:font-style-asian="normal" style:font-weight-asian="normal" style:font-family-complex="Geneva" style:font-size-complex="11.5pt" style:font-style-complex="normal" style:font-weight-complex="normal"/>
    </style:style>
    <style:style style:name="ch8" style:family="chart">
      <style:graphic-properties draw:stroke="dash" draw:stroke-dash="Excel_20_line_20_dash_20_1" svg:stroke-width="0cm" svg:stroke-opacity="100%"/>
    </style:style>
    <style:style style:name="ch9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000000" svg:stroke-opacity="100%" draw:fill="bitmap" draw:fill-image-name="Excel_20_bitmap_20_2" style:repeat="repeat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808080" svg:stroke-opacity="100%" draw:fill="solid" draw:fill-color="#ffffff" draw:opacity="100%"/>
    </style:style>
    <style:style style:name="ch12" style:family="chart">
      <style:graphic-properties draw:fill-color="#d9d9d9"/>
    </style:style>
  </office:automatic-styles>
  <office:body>
    <office:chart>
      <chart:chart svg:width="16.659cm" svg:height="9.596cm" chart:class="chart:bar" chart:style-name="ch1">
        <chart:title svg:x="7.297cm" svg:y="0.191cm" chart:style-name="ch2">
          <text:p>DG202a</text:p>
        </chart:title>
        <chart:plot-area chart:style-name="ch3" table:cell-range-address="Sheet1.A63:Sheet1.C85" chart:data-source-has-labels="both" svg:x="0.465cm" svg:y="0.965cm" svg:width="15.861cm" svg:height="8.45cm">
          <chart:axis chart:dimension="x" chart:name="primary-x" chart:style-name="ch4">
            <chart:title svg:x="6.948cm" svg:y="8.928cm" chart:style-name="ch5">
              <text:p>RNA (nucleotides)</text:p>
            </chart:title>
            <chart:categories table:cell-range-address="Sheet1.A64:Sheet1.A85"/>
          </chart:axis>
          <chart:axis chart:dimension="y" chart:name="primary-y" chart:style-name="ch6">
            <chart:title svg:x="0.334cm" svg:y="7.219cm" chart:style-name="ch7">
              <text:p>Abortive Probability (%)</text:p>
            </chart:title>
            <chart:grid chart:style-name="ch8" chart:class="major"/>
          </chart:axis>
          <chart:series chart:style-name="ch9" chart:values-cell-range-address="Sheet1.B64:Sheet1.B85" chart:label-cell-address="Sheet1.B63:Sheet1.B63" chart:class="chart:bar">
            <chart:data-point chart:repeated="22"/>
          </chart:series>
          <chart:series chart:style-name="ch10" chart:values-cell-range-address="Sheet1.C64:Sheet1.C85" chart:label-cell-address="Sheet1.C63:Sheet1.C63" chart:class="chart:ba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63:Sheet1.B63">A.P. (-)</text:p>
              </table:table-cell>
              <table:table-cell office:value-type="string">
                <text:p text:id="Sheet1.C63:Sheet1.C63">A.P. (+)</text:p>
              </table:table-cell>
            </table:table-row>
          </table:table-header-rows>
          <table:table-rows>
            <table:table-row>
              <table:table-cell office:value-type="string">
                <text:p text:id="Sheet1.A64:Sheet1.A85">2</text:p>
              </table:table-cell>
              <table:table-cell office:value-type="float" office:value="50.2176838711723">
                <text:p text:id="Sheet1.B64:Sheet1.B85">50.2176838711723</text:p>
              </table:table-cell>
              <table:table-cell office:value-type="float" office:value="57.7361549847254">
                <text:p text:id="Sheet1.C64:Sheet1.C85">57.7361549847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1980470176296">
                <text:p>17.1980470176296</text:p>
              </table:table-cell>
              <table:table-cell office:value-type="float" office:value="19.536162668453">
                <text:p>19.536162668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9153274577791">
                <text:p>10.9153274577791</text:p>
              </table:table-cell>
              <table:table-cell office:value-type="float" office:value="12.8690591920609">
                <text:p>12.86905919206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84542399739874">
                <text:p>6.84542399739874</text:p>
              </table:table-cell>
              <table:table-cell office:value-type="float" office:value="8.78715178853144">
                <text:p>8.78715178853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6142626354711">
                <text:p>18.6142626354711</text:p>
              </table:table-cell>
              <table:table-cell office:value-type="float" office:value="15.8918144980584">
                <text:p>15.89181449805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0606661252509">
                <text:p>17.0606661252509</text:p>
              </table:table-cell>
              <table:table-cell office:value-type="float" office:value="9.42221718303487">
                <text:p>9.422217183034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03012021642901">
                <text:p>9.03012021642901</text:p>
              </table:table-cell>
              <table:table-cell office:value-type="float" office:value="2.84452948372944">
                <text:p>2.84452948372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4742429753049">
                <text:p>24.4742429753049</text:p>
              </table:table-cell>
              <table:table-cell office:value-type="float" office:value="3.59604905165358">
                <text:p>3.596049051653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.0581867438837">
                <text:p>24.0581867438837</text:p>
              </table:table-cell>
              <table:table-cell office:value-type="float" office:value="3.066573906889">
                <text:p>3.066573906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56377334071897">
                <text:p>6.56377334071897</text:p>
              </table:table-cell>
              <table:table-cell office:value-type="float" office:value="0.295737898579066">
                <text:p>0.295737898579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2087332362053">
                <text:p>3.62087332362053</text:p>
              </table:table-cell>
              <table:table-cell office:value-type="float" office:value="0.922196471112546">
                <text:p>0.9221964711125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68004563737233">
                <text:p>4.68004563737233</text:p>
              </table:table-cell>
              <table:table-cell office:value-type="float" office:value="0.606664244770059">
                <text:p>0.6066642447700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98100122856215">
                <text:p>9.98100122856215</text:p>
              </table:table-cell>
              <table:table-cell office:value-type="float" office:value="0.728898619004184">
                <text:p>0.7288986190041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.9598997981086">
                <text:p>18.9598997981086</text:p>
              </table:table-cell>
              <table:table-cell office:value-type="float" office:value="0.388277238668216">
                <text:p>0.3882772386682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08950021979618">
                <text:p>6.08950021979618</text:p>
              </table:table-cell>
              <table:table-cell office:value-type="float" office:value="1.34292090598675">
                <text:p>1.342920905986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91487319289716">
                <text:p>4.91487319289716</text:p>
              </table:table-cell>
              <table:table-cell office:value-type="float" office:value="3.9744308947084">
                <text:p>3.9744308947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87792239838365">
                <text:p>7.87792239838365</text:p>
              </table:table-cell>
              <table:table-cell office:value-type="float" office:value="10.5790429415255">
                <text:p>10.57904294152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54332088691584">
                <text:p>7.54332088691584</text:p>
              </table:table-cell>
              <table:table-cell office:value-type="float" office:value="7.15995825289525">
                <text:p>7.15995825289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9164425651653">
                <text:p>2.9164425651653</text:p>
              </table:table-cell>
              <table:table-cell office:value-type="float" office:value="2.41758604029381">
                <text:p>2.41758604029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9933881831556">
                <text:p>2.99933881831556</text:p>
              </table:table-cell>
              <table:table-cell office:value-type="float" office:value="1.72667555168064">
                <text:p>1.72667555168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5.4">
                <text:p>5.4</text:p>
              </table:table-cell>
              <table:table-cell office:value-type="float" office:value="13.7">
                <text:p>13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stroke-dash draw:name="Excel_20_line_20_dash_20_1" draw:display-name="Excel line dash 1" draw:style="rect" draw:dots1="1" draw:dots1-length="0.104cm" draw:distance="0.104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4pt" fo:font-style="normal" fo:text-shadow="none" style:text-underline-style="none" fo:font-weight="normal" style:font-size-asian="14pt" style:font-style-asian="normal" style:font-weight-asian="normal" style:font-family-complex="Geneva" style:font-size-complex="14pt" style:font-style-complex="normal" style:font-weight-complex="normal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.75pt" fo:font-style="normal" fo:text-shadow="none" style:text-underline-style="none" fo:font-weight="normal" style:font-size-asian="8.75pt" style:font-style-asian="normal" style:font-weight-asian="normal" style:font-family-complex="Geneva" style:font-size-complex="8.7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1.25pt" fo:font-style="normal" fo:text-shadow="none" style:text-underline-style="none" fo:font-weight="normal" style:font-size-asian="11.25pt" style:font-style-asian="normal" style:font-weight-asian="normal" style:font-family-complex="Geneva" style:font-size-complex="11.25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maximum="60" chart:interval-major="20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.75pt" fo:font-style="normal" fo:text-shadow="none" style:text-underline-style="none" fo:font-weight="normal" style:font-size-asian="8.75pt" style:font-style-asian="normal" style:font-weight-asian="normal" style:font-family-complex="Geneva" style:font-size-complex="8.75pt" style:font-style-complex="normal" style:font-weight-complex="normal"/>
    </style:style>
    <style:style style:name="ch7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11.25pt" fo:font-style="normal" fo:text-shadow="none" style:text-underline-style="none" fo:font-weight="normal" style:font-size-asian="11.25pt" style:font-style-asian="normal" style:font-weight-asian="normal" style:font-family-complex="Geneva" style:font-size-complex="11.25pt" style:font-style-complex="normal" style:font-weight-complex="normal"/>
    </style:style>
    <style:style style:name="ch8" style:family="chart">
      <style:graphic-properties draw:stroke="dash" draw:stroke-dash="Excel_20_line_20_dash_20_1" svg:stroke-width="0cm" svg:stroke-opacity="100%"/>
    </style:style>
    <style:style style:name="ch9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000000" svg:stroke-opacity="100%" draw:fill="bitmap" draw:fill-image-name="Excel_20_bitmap_20_2" style:repeat="repeat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808080" svg:stroke-opacity="100%" draw:fill="solid" draw:fill-color="#ffffff" draw:opacity="100%"/>
    </style:style>
    <style:style style:name="ch12" style:family="chart">
      <style:graphic-properties draw:fill-color="#d9d9d9"/>
    </style:style>
  </office:automatic-styles>
  <office:body>
    <office:chart>
      <chart:chart svg:width="16.661cm" svg:height="10.052cm" chart:class="chart:bar" chart:style-name="ch1">
        <chart:title svg:x="7.351cm" svg:y="0.201cm" chart:style-name="ch2">
          <text:p>N25anti</text:p>
        </chart:title>
        <chart:plot-area chart:style-name="ch3" table:cell-range-address="'file:///home/jorgsk/phdproject/5primeUTR/Hsu_original_data/IQ Workup 032802b'#Sheet1.I63:'file:///home/jorgsk/phdproject/5primeUTR/Hsu_original_data/IQ Workup 032802b'#Sheet1.K84" chart:data-source-has-labels="both" svg:x="0.465cm" svg:y="0.985cm" svg:width="15.863cm" svg:height="8.866cm">
          <chart:axis chart:dimension="x" chart:name="primary-x" chart:style-name="ch4">
            <chart:title svg:x="6.949cm" svg:y="9.374cm" chart:style-name="ch5">
              <text:p>RNA (nucleotides)</text:p>
            </chart:title>
            <chart:categories table:cell-range-address="'file:///home/jorgsk/phdproject/5primeUTR/Hsu_original_data/IQ Workup 032802b'#Sheet1.I64:'file:///home/jorgsk/phdproject/5primeUTR/Hsu_original_data/IQ Workup 032802b'#Sheet1.I84"/>
          </chart:axis>
          <chart:axis chart:dimension="y" chart:name="primary-y" chart:style-name="ch6">
            <chart:title svg:x="0.334cm" svg:y="7.447cm" chart:style-name="ch7">
              <text:p>Abortive Probability (%)</text:p>
            </chart:title>
            <chart:grid chart:style-name="ch8" chart:class="major"/>
          </chart:axis>
          <chart:series chart:style-name="ch9" chart:values-cell-range-address="'file:///home/jorgsk/phdproject/5primeUTR/Hsu_original_data/IQ Workup 032802b'#Sheet1.J64:'file:///home/jorgsk/phdproject/5primeUTR/Hsu_original_data/IQ Workup 032802b'#Sheet1.J84" chart:label-cell-address="'file:///home/jorgsk/phdproject/5primeUTR/Hsu_original_data/IQ Workup 032802b'#Sheet1.J63:'file:///home/jorgsk/phdproject/5primeUTR/Hsu_original_data/IQ Workup 032802b'#Sheet1.J63" chart:class="chart:bar">
            <chart:data-point chart:repeated="21"/>
          </chart:series>
          <chart:series chart:style-name="ch10" chart:values-cell-range-address="'file:///home/jorgsk/phdproject/5primeUTR/Hsu_original_data/IQ Workup 032802b'#Sheet1.K64:'file:///home/jorgsk/phdproject/5primeUTR/Hsu_original_data/IQ Workup 032802b'#Sheet1.K84" chart:label-cell-address="'file:///home/jorgsk/phdproject/5primeUTR/Hsu_original_data/IQ Workup 032802b'#Sheet1.K63:'file:///home/jorgsk/phdproject/5primeUTR/Hsu_original_data/IQ Workup 032802b'#Sheet1.K63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ile:///home/jorgsk/phdproject/5primeUTR/Hsu_original_data/IQ Workup 032802b'#Sheet1.J63:'file:///home/jorgsk/phdproject/5primeUTR/Hsu_original_data/IQ Workup 032802b'#Sheet1.J63">A.P. (-)</text:p>
              </table:table-cell>
              <table:table-cell office:value-type="string">
                <text:p text:id="'file:///home/jorgsk/phdproject/5primeUTR/Hsu_original_data/IQ Workup 032802b'#Sheet1.K63:'file:///home/jorgsk/phdproject/5primeUTR/Hsu_original_data/IQ Workup 032802b'#Sheet1.K63">A.P. (+)</text:p>
              </table:table-cell>
            </table:table-row>
          </table:table-header-rows>
          <table:table-rows>
            <table:table-row>
              <table:table-cell office:value-type="string">
                <text:p text:id="'file:///home/jorgsk/phdproject/5primeUTR/Hsu_original_data/IQ Workup 032802b'#Sheet1.I64:'file:///home/jorgsk/phdproject/5primeUTR/Hsu_original_data/IQ Workup 032802b'#Sheet1.I84">2</text:p>
              </table:table-cell>
              <table:table-cell office:value-type="float" office:value="25.4615967271176">
                <text:p text:id="'file:///home/jorgsk/phdproject/5primeUTR/Hsu_original_data/IQ Workup 032802b'#Sheet1.J64:'file:///home/jorgsk/phdproject/5primeUTR/Hsu_original_data/IQ Workup 032802b'#Sheet1.J84">25.4615967271176</text:p>
              </table:table-cell>
              <table:table-cell office:value-type="float" office:value="53.6296013428125">
                <text:p text:id="'file:///home/jorgsk/phdproject/5primeUTR/Hsu_original_data/IQ Workup 032802b'#Sheet1.K64:'file:///home/jorgsk/phdproject/5primeUTR/Hsu_original_data/IQ Workup 032802b'#Sheet1.K84">53.629601342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0884096272939">
                <text:p>6.50884096272939</text:p>
              </table:table-cell>
              <table:table-cell office:value-type="float" office:value="18.0052451223015">
                <text:p>18.0052451223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5637470367837">
                <text:p>9.5637470367837</text:p>
              </table:table-cell>
              <table:table-cell office:value-type="float" office:value="18.6126846142474">
                <text:p>18.6126846142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1593944762764">
                <text:p>2.01593944762764</text:p>
              </table:table-cell>
              <table:table-cell office:value-type="float" office:value="6.29822897192664">
                <text:p>6.29822897192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8514762429695">
                <text:p>12.8514762429695</text:p>
              </table:table-cell>
              <table:table-cell office:value-type="float" office:value="16.7618323003046">
                <text:p>16.7618323003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5113147882691">
                <text:p>31.5113147882691</text:p>
              </table:table-cell>
              <table:table-cell office:value-type="float" office:value="0.605790819332042">
                <text:p>0.6057908193320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86872482979925">
                <text:p>9.86872482979925</text:p>
              </table:table-cell>
              <table:table-cell office:value-type="float" office:value="0.70296529308648">
                <text:p>0.702965293086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57570269405555">
                <text:p>9.57570269405555</text:p>
              </table:table-cell>
              <table:table-cell office:value-type="float" office:value="2.16242473890955">
                <text:p>2.162424738909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2192724616107">
                <text:p>4.22192724616107</text:p>
              </table:table-cell>
              <table:table-cell office:value-type="float" office:value="2.63344706951886">
                <text:p>2.633447069518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1335862336826">
                <text:p>3.61335862336826</text:p>
              </table:table-cell>
              <table:table-cell office:value-type="float" office:value="2.62538060682877">
                <text:p>2.625380606828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51057374071847">
                <text:p>7.51057374071847</text:p>
              </table:table-cell>
              <table:table-cell office:value-type="float" office:value="2.50352090779896">
                <text:p>2.50352090779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6961963067172">
                <text:p>51.6961963067172</text:p>
              </table:table-cell>
              <table:table-cell office:value-type="float" office:value="2.74176620984466">
                <text:p>2.741766209844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.0685832833231">
                <text:p>64.0685832833231</text:p>
              </table:table-cell>
              <table:table-cell office:value-type="float" office:value="1.61975867744455">
                <text:p>1.61975867744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102770303022">
                <text:p>14.102770303022</text:p>
              </table:table-cell>
              <table:table-cell office:value-type="float" office:value="2.35820815332914">
                <text:p>2.358208153329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 </text:p>
              </table:table-cell>
              <table:table-cell office:value-type="float" office:value="3.8">
                <text:p>3.8</text:p>
              </table:table-cell>
              <table:table-cell office:value-type="float" office:value="20.1">
                <text:p>20.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stroke-dash draw:name="Excel_20_line_20_dash_20_1" draw:display-name="Excel line dash 1" draw:style="rect" draw:dots1="1" draw:dots1-length="0.104cm" draw:distance="0.104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4.25pt" fo:font-style="normal" fo:text-shadow="none" style:text-underline-style="none" fo:font-weight="normal" style:font-size-asian="14.25pt" style:font-style-asian="normal" style:font-weight-asian="normal" style:font-family-complex="Geneva" style:font-size-complex="14.25pt" style:font-style-complex="normal" style:font-weight-complex="normal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.75pt" fo:font-style="normal" fo:text-shadow="none" style:text-underline-style="none" fo:font-weight="normal" style:font-size-asian="8.75pt" style:font-style-asian="normal" style:font-weight-asian="normal" style:font-family-complex="Geneva" style:font-size-complex="8.7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2pt" fo:font-style="normal" fo:text-shadow="none" style:text-underline-style="none" fo:font-weight="normal" style:font-size-asian="12pt" style:font-style-asian="normal" style:font-weight-asian="normal" style:font-family-complex="Geneva" style:font-size-complex="12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maximum="60" chart:interval-major="20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.75pt" fo:font-style="normal" fo:text-shadow="none" style:text-underline-style="none" fo:font-weight="normal" style:font-size-asian="8.75pt" style:font-style-asian="normal" style:font-weight-asian="normal" style:font-family-complex="Geneva" style:font-size-complex="8.75pt" style:font-style-complex="normal" style:font-weight-complex="normal"/>
    </style:style>
    <style:style style:name="ch7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12pt" fo:font-style="normal" fo:text-shadow="none" style:text-underline-style="none" fo:font-weight="normal" style:font-size-asian="12pt" style:font-style-asian="normal" style:font-weight-asian="normal" style:font-family-complex="Geneva" style:font-size-complex="12pt" style:font-style-complex="normal" style:font-weight-complex="normal"/>
    </style:style>
    <style:style style:name="ch8" style:family="chart">
      <style:graphic-properties draw:stroke="dash" draw:stroke-dash="Excel_20_line_20_dash_20_1" svg:stroke-width="0cm" svg:stroke-opacity="100%"/>
    </style:style>
    <style:style style:name="ch9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000000" svg:stroke-opacity="100%" draw:fill="bitmap" draw:fill-image-name="Excel_20_bitmap_20_2" style:repeat="repeat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808080" svg:stroke-opacity="100%" draw:fill="solid" draw:fill-color="#ffffff" draw:opacity="100%"/>
    </style:style>
    <style:style style:name="ch12" style:family="chart">
      <style:graphic-properties draw:fill-color="#d9d9d9"/>
    </style:style>
  </office:automatic-styles>
  <office:body>
    <office:chart>
      <chart:chart svg:width="16.867cm" svg:height="10.052cm" chart:class="chart:bar" chart:style-name="ch1">
        <chart:title svg:x="7.401cm" svg:y="0.201cm" chart:style-name="ch2">
          <text:p>DG137a</text:p>
        </chart:title>
        <chart:plot-area chart:style-name="ch3" table:cell-range-address="'file:///home/jorgsk/phdproject/5primeUTR/Hsu_original_data/IQ Workup 032802b'#Sheet1.Q63:'file:///home/jorgsk/phdproject/5primeUTR/Hsu_original_data/IQ Workup 032802b'#Sheet1.S84" chart:data-source-has-labels="both" svg:x="0.473cm" svg:y="0.985cm" svg:width="16.057cm" svg:height="8.866cm">
          <chart:axis chart:dimension="x" chart:name="primary-x" chart:style-name="ch4">
            <chart:title svg:x="6.975cm" svg:y="9.348cm" chart:style-name="ch5">
              <text:p>RNA (nucleotides)</text:p>
            </chart:title>
            <chart:categories table:cell-range-address="'file:///home/jorgsk/phdproject/5primeUTR/Hsu_original_data/IQ Workup 032802b'#Sheet1.Q64:'file:///home/jorgsk/phdproject/5primeUTR/Hsu_original_data/IQ Workup 032802b'#Sheet1.Q84"/>
          </chart:axis>
          <chart:axis chart:dimension="y" chart:name="primary-y" chart:style-name="ch6">
            <chart:title svg:x="0.338cm" svg:y="7.552cm" chart:style-name="ch7">
              <text:p>Abortive Probability (%)</text:p>
            </chart:title>
            <chart:grid chart:style-name="ch8" chart:class="major"/>
          </chart:axis>
          <chart:series chart:style-name="ch9" chart:values-cell-range-address="'file:///home/jorgsk/phdproject/5primeUTR/Hsu_original_data/IQ Workup 032802b'#Sheet1.R64:'file:///home/jorgsk/phdproject/5primeUTR/Hsu_original_data/IQ Workup 032802b'#Sheet1.R84" chart:label-cell-address="'file:///home/jorgsk/phdproject/5primeUTR/Hsu_original_data/IQ Workup 032802b'#Sheet1.R63:'file:///home/jorgsk/phdproject/5primeUTR/Hsu_original_data/IQ Workup 032802b'#Sheet1.R63" chart:class="chart:bar">
            <chart:data-point chart:repeated="21"/>
          </chart:series>
          <chart:series chart:style-name="ch10" chart:values-cell-range-address="'file:///home/jorgsk/phdproject/5primeUTR/Hsu_original_data/IQ Workup 032802b'#Sheet1.S64:'file:///home/jorgsk/phdproject/5primeUTR/Hsu_original_data/IQ Workup 032802b'#Sheet1.S84" chart:label-cell-address="'file:///home/jorgsk/phdproject/5primeUTR/Hsu_original_data/IQ Workup 032802b'#Sheet1.S63:'file:///home/jorgsk/phdproject/5primeUTR/Hsu_original_data/IQ Workup 032802b'#Sheet1.S63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ile:///home/jorgsk/phdproject/5primeUTR/Hsu_original_data/IQ Workup 032802b'#Sheet1.R63:'file:///home/jorgsk/phdproject/5primeUTR/Hsu_original_data/IQ Workup 032802b'#Sheet1.R63">A.P. (-)</text:p>
              </table:table-cell>
              <table:table-cell office:value-type="string">
                <text:p text:id="'file:///home/jorgsk/phdproject/5primeUTR/Hsu_original_data/IQ Workup 032802b'#Sheet1.S63:'file:///home/jorgsk/phdproject/5primeUTR/Hsu_original_data/IQ Workup 032802b'#Sheet1.S63">A.P. (+)</text:p>
              </table:table-cell>
            </table:table-row>
          </table:table-header-rows>
          <table:table-rows>
            <table:table-row>
              <table:table-cell office:value-type="string">
                <text:p text:id="'file:///home/jorgsk/phdproject/5primeUTR/Hsu_original_data/IQ Workup 032802b'#Sheet1.Q64:'file:///home/jorgsk/phdproject/5primeUTR/Hsu_original_data/IQ Workup 032802b'#Sheet1.Q84">2</text:p>
              </table:table-cell>
              <table:table-cell office:value-type="float" office:value="21.6717663039439">
                <text:p text:id="'file:///home/jorgsk/phdproject/5primeUTR/Hsu_original_data/IQ Workup 032802b'#Sheet1.R64:'file:///home/jorgsk/phdproject/5primeUTR/Hsu_original_data/IQ Workup 032802b'#Sheet1.R84">21.6717663039439</text:p>
              </table:table-cell>
              <table:table-cell office:value-type="float" office:value="29.7169244421334">
                <text:p text:id="'file:///home/jorgsk/phdproject/5primeUTR/Hsu_original_data/IQ Workup 032802b'#Sheet1.S64:'file:///home/jorgsk/phdproject/5primeUTR/Hsu_original_data/IQ Workup 032802b'#Sheet1.S84">29.7169244421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8660650864985">
                <text:p>24.8660650864985</text:p>
              </table:table-cell>
              <table:table-cell office:value-type="float" office:value="32.9575856071955">
                <text:p>32.9575856071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7090375561282">
                <text:p>29.7090375561282</text:p>
              </table:table-cell>
              <table:table-cell office:value-type="float" office:value="35.4054910505615">
                <text:p>35.4054910505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3224466197858">
                <text:p>4.13224466197858</text:p>
              </table:table-cell>
              <table:table-cell office:value-type="float" office:value="5.99946599246008">
                <text:p>5.99946599246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8244555870167">
                <text:p>16.8244555870167</text:p>
              </table:table-cell>
              <table:table-cell office:value-type="float" office:value="28.952865705113">
                <text:p>28.952865705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04125118033529">
                <text:p>5.04125118033529</text:p>
              </table:table-cell>
              <table:table-cell office:value-type="float" office:value="8.44031658993428">
                <text:p>8.440316589934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.6528265292973">
                <text:p>59.6528265292973</text:p>
              </table:table-cell>
              <table:table-cell office:value-type="float" office:value="48.506584763066">
                <text:p>48.506584763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41027127282859">
                <text:p>9.41027127282859</text:p>
              </table:table-cell>
              <table:table-cell office:value-type="float" office:value="6.42130348719029">
                <text:p>6.421303487190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6352390469786">
                <text:p>3.26352390469786</text:p>
              </table:table-cell>
              <table:table-cell office:value-type="float" office:value="4.62570232882435">
                <text:p>4.625702328824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.5449105712418">
                <text:p>40.5449105712418</text:p>
              </table:table-cell>
              <table:table-cell office:value-type="float" office:value="25.5106044756651">
                <text:p>25.5106044756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35567356630713">
                <text:p>7.35567356630713</text:p>
              </table:table-cell>
              <table:table-cell office:value-type="float" office:value="3.52848029923945">
                <text:p>3.52848029923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8004133767143">
                <text:p>45.8004133767143</text:p>
              </table:table-cell>
              <table:table-cell office:value-type="float" office:value="6.84371712876659">
                <text:p>6.84371712876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3564757322473">
                <text:p>44.3564757322473</text:p>
              </table:table-cell>
              <table:table-cell office:value-type="float" office:value="3.08019947723104">
                <text:p>3.08019947723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0830223148752">
                <text:p>19.0830223148752</text:p>
              </table:table-cell>
              <table:table-cell office:value-type="float" office:value="2.69629533743403">
                <text:p>2.69629533743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 </text:p>
              </table:table-cell>
              <table:table-cell office:value-type="float" office:value="1.5">
                <text:p>1.5</text:p>
              </table:table-cell>
              <table:table-cell office:value-type="float" office:value="5.4">
                <text:p>5.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stroke-dash draw:name="Excel_20_line_20_dash_20_1" draw:display-name="Excel line dash 1" draw:style="rect" draw:dots1="1" draw:dots1-length="0.104cm" draw:distance="0.104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4pt" fo:font-style="normal" fo:text-shadow="none" style:text-underline-style="none" fo:font-weight="normal" style:font-size-asian="14pt" style:font-style-asian="normal" style:font-weight-asian="normal" style:font-family-complex="Geneva" style:font-size-complex="14pt" style:font-style-complex="normal" style:font-weight-complex="normal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.75pt" fo:font-style="normal" fo:text-shadow="none" style:text-underline-style="none" fo:font-weight="normal" style:font-size-asian="8.75pt" style:font-style-asian="normal" style:font-weight-asian="normal" style:font-family-complex="Geneva" style:font-size-complex="8.7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2pt" fo:font-style="normal" fo:text-shadow="none" style:text-underline-style="none" fo:font-weight="normal" style:font-size-asian="12pt" style:font-style-asian="normal" style:font-weight-asian="normal" style:font-family-complex="Geneva" style:font-size-complex="12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interval-major="57.6461297105273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.75pt" fo:font-style="normal" fo:text-shadow="none" style:text-underline-style="none" fo:font-weight="normal" style:font-size-asian="8.75pt" style:font-style-asian="normal" style:font-weight-asian="normal" style:font-family-complex="Geneva" style:font-size-complex="8.75pt" style:font-style-complex="normal" style:font-weight-complex="normal"/>
    </style:style>
    <style:style style:name="ch7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12pt" fo:font-style="normal" fo:text-shadow="none" style:text-underline-style="none" fo:font-weight="normal" style:font-size-asian="12pt" style:font-style-asian="normal" style:font-weight-asian="normal" style:font-family-complex="Geneva" style:font-size-complex="12pt" style:font-style-complex="normal" style:font-weight-complex="normal"/>
    </style:style>
    <style:style style:name="ch8" style:family="chart">
      <style:graphic-properties draw:stroke="dash" draw:stroke-dash="Excel_20_line_20_dash_20_1" svg:stroke-width="0cm" svg:stroke-opacity="100%"/>
    </style:style>
    <style:style style:name="ch9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000000" svg:stroke-opacity="100%" draw:fill="bitmap" draw:fill-image-name="Excel_20_bitmap_20_2" style:repeat="repeat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808080" svg:stroke-opacity="100%" draw:fill="solid" draw:fill-color="#ffffff" draw:opacity="100%"/>
    </style:style>
    <style:style style:name="ch12" style:family="chart">
      <style:graphic-properties draw:fill-color="#d9d9d9"/>
    </style:style>
  </office:automatic-styles>
  <office:body>
    <office:chart>
      <chart:chart svg:width="16.696cm" svg:height="10.017cm" chart:class="chart:bar" chart:style-name="ch1">
        <chart:title svg:x="7.316cm" svg:y="0.2cm" chart:style-name="ch2">
          <text:p>DG154a</text:p>
        </chart:title>
        <chart:plot-area chart:style-name="ch3" table:cell-range-address="'file:///home/jorgsk/phdproject/5primeUTR/Hsu_original_data/IQ Workup 032802b'#Sheet1.Z62:'file:///home/jorgsk/phdproject/5primeUTR/Hsu_original_data/IQ Workup 032802b'#Sheet1.AB83" chart:data-source-has-labels="both" svg:x="0.465cm" svg:y="0.983cm" svg:width="15.898cm" svg:height="8.835cm">
          <chart:axis chart:dimension="x" chart:name="primary-x" chart:style-name="ch4">
            <chart:title svg:x="6.887cm" svg:y="9.314cm" chart:style-name="ch5">
              <text:p>RNA (nucleotides)</text:p>
            </chart:title>
            <chart:categories table:cell-range-address="'file:///home/jorgsk/phdproject/5primeUTR/Hsu_original_data/IQ Workup 032802b'#Sheet1.Z63:'file:///home/jorgsk/phdproject/5primeUTR/Hsu_original_data/IQ Workup 032802b'#Sheet1.Z83"/>
          </chart:axis>
          <chart:axis chart:dimension="y" chart:name="primary-y" chart:style-name="ch6">
            <chart:title svg:x="0.334cm" svg:y="7.535cm" chart:style-name="ch7">
              <text:p>Abortive Probability (%)</text:p>
            </chart:title>
            <chart:grid chart:style-name="ch8" chart:class="major"/>
          </chart:axis>
          <chart:series chart:style-name="ch9" chart:values-cell-range-address="'file:///home/jorgsk/phdproject/5primeUTR/Hsu_original_data/IQ Workup 032802b'#Sheet1.AA63:'file:///home/jorgsk/phdproject/5primeUTR/Hsu_original_data/IQ Workup 032802b'#Sheet1.AA83" chart:label-cell-address="'file:///home/jorgsk/phdproject/5primeUTR/Hsu_original_data/IQ Workup 032802b'#Sheet1.AA62:'file:///home/jorgsk/phdproject/5primeUTR/Hsu_original_data/IQ Workup 032802b'#Sheet1.AA62" chart:class="chart:bar">
            <chart:data-point chart:repeated="21"/>
          </chart:series>
          <chart:series chart:style-name="ch10" chart:values-cell-range-address="'file:///home/jorgsk/phdproject/5primeUTR/Hsu_original_data/IQ Workup 032802b'#Sheet1.AB63:'file:///home/jorgsk/phdproject/5primeUTR/Hsu_original_data/IQ Workup 032802b'#Sheet1.AB83" chart:label-cell-address="'file:///home/jorgsk/phdproject/5primeUTR/Hsu_original_data/IQ Workup 032802b'#Sheet1.AB62:'file:///home/jorgsk/phdproject/5primeUTR/Hsu_original_data/IQ Workup 032802b'#Sheet1.AB62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ile:///home/jorgsk/phdproject/5primeUTR/Hsu_original_data/IQ Workup 032802b'#Sheet1.AA62:'file:///home/jorgsk/phdproject/5primeUTR/Hsu_original_data/IQ Workup 032802b'#Sheet1.AA62">A.P.(-)</text:p>
              </table:table-cell>
              <table:table-cell office:value-type="string">
                <text:p text:id="'file:///home/jorgsk/phdproject/5primeUTR/Hsu_original_data/IQ Workup 032802b'#Sheet1.AB62:'file:///home/jorgsk/phdproject/5primeUTR/Hsu_original_data/IQ Workup 032802b'#Sheet1.AB62">A.P. (+)</text:p>
              </table:table-cell>
            </table:table-row>
          </table:table-header-rows>
          <table:table-rows>
            <table:table-row>
              <table:table-cell office:value-type="string">
                <text:p text:id="'file:///home/jorgsk/phdproject/5primeUTR/Hsu_original_data/IQ Workup 032802b'#Sheet1.Z63:'file:///home/jorgsk/phdproject/5primeUTR/Hsu_original_data/IQ Workup 032802b'#Sheet1.Z83">2</text:p>
              </table:table-cell>
              <table:table-cell office:value-type="float" office:value="34.3527415566037">
                <text:p text:id="'file:///home/jorgsk/phdproject/5primeUTR/Hsu_original_data/IQ Workup 032802b'#Sheet1.AA63:'file:///home/jorgsk/phdproject/5primeUTR/Hsu_original_data/IQ Workup 032802b'#Sheet1.AA83">34.3527415566037</text:p>
              </table:table-cell>
              <table:table-cell office:value-type="float" office:value="43.3551267371245">
                <text:p text:id="'file:///home/jorgsk/phdproject/5primeUTR/Hsu_original_data/IQ Workup 032802b'#Sheet1.AB63:'file:///home/jorgsk/phdproject/5primeUTR/Hsu_original_data/IQ Workup 032802b'#Sheet1.AB83">43.3551267371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.3262690237053">
                <text:p>34.3262690237053</text:p>
              </table:table-cell>
              <table:table-cell office:value-type="float" office:value="44.2614319528239">
                <text:p>44.2614319528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2846799556153">
                <text:p>11.2846799556153</text:p>
              </table:table-cell>
              <table:table-cell office:value-type="float" office:value="30.6849859571325">
                <text:p>30.6849859571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063490747931">
                <text:p>10.063490747931</text:p>
              </table:table-cell>
              <table:table-cell office:value-type="float" office:value="14.6248686716582">
                <text:p>14.6248686716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1431972129675">
                <text:p>16.1431972129675</text:p>
              </table:table-cell>
              <table:table-cell office:value-type="float" office:value="18.8746125768072">
                <text:p>18.8746125768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1836494726572">
                <text:p>20.1836494726572</text:p>
              </table:table-cell>
              <table:table-cell office:value-type="float" office:value="33.6676145780865">
                <text:p>33.66761457808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6279407296055">
                <text:p>13.6279407296055</text:p>
              </table:table-cell>
              <table:table-cell office:value-type="float" office:value="5.49132977786589">
                <text:p>5.491329777865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6095027243704">
                <text:p>17.6095027243704</text:p>
              </table:table-cell>
              <table:table-cell office:value-type="float" office:value="7.88250002251861">
                <text:p>7.88250002251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5736991846161">
                <text:p>12.5736991846161</text:p>
              </table:table-cell>
              <table:table-cell office:value-type="float" office:value="6.38727513238785">
                <text:p>6.387275132387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901075914788">
                <text:p>54.901075914788</text:p>
              </table:table-cell>
              <table:table-cell office:value-type="float" office:value="12.7473914655795">
                <text:p>12.74739146557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.2513140449626">
                <text:p>37.2513140449626</text:p>
              </table:table-cell>
              <table:table-cell office:value-type="float" office:value="5.59655474199686">
                <text:p>5.596554741996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.049607584343">
                <text:p>36.049607584343</text:p>
              </table:table-cell>
              <table:table-cell office:value-type="float" office:value="4.08537574244488">
                <text:p>4.085375742444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0547182697691">
                <text:p>21.0547182697691</text:p>
              </table:table-cell>
              <table:table-cell office:value-type="float" office:value="3.26300998429571">
                <text:p>3.26300998429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1593918146791">
                <text:p>12.1593918146791</text:p>
              </table:table-cell>
              <table:table-cell office:value-type="float" office:value="4.19080116628971">
                <text:p>4.190801166289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 </text:p>
              </table:table-cell>
              <table:table-cell office:value-type="float" office:value="1.8">
                <text:p>1.8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stroke-dash draw:name="Excel_20_line_20_dash_20_1" draw:display-name="Excel line dash 1" draw:style="rect" draw:dots1="1" draw:dots1-length="0.104cm" draw:distance="0.104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4pt" fo:font-style="normal" fo:text-shadow="none" style:text-underline-style="none" fo:font-weight="normal" style:font-size-asian="14pt" style:font-style-asian="normal" style:font-weight-asian="normal" style:font-family-complex="Geneva" style:font-size-complex="14pt" style:font-style-complex="normal" style:font-weight-complex="normal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.75pt" fo:font-style="normal" fo:text-shadow="none" style:text-underline-style="none" fo:font-weight="normal" style:font-size-asian="8.75pt" style:font-style-asian="normal" style:font-weight-asian="normal" style:font-family-complex="Geneva" style:font-size-complex="8.7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2pt" fo:font-style="normal" fo:text-shadow="none" style:text-underline-style="none" fo:font-weight="normal" style:font-size-asian="12pt" style:font-style-asian="normal" style:font-weight-asian="normal" style:font-family-complex="Geneva" style:font-size-complex="12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maximum="60" chart:interval-major="20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.75pt" fo:font-style="normal" fo:text-shadow="none" style:text-underline-style="none" fo:font-weight="normal" style:font-size-asian="8.75pt" style:font-style-asian="normal" style:font-weight-asian="normal" style:font-family-complex="Geneva" style:font-size-complex="8.75pt" style:font-style-complex="normal" style:font-weight-complex="normal"/>
    </style:style>
    <style:style style:name="ch7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12pt" fo:font-style="normal" fo:text-shadow="none" style:text-underline-style="none" fo:font-weight="normal" style:font-size-asian="12pt" style:font-style-asian="normal" style:font-weight-asian="normal" style:font-family-complex="Geneva" style:font-size-complex="12pt" style:font-style-complex="normal" style:font-weight-complex="normal"/>
    </style:style>
    <style:style style:name="ch8" style:family="chart">
      <style:graphic-properties draw:stroke="dash" draw:stroke-dash="Excel_20_line_20_dash_20_1" svg:stroke-width="0cm" svg:stroke-opacity="100%"/>
    </style:style>
    <style:style style:name="ch9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000000" svg:stroke-opacity="100%" draw:fill="bitmap" draw:fill-image-name="Excel_20_bitmap_20_2" style:repeat="repeat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808080" svg:stroke-opacity="100%" draw:fill="solid" draw:fill-color="#ffffff" draw:opacity="100%"/>
    </style:style>
    <style:style style:name="ch12" style:family="chart">
      <style:graphic-properties draw:fill-color="#d9d9d9"/>
    </style:style>
  </office:automatic-styles>
  <office:body>
    <office:chart>
      <chart:chart svg:width="16.832cm" svg:height="10.053cm" chart:class="chart:bar" chart:style-name="ch1">
        <chart:title svg:x="7.027cm" svg:y="0.201cm" chart:style-name="ch2">
          <text:p>N25/A1anti</text:p>
        </chart:title>
        <chart:plot-area chart:style-name="ch3" table:cell-range-address="'file:///home/jorgsk/phdproject/5primeUTR/Hsu_original_data/IQ Workup 032802b'#Sheet1.AH62:'file:///home/jorgsk/phdproject/5primeUTR/Hsu_original_data/IQ Workup 032802b'#Sheet1.AJ83" chart:data-source-has-labels="both" svg:x="0.471cm" svg:y="0.985cm" svg:width="16.025cm" svg:height="8.867cm">
          <chart:axis chart:dimension="x" chart:name="primary-x" chart:style-name="ch4">
            <chart:title svg:x="6.957cm" svg:y="9.349cm" chart:style-name="ch5">
              <text:p>RNA (nucleotides)</text:p>
            </chart:title>
            <chart:categories table:cell-range-address="'file:///home/jorgsk/phdproject/5primeUTR/Hsu_original_data/IQ Workup 032802b'#Sheet1.AH63:'file:///home/jorgsk/phdproject/5primeUTR/Hsu_original_data/IQ Workup 032802b'#Sheet1.AH83"/>
          </chart:axis>
          <chart:axis chart:dimension="y" chart:name="primary-y" chart:style-name="ch6">
            <chart:title svg:x="0.337cm" svg:y="7.553cm" chart:style-name="ch7">
              <text:p>Abortive Probability (%)</text:p>
            </chart:title>
            <chart:grid chart:style-name="ch8" chart:class="major"/>
          </chart:axis>
          <chart:series chart:style-name="ch9" chart:values-cell-range-address="'file:///home/jorgsk/phdproject/5primeUTR/Hsu_original_data/IQ Workup 032802b'#Sheet1.AI63:'file:///home/jorgsk/phdproject/5primeUTR/Hsu_original_data/IQ Workup 032802b'#Sheet1.AI83" chart:label-cell-address="'file:///home/jorgsk/phdproject/5primeUTR/Hsu_original_data/IQ Workup 032802b'#Sheet1.AI62:'file:///home/jorgsk/phdproject/5primeUTR/Hsu_original_data/IQ Workup 032802b'#Sheet1.AI62" chart:class="chart:bar">
            <chart:data-point chart:repeated="21"/>
          </chart:series>
          <chart:series chart:style-name="ch10" chart:values-cell-range-address="'file:///home/jorgsk/phdproject/5primeUTR/Hsu_original_data/IQ Workup 032802b'#Sheet1.AJ63:'file:///home/jorgsk/phdproject/5primeUTR/Hsu_original_data/IQ Workup 032802b'#Sheet1.AJ83" chart:label-cell-address="'file:///home/jorgsk/phdproject/5primeUTR/Hsu_original_data/IQ Workup 032802b'#Sheet1.AJ62:'file:///home/jorgsk/phdproject/5primeUTR/Hsu_original_data/IQ Workup 032802b'#Sheet1.AJ62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ile:///home/jorgsk/phdproject/5primeUTR/Hsu_original_data/IQ Workup 032802b'#Sheet1.AI62:'file:///home/jorgsk/phdproject/5primeUTR/Hsu_original_data/IQ Workup 032802b'#Sheet1.AI62">A.P. (-)</text:p>
              </table:table-cell>
              <table:table-cell office:value-type="string">
                <text:p text:id="'file:///home/jorgsk/phdproject/5primeUTR/Hsu_original_data/IQ Workup 032802b'#Sheet1.AJ62:'file:///home/jorgsk/phdproject/5primeUTR/Hsu_original_data/IQ Workup 032802b'#Sheet1.AJ62">A.P. (+)</text:p>
              </table:table-cell>
            </table:table-row>
          </table:table-header-rows>
          <table:table-rows>
            <table:table-row>
              <table:table-cell office:value-type="string">
                <text:p text:id="'file:///home/jorgsk/phdproject/5primeUTR/Hsu_original_data/IQ Workup 032802b'#Sheet1.AH63:'file:///home/jorgsk/phdproject/5primeUTR/Hsu_original_data/IQ Workup 032802b'#Sheet1.AH83">2</text:p>
              </table:table-cell>
              <table:table-cell office:value-type="float" office:value="30.7045899639478">
                <text:p text:id="'file:///home/jorgsk/phdproject/5primeUTR/Hsu_original_data/IQ Workup 032802b'#Sheet1.AI63:'file:///home/jorgsk/phdproject/5primeUTR/Hsu_original_data/IQ Workup 032802b'#Sheet1.AI83">30.7045899639478</text:p>
              </table:table-cell>
              <table:table-cell office:value-type="float" office:value="46.2668424790357">
                <text:p text:id="'file:///home/jorgsk/phdproject/5primeUTR/Hsu_original_data/IQ Workup 032802b'#Sheet1.AJ63:'file:///home/jorgsk/phdproject/5primeUTR/Hsu_original_data/IQ Workup 032802b'#Sheet1.AJ83">46.26684247903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750925440611">
                <text:p>3.9750925440611</text:p>
              </table:table-cell>
              <table:table-cell office:value-type="float" office:value="7.25990459691699">
                <text:p>7.25990459691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85892416496988">
                <text:p>6.85892416496988</text:p>
              </table:table-cell>
              <table:table-cell office:value-type="float" office:value="16.0262811346034">
                <text:p>16.0262811346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6590591680209">
                <text:p>7.26590591680209</text:p>
              </table:table-cell>
              <table:table-cell office:value-type="float" office:value="11.9062098400187">
                <text:p>11.9062098400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3240309317523">
                <text:p>30.3240309317523</text:p>
              </table:table-cell>
              <table:table-cell office:value-type="float" office:value="39.7367251217761">
                <text:p>39.7367251217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6897641643865">
                <text:p>7.56897641643865</text:p>
              </table:table-cell>
              <table:table-cell office:value-type="float" office:value="12.9532703808956">
                <text:p>12.9532703808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0475566780448">
                <text:p>43.0475566780448</text:p>
              </table:table-cell>
              <table:table-cell office:value-type="float" office:value="35.5191055363428">
                <text:p>35.51910553634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.4748350713171">
                <text:p>41.4748350713171</text:p>
              </table:table-cell>
              <table:table-cell office:value-type="float" office:value="25.7472907588931">
                <text:p>25.74729075889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.1261815796414">
                <text:p>58.1261815796414</text:p>
              </table:table-cell>
              <table:table-cell office:value-type="float" office:value="32.2511245688391">
                <text:p>32.25112456883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2658549992983">
                <text:p>18.2658549992983</text:p>
              </table:table-cell>
              <table:table-cell office:value-type="float" office:value="7.75308634829405">
                <text:p>7.753086348294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3486611214018">
                <text:p>26.3486611214018</text:p>
              </table:table-cell>
              <table:table-cell office:value-type="float" office:value="8.39784180410052">
                <text:p>8.397841804100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391832474765">
                <text:p>21.391832474765</text:p>
              </table:table-cell>
              <table:table-cell office:value-type="float" office:value="6.28739429223242">
                <text:p>6.287394292232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1318665174485">
                <text:p>16.1318665174485</text:p>
              </table:table-cell>
              <table:table-cell office:value-type="float" office:value="4.80885785568075">
                <text:p>4.808857855680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1697658798687">
                <text:p>15.1697658798687</text:p>
              </table:table-cell>
              <table:table-cell office:value-type="float" office:value="4.72322530248706">
                <text:p>4.72322530248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1488060881716">
                <text:p>14.1488060881716</text:p>
              </table:table-cell>
              <table:table-cell office:value-type="float" office:value="4.69939682432888">
                <text:p>4.699396824328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 </text:p>
              </table:table-cell>
              <table:table-cell office:value-type="float" office:value="1.5">
                <text:p>1.5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stroke-dash draw:name="Excel_20_line_20_dash_20_1" draw:display-name="Excel line dash 1" draw:style="rect" draw:dots1="1" draw:dots1-length="0.104cm" draw:distance="0.104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4pt" fo:font-style="normal" fo:text-shadow="none" style:text-underline-style="none" fo:font-weight="normal" style:font-size-asian="14pt" style:font-style-asian="normal" style:font-weight-asian="normal" style:font-family-complex="Geneva" style:font-size-complex="14pt" style:font-style-complex="normal" style:font-weight-complex="normal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.75pt" fo:font-style="normal" fo:text-shadow="none" style:text-underline-style="none" fo:font-weight="normal" style:font-size-asian="8.75pt" style:font-style-asian="normal" style:font-weight-asian="normal" style:font-family-complex="Geneva" style:font-size-complex="8.7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2pt" fo:font-style="normal" fo:text-shadow="none" style:text-underline-style="none" fo:font-weight="normal" style:font-size-asian="12pt" style:font-style-asian="normal" style:font-weight-asian="normal" style:font-family-complex="Geneva" style:font-size-complex="12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maximum="60" chart:interval-major="60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.75pt" fo:font-style="normal" fo:text-shadow="none" style:text-underline-style="none" fo:font-weight="normal" style:font-size-asian="8.75pt" style:font-style-asian="normal" style:font-weight-asian="normal" style:font-family-complex="Geneva" style:font-size-complex="8.75pt" style:font-style-complex="normal" style:font-weight-complex="normal"/>
    </style:style>
    <style:style style:name="ch7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12pt" fo:font-style="normal" fo:text-shadow="none" style:text-underline-style="none" fo:font-weight="normal" style:font-size-asian="12pt" style:font-style-asian="normal" style:font-weight-asian="normal" style:font-family-complex="Geneva" style:font-size-complex="12pt" style:font-style-complex="normal" style:font-weight-complex="normal"/>
    </style:style>
    <style:style style:name="ch8" style:family="chart">
      <style:graphic-properties draw:stroke="dash" draw:stroke-dash="Excel_20_line_20_dash_20_1" svg:stroke-width="0cm" svg:stroke-opacity="100%"/>
    </style:style>
    <style:style style:name="ch9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000000" svg:stroke-opacity="100%" draw:fill="bitmap" draw:fill-image-name="Excel_20_bitmap_20_2" style:repeat="repeat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808080" svg:stroke-opacity="100%" draw:fill="solid" draw:fill-color="#ffffff" draw:opacity="100%"/>
    </style:style>
    <style:style style:name="ch12" style:family="chart">
      <style:graphic-properties draw:fill-color="#d9d9d9"/>
    </style:style>
  </office:automatic-styles>
  <office:body>
    <office:chart>
      <chart:chart svg:width="16.661cm" svg:height="10.053cm" chart:class="chart:bar" chart:style-name="ch1">
        <chart:title svg:x="7.457cm" svg:y="0.201cm" chart:style-name="ch2">
          <text:p>DG203</text:p>
        </chart:title>
        <chart:plot-area chart:style-name="ch3" table:cell-range-address="Sheet1.I63:Sheet1.K85" chart:data-source-has-labels="both" svg:x="0.465cm" svg:y="0.985cm" svg:width="15.863cm" svg:height="8.867cm">
          <chart:axis chart:dimension="x" chart:name="primary-x" chart:style-name="ch4">
            <chart:title svg:x="6.87cm" svg:y="9.349cm" chart:style-name="ch5">
              <text:p>RNA (nucleotides)</text:p>
            </chart:title>
            <chart:categories table:cell-range-address="Sheet1.I64:Sheet1.I85"/>
          </chart:axis>
          <chart:axis chart:dimension="y" chart:name="primary-y" chart:style-name="ch6">
            <chart:title svg:x="0.334cm" svg:y="7.553cm" chart:style-name="ch7">
              <text:p>Abortive Probability (%)</text:p>
            </chart:title>
            <chart:grid chart:style-name="ch8" chart:class="major"/>
          </chart:axis>
          <chart:series chart:style-name="ch9" chart:values-cell-range-address="Sheet1.J64:Sheet1.J85" chart:label-cell-address="Sheet1.J63:Sheet1.J63" chart:class="chart:bar">
            <chart:data-point chart:repeated="22"/>
          </chart:series>
          <chart:series chart:style-name="ch10" chart:values-cell-range-address="Sheet1.K64:Sheet1.K85" chart:label-cell-address="Sheet1.K63:Sheet1.K63" chart:class="chart:ba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J63:Sheet1.J63">A.P. (-)</text:p>
              </table:table-cell>
              <table:table-cell office:value-type="string">
                <text:p text:id="Sheet1.K63:Sheet1.K63">A.P. (+)</text:p>
              </table:table-cell>
            </table:table-row>
          </table:table-header-rows>
          <table:table-rows>
            <table:table-row>
              <table:table-cell office:value-type="string">
                <text:p text:id="Sheet1.I64:Sheet1.I85">2</text:p>
              </table:table-cell>
              <table:table-cell office:value-type="float" office:value="63.897650994511">
                <text:p text:id="Sheet1.J64:Sheet1.J85">63.897650994511</text:p>
              </table:table-cell>
              <table:table-cell office:value-type="float" office:value="62.55158839951">
                <text:p text:id="Sheet1.K64:Sheet1.K85">62.55158839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7367701485355">
                <text:p>18.7367701485355</text:p>
              </table:table-cell>
              <table:table-cell office:value-type="float" office:value="17.4892474028313">
                <text:p>17.4892474028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9995707046145">
                <text:p>25.9995707046145</text:p>
              </table:table-cell>
              <table:table-cell office:value-type="float" office:value="35.638917726831">
                <text:p>35.6389177268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2664905646642">
                <text:p>12.2664905646642</text:p>
              </table:table-cell>
              <table:table-cell office:value-type="float" office:value="3.47187724982678">
                <text:p>3.47187724982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3605862286589">
                <text:p>22.3605862286589</text:p>
              </table:table-cell>
              <table:table-cell office:value-type="float" office:value="4.82022020985355">
                <text:p>4.82022020985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13160944256266">
                <text:p>4.13160944256266</text:p>
              </table:table-cell>
              <table:table-cell office:value-type="float" office:value="1.36081670817644">
                <text:p>1.36081670817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8105888828743">
                <text:p>10.8105888828743</text:p>
              </table:table-cell>
              <table:table-cell office:value-type="float" office:value="1.42774314101653">
                <text:p>1.427743141016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588080402566">
                <text:p>4.3588080402566</text:p>
              </table:table-cell>
              <table:table-cell office:value-type="float" office:value="1.15667510799023">
                <text:p>1.15667510799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2365534251447">
                <text:p>4.32365534251447</text:p>
              </table:table-cell>
              <table:table-cell office:value-type="float" office:value="1.3858236325233">
                <text:p>1.3858236325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8271760254783">
                <text:p>2.78271760254783</text:p>
              </table:table-cell>
              <table:table-cell office:value-type="float" office:value="0.927281957101914">
                <text:p>0.9272819571019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6919120059021">
                <text:p>2.26919120059021</text:p>
              </table:table-cell>
              <table:table-cell office:value-type="float" office:value="0.998673016041557">
                <text:p>0.9986730160415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70549803944316">
                <text:p>9.70549803944316</text:p>
              </table:table-cell>
              <table:table-cell office:value-type="float" office:value="1.00701030115195">
                <text:p>1.00701030115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1057353949727">
                <text:p>16.1057353949727</text:p>
              </table:table-cell>
              <table:table-cell office:value-type="float" office:value="0.964499552496774">
                <text:p>0.9644995524967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973304032131">
                <text:p>13.973304032131</text:p>
              </table:table-cell>
              <table:table-cell office:value-type="float" office:value="1.15676457206203">
                <text:p>1.156764572062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97771988585287">
                <text:p>6.97771988585287</text:p>
              </table:table-cell>
              <table:table-cell office:value-type="float" office:value="2.62155998816922">
                <text:p>2.621559988169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0340150152334">
                <text:p>11.0340150152334</text:p>
              </table:table-cell>
              <table:table-cell office:value-type="float" office:value="14.7639990476747">
                <text:p>14.7639990476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1366391779851">
                <text:p>10.1366391779851</text:p>
              </table:table-cell>
              <table:table-cell office:value-type="float" office:value="20.310856698176">
                <text:p>20.3108566981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9707959909857">
                <text:p>11.9707959909857</text:p>
              </table:table-cell>
              <table:table-cell office:value-type="float" office:value="11.7301212325644">
                <text:p>11.73012123256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4.7">
                <text:p>4.7</text:p>
              </table:table-cell>
              <table:table-cell office:value-type="float" office:value="9.6">
                <text:p>9.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stroke-dash draw:name="Excel_20_line_20_dash_20_1" draw:display-name="Excel line dash 1" draw:style="rect" draw:dots1="1" draw:dots1-length="0.104cm" draw:distance="0.104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4pt" fo:font-style="normal" fo:text-shadow="none" style:text-underline-style="none" fo:font-weight="normal" style:font-size-asian="14pt" style:font-style-asian="normal" style:font-weight-asian="normal" style:font-family-complex="Geneva" style:font-size-complex="14pt" style:font-style-complex="normal" style:font-weight-complex="normal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.75pt" fo:font-style="normal" fo:text-shadow="none" style:text-underline-style="none" fo:font-weight="normal" style:font-size-asian="8.75pt" style:font-style-asian="normal" style:font-weight-asian="normal" style:font-family-complex="Geneva" style:font-size-complex="8.7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2pt" fo:font-style="normal" fo:text-shadow="none" style:text-underline-style="none" fo:font-weight="normal" style:font-size-asian="12pt" style:font-style-asian="normal" style:font-weight-asian="normal" style:font-family-complex="Geneva" style:font-size-complex="12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maximum="60" chart:interval-major="60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.75pt" fo:font-style="normal" fo:text-shadow="none" style:text-underline-style="none" fo:font-weight="normal" style:font-size-asian="8.75pt" style:font-style-asian="normal" style:font-weight-asian="normal" style:font-family-complex="Geneva" style:font-size-complex="8.75pt" style:font-style-complex="normal" style:font-weight-complex="normal"/>
    </style:style>
    <style:style style:name="ch7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12pt" fo:font-style="normal" fo:text-shadow="none" style:text-underline-style="none" fo:font-weight="normal" style:font-size-asian="12pt" style:font-style-asian="normal" style:font-weight-asian="normal" style:font-family-complex="Geneva" style:font-size-complex="12pt" style:font-style-complex="normal" style:font-weight-complex="normal"/>
    </style:style>
    <style:style style:name="ch8" style:family="chart">
      <style:graphic-properties draw:stroke="dash" draw:stroke-dash="Excel_20_line_20_dash_20_1" svg:stroke-width="0cm" svg:stroke-opacity="100%"/>
    </style:style>
    <style:style style:name="ch9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000000" svg:stroke-opacity="100%" draw:fill="bitmap" draw:fill-image-name="Excel_20_bitmap_20_2" style:repeat="repeat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808080" svg:stroke-opacity="100%" draw:fill="solid" draw:fill-color="#ffffff" draw:opacity="100%"/>
    </style:style>
    <style:style style:name="ch12" style:family="chart">
      <style:graphic-properties draw:fill-color="#d9d9d9"/>
    </style:style>
  </office:automatic-styles>
  <office:body>
    <office:chart>
      <chart:chart svg:width="16.834cm" svg:height="10.088cm" chart:class="chart:bar" chart:style-name="ch1">
        <chart:title svg:x="7.782cm" svg:y="0.201cm" chart:style-name="ch2">
          <text:p>LX11</text:p>
        </chart:title>
        <chart:plot-area chart:style-name="ch3" table:cell-range-address="Sheet1.Q63:Sheet1.S85" chart:data-source-has-labels="both" svg:x="0.471cm" svg:y="0.985cm" svg:width="16.027cm" svg:height="8.902cm">
          <chart:axis chart:dimension="x" chart:name="primary-x" chart:style-name="ch4">
            <chart:title svg:x="6.958cm" svg:y="9.384cm" chart:style-name="ch5">
              <text:p>RNA (nucleotides)</text:p>
            </chart:title>
            <chart:categories table:cell-range-address="Sheet1.Q64:Sheet1.Q85"/>
          </chart:axis>
          <chart:axis chart:dimension="y" chart:name="primary-y" chart:style-name="ch6">
            <chart:title svg:x="0.337cm" svg:y="7.57cm" chart:style-name="ch7">
              <text:p>Abortive Probability (%)</text:p>
            </chart:title>
            <chart:grid chart:style-name="ch8" chart:class="major"/>
          </chart:axis>
          <chart:series chart:style-name="ch9" chart:values-cell-range-address="Sheet1.R64:Sheet1.R85" chart:label-cell-address="Sheet1.R63:Sheet1.R63" chart:class="chart:bar">
            <chart:data-point chart:repeated="22"/>
          </chart:series>
          <chart:series chart:style-name="ch10" chart:values-cell-range-address="Sheet1.S64:Sheet1.S85" chart:label-cell-address="Sheet1.S63:Sheet1.S63" chart:class="chart:ba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R63:Sheet1.R63">A.P. (-)</text:p>
              </table:table-cell>
              <table:table-cell office:value-type="string">
                <text:p text:id="Sheet1.S63:Sheet1.S63">A.P. (+)</text:p>
              </table:table-cell>
            </table:table-row>
          </table:table-header-rows>
          <table:table-rows>
            <table:table-row>
              <table:table-cell office:value-type="string">
                <text:p text:id="Sheet1.Q64:Sheet1.Q85">2</text:p>
              </table:table-cell>
              <table:table-cell office:value-type="float" office:value="47.0603647040169">
                <text:p text:id="Sheet1.R64:Sheet1.R85">47.0603647040169</text:p>
              </table:table-cell>
              <table:table-cell office:value-type="float" office:value="53.3324109134491">
                <text:p text:id="Sheet1.S64:Sheet1.S85">53.33241091344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3924473338289">
                <text:p>21.3924473338289</text:p>
              </table:table-cell>
              <table:table-cell office:value-type="float" office:value="25.4229078208668">
                <text:p>25.42290782086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2687661105646">
                <text:p>5.92687661105646</text:p>
              </table:table-cell>
              <table:table-cell office:value-type="float" office:value="9.31357030171456">
                <text:p>9.31357030171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7394846097385">
                <text:p>3.77394846097385</text:p>
              </table:table-cell>
              <table:table-cell office:value-type="float" office:value="4.52483391364717">
                <text:p>4.52483391364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7764749185931">
                <text:p>18.7764749185931</text:p>
              </table:table-cell>
              <table:table-cell office:value-type="float" office:value="8.41517206607915">
                <text:p>8.41517206607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.6388451687786">
                <text:p>28.6388451687786</text:p>
              </table:table-cell>
              <table:table-cell office:value-type="float" office:value="6.15130142074409">
                <text:p>6.151301420744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56137971033659">
                <text:p>6.56137971033659</text:p>
              </table:table-cell>
              <table:table-cell office:value-type="float" office:value="2.1664582441229">
                <text:p>2.1664582441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3934130093887">
                <text:p>10.3934130093887</text:p>
              </table:table-cell>
              <table:table-cell office:value-type="float" office:value="1.1471385188615">
                <text:p>1.14713851886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4302337125581">
                <text:p>4.94302337125581</text:p>
              </table:table-cell>
              <table:table-cell office:value-type="float" office:value="0.847434503941002">
                <text:p>0.847434503941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69666071461901">
                <text:p>8.69666071461901</text:p>
              </table:table-cell>
              <table:table-cell office:value-type="float" office:value="0.803188985013096">
                <text:p>0.8031889850130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95298086696873">
                <text:p>6.95298086696873</text:p>
              </table:table-cell>
              <table:table-cell office:value-type="float" office:value="0.653572380051031">
                <text:p>0.6535723800510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84616180715488">
                <text:p>8.84616180715488</text:p>
              </table:table-cell>
              <table:table-cell office:value-type="float" office:value="0.349684396278436">
                <text:p>0.349684396278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.2255376230008">
                <text:p>33.2255376230008</text:p>
              </table:table-cell>
              <table:table-cell office:value-type="float" office:value="0.601505463114601">
                <text:p>0.6015054631146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986275091371">
                <text:p>15.986275091371</text:p>
              </table:table-cell>
              <table:table-cell office:value-type="float" office:value="0.746650524376103">
                <text:p>0.7466505243761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80917965787677">
                <text:p>3.80917965787677</text:p>
              </table:table-cell>
              <table:table-cell office:value-type="float" office:value="1.28008208227192">
                <text:p>1.28008208227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7902099499649">
                <text:p>3.07902099499649</text:p>
              </table:table-cell>
              <table:table-cell office:value-type="float" office:value="3.39527674734154">
                <text:p>3.39527674734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4009792380235">
                <text:p>5.64009792380235</text:p>
              </table:table-cell>
              <table:table-cell office:value-type="float" office:value="7.7954745972059">
                <text:p>7.79547459720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90740498938284">
                <text:p>8.90740498938284</text:p>
              </table:table-cell>
              <table:table-cell office:value-type="float" office:value="6.86487954551484">
                <text:p>6.864879545514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89259418086584">
                <text:p>2.89259418086584</text:p>
              </table:table-cell>
              <table:table-cell office:value-type="float" office:value="1.73231567310834">
                <text:p>1.732315673108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4510294642239">
                <text:p>2.94510294642239</text:p>
              </table:table-cell>
              <table:table-cell office:value-type="float" office:value="1.34186465289004">
                <text:p>1.34186465289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5.7">
                <text:p>5.7</text:p>
              </table:table-cell>
              <table:table-cell office:value-type="float" office:value="19.1">
                <text:p>19.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stroke-dash draw:name="Excel_20_line_20_dash_20_1" draw:display-name="Excel line dash 1" draw:style="rect" draw:dots1="1" draw:dots1-length="0.104cm" draw:distance="0.104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8.75pt" fo:font-style="normal" fo:text-shadow="none" style:text-underline-style="none" fo:font-weight="normal" style:font-size-asian="8.75pt" style:font-style-asian="normal" style:font-weight-asian="normal" style:font-family-complex="Geneva" style:font-size-complex="8.75pt" style:font-style-complex="normal" style:font-weight-complex="normal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5.25pt" fo:font-style="normal" fo:text-shadow="none" style:text-underline-style="none" fo:font-weight="normal" style:font-size-asian="5.25pt" style:font-style-asian="normal" style:font-weight-asian="normal" style:font-family-complex="Geneva" style:font-size-complex="5.2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8pt" fo:font-style="normal" fo:text-shadow="none" style:text-underline-style="none" fo:font-weight="normal" style:font-size-asian="8pt" style:font-style-asian="normal" style:font-weight-asian="normal" style:font-family-complex="Geneva" style:font-size-complex="8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interval-major="59.0593443511941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5.25pt" fo:font-style="normal" fo:text-shadow="none" style:text-underline-style="none" fo:font-weight="normal" style:font-size-asian="5.25pt" style:font-style-asian="normal" style:font-weight-asian="normal" style:font-family-complex="Geneva" style:font-size-complex="5.25pt" style:font-style-complex="normal" style:font-weight-complex="normal"/>
    </style:style>
    <style:style style:name="ch7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8pt" fo:font-style="normal" fo:text-shadow="none" style:text-underline-style="none" fo:font-weight="normal" style:font-size-asian="8pt" style:font-style-asian="normal" style:font-weight-asian="normal" style:font-family-complex="Geneva" style:font-size-complex="8pt" style:font-style-complex="normal" style:font-weight-complex="normal"/>
    </style:style>
    <style:style style:name="ch8" style:family="chart">
      <style:graphic-properties draw:stroke="dash" draw:stroke-dash="Excel_20_line_20_dash_20_1" svg:stroke-width="0cm" svg:stroke-opacity="100%"/>
    </style:style>
    <style:style style:name="ch9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fill-image-name="Excel_20_bitmap_20_2"/>
    </style:style>
    <style:style style:name="ch11" style:family="chart">
      <style:chart-properties chart:solid-type="cuboid"/>
      <style:graphic-properties draw:fill-image-name="Excel_20_bitmap_20_3"/>
    </style:style>
    <style:style style:name="ch12" style:family="chart">
      <style:graphic-properties draw:stroke="solid" svg:stroke-width="0.035cm" svg:stroke-color="#000000" svg:stroke-opacity="100%" draw:fill="bitmap" draw:fill-image-name="Excel_20_bitmap_20_4" style:repeat="repeat" dr3d:edge-rounding="0%"/>
      <style:text-properties fo:font-size="6pt" style:font-size-asian="6pt" style:font-size-complex="6pt"/>
    </style:style>
    <style:style style:name="ch13" style:family="chart">
      <style:graphic-properties draw:stroke="solid" svg:stroke-width="0.035cm" svg:stroke-color="#808080" svg:stroke-opacity="100%" draw:fill="solid" draw:fill-color="#ffffff" draw:opacity="100%"/>
    </style:style>
    <style:style style:name="ch14" style:family="chart">
      <style:graphic-properties draw:fill-color="#d9d9d9"/>
    </style:style>
  </office:automatic-styles>
  <office:body>
    <office:chart>
      <chart:chart svg:width="11.085cm" svg:height="6.397cm" chart:class="chart:bar" chart:style-name="ch1">
        <chart:title svg:x="4.986cm" svg:y="0.127cm" chart:style-name="ch2">
          <text:p>DG122</text:p>
        </chart:title>
        <chart:plot-area chart:style-name="ch3" table:cell-range-address="'file:///home/jorgsk/phdproject/5primeUTR/Hsu_original_data/IQ Workup 032802a'#Sheet1.A97:'file:///home/jorgsk/phdproject/5primeUTR/Hsu_original_data/IQ Workup 032802a'#Sheet1.C118" chart:data-source-has-labels="both" svg:x="0.241cm" svg:y="0.625cm" svg:width="10.623cm" svg:height="5.719cm">
          <chart:axis chart:dimension="x" chart:name="primary-x" chart:style-name="ch4">
            <chart:title svg:x="4.502cm" svg:y="5.925cm" chart:style-name="ch5">
              <text:p>RNA (nucleotides)</text:p>
            </chart:title>
            <chart:categories table:cell-range-address="'file:///home/jorgsk/phdproject/5primeUTR/Hsu_original_data/IQ Workup 032802a'#Sheet1.A98:'file:///home/jorgsk/phdproject/5primeUTR/Hsu_original_data/IQ Workup 032802a'#Sheet1.A118"/>
          </chart:axis>
          <chart:axis chart:dimension="y" chart:name="primary-y" chart:style-name="ch6">
            <chart:title svg:x="0.222cm" svg:y="4.984cm" chart:style-name="ch7">
              <text:p>Abortive probability (%)</text:p>
            </chart:title>
            <chart:grid chart:style-name="ch8" chart:class="major"/>
          </chart:axis>
          <chart:series chart:style-name="ch9" chart:values-cell-range-address="'file:///home/jorgsk/phdproject/5primeUTR/Hsu_original_data/IQ Workup 032802a'#Sheet1.B98:'file:///home/jorgsk/phdproject/5primeUTR/Hsu_original_data/IQ Workup 032802a'#Sheet1.B118" chart:label-cell-address="'file:///home/jorgsk/phdproject/5primeUTR/Hsu_original_data/IQ Workup 032802a'#Sheet1.B97:'file:///home/jorgsk/phdproject/5primeUTR/Hsu_original_data/IQ Workup 032802a'#Sheet1.B97" chart:class="chart:bar">
            <chart:data-point chart:repeated="4"/>
            <chart:data-point chart:style-name="ch10"/>
            <chart:data-point chart:repeated="4"/>
            <chart:data-point chart:style-name="ch11"/>
            <chart:data-point chart:repeated="11"/>
          </chart:series>
          <chart:series chart:style-name="ch12" chart:values-cell-range-address="'file:///home/jorgsk/phdproject/5primeUTR/Hsu_original_data/IQ Workup 032802a'#Sheet1.C98:'file:///home/jorgsk/phdproject/5primeUTR/Hsu_original_data/IQ Workup 032802a'#Sheet1.C118" chart:label-cell-address="'file:///home/jorgsk/phdproject/5primeUTR/Hsu_original_data/IQ Workup 032802a'#Sheet1.C97:'file:///home/jorgsk/phdproject/5primeUTR/Hsu_original_data/IQ Workup 032802a'#Sheet1.C97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ile:///home/jorgsk/phdproject/5primeUTR/Hsu_original_data/IQ Workup 032802a'#Sheet1.B97:'file:///home/jorgsk/phdproject/5primeUTR/Hsu_original_data/IQ Workup 032802a'#Sheet1.B97">A.P. (-)</text:p>
              </table:table-cell>
              <table:table-cell office:value-type="string">
                <text:p text:id="'file:///home/jorgsk/phdproject/5primeUTR/Hsu_original_data/IQ Workup 032802a'#Sheet1.C97:'file:///home/jorgsk/phdproject/5primeUTR/Hsu_original_data/IQ Workup 032802a'#Sheet1.C97">A.P. (+)</text:p>
              </table:table-cell>
            </table:table-row>
          </table:table-header-rows>
          <table:table-rows>
            <table:table-row>
              <table:table-cell office:value-type="string">
                <text:p text:id="'file:///home/jorgsk/phdproject/5primeUTR/Hsu_original_data/IQ Workup 032802a'#Sheet1.A98:'file:///home/jorgsk/phdproject/5primeUTR/Hsu_original_data/IQ Workup 032802a'#Sheet1.A118">2</text:p>
              </table:table-cell>
              <table:table-cell office:value-type="float" office:value="52.6287664053698">
                <text:p text:id="'file:///home/jorgsk/phdproject/5primeUTR/Hsu_original_data/IQ Workup 032802a'#Sheet1.B98:'file:///home/jorgsk/phdproject/5primeUTR/Hsu_original_data/IQ Workup 032802a'#Sheet1.B118">52.6287664053698</text:p>
              </table:table-cell>
              <table:table-cell office:value-type="float" office:value="56.2469946201849">
                <text:p text:id="'file:///home/jorgsk/phdproject/5primeUTR/Hsu_original_data/IQ Workup 032802a'#Sheet1.C98:'file:///home/jorgsk/phdproject/5primeUTR/Hsu_original_data/IQ Workup 032802a'#Sheet1.C118">56.2469946201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0609773649994">
                <text:p>11.0609773649994</text:p>
              </table:table-cell>
              <table:table-cell office:value-type="float" office:value="13.9937695859921">
                <text:p>13.9937695859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34937466134695">
                <text:p>8.34937466134695</text:p>
              </table:table-cell>
              <table:table-cell office:value-type="float" office:value="14.0034701211141">
                <text:p>14.0034701211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0212202606034">
                <text:p>4.10212202606034</text:p>
              </table:table-cell>
              <table:table-cell office:value-type="float" office:value="3.77469070711764">
                <text:p>3.77469070711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0138164839259">
                <text:p>37.0138164839259</text:p>
              </table:table-cell>
              <table:table-cell office:value-type="float" office:value="9.91356672978802">
                <text:p>9.913566729788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9813142051147">
                <text:p>3.79813142051147</text:p>
              </table:table-cell>
              <table:table-cell office:value-type="float" office:value="1.66965312288278">
                <text:p>1.66965312288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1989366965875">
                <text:p>3.41989366965875</text:p>
              </table:table-cell>
              <table:table-cell office:value-type="float" office:value="0.864316539644389">
                <text:p>0.864316539644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381817163385">
                <text:p>2.5381817163385</text:p>
              </table:table-cell>
              <table:table-cell office:value-type="float" office:value="0.770609374258234">
                <text:p>0.770609374258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97860485893075">
                <text:p>6.97860485893075</text:p>
              </table:table-cell>
              <table:table-cell office:value-type="float" office:value="0.704948024116272">
                <text:p>0.7049480241162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55530914554205">
                <text:p>8.55530914554205</text:p>
              </table:table-cell>
              <table:table-cell office:value-type="float" office:value="0.450938005127301">
                <text:p>0.4509380051273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0655082611871">
                <text:p>3.30655082611871</text:p>
              </table:table-cell>
              <table:table-cell office:value-type="float" office:value="0.610803769153228">
                <text:p>0.610803769153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1384687806773">
                <text:p>12.1384687806773</text:p>
              </table:table-cell>
              <table:table-cell office:value-type="float" office:value="0.163491366049657">
                <text:p>0.1634913660496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2297561146881">
                <text:p>4.62297561146881</text:p>
              </table:table-cell>
              <table:table-cell office:value-type="float" office:value="0.322247286474227">
                <text:p>0.3222472864742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0664318774069">
                <text:p>17.0664318774069</text:p>
              </table:table-cell>
              <table:table-cell office:value-type="float" office:value="0.50844831038324">
                <text:p>0.508448310383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87594644730665">
                <text:p>7.87594644730665</text:p>
              </table:table-cell>
              <table:table-cell office:value-type="float" office:value="2.65346940441083">
                <text:p>2.653469404410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4284352097295">
                <text:p>5.64284352097295</text:p>
              </table:table-cell>
              <table:table-cell office:value-type="float" office:value="1.41463874880605">
                <text:p>1.414638748806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6577103191599">
                <text:p>2.76577103191599</text:p>
              </table:table-cell>
              <table:table-cell office:value-type="float" office:value="1.79954536540477">
                <text:p>1.799545365404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7184993501884">
                <text:p>2.57184993501884</text:p>
              </table:table-cell>
              <table:table-cell office:value-type="float" office:value="1.70756158684043">
                <text:p>1.707561586840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7596954015151">
                <text:p>1.87596954015151</text:p>
              </table:table-cell>
              <table:table-cell office:value-type="float" office:value="1.06570371524566">
                <text:p>1.06570371524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9.7">
                <text:p>9.7</text:p>
              </table:table-cell>
              <table:table-cell office:value-type="float" office:value="24.2">
                <text:p>24.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fill-image draw:name="Excel_20_bitmap_20_3" draw:display-name="Excel bitmap 3"/>
    <draw:fill-image draw:name="Excel_20_bitmap_20_4" draw:display-name="Excel bitmap 4"/>
    <draw:stroke-dash draw:name="Excel_20_line_20_dash_20_1" draw:display-name="Excel line dash 1" draw:style="rect" draw:dots1="1" draw:dots1-length="0.104cm" draw:distance="0.104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8.75pt" fo:font-style="normal" fo:text-shadow="none" style:text-underline-style="none" fo:font-weight="normal" style:font-size-asian="8.75pt" style:font-style-asian="normal" style:font-weight-asian="normal" style:font-family-complex="Geneva" style:font-size-complex="8.75pt" style:font-style-complex="normal" style:font-weight-complex="normal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5.25pt" fo:font-style="normal" fo:text-shadow="none" style:text-underline-style="none" fo:font-weight="normal" style:font-size-asian="5.25pt" style:font-style-asian="normal" style:font-weight-asian="normal" style:font-family-complex="Geneva" style:font-size-complex="5.2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8pt" fo:font-style="normal" fo:text-shadow="none" style:text-underline-style="none" fo:font-weight="normal" style:font-size-asian="8pt" style:font-style-asian="normal" style:font-weight-asian="normal" style:font-family-complex="Geneva" style:font-size-complex="8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interval-major="58.3954342476032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5.25pt" fo:font-style="normal" fo:text-shadow="none" style:text-underline-style="none" fo:font-weight="normal" style:font-size-asian="5.25pt" style:font-style-asian="normal" style:font-weight-asian="normal" style:font-family-complex="Geneva" style:font-size-complex="5.25pt" style:font-style-complex="normal" style:font-weight-complex="normal"/>
    </style:style>
    <style:style style:name="ch7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8pt" fo:font-style="normal" fo:text-shadow="none" style:text-underline-style="none" fo:font-weight="normal" style:font-size-asian="8pt" style:font-style-asian="normal" style:font-weight-asian="normal" style:font-family-complex="Geneva" style:font-size-complex="8pt" style:font-style-complex="normal" style:font-weight-complex="normal"/>
    </style:style>
    <style:style style:name="ch8" style:family="chart">
      <style:graphic-properties draw:stroke="dash" draw:stroke-dash="Excel_20_line_20_dash_20_1" svg:stroke-width="0cm" svg:stroke-opacity="100%"/>
    </style:style>
    <style:style style:name="ch9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000000" svg:stroke-opacity="100%" draw:fill="bitmap" draw:fill-image-name="Excel_20_bitmap_20_2" style:repeat="repeat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808080" svg:stroke-opacity="100%" draw:fill="solid" draw:fill-color="#ffffff" draw:opacity="100%"/>
    </style:style>
    <style:style style:name="ch12" style:family="chart">
      <style:graphic-properties draw:fill-color="#d9d9d9"/>
    </style:style>
  </office:automatic-styles>
  <office:body>
    <office:chart>
      <chart:chart svg:width="11.083cm" svg:height="6.397cm" chart:class="chart:bar" chart:style-name="ch1">
        <chart:title svg:x="4.945cm" svg:y="0.127cm" chart:style-name="ch2">
          <text:p>N25/A1</text:p>
        </chart:title>
        <chart:plot-area chart:style-name="ch3" table:cell-range-address="'file:///home/jorgsk/phdproject/5primeUTR/Hsu_original_data/IQ Workup 032802a'#Sheet1.I97:'file:///home/jorgsk/phdproject/5primeUTR/Hsu_original_data/IQ Workup 032802a'#Sheet1.K118" chart:data-source-has-labels="both" svg:x="0.241cm" svg:y="0.625cm" svg:width="10.621cm" svg:height="5.719cm">
          <chart:axis chart:dimension="x" chart:name="primary-x" chart:style-name="ch4">
            <chart:title svg:x="4.501cm" svg:y="5.925cm" chart:style-name="ch5">
              <text:p>RNA (nucleotides)</text:p>
            </chart:title>
            <chart:categories table:cell-range-address="'file:///home/jorgsk/phdproject/5primeUTR/Hsu_original_data/IQ Workup 032802a'#Sheet1.I98:'file:///home/jorgsk/phdproject/5primeUTR/Hsu_original_data/IQ Workup 032802a'#Sheet1.I118"/>
          </chart:axis>
          <chart:axis chart:dimension="y" chart:name="primary-y" chart:style-name="ch6">
            <chart:title svg:x="0.222cm" svg:y="4.984cm" chart:style-name="ch7">
              <text:p>Abortive Probability (%)</text:p>
            </chart:title>
            <chart:grid chart:style-name="ch8" chart:class="major"/>
          </chart:axis>
          <chart:series chart:style-name="ch9" chart:values-cell-range-address="'file:///home/jorgsk/phdproject/5primeUTR/Hsu_original_data/IQ Workup 032802a'#Sheet1.J98:'file:///home/jorgsk/phdproject/5primeUTR/Hsu_original_data/IQ Workup 032802a'#Sheet1.J118" chart:label-cell-address="'file:///home/jorgsk/phdproject/5primeUTR/Hsu_original_data/IQ Workup 032802a'#Sheet1.J97:'file:///home/jorgsk/phdproject/5primeUTR/Hsu_original_data/IQ Workup 032802a'#Sheet1.J97" chart:class="chart:bar">
            <chart:data-point chart:repeated="21"/>
          </chart:series>
          <chart:series chart:style-name="ch10" chart:values-cell-range-address="'file:///home/jorgsk/phdproject/5primeUTR/Hsu_original_data/IQ Workup 032802a'#Sheet1.K98:'file:///home/jorgsk/phdproject/5primeUTR/Hsu_original_data/IQ Workup 032802a'#Sheet1.K118" chart:label-cell-address="'file:///home/jorgsk/phdproject/5primeUTR/Hsu_original_data/IQ Workup 032802a'#Sheet1.K97:'file:///home/jorgsk/phdproject/5primeUTR/Hsu_original_data/IQ Workup 032802a'#Sheet1.K97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ile:///home/jorgsk/phdproject/5primeUTR/Hsu_original_data/IQ Workup 032802a'#Sheet1.J97:'file:///home/jorgsk/phdproject/5primeUTR/Hsu_original_data/IQ Workup 032802a'#Sheet1.J97">A.P. (-)</text:p>
              </table:table-cell>
              <table:table-cell office:value-type="string">
                <text:p text:id="'file:///home/jorgsk/phdproject/5primeUTR/Hsu_original_data/IQ Workup 032802a'#Sheet1.K97:'file:///home/jorgsk/phdproject/5primeUTR/Hsu_original_data/IQ Workup 032802a'#Sheet1.K97">A.P. (+)</text:p>
              </table:table-cell>
            </table:table-row>
          </table:table-header-rows>
          <table:table-rows>
            <table:table-row>
              <table:table-cell office:value-type="string">
                <text:p text:id="'file:///home/jorgsk/phdproject/5primeUTR/Hsu_original_data/IQ Workup 032802a'#Sheet1.I98:'file:///home/jorgsk/phdproject/5primeUTR/Hsu_original_data/IQ Workup 032802a'#Sheet1.I118">2</text:p>
              </table:table-cell>
              <table:table-cell office:value-type="float" office:value="53.2799696769175">
                <text:p text:id="'file:///home/jorgsk/phdproject/5primeUTR/Hsu_original_data/IQ Workup 032802a'#Sheet1.J98:'file:///home/jorgsk/phdproject/5primeUTR/Hsu_original_data/IQ Workup 032802a'#Sheet1.J118">53.2799696769175</text:p>
              </table:table-cell>
              <table:table-cell office:value-type="float" office:value="55.6146992834316">
                <text:p text:id="'file:///home/jorgsk/phdproject/5primeUTR/Hsu_original_data/IQ Workup 032802a'#Sheet1.K98:'file:///home/jorgsk/phdproject/5primeUTR/Hsu_original_data/IQ Workup 032802a'#Sheet1.K118">55.61469928343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1822632226567">
                <text:p>23.1822632226567</text:p>
              </table:table-cell>
              <table:table-cell office:value-type="float" office:value="26.1385910956965">
                <text:p>26.1385910956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4288198085841">
                <text:p>7.14288198085841</text:p>
              </table:table-cell>
              <table:table-cell office:value-type="float" office:value="7.63558761786877">
                <text:p>7.63558761786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0896496383913">
                <text:p>3.00896496383913</text:p>
              </table:table-cell>
              <table:table-cell office:value-type="float" office:value="3.45021850812983">
                <text:p>3.45021850812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70429238359009">
                <text:p>8.70429238359009</text:p>
              </table:table-cell>
              <table:table-cell office:value-type="float" office:value="9.42443518221051">
                <text:p>9.424435182210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5929287603869">
                <text:p>13.5929287603869</text:p>
              </table:table-cell>
              <table:table-cell office:value-type="float" office:value="2.0330056653189">
                <text:p>2.0330056653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5802789884137">
                <text:p>6.15802789884137</text:p>
              </table:table-cell>
              <table:table-cell office:value-type="float" office:value="2.02297885121572">
                <text:p>2.022978851215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3547356265489">
                <text:p>4.13547356265489</text:p>
              </table:table-cell>
              <table:table-cell office:value-type="float" office:value="2.62723560833433">
                <text:p>2.627235608334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5869033380739">
                <text:p>2.95869033380739</text:p>
              </table:table-cell>
              <table:table-cell office:value-type="float" office:value="1.93270218079199">
                <text:p>1.93270218079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75581924823988">
                <text:p>6.75581924823988</text:p>
              </table:table-cell>
              <table:table-cell office:value-type="float" office:value="1.4030900158963">
                <text:p>1.40309001589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99368670736431">
                <text:p>4.99368670736431</text:p>
              </table:table-cell>
              <table:table-cell office:value-type="float" office:value="1.18027097539174">
                <text:p>1.180270975391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3521504846995">
                <text:p>14.3521504846995</text:p>
              </table:table-cell>
              <table:table-cell office:value-type="float" office:value="1.32979392840728">
                <text:p>1.32979392840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1653401986921">
                <text:p>27.1653401986921</text:p>
              </table:table-cell>
              <table:table-cell office:value-type="float" office:value="1.04759037857363">
                <text:p>1.047590378573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299176361736">
                <text:p>19.299176361736</text:p>
              </table:table-cell>
              <table:table-cell office:value-type="float" office:value="0.709013953437653">
                <text:p>0.7090139534376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95824079679557">
                <text:p>8.95824079679557</text:p>
              </table:table-cell>
              <table:table-cell office:value-type="float" office:value="1.40479629297848">
                <text:p>1.404796292978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5267552657611">
                <text:p>11.5267552657611</text:p>
              </table:table-cell>
              <table:table-cell office:value-type="float" office:value="16.5878709128933">
                <text:p>16.58787091289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5376685123687">
                <text:p>5.65376685123687</text:p>
              </table:table-cell>
              <table:table-cell office:value-type="float" office:value="7.18378330455742">
                <text:p>7.183783304557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65974948636466">
                <text:p>5.65974948636466</text:p>
              </table:table-cell>
              <table:table-cell office:value-type="float" office:value="6.59006832522273">
                <text:p>6.590068325222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7.1">
                <text:p>7.1</text:p>
              </table:table-cell>
              <table:table-cell office:value-type="float" office:value="16.3">
                <text:p>16.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stroke-dash draw:name="Excel_20_line_20_dash_20_1" draw:display-name="Excel line dash 1" draw:style="rect" draw:dots1="1" draw:dots1-length="0.104cm" draw:distance="0.104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8.5pt" fo:font-style="normal" fo:text-shadow="none" style:text-underline-style="none" fo:font-weight="normal" style:font-size-asian="8.5pt" style:font-style-asian="normal" style:font-weight-asian="normal" style:font-family-complex="Geneva" style:font-size-complex="8.5pt" style:font-style-complex="normal" style:font-weight-complex="normal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5pt" fo:font-style="normal" fo:text-shadow="none" style:text-underline-style="none" fo:font-weight="normal" style:font-size-asian="5pt" style:font-style-asian="normal" style:font-weight-asian="normal" style:font-family-complex="Geneva" style:font-size-complex="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8pt" fo:font-style="normal" fo:text-shadow="none" style:text-underline-style="none" fo:font-weight="normal" style:font-size-asian="8pt" style:font-style-asian="normal" style:font-weight-asian="normal" style:font-family-complex="Geneva" style:font-size-complex="8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maximum="60" chart:interval-major="60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5pt" fo:font-style="normal" fo:text-shadow="none" style:text-underline-style="none" fo:font-weight="normal" style:font-size-asian="5pt" style:font-style-asian="normal" style:font-weight-asian="normal" style:font-family-complex="Geneva" style:font-size-complex="5pt" style:font-style-complex="normal" style:font-weight-complex="normal"/>
    </style:style>
    <style:style style:name="ch7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8pt" fo:font-style="normal" fo:text-shadow="none" style:text-underline-style="none" fo:font-weight="normal" style:font-size-asian="8pt" style:font-style-asian="normal" style:font-weight-asian="normal" style:font-family-complex="Geneva" style:font-size-complex="8pt" style:font-style-complex="normal" style:font-weight-complex="normal"/>
    </style:style>
    <style:style style:name="ch8" style:family="chart">
      <style:graphic-properties draw:stroke="dash" draw:stroke-dash="Excel_20_line_20_dash_20_1" svg:stroke-width="0cm" svg:stroke-opacity="100%"/>
    </style:style>
    <style:style style:name="ch9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000000" svg:stroke-opacity="100%" draw:fill="bitmap" draw:fill-image-name="Excel_20_bitmap_20_2" style:repeat="repeat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808080" svg:stroke-opacity="100%" draw:fill="solid" draw:fill-color="#ffffff" draw:opacity="100%"/>
    </style:style>
    <style:style style:name="ch12" style:family="chart">
      <style:graphic-properties draw:fill-color="#d9d9d9"/>
    </style:style>
  </office:automatic-styles>
  <office:body>
    <office:chart>
      <chart:chart svg:width="11.12cm" svg:height="6.292cm" chart:class="chart:bar" chart:style-name="ch1">
        <chart:title svg:x="5.269cm" svg:y="0.125cm" chart:style-name="ch2">
          <text:p>N25</text:p>
        </chart:title>
        <chart:plot-area chart:style-name="ch3" table:cell-range-address="'file:///home/jorgsk/phdproject/5primeUTR/Hsu_original_data/IQ Workup 032802a'#Sheet1.R97:'file:///home/jorgsk/phdproject/5primeUTR/Hsu_original_data/IQ Workup 032802a'#Sheet1.T118" chart:data-source-has-labels="both" svg:x="0.243cm" svg:y="0.595cm" svg:width="10.655cm" svg:height="5.648cm">
          <chart:axis chart:dimension="x" chart:name="primary-x" chart:style-name="ch4">
            <chart:title svg:x="4.52cm" svg:y="5.822cm" chart:style-name="ch5">
              <text:p>RNA (nucleotides)</text:p>
            </chart:title>
            <chart:categories table:cell-range-address="'file:///home/jorgsk/phdproject/5primeUTR/Hsu_original_data/IQ Workup 032802a'#Sheet1.R98:'file:///home/jorgsk/phdproject/5primeUTR/Hsu_original_data/IQ Workup 032802a'#Sheet1.R118"/>
          </chart:axis>
          <chart:axis chart:dimension="y" chart:name="primary-y" chart:style-name="ch6">
            <chart:title svg:x="0.223cm" svg:y="4.919cm" chart:style-name="ch7">
              <text:p>Abortive Probability (%)</text:p>
            </chart:title>
            <chart:grid chart:style-name="ch8" chart:class="major"/>
          </chart:axis>
          <chart:series chart:style-name="ch9" chart:values-cell-range-address="'file:///home/jorgsk/phdproject/5primeUTR/Hsu_original_data/IQ Workup 032802a'#Sheet1.S98:'file:///home/jorgsk/phdproject/5primeUTR/Hsu_original_data/IQ Workup 032802a'#Sheet1.S118" chart:label-cell-address="'file:///home/jorgsk/phdproject/5primeUTR/Hsu_original_data/IQ Workup 032802a'#Sheet1.S97:'file:///home/jorgsk/phdproject/5primeUTR/Hsu_original_data/IQ Workup 032802a'#Sheet1.S97" chart:class="chart:bar">
            <chart:data-point chart:repeated="21"/>
          </chart:series>
          <chart:series chart:style-name="ch10" chart:values-cell-range-address="'file:///home/jorgsk/phdproject/5primeUTR/Hsu_original_data/IQ Workup 032802a'#Sheet1.T98:'file:///home/jorgsk/phdproject/5primeUTR/Hsu_original_data/IQ Workup 032802a'#Sheet1.T118" chart:label-cell-address="'file:///home/jorgsk/phdproject/5primeUTR/Hsu_original_data/IQ Workup 032802a'#Sheet1.T97:'file:///home/jorgsk/phdproject/5primeUTR/Hsu_original_data/IQ Workup 032802a'#Sheet1.T97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ile:///home/jorgsk/phdproject/5primeUTR/Hsu_original_data/IQ Workup 032802a'#Sheet1.S97:'file:///home/jorgsk/phdproject/5primeUTR/Hsu_original_data/IQ Workup 032802a'#Sheet1.S97">A. P. (-)</text:p>
              </table:table-cell>
              <table:table-cell office:value-type="string">
                <text:p text:id="'file:///home/jorgsk/phdproject/5primeUTR/Hsu_original_data/IQ Workup 032802a'#Sheet1.T97:'file:///home/jorgsk/phdproject/5primeUTR/Hsu_original_data/IQ Workup 032802a'#Sheet1.T97">A. P. (+)</text:p>
              </table:table-cell>
            </table:table-row>
          </table:table-header-rows>
          <table:table-rows>
            <table:table-row>
              <table:table-cell office:value-type="string">
                <text:p text:id="'file:///home/jorgsk/phdproject/5primeUTR/Hsu_original_data/IQ Workup 032802a'#Sheet1.R98:'file:///home/jorgsk/phdproject/5primeUTR/Hsu_original_data/IQ Workup 032802a'#Sheet1.R118">0</text:p>
              </table:table-cell>
              <table:table-cell office:value-type="float" office:value="0">
                <text:p text:id="'file:///home/jorgsk/phdproject/5primeUTR/Hsu_original_data/IQ Workup 032802a'#Sheet1.S98:'file:///home/jorgsk/phdproject/5primeUTR/Hsu_original_data/IQ Workup 032802a'#Sheet1.S118">0</text:p>
              </table:table-cell>
              <table:table-cell office:value-type="float" office:value="1.#NAN">
                <text:p text:id="'file:///home/jorgsk/phdproject/5primeUTR/Hsu_original_data/IQ Workup 032802a'#Sheet1.T98:'file:///home/jorgsk/phdproject/5primeUTR/Hsu_original_data/IQ Workup 032802a'#Sheet1.T118"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2716411066616">
                <text:p>54.2716411066616</text:p>
              </table:table-cell>
              <table:table-cell office:value-type="float" office:value="60.3790497515723">
                <text:p>60.3790497515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6462622165606">
                <text:p>16.6462622165606</text:p>
              </table:table-cell>
              <table:table-cell office:value-type="float" office:value="21.9833903091342">
                <text:p>21.9833903091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7384010620753">
                <text:p>19.7384010620753</text:p>
              </table:table-cell>
              <table:table-cell office:value-type="float" office:value="25.7077073381476">
                <text:p>25.7077073381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17264362617965">
                <text:p>7.17264362617965</text:p>
              </table:table-cell>
              <table:table-cell office:value-type="float" office:value="6.16516565991201">
                <text:p>6.165165659912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4155921365668">
                <text:p>13.4155921365668</text:p>
              </table:table-cell>
              <table:table-cell office:value-type="float" office:value="4.00082527025734">
                <text:p>4.000825270257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3359690890874">
                <text:p>5.73359690890874</text:p>
              </table:table-cell>
              <table:table-cell office:value-type="float" office:value="2.0031537966707">
                <text:p>2.00315379667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7466101451893">
                <text:p>33.7466101451893</text:p>
              </table:table-cell>
              <table:table-cell office:value-type="float" office:value="4.82004394373496">
                <text:p>4.820043943734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5773818206488">
                <text:p>26.5773818206488</text:p>
              </table:table-cell>
              <table:table-cell office:value-type="float" office:value="2.39640405688552">
                <text:p>2.396404056885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0093428049591">
                <text:p>16.0093428049591</text:p>
              </table:table-cell>
              <table:table-cell office:value-type="float" office:value="1.32084059550493">
                <text:p>1.320840595504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06654526608828">
                <text:p>5.06654526608828</text:p>
              </table:table-cell>
              <table:table-cell office:value-type="float" office:value="0.710122843981597">
                <text:p>0.710122843981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stroke-dash draw:name="Excel_20_line_20_dash_20_1" draw:display-name="Excel line dash 1" draw:style="rect" draw:dots1="1" draw:dots1-length="0.104cm" draw:distance="0.104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8.5pt" fo:font-style="normal" fo:text-shadow="none" style:text-underline-style="none" fo:font-weight="normal" style:font-size-asian="8.5pt" style:font-style-asian="normal" style:font-weight-asian="normal" style:font-family-complex="Geneva" style:font-size-complex="8.5pt" style:font-style-complex="normal" style:font-weight-complex="normal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5pt" fo:font-style="normal" fo:text-shadow="none" style:text-underline-style="none" fo:font-weight="normal" style:font-size-asian="5pt" style:font-style-asian="normal" style:font-weight-asian="normal" style:font-family-complex="Geneva" style:font-size-complex="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8pt" fo:font-style="normal" fo:text-shadow="none" style:text-underline-style="none" fo:font-weight="normal" style:font-size-asian="8pt" style:font-style-asian="normal" style:font-weight-asian="normal" style:font-family-complex="Geneva" style:font-size-complex="8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maximum="60" chart:interval-major="60" chart:interval-minor-divisor="1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5pt" fo:font-style="normal" fo:text-shadow="none" style:text-underline-style="none" fo:font-weight="normal" style:font-size-asian="5pt" style:font-style-asian="normal" style:font-weight-asian="normal" style:font-family-complex="Geneva" style:font-size-complex="5pt" style:font-style-complex="normal" style:font-weight-complex="normal"/>
    </style:style>
    <style:style style:name="ch7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8pt" fo:font-style="normal" fo:text-shadow="none" style:text-underline-style="none" fo:font-weight="normal" style:font-size-asian="8pt" style:font-style-asian="normal" style:font-weight-asian="normal" style:font-family-complex="Geneva" style:font-size-complex="8pt" style:font-style-complex="normal" style:font-weight-complex="normal"/>
    </style:style>
    <style:style style:name="ch8" style:family="chart">
      <style:graphic-properties draw:stroke="dash" draw:stroke-dash="Excel_20_line_20_dash_20_1" svg:stroke-width="0cm" svg:stroke-opacity="100%"/>
    </style:style>
    <style:style style:name="ch9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000000" svg:stroke-opacity="100%" draw:fill="bitmap" draw:fill-image-name="Excel_20_bitmap_20_2" style:repeat="repeat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808080" svg:stroke-opacity="100%" draw:fill="solid" draw:fill-color="#ffffff" draw:opacity="100%"/>
    </style:style>
    <style:style style:name="ch12" style:family="chart">
      <style:graphic-properties draw:fill-color="#d9d9d9"/>
    </style:style>
  </office:automatic-styles>
  <office:body>
    <office:chart>
      <chart:chart svg:width="11.051cm" svg:height="6.222cm" chart:class="chart:bar" chart:style-name="ch1">
        <chart:title svg:x="4.929cm" svg:y="0.124cm" chart:style-name="ch2">
          <text:p>DG115a</text:p>
        </chart:title>
        <chart:plot-area chart:style-name="ch3" table:cell-range-address="'file:///home/jorgsk/phdproject/5primeUTR/Hsu_original_data/IQ Workup 032802a'#Sheet1.AA97:'file:///home/jorgsk/phdproject/5primeUTR/Hsu_original_data/IQ Workup 032802a'#Sheet1.AC118" chart:data-source-has-labels="both" svg:x="0.241cm" svg:y="0.593cm" svg:width="10.589cm" svg:height="5.582cm">
          <chart:axis chart:dimension="x" chart:name="primary-x" chart:style-name="ch4">
            <chart:title svg:x="4.485cm" svg:y="5.753cm" chart:style-name="ch5">
              <text:p>RNA (nucleotides)</text:p>
            </chart:title>
            <chart:categories table:cell-range-address="'file:///home/jorgsk/phdproject/5primeUTR/Hsu_original_data/IQ Workup 032802a'#Sheet1.AA98:'file:///home/jorgsk/phdproject/5primeUTR/Hsu_original_data/IQ Workup 032802a'#Sheet1.AA118"/>
          </chart:axis>
          <chart:axis chart:dimension="y" chart:name="primary-y" chart:style-name="ch6">
            <chart:title svg:x="0.222cm" svg:y="4.884cm" chart:style-name="ch7">
              <text:p>Abortive Probability (%)</text:p>
            </chart:title>
            <chart:grid chart:style-name="ch8" chart:class="major"/>
          </chart:axis>
          <chart:series chart:style-name="ch9" chart:values-cell-range-address="'file:///home/jorgsk/phdproject/5primeUTR/Hsu_original_data/IQ Workup 032802a'#Sheet1.AB98:'file:///home/jorgsk/phdproject/5primeUTR/Hsu_original_data/IQ Workup 032802a'#Sheet1.AB118" chart:label-cell-address="'file:///home/jorgsk/phdproject/5primeUTR/Hsu_original_data/IQ Workup 032802a'#Sheet1.AB97:'file:///home/jorgsk/phdproject/5primeUTR/Hsu_original_data/IQ Workup 032802a'#Sheet1.AB97" chart:class="chart:bar">
            <chart:data-point chart:repeated="21"/>
          </chart:series>
          <chart:series chart:style-name="ch10" chart:values-cell-range-address="'file:///home/jorgsk/phdproject/5primeUTR/Hsu_original_data/IQ Workup 032802a'#Sheet1.AC98:'file:///home/jorgsk/phdproject/5primeUTR/Hsu_original_data/IQ Workup 032802a'#Sheet1.AC118" chart:label-cell-address="'file:///home/jorgsk/phdproject/5primeUTR/Hsu_original_data/IQ Workup 032802a'#Sheet1.AC97:'file:///home/jorgsk/phdproject/5primeUTR/Hsu_original_data/IQ Workup 032802a'#Sheet1.AC97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ile:///home/jorgsk/phdproject/5primeUTR/Hsu_original_data/IQ Workup 032802a'#Sheet1.AB97:'file:///home/jorgsk/phdproject/5primeUTR/Hsu_original_data/IQ Workup 032802a'#Sheet1.AB97">A. P. (-)</text:p>
              </table:table-cell>
              <table:table-cell office:value-type="string">
                <text:p text:id="'file:///home/jorgsk/phdproject/5primeUTR/Hsu_original_data/IQ Workup 032802a'#Sheet1.AC97:'file:///home/jorgsk/phdproject/5primeUTR/Hsu_original_data/IQ Workup 032802a'#Sheet1.AC97">A. P. (+)</text:p>
              </table:table-cell>
            </table:table-row>
          </table:table-header-rows>
          <table:table-rows>
            <table:table-row>
              <table:table-cell office:value-type="string">
                <text:p text:id="'file:///home/jorgsk/phdproject/5primeUTR/Hsu_original_data/IQ Workup 032802a'#Sheet1.AA98:'file:///home/jorgsk/phdproject/5primeUTR/Hsu_original_data/IQ Workup 032802a'#Sheet1.AA118">2</text:p>
              </table:table-cell>
              <table:table-cell office:value-type="float" office:value="31.7011619592735">
                <text:p text:id="'file:///home/jorgsk/phdproject/5primeUTR/Hsu_original_data/IQ Workup 032802a'#Sheet1.AB98:'file:///home/jorgsk/phdproject/5primeUTR/Hsu_original_data/IQ Workup 032802a'#Sheet1.AB118">31.7011619592735</text:p>
              </table:table-cell>
              <table:table-cell office:value-type="float" office:value="47.2489613740075">
                <text:p text:id="'file:///home/jorgsk/phdproject/5primeUTR/Hsu_original_data/IQ Workup 032802a'#Sheet1.AC98:'file:///home/jorgsk/phdproject/5primeUTR/Hsu_original_data/IQ Workup 032802a'#Sheet1.AC118">47.2489613740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29698816999451">
                <text:p>9.29698816999451</text:p>
              </table:table-cell>
              <table:table-cell office:value-type="float" office:value="16.9227871895758">
                <text:p>16.9227871895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16753500258686">
                <text:p>9.16753500258686</text:p>
              </table:table-cell>
              <table:table-cell office:value-type="float" office:value="12.2794340946451">
                <text:p>12.27943409464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0940739442258">
                <text:p>12.0940739442258</text:p>
              </table:table-cell>
              <table:table-cell office:value-type="float" office:value="13.2343561927904">
                <text:p>13.2343561927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.1742703010021">
                <text:p>38.1742703010021</text:p>
              </table:table-cell>
              <table:table-cell office:value-type="float" office:value="32.378359666467">
                <text:p>32.3783596664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4794573794654">
                <text:p>6.14794573794654</text:p>
              </table:table-cell>
              <table:table-cell office:value-type="float" office:value="4.30336589083162">
                <text:p>4.30336589083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92493698645954">
                <text:p>4.92493698645954</text:p>
              </table:table-cell>
              <table:table-cell office:value-type="float" office:value="3.45119159728275">
                <text:p>3.451191597282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967601487569">
                <text:p>8.5967601487569</text:p>
              </table:table-cell>
              <table:table-cell office:value-type="float" office:value="5.39486607869121">
                <text:p>5.39486607869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1740079793178">
                <text:p>12.1740079793178</text:p>
              </table:table-cell>
              <table:table-cell office:value-type="float" office:value="3.9246993803972">
                <text:p>3.9246993803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2250507749935">
                <text:p>13.2250507749935</text:p>
              </table:table-cell>
              <table:table-cell office:value-type="float" office:value="2.58884474516978">
                <text:p>2.58884474516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5859319317119">
                <text:p>20.5859319317119</text:p>
              </table:table-cell>
              <table:table-cell office:value-type="float" office:value="6.21789824037152">
                <text:p>6.21789824037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8914851985548">
                <text:p>45.8914851985548</text:p>
              </table:table-cell>
              <table:table-cell office:value-type="float" office:value="2.4236935301823">
                <text:p>2.42369353018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.3654528260814">
                <text:p>24.3654528260814</text:p>
              </table:table-cell>
              <table:table-cell office:value-type="float" office:value="1.07446893893992">
                <text:p>1.074468938939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96833318698578">
                <text:p>5.96833318698578</text:p>
              </table:table-cell>
              <table:table-cell office:value-type="float" office:value="1.47697508507356">
                <text:p>1.476975085073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84430938246369">
                <text:p>2.84430938246369</text:p>
              </table:table-cell>
              <table:table-cell office:value-type="float" office:value="1.56985096961474">
                <text:p>1.56985096961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1049990601667">
                <text:p>3.01049990601667</text:p>
              </table:table-cell>
              <table:table-cell office:value-type="float" office:value="2.31358956730553">
                <text:p>2.313589567305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1986769114443">
                <text:p>6.31986769114443</text:p>
              </table:table-cell>
              <table:table-cell office:value-type="float" office:value="4.09995306382875">
                <text:p>4.09995306382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5.1">
                <text:p>5.1</text:p>
              </table:table-cell>
              <table:table-cell office:value-type="float" office:value="15.2">
                <text:p>15.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stroke-dash draw:name="Excel_20_line_20_dash_20_1" draw:display-name="Excel line dash 1" draw:style="rect" draw:dots1="1" draw:dots1-length="0.104cm" draw:distance="0.104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4pt" fo:font-style="normal" fo:text-shadow="none" style:text-underline-style="none" fo:font-weight="normal" style:font-size-asian="14pt" style:font-style-asian="normal" style:font-weight-asian="normal" style:font-family-complex="Geneva" style:font-size-complex="14pt" style:font-style-complex="normal" style:font-weight-complex="normal"/>
    </style:style>
    <style:style style:name="ch3" style:family="chart">
      <style:chart-properties chart:connect-bars="fals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9.25pt" fo:font-style="normal" fo:text-shadow="none" style:text-underline-style="none" fo:font-weight="normal" style:font-size-asian="9.25pt" style:font-style-asian="normal" style:font-weight-asian="normal" style:font-family-complex="Geneva" style:font-size-complex="9.2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1.5pt" fo:font-style="normal" fo:text-shadow="none" style:text-underline-style="none" fo:font-weight="normal" style:font-size-asian="11.5pt" style:font-style-asian="normal" style:font-weight-asian="normal" style:font-family-complex="Geneva" style:font-size-complex="11.5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maximum="60" chart:interval-major="60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9.25pt" fo:font-style="normal" fo:text-shadow="none" style:text-underline-style="none" fo:font-weight="normal" style:font-size-asian="9.25pt" style:font-style-asian="normal" style:font-weight-asian="normal" style:font-family-complex="Geneva" style:font-size-complex="9.25pt" style:font-style-complex="normal" style:font-weight-complex="normal"/>
    </style:style>
    <style:style style:name="ch7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11.5pt" fo:font-style="normal" fo:text-shadow="none" style:text-underline-style="none" fo:font-weight="normal" style:font-size-asian="11.5pt" style:font-style-asian="normal" style:font-weight-asian="normal" style:font-family-complex="Geneva" style:font-size-complex="11.5pt" style:font-style-complex="normal" style:font-weight-complex="normal"/>
    </style:style>
    <style:style style:name="ch8" style:family="chart">
      <style:graphic-properties draw:stroke="dash" draw:stroke-dash="Excel_20_line_20_dash_20_1" svg:stroke-width="0cm" svg:stroke-opacity="100%"/>
    </style:style>
    <style:style style:name="ch9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000000" svg:stroke-opacity="100%" draw:fill="bitmap" draw:fill-image-name="Excel_20_bitmap_20_2" style:repeat="repeat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808080" svg:stroke-opacity="100%" draw:fill="solid" draw:fill-color="#ffffff" draw:opacity="100%"/>
    </style:style>
    <style:style style:name="ch12" style:family="chart">
      <style:graphic-properties draw:fill-color="#d9d9d9"/>
    </style:style>
  </office:automatic-styles>
  <office:body>
    <office:chart>
      <chart:chart svg:width="16.626cm" svg:height="9.56cm" chart:class="chart:bar" chart:style-name="ch1">
        <chart:title svg:x="7.44cm" svg:y="0.191cm" chart:style-name="ch2">
          <text:p>DG203</text:p>
        </chart:title>
        <chart:plot-area chart:style-name="ch3" table:cell-range-address="Sheet1.I63:Sheet1.K85" chart:data-source-has-labels="both" svg:x="0.463cm" svg:y="0.965cm" svg:width="15.831cm" svg:height="8.414cm">
          <chart:axis chart:dimension="x" chart:name="primary-x" chart:style-name="ch4">
            <chart:title svg:x="6.931cm" svg:y="8.892cm" chart:style-name="ch5">
              <text:p>RNA (nucleotides)</text:p>
            </chart:title>
            <chart:categories table:cell-range-address="Sheet1.I64:Sheet1.I85"/>
          </chart:axis>
          <chart:axis chart:dimension="y" chart:name="primary-y" chart:style-name="ch6">
            <chart:title svg:x="0.333cm" svg:y="7.201cm" chart:style-name="ch7">
              <text:p>Abortive Probability (%)</text:p>
            </chart:title>
            <chart:grid chart:style-name="ch8" chart:class="major"/>
          </chart:axis>
          <chart:series chart:style-name="ch9" chart:values-cell-range-address="Sheet1.J64:Sheet1.J85" chart:label-cell-address="Sheet1.J63:Sheet1.J63" chart:class="chart:bar">
            <chart:data-point chart:repeated="22"/>
          </chart:series>
          <chart:series chart:style-name="ch10" chart:values-cell-range-address="Sheet1.K64:Sheet1.K85" chart:label-cell-address="Sheet1.K63:Sheet1.K63" chart:class="chart:ba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J63:Sheet1.J63">A.P. (-)</text:p>
              </table:table-cell>
              <table:table-cell office:value-type="string">
                <text:p text:id="Sheet1.K63:Sheet1.K63">A.P. (+)</text:p>
              </table:table-cell>
            </table:table-row>
          </table:table-header-rows>
          <table:table-rows>
            <table:table-row>
              <table:table-cell office:value-type="string">
                <text:p text:id="Sheet1.I64:Sheet1.I85">2</text:p>
              </table:table-cell>
              <table:table-cell office:value-type="float" office:value="63.897650994511">
                <text:p text:id="Sheet1.J64:Sheet1.J85">63.897650994511</text:p>
              </table:table-cell>
              <table:table-cell office:value-type="float" office:value="62.55158839951">
                <text:p text:id="Sheet1.K64:Sheet1.K85">62.55158839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7367701485355">
                <text:p>18.7367701485355</text:p>
              </table:table-cell>
              <table:table-cell office:value-type="float" office:value="17.4892474028313">
                <text:p>17.4892474028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9995707046145">
                <text:p>25.9995707046145</text:p>
              </table:table-cell>
              <table:table-cell office:value-type="float" office:value="35.638917726831">
                <text:p>35.6389177268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2664905646642">
                <text:p>12.2664905646642</text:p>
              </table:table-cell>
              <table:table-cell office:value-type="float" office:value="3.47187724982678">
                <text:p>3.47187724982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3605862286589">
                <text:p>22.3605862286589</text:p>
              </table:table-cell>
              <table:table-cell office:value-type="float" office:value="4.82022020985355">
                <text:p>4.82022020985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13160944256266">
                <text:p>4.13160944256266</text:p>
              </table:table-cell>
              <table:table-cell office:value-type="float" office:value="1.36081670817644">
                <text:p>1.36081670817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8105888828743">
                <text:p>10.8105888828743</text:p>
              </table:table-cell>
              <table:table-cell office:value-type="float" office:value="1.42774314101653">
                <text:p>1.427743141016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588080402566">
                <text:p>4.3588080402566</text:p>
              </table:table-cell>
              <table:table-cell office:value-type="float" office:value="1.15667510799023">
                <text:p>1.15667510799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2365534251447">
                <text:p>4.32365534251447</text:p>
              </table:table-cell>
              <table:table-cell office:value-type="float" office:value="1.3858236325233">
                <text:p>1.3858236325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8271760254783">
                <text:p>2.78271760254783</text:p>
              </table:table-cell>
              <table:table-cell office:value-type="float" office:value="0.927281957101914">
                <text:p>0.9272819571019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6919120059021">
                <text:p>2.26919120059021</text:p>
              </table:table-cell>
              <table:table-cell office:value-type="float" office:value="0.998673016041557">
                <text:p>0.9986730160415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70549803944316">
                <text:p>9.70549803944316</text:p>
              </table:table-cell>
              <table:table-cell office:value-type="float" office:value="1.00701030115195">
                <text:p>1.00701030115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1057353949727">
                <text:p>16.1057353949727</text:p>
              </table:table-cell>
              <table:table-cell office:value-type="float" office:value="0.964499552496774">
                <text:p>0.9644995524967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973304032131">
                <text:p>13.973304032131</text:p>
              </table:table-cell>
              <table:table-cell office:value-type="float" office:value="1.15676457206203">
                <text:p>1.156764572062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97771988585287">
                <text:p>6.97771988585287</text:p>
              </table:table-cell>
              <table:table-cell office:value-type="float" office:value="2.62155998816922">
                <text:p>2.621559988169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0340150152334">
                <text:p>11.0340150152334</text:p>
              </table:table-cell>
              <table:table-cell office:value-type="float" office:value="14.7639990476747">
                <text:p>14.7639990476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1366391779851">
                <text:p>10.1366391779851</text:p>
              </table:table-cell>
              <table:table-cell office:value-type="float" office:value="20.310856698176">
                <text:p>20.3108566981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9707959909857">
                <text:p>11.9707959909857</text:p>
              </table:table-cell>
              <table:table-cell office:value-type="float" office:value="11.7301212325644">
                <text:p>11.73012123256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4.7">
                <text:p>4.7</text:p>
              </table:table-cell>
              <table:table-cell office:value-type="float" office:value="9.6">
                <text:p>9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stroke-dash draw:name="Excel_20_line_20_dash_20_1" draw:display-name="Excel line dash 1" draw:style="rect" draw:dots1="1" draw:dots1-length="0.104cm" draw:distance="0.104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8.75pt" fo:font-style="normal" fo:text-shadow="none" style:text-underline-style="none" fo:font-weight="normal" style:font-size-asian="8.75pt" style:font-style-asian="normal" style:font-weight-asian="normal" style:font-family-complex="Geneva" style:font-size-complex="8.75pt" style:font-style-complex="normal" style:font-weight-complex="normal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5pt" fo:font-style="normal" fo:text-shadow="none" style:text-underline-style="none" fo:font-weight="normal" style:font-size-asian="5pt" style:font-style-asian="normal" style:font-weight-asian="normal" style:font-family-complex="Geneva" style:font-size-complex="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8pt" fo:font-style="normal" fo:text-shadow="none" style:text-underline-style="none" fo:font-weight="normal" style:font-size-asian="8pt" style:font-style-asian="normal" style:font-weight-asian="normal" style:font-family-complex="Geneva" style:font-size-complex="8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interval-major="73.298545940122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5pt" fo:font-style="normal" fo:text-shadow="none" style:text-underline-style="none" fo:font-weight="normal" style:font-size-asian="5pt" style:font-style-asian="normal" style:font-weight-asian="normal" style:font-family-complex="Geneva" style:font-size-complex="5pt" style:font-style-complex="normal" style:font-weight-complex="normal"/>
    </style:style>
    <style:style style:name="ch7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8pt" fo:font-style="normal" fo:text-shadow="none" style:text-underline-style="none" fo:font-weight="normal" style:font-size-asian="8pt" style:font-style-asian="normal" style:font-weight-asian="normal" style:font-family-complex="Geneva" style:font-size-complex="8pt" style:font-style-complex="normal" style:font-weight-complex="normal"/>
    </style:style>
    <style:style style:name="ch8" style:family="chart">
      <style:graphic-properties draw:stroke="dash" draw:stroke-dash="Excel_20_line_20_dash_20_1" svg:stroke-width="0cm" svg:stroke-opacity="100%"/>
    </style:style>
    <style:style style:name="ch9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000000" svg:stroke-opacity="100%" draw:fill="bitmap" draw:fill-image-name="Excel_20_bitmap_20_2" style:repeat="repeat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808080" svg:stroke-opacity="100%" draw:fill="solid" draw:fill-color="#ffffff" draw:opacity="100%"/>
    </style:style>
    <style:style style:name="ch12" style:family="chart">
      <style:graphic-properties draw:fill-color="#d9d9d9"/>
    </style:style>
  </office:automatic-styles>
  <office:body>
    <office:chart>
      <chart:chart svg:width="11.05cm" svg:height="6.292cm" chart:class="chart:bar" chart:style-name="ch1">
        <chart:title svg:x="4.969cm" svg:y="0.125cm" chart:style-name="ch2">
          <text:p>DG127</text:p>
        </chart:title>
        <chart:plot-area chart:style-name="ch3" table:cell-range-address="'file:///home/jorgsk/phdproject/5primeUTR/Hsu_original_data/IQ Workup 032802a'#Sheet1.AJ97:'file:///home/jorgsk/phdproject/5primeUTR/Hsu_original_data/IQ Workup 032802a'#Sheet1.AL118" chart:data-source-has-labels="both" svg:x="0.241cm" svg:y="0.621cm" svg:width="10.588cm" svg:height="5.622cm">
          <chart:axis chart:dimension="x" chart:name="primary-x" chart:style-name="ch4">
            <chart:title svg:x="4.485cm" svg:y="5.822cm" chart:style-name="ch5">
              <text:p>RNA (nucleotides)</text:p>
            </chart:title>
            <chart:categories table:cell-range-address="'file:///home/jorgsk/phdproject/5primeUTR/Hsu_original_data/IQ Workup 032802a'#Sheet1.AJ98:'file:///home/jorgsk/phdproject/5primeUTR/Hsu_original_data/IQ Workup 032802a'#Sheet1.AJ118"/>
          </chart:axis>
          <chart:axis chart:dimension="y" chart:name="primary-y" chart:style-name="ch6">
            <chart:title svg:x="0.222cm" svg:y="4.932cm" chart:style-name="ch7">
              <text:p>Abortive probability (%)</text:p>
            </chart:title>
            <chart:grid chart:style-name="ch8" chart:class="major"/>
          </chart:axis>
          <chart:series chart:style-name="ch9" chart:values-cell-range-address="'file:///home/jorgsk/phdproject/5primeUTR/Hsu_original_data/IQ Workup 032802a'#Sheet1.AK98:'file:///home/jorgsk/phdproject/5primeUTR/Hsu_original_data/IQ Workup 032802a'#Sheet1.AK118" chart:label-cell-address="'file:///home/jorgsk/phdproject/5primeUTR/Hsu_original_data/IQ Workup 032802a'#Sheet1.AK97:'file:///home/jorgsk/phdproject/5primeUTR/Hsu_original_data/IQ Workup 032802a'#Sheet1.AK97" chart:class="chart:bar">
            <chart:data-point chart:repeated="21"/>
          </chart:series>
          <chart:series chart:style-name="ch10" chart:values-cell-range-address="'file:///home/jorgsk/phdproject/5primeUTR/Hsu_original_data/IQ Workup 032802a'#Sheet1.AL98:'file:///home/jorgsk/phdproject/5primeUTR/Hsu_original_data/IQ Workup 032802a'#Sheet1.AL118" chart:label-cell-address="'file:///home/jorgsk/phdproject/5primeUTR/Hsu_original_data/IQ Workup 032802a'#Sheet1.AL97:'file:///home/jorgsk/phdproject/5primeUTR/Hsu_original_data/IQ Workup 032802a'#Sheet1.AL97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ile:///home/jorgsk/phdproject/5primeUTR/Hsu_original_data/IQ Workup 032802a'#Sheet1.AK97:'file:///home/jorgsk/phdproject/5primeUTR/Hsu_original_data/IQ Workup 032802a'#Sheet1.AK97">A. P. (-)</text:p>
              </table:table-cell>
              <table:table-cell office:value-type="string">
                <text:p text:id="'file:///home/jorgsk/phdproject/5primeUTR/Hsu_original_data/IQ Workup 032802a'#Sheet1.AL97:'file:///home/jorgsk/phdproject/5primeUTR/Hsu_original_data/IQ Workup 032802a'#Sheet1.AL97">A. P. (+)</text:p>
              </table:table-cell>
            </table:table-row>
          </table:table-header-rows>
          <table:table-rows>
            <table:table-row>
              <table:table-cell office:value-type="string">
                <text:p text:id="'file:///home/jorgsk/phdproject/5primeUTR/Hsu_original_data/IQ Workup 032802a'#Sheet1.AJ98:'file:///home/jorgsk/phdproject/5primeUTR/Hsu_original_data/IQ Workup 032802a'#Sheet1.AJ118">2</text:p>
              </table:table-cell>
              <table:table-cell office:value-type="float" office:value="40.4892435363418">
                <text:p text:id="'file:///home/jorgsk/phdproject/5primeUTR/Hsu_original_data/IQ Workup 032802a'#Sheet1.AK98:'file:///home/jorgsk/phdproject/5primeUTR/Hsu_original_data/IQ Workup 032802a'#Sheet1.AK118">40.4892435363418</text:p>
              </table:table-cell>
              <table:table-cell office:value-type="float" office:value="63.1632101854549">
                <text:p text:id="'file:///home/jorgsk/phdproject/5primeUTR/Hsu_original_data/IQ Workup 032802a'#Sheet1.AL98:'file:///home/jorgsk/phdproject/5primeUTR/Hsu_original_data/IQ Workup 032802a'#Sheet1.AL118">63.1632101854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55114383246952">
                <text:p>8.55114383246952</text:p>
              </table:table-cell>
              <table:table-cell office:value-type="float" office:value="24.7283663440676">
                <text:p>24.72836634406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0920221099563">
                <text:p>3.30920221099563</text:p>
              </table:table-cell>
              <table:table-cell office:value-type="float" office:value="12.6911572363599">
                <text:p>12.69115723635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07862975100255">
                <text:p>7.07862975100255</text:p>
              </table:table-cell>
              <table:table-cell office:value-type="float" office:value="23.6042335136288">
                <text:p>23.6042335136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1392074286867">
                <text:p>12.1392074286867</text:p>
              </table:table-cell>
              <table:table-cell office:value-type="float" office:value="11.1121394851941">
                <text:p>11.1121394851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0682588110229">
                <text:p>10.0682588110229</text:p>
              </table:table-cell>
              <table:table-cell office:value-type="float" office:value="5.9780661004193">
                <text:p>5.97806610041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.8081389905923">
                <text:p>69.8081389905923</text:p>
              </table:table-cell>
              <table:table-cell office:value-type="float" office:value="7.17334280668984">
                <text:p>7.17334280668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4683046204762">
                <text:p>3.34683046204762</text:p>
              </table:table-cell>
              <table:table-cell office:value-type="float" office:value="1.52313827407966">
                <text:p>1.523138274079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40572223622815">
                <text:p>5.40572223622815</text:p>
              </table:table-cell>
              <table:table-cell office:value-type="float" office:value="1.95444846425067">
                <text:p>1.954448464250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22617689545947">
                <text:p>7.22617689545947</text:p>
              </table:table-cell>
              <table:table-cell office:value-type="float" office:value="1.46712562090506">
                <text:p>1.467125620905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76976000861708">
                <text:p>6.76976000861708</text:p>
              </table:table-cell>
              <table:table-cell office:value-type="float" office:value="1.1151773478699">
                <text:p>1.1151773478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0769475393211">
                <text:p>51.0769475393211</text:p>
              </table:table-cell>
              <table:table-cell office:value-type="float" office:value="0.172000878499909">
                <text:p>0.1720008784999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.0515145799941">
                <text:p>24.0515145799941</text:p>
              </table:table-cell>
              <table:table-cell office:value-type="float" office:value="0.825987899368966">
                <text:p>0.8259878993689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3.5">
                <text:p>3.5</text:p>
              </table:table-cell>
              <table:table-cell office:value-type="float" office:value="13.4">
                <text:p>13.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stroke-dash draw:name="Excel_20_line_20_dash_20_1" draw:display-name="Excel line dash 1" draw:style="rect" draw:dots1="1" draw:dots1-length="0.104cm" draw:distance="0.104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8.75pt" fo:font-style="normal" fo:text-shadow="none" style:text-underline-style="none" fo:font-weight="normal" style:font-size-asian="8.75pt" style:font-style-asian="normal" style:font-weight-asian="normal" style:font-family-complex="Geneva" style:font-size-complex="8.75pt" style:font-style-complex="normal" style:font-weight-complex="normal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5.5pt" fo:font-style="normal" fo:text-shadow="none" style:text-underline-style="none" fo:font-weight="normal" style:font-size-asian="5.5pt" style:font-style-asian="normal" style:font-weight-asian="normal" style:font-family-complex="Geneva" style:font-size-complex="5.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8pt" fo:font-style="normal" fo:text-shadow="none" style:text-underline-style="none" fo:font-weight="normal" style:font-size-asian="8pt" style:font-style-asian="normal" style:font-weight-asian="normal" style:font-family-complex="Geneva" style:font-size-complex="8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maximum="60" chart:interval-major="60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5.5pt" fo:font-style="normal" fo:text-shadow="none" style:text-underline-style="none" fo:font-weight="normal" style:font-size-asian="5.5pt" style:font-style-asian="normal" style:font-weight-asian="normal" style:font-family-complex="Geneva" style:font-size-complex="5.5pt" style:font-style-complex="normal" style:font-weight-complex="normal"/>
    </style:style>
    <style:style style:name="ch7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8pt" fo:font-style="normal" fo:text-shadow="none" style:text-underline-style="none" fo:font-weight="normal" style:font-size-asian="8pt" style:font-style-asian="normal" style:font-weight-asian="normal" style:font-family-complex="Geneva" style:font-size-complex="8pt" style:font-style-complex="normal" style:font-weight-complex="normal"/>
    </style:style>
    <style:style style:name="ch8" style:family="chart">
      <style:graphic-properties draw:stroke="dash" draw:stroke-dash="Excel_20_line_20_dash_20_1" svg:stroke-width="0cm" svg:stroke-opacity="100%"/>
    </style:style>
    <style:style style:name="ch9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fill-image-name="Excel_20_bitmap_20_2"/>
    </style:style>
    <style:style style:name="ch11" style:family="chart">
      <style:graphic-properties draw:stroke="solid" svg:stroke-width="0.035cm" svg:stroke-color="#000000" svg:stroke-opacity="100%" draw:fill="bitmap" draw:fill-image-name="Excel_20_bitmap_20_3" style:repeat="repeat" dr3d:edge-rounding="0%"/>
      <style:text-properties fo:font-size="6pt" style:font-size-asian="6pt" style:font-size-complex="6pt"/>
    </style:style>
    <style:style style:name="ch12" style:family="chart">
      <style:graphic-properties draw:stroke="solid" svg:stroke-width="0.035cm" svg:stroke-color="#808080" svg:stroke-opacity="100%" draw:fill="solid" draw:fill-color="#ffffff" draw:opacity="100%"/>
    </style:style>
    <style:style style:name="ch13" style:family="chart">
      <style:graphic-properties draw:fill-color="#d9d9d9"/>
    </style:style>
  </office:automatic-styles>
  <office:body>
    <office:chart>
      <chart:chart svg:width="11.016cm" svg:height="6.328cm" chart:class="chart:bar" chart:style-name="ch1">
        <chart:title svg:x="4.952cm" svg:y="0.126cm" chart:style-name="ch2">
          <text:p>DG133</text:p>
        </chart:title>
        <chart:plot-area chart:style-name="ch3" table:cell-range-address="'file:///home/jorgsk/phdproject/5primeUTR/Hsu_original_data/IQ Workup 032802b'#Sheet1.A63:'file:///home/jorgsk/phdproject/5primeUTR/Hsu_original_data/IQ Workup 032802b'#Sheet1.C84" chart:data-source-has-labels="both" svg:x="0.239cm" svg:y="0.623cm" svg:width="10.557cm" svg:height="5.654cm">
          <chart:axis chart:dimension="x" chart:name="primary-x" chart:style-name="ch4">
            <chart:title svg:x="4.467cm" svg:y="5.857cm" chart:style-name="ch5">
              <text:p>RNA (nucleotides)</text:p>
            </chart:title>
            <chart:categories table:cell-range-address="'file:///home/jorgsk/phdproject/5primeUTR/Hsu_original_data/IQ Workup 032802b'#Sheet1.A64:'file:///home/jorgsk/phdproject/5primeUTR/Hsu_original_data/IQ Workup 032802b'#Sheet1.A84"/>
          </chart:axis>
          <chart:axis chart:dimension="y" chart:name="primary-y" chart:style-name="ch6">
            <chart:title svg:x="0.221cm" svg:y="4.95cm" chart:style-name="ch7">
              <text:p>Abortive Probability (%)</text:p>
            </chart:title>
            <chart:grid chart:style-name="ch8" chart:class="major"/>
          </chart:axis>
          <chart:series chart:style-name="ch9" chart:values-cell-range-address="'file:///home/jorgsk/phdproject/5primeUTR/Hsu_original_data/IQ Workup 032802b'#Sheet1.B64:'file:///home/jorgsk/phdproject/5primeUTR/Hsu_original_data/IQ Workup 032802b'#Sheet1.B84" chart:label-cell-address="'file:///home/jorgsk/phdproject/5primeUTR/Hsu_original_data/IQ Workup 032802b'#Sheet1.B63:'file:///home/jorgsk/phdproject/5primeUTR/Hsu_original_data/IQ Workup 032802b'#Sheet1.B63" chart:class="chart:bar">
            <chart:data-point chart:style-name="ch10"/>
            <chart:data-point chart:repeated="20"/>
          </chart:series>
          <chart:series chart:style-name="ch11" chart:values-cell-range-address="'file:///home/jorgsk/phdproject/5primeUTR/Hsu_original_data/IQ Workup 032802b'#Sheet1.C64:'file:///home/jorgsk/phdproject/5primeUTR/Hsu_original_data/IQ Workup 032802b'#Sheet1.C84" chart:label-cell-address="'file:///home/jorgsk/phdproject/5primeUTR/Hsu_original_data/IQ Workup 032802b'#Sheet1.C63:'file:///home/jorgsk/phdproject/5primeUTR/Hsu_original_data/IQ Workup 032802b'#Sheet1.C63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ile:///home/jorgsk/phdproject/5primeUTR/Hsu_original_data/IQ Workup 032802b'#Sheet1.B63:'file:///home/jorgsk/phdproject/5primeUTR/Hsu_original_data/IQ Workup 032802b'#Sheet1.B63">A.P. (-)</text:p>
              </table:table-cell>
              <table:table-cell office:value-type="string">
                <text:p text:id="'file:///home/jorgsk/phdproject/5primeUTR/Hsu_original_data/IQ Workup 032802b'#Sheet1.C63:'file:///home/jorgsk/phdproject/5primeUTR/Hsu_original_data/IQ Workup 032802b'#Sheet1.C63">A.P. (+)</text:p>
              </table:table-cell>
            </table:table-row>
          </table:table-header-rows>
          <table:table-rows>
            <table:table-row>
              <table:table-cell office:value-type="string">
                <text:p text:id="'file:///home/jorgsk/phdproject/5primeUTR/Hsu_original_data/IQ Workup 032802b'#Sheet1.A64:'file:///home/jorgsk/phdproject/5primeUTR/Hsu_original_data/IQ Workup 032802b'#Sheet1.A84">2</text:p>
              </table:table-cell>
              <table:table-cell office:value-type="float" office:value="39.6839169585918">
                <text:p text:id="'file:///home/jorgsk/phdproject/5primeUTR/Hsu_original_data/IQ Workup 032802b'#Sheet1.B64:'file:///home/jorgsk/phdproject/5primeUTR/Hsu_original_data/IQ Workup 032802b'#Sheet1.B84">39.6839169585918</text:p>
              </table:table-cell>
              <table:table-cell office:value-type="float" office:value="59.8339130942284">
                <text:p text:id="'file:///home/jorgsk/phdproject/5primeUTR/Hsu_original_data/IQ Workup 032802b'#Sheet1.C64:'file:///home/jorgsk/phdproject/5primeUTR/Hsu_original_data/IQ Workup 032802b'#Sheet1.C84">59.8339130942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1886831325026">
                <text:p>4.11886831325026</text:p>
              </table:table-cell>
              <table:table-cell office:value-type="float" office:value="9.35095486343537">
                <text:p>9.35095486343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5186306347044">
                <text:p>3.65186306347044</text:p>
              </table:table-cell>
              <table:table-cell office:value-type="float" office:value="8.8037416996676">
                <text:p>8.80374169966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7245307074093">
                <text:p>12.7245307074093</text:p>
              </table:table-cell>
              <table:table-cell office:value-type="float" office:value="19.6140265949399">
                <text:p>19.6140265949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1560372758415">
                <text:p>27.1560372758415</text:p>
              </table:table-cell>
              <table:table-cell office:value-type="float" office:value="19.7100458134597">
                <text:p>19.7100458134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1586411472719">
                <text:p>26.1586411472719</text:p>
              </table:table-cell>
              <table:table-cell office:value-type="float" office:value="8.31663398332139">
                <text:p>8.31663398332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73206687341184">
                <text:p>7.73206687341184</text:p>
              </table:table-cell>
              <table:table-cell office:value-type="float" office:value="2.92047575239397">
                <text:p>2.920475752393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8258466866604">
                <text:p>10.8258466866604</text:p>
              </table:table-cell>
              <table:table-cell office:value-type="float" office:value="4.2741983165412">
                <text:p>4.27419831654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7867536946448">
                <text:p>50.7867536946448</text:p>
              </table:table-cell>
              <table:table-cell office:value-type="float" office:value="7.27675933496956">
                <text:p>7.276759334969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9873449649307">
                <text:p>15.9873449649307</text:p>
              </table:table-cell>
              <table:table-cell office:value-type="float" office:value="1.5387511777769">
                <text:p>1.5387511777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81911496630352">
                <text:p>7.81911496630352</text:p>
              </table:table-cell>
              <table:table-cell office:value-type="float" office:value="2.35803687185205">
                <text:p>2.358036871852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42183671854">
                <text:p>21.42183671854</text:p>
              </table:table-cell>
              <table:table-cell office:value-type="float" office:value="1.97984155711538">
                <text:p>1.97984155711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38489409131549">
                <text:p>8.38489409131549</text:p>
              </table:table-cell>
              <table:table-cell office:value-type="float" office:value="2.00055620170717">
                <text:p>2.000556201707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9503440488896">
                <text:p>17.9503440488896</text:p>
              </table:table-cell>
              <table:table-cell office:value-type="float" office:value="0.922327872323368">
                <text:p>0.9223278723233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9706343732244">
                <text:p>10.9706343732244</text:p>
              </table:table-cell>
              <table:table-cell office:value-type="float" office:value="2.24724589467484">
                <text:p>2.247245894674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 </text:p>
              </table:table-cell>
              <table:table-cell office:value-type="float" office:value="4.3">
                <text:p>4.3</text:p>
              </table:table-cell>
              <table:table-cell office:value-type="float" office:value="15.1">
                <text:p>15.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fill-image draw:name="Excel_20_bitmap_20_3" draw:display-name="Excel bitmap 3"/>
    <draw:stroke-dash draw:name="Excel_20_line_20_dash_20_1" draw:display-name="Excel line dash 1" draw:style="rect" draw:dots1="1" draw:dots1-length="0.104cm" draw:distance="0.104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8.5pt" fo:font-style="normal" fo:text-shadow="none" style:text-underline-style="none" fo:font-weight="normal" style:font-size-asian="8.5pt" style:font-style-asian="normal" style:font-weight-asian="normal" style:font-family-complex="Geneva" style:font-size-complex="8.5pt" style:font-style-complex="normal" style:font-weight-complex="normal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5.25pt" fo:font-style="normal" fo:text-shadow="none" style:text-underline-style="none" fo:font-weight="normal" style:font-size-asian="5.25pt" style:font-style-asian="normal" style:font-weight-asian="normal" style:font-family-complex="Geneva" style:font-size-complex="5.2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8pt" fo:font-style="normal" fo:text-shadow="none" style:text-underline-style="none" fo:font-weight="normal" style:font-size-asian="8pt" style:font-style-asian="normal" style:font-weight-asian="normal" style:font-family-complex="Geneva" style:font-size-complex="8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maximum="60" chart:interval-major="60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5.25pt" fo:font-style="normal" fo:text-shadow="none" style:text-underline-style="none" fo:font-weight="normal" style:font-size-asian="5.25pt" style:font-style-asian="normal" style:font-weight-asian="normal" style:font-family-complex="Geneva" style:font-size-complex="5.25pt" style:font-style-complex="normal" style:font-weight-complex="normal"/>
    </style:style>
    <style:style style:name="ch7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8pt" fo:font-style="normal" fo:text-shadow="none" style:text-underline-style="none" fo:font-weight="normal" style:font-size-asian="8pt" style:font-style-asian="normal" style:font-weight-asian="normal" style:font-family-complex="Geneva" style:font-size-complex="8pt" style:font-style-complex="normal" style:font-weight-complex="normal"/>
    </style:style>
    <style:style style:name="ch8" style:family="chart">
      <style:graphic-properties draw:stroke="dash" draw:stroke-dash="Excel_20_line_20_dash_20_1" svg:stroke-width="0cm" svg:stroke-opacity="100%"/>
    </style:style>
    <style:style style:name="ch9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000000" svg:stroke-opacity="100%" draw:fill="bitmap" draw:fill-image-name="Excel_20_bitmap_20_2" style:repeat="repeat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808080" svg:stroke-opacity="100%" draw:fill="solid" draw:fill-color="#ffffff" draw:opacity="100%"/>
    </style:style>
    <style:style style:name="ch12" style:family="chart">
      <style:graphic-properties draw:fill-color="#d9d9d9"/>
    </style:style>
  </office:automatic-styles>
  <office:body>
    <office:chart>
      <chart:chart svg:width="10.981cm" svg:height="6.258cm" chart:class="chart:bar" chart:style-name="ch1">
        <chart:title svg:x="4.921cm" svg:y="0.125cm" chart:style-name="ch2">
          <text:p>N25anti</text:p>
        </chart:title>
        <chart:plot-area chart:style-name="ch3" table:cell-range-address="'file:///home/jorgsk/phdproject/5primeUTR/Hsu_original_data/IQ Workup 032802b'#Sheet1.I63:'file:///home/jorgsk/phdproject/5primeUTR/Hsu_original_data/IQ Workup 032802b'#Sheet1.K84" chart:data-source-has-labels="both" svg:x="0.237cm" svg:y="0.595cm" svg:width="10.525cm" svg:height="5.614cm">
          <chart:axis chart:dimension="x" chart:name="primary-x" chart:style-name="ch4">
            <chart:title svg:x="4.449cm" svg:y="5.788cm" chart:style-name="ch5">
              <text:p>RNA (nucleotides)</text:p>
            </chart:title>
            <chart:categories table:cell-range-address="'file:///home/jorgsk/phdproject/5primeUTR/Hsu_original_data/IQ Workup 032802b'#Sheet1.I64:'file:///home/jorgsk/phdproject/5primeUTR/Hsu_original_data/IQ Workup 032802b'#Sheet1.I84"/>
          </chart:axis>
          <chart:axis chart:dimension="y" chart:name="primary-y" chart:style-name="ch6">
            <chart:title svg:x="0.22cm" svg:y="4.902cm" chart:style-name="ch7">
              <text:p>Abortive Probability (%)</text:p>
            </chart:title>
            <chart:grid chart:style-name="ch8" chart:class="major"/>
          </chart:axis>
          <chart:series chart:style-name="ch9" chart:values-cell-range-address="'file:///home/jorgsk/phdproject/5primeUTR/Hsu_original_data/IQ Workup 032802b'#Sheet1.J64:'file:///home/jorgsk/phdproject/5primeUTR/Hsu_original_data/IQ Workup 032802b'#Sheet1.J84" chart:label-cell-address="'file:///home/jorgsk/phdproject/5primeUTR/Hsu_original_data/IQ Workup 032802b'#Sheet1.J63:'file:///home/jorgsk/phdproject/5primeUTR/Hsu_original_data/IQ Workup 032802b'#Sheet1.J63" chart:class="chart:bar">
            <chart:data-point chart:repeated="21"/>
          </chart:series>
          <chart:series chart:style-name="ch10" chart:values-cell-range-address="'file:///home/jorgsk/phdproject/5primeUTR/Hsu_original_data/IQ Workup 032802b'#Sheet1.K64:'file:///home/jorgsk/phdproject/5primeUTR/Hsu_original_data/IQ Workup 032802b'#Sheet1.K84" chart:label-cell-address="'file:///home/jorgsk/phdproject/5primeUTR/Hsu_original_data/IQ Workup 032802b'#Sheet1.K63:'file:///home/jorgsk/phdproject/5primeUTR/Hsu_original_data/IQ Workup 032802b'#Sheet1.K63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ile:///home/jorgsk/phdproject/5primeUTR/Hsu_original_data/IQ Workup 032802b'#Sheet1.J63:'file:///home/jorgsk/phdproject/5primeUTR/Hsu_original_data/IQ Workup 032802b'#Sheet1.J63">A.P. (-)</text:p>
              </table:table-cell>
              <table:table-cell office:value-type="string">
                <text:p text:id="'file:///home/jorgsk/phdproject/5primeUTR/Hsu_original_data/IQ Workup 032802b'#Sheet1.K63:'file:///home/jorgsk/phdproject/5primeUTR/Hsu_original_data/IQ Workup 032802b'#Sheet1.K63">A.P. (+)</text:p>
              </table:table-cell>
            </table:table-row>
          </table:table-header-rows>
          <table:table-rows>
            <table:table-row>
              <table:table-cell office:value-type="string">
                <text:p text:id="'file:///home/jorgsk/phdproject/5primeUTR/Hsu_original_data/IQ Workup 032802b'#Sheet1.I64:'file:///home/jorgsk/phdproject/5primeUTR/Hsu_original_data/IQ Workup 032802b'#Sheet1.I84">2</text:p>
              </table:table-cell>
              <table:table-cell office:value-type="float" office:value="25.4615967271176">
                <text:p text:id="'file:///home/jorgsk/phdproject/5primeUTR/Hsu_original_data/IQ Workup 032802b'#Sheet1.J64:'file:///home/jorgsk/phdproject/5primeUTR/Hsu_original_data/IQ Workup 032802b'#Sheet1.J84">25.4615967271176</text:p>
              </table:table-cell>
              <table:table-cell office:value-type="float" office:value="53.6296013428125">
                <text:p text:id="'file:///home/jorgsk/phdproject/5primeUTR/Hsu_original_data/IQ Workup 032802b'#Sheet1.K64:'file:///home/jorgsk/phdproject/5primeUTR/Hsu_original_data/IQ Workup 032802b'#Sheet1.K84">53.629601342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50884096272939">
                <text:p>6.50884096272939</text:p>
              </table:table-cell>
              <table:table-cell office:value-type="float" office:value="18.0052451223015">
                <text:p>18.0052451223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5637470367837">
                <text:p>9.5637470367837</text:p>
              </table:table-cell>
              <table:table-cell office:value-type="float" office:value="18.6126846142474">
                <text:p>18.6126846142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1593944762764">
                <text:p>2.01593944762764</text:p>
              </table:table-cell>
              <table:table-cell office:value-type="float" office:value="6.29822897192664">
                <text:p>6.29822897192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8514762429695">
                <text:p>12.8514762429695</text:p>
              </table:table-cell>
              <table:table-cell office:value-type="float" office:value="16.7618323003046">
                <text:p>16.7618323003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5113147882691">
                <text:p>31.5113147882691</text:p>
              </table:table-cell>
              <table:table-cell office:value-type="float" office:value="0.605790819332042">
                <text:p>0.6057908193320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86872482979925">
                <text:p>9.86872482979925</text:p>
              </table:table-cell>
              <table:table-cell office:value-type="float" office:value="0.70296529308648">
                <text:p>0.702965293086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57570269405555">
                <text:p>9.57570269405555</text:p>
              </table:table-cell>
              <table:table-cell office:value-type="float" office:value="2.16242473890955">
                <text:p>2.162424738909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2192724616107">
                <text:p>4.22192724616107</text:p>
              </table:table-cell>
              <table:table-cell office:value-type="float" office:value="2.63344706951886">
                <text:p>2.633447069518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1335862336826">
                <text:p>3.61335862336826</text:p>
              </table:table-cell>
              <table:table-cell office:value-type="float" office:value="2.62538060682877">
                <text:p>2.625380606828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51057374071847">
                <text:p>7.51057374071847</text:p>
              </table:table-cell>
              <table:table-cell office:value-type="float" office:value="2.50352090779896">
                <text:p>2.50352090779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6961963067172">
                <text:p>51.6961963067172</text:p>
              </table:table-cell>
              <table:table-cell office:value-type="float" office:value="2.74176620984466">
                <text:p>2.741766209844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.0685832833231">
                <text:p>64.0685832833231</text:p>
              </table:table-cell>
              <table:table-cell office:value-type="float" office:value="1.61975867744455">
                <text:p>1.61975867744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102770303022">
                <text:p>14.102770303022</text:p>
              </table:table-cell>
              <table:table-cell office:value-type="float" office:value="2.35820815332914">
                <text:p>2.358208153329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 </text:p>
              </table:table-cell>
              <table:table-cell office:value-type="float" office:value="3.8">
                <text:p>3.8</text:p>
              </table:table-cell>
              <table:table-cell office:value-type="float" office:value="20.1">
                <text:p>20.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stroke-dash draw:name="Excel_20_line_20_dash_20_1" draw:display-name="Excel line dash 1" draw:style="rect" draw:dots1="1" draw:dots1-length="0.104cm" draw:distance="0.104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8.75pt" fo:font-style="normal" fo:text-shadow="none" style:text-underline-style="none" fo:font-weight="normal" style:font-size-asian="8.75pt" style:font-style-asian="normal" style:font-weight-asian="normal" style:font-family-complex="Geneva" style:font-size-complex="8.75pt" style:font-style-complex="normal" style:font-weight-complex="normal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5.25pt" fo:font-style="normal" fo:text-shadow="none" style:text-underline-style="none" fo:font-weight="normal" style:font-size-asian="5.25pt" style:font-style-asian="normal" style:font-weight-asian="normal" style:font-family-complex="Geneva" style:font-size-complex="5.2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8pt" fo:font-style="normal" fo:text-shadow="none" style:text-underline-style="none" fo:font-weight="normal" style:font-size-asian="8pt" style:font-style-asian="normal" style:font-weight-asian="normal" style:font-family-complex="Geneva" style:font-size-complex="8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maximum="60" chart:interval-major="60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5.25pt" fo:font-style="normal" fo:text-shadow="none" style:text-underline-style="none" fo:font-weight="normal" style:font-size-asian="5.25pt" style:font-style-asian="normal" style:font-weight-asian="normal" style:font-family-complex="Geneva" style:font-size-complex="5.25pt" style:font-style-complex="normal" style:font-weight-complex="normal"/>
    </style:style>
    <style:style style:name="ch7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8pt" fo:font-style="normal" fo:text-shadow="none" style:text-underline-style="none" fo:font-weight="normal" style:font-size-asian="8pt" style:font-style-asian="normal" style:font-weight-asian="normal" style:font-family-complex="Geneva" style:font-size-complex="8pt" style:font-style-complex="normal" style:font-weight-complex="normal"/>
    </style:style>
    <style:style style:name="ch8" style:family="chart">
      <style:graphic-properties draw:stroke="dash" draw:stroke-dash="Excel_20_line_20_dash_20_1" svg:stroke-width="0cm" svg:stroke-opacity="100%"/>
    </style:style>
    <style:style style:name="ch9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000000" svg:stroke-opacity="100%" draw:fill="bitmap" draw:fill-image-name="Excel_20_bitmap_20_2" style:repeat="repeat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808080" svg:stroke-opacity="100%" draw:fill="solid" draw:fill-color="#ffffff" draw:opacity="100%"/>
    </style:style>
    <style:style style:name="ch12" style:family="chart">
      <style:graphic-properties draw:fill-color="#d9d9d9"/>
    </style:style>
  </office:automatic-styles>
  <office:body>
    <office:chart>
      <chart:chart svg:width="11.051cm" svg:height="6.257cm" chart:class="chart:bar" chart:style-name="ch1">
        <chart:title svg:x="4.877cm" svg:y="0.125cm" chart:style-name="ch2">
          <text:p>DG137a</text:p>
        </chart:title>
        <chart:plot-area chart:style-name="ch3" table:cell-range-address="'file:///home/jorgsk/phdproject/5primeUTR/Hsu_original_data/IQ Workup 032802b'#Sheet1.Q63:'file:///home/jorgsk/phdproject/5primeUTR/Hsu_original_data/IQ Workup 032802b'#Sheet1.S84" chart:data-source-has-labels="both" svg:x="0.241cm" svg:y="0.621cm" svg:width="10.589cm" svg:height="5.587cm">
          <chart:axis chart:dimension="x" chart:name="primary-x" chart:style-name="ch4">
            <chart:title svg:x="4.485cm" svg:y="5.787cm" chart:style-name="ch5">
              <text:p>RNA (nucleotides)</text:p>
            </chart:title>
            <chart:categories table:cell-range-address="'file:///home/jorgsk/phdproject/5primeUTR/Hsu_original_data/IQ Workup 032802b'#Sheet1.Q64:'file:///home/jorgsk/phdproject/5primeUTR/Hsu_original_data/IQ Workup 032802b'#Sheet1.Q84"/>
          </chart:axis>
          <chart:axis chart:dimension="y" chart:name="primary-y" chart:style-name="ch6">
            <chart:title svg:x="0.222cm" svg:y="4.914cm" chart:style-name="ch7">
              <text:p>Abortive Probability (%)</text:p>
            </chart:title>
            <chart:grid chart:style-name="ch8" chart:class="major"/>
          </chart:axis>
          <chart:series chart:style-name="ch9" chart:values-cell-range-address="'file:///home/jorgsk/phdproject/5primeUTR/Hsu_original_data/IQ Workup 032802b'#Sheet1.R64:'file:///home/jorgsk/phdproject/5primeUTR/Hsu_original_data/IQ Workup 032802b'#Sheet1.R84" chart:label-cell-address="'file:///home/jorgsk/phdproject/5primeUTR/Hsu_original_data/IQ Workup 032802b'#Sheet1.R63:'file:///home/jorgsk/phdproject/5primeUTR/Hsu_original_data/IQ Workup 032802b'#Sheet1.R63" chart:class="chart:bar">
            <chart:data-point chart:repeated="21"/>
          </chart:series>
          <chart:series chart:style-name="ch10" chart:values-cell-range-address="'file:///home/jorgsk/phdproject/5primeUTR/Hsu_original_data/IQ Workup 032802b'#Sheet1.S64:'file:///home/jorgsk/phdproject/5primeUTR/Hsu_original_data/IQ Workup 032802b'#Sheet1.S84" chart:label-cell-address="'file:///home/jorgsk/phdproject/5primeUTR/Hsu_original_data/IQ Workup 032802b'#Sheet1.S63:'file:///home/jorgsk/phdproject/5primeUTR/Hsu_original_data/IQ Workup 032802b'#Sheet1.S63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ile:///home/jorgsk/phdproject/5primeUTR/Hsu_original_data/IQ Workup 032802b'#Sheet1.R63:'file:///home/jorgsk/phdproject/5primeUTR/Hsu_original_data/IQ Workup 032802b'#Sheet1.R63">A.P. (-)</text:p>
              </table:table-cell>
              <table:table-cell office:value-type="string">
                <text:p text:id="'file:///home/jorgsk/phdproject/5primeUTR/Hsu_original_data/IQ Workup 032802b'#Sheet1.S63:'file:///home/jorgsk/phdproject/5primeUTR/Hsu_original_data/IQ Workup 032802b'#Sheet1.S63">A.P. (+)</text:p>
              </table:table-cell>
            </table:table-row>
          </table:table-header-rows>
          <table:table-rows>
            <table:table-row>
              <table:table-cell office:value-type="string">
                <text:p text:id="'file:///home/jorgsk/phdproject/5primeUTR/Hsu_original_data/IQ Workup 032802b'#Sheet1.Q64:'file:///home/jorgsk/phdproject/5primeUTR/Hsu_original_data/IQ Workup 032802b'#Sheet1.Q84">2</text:p>
              </table:table-cell>
              <table:table-cell office:value-type="float" office:value="21.6717663039439">
                <text:p text:id="'file:///home/jorgsk/phdproject/5primeUTR/Hsu_original_data/IQ Workup 032802b'#Sheet1.R64:'file:///home/jorgsk/phdproject/5primeUTR/Hsu_original_data/IQ Workup 032802b'#Sheet1.R84">21.6717663039439</text:p>
              </table:table-cell>
              <table:table-cell office:value-type="float" office:value="29.7169244421334">
                <text:p text:id="'file:///home/jorgsk/phdproject/5primeUTR/Hsu_original_data/IQ Workup 032802b'#Sheet1.S64:'file:///home/jorgsk/phdproject/5primeUTR/Hsu_original_data/IQ Workup 032802b'#Sheet1.S84">29.7169244421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8660650864985">
                <text:p>24.8660650864985</text:p>
              </table:table-cell>
              <table:table-cell office:value-type="float" office:value="32.9575856071955">
                <text:p>32.9575856071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7090375561282">
                <text:p>29.7090375561282</text:p>
              </table:table-cell>
              <table:table-cell office:value-type="float" office:value="35.4054910505615">
                <text:p>35.4054910505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3224466197858">
                <text:p>4.13224466197858</text:p>
              </table:table-cell>
              <table:table-cell office:value-type="float" office:value="5.99946599246008">
                <text:p>5.99946599246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8244555870167">
                <text:p>16.8244555870167</text:p>
              </table:table-cell>
              <table:table-cell office:value-type="float" office:value="28.952865705113">
                <text:p>28.952865705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04125118033529">
                <text:p>5.04125118033529</text:p>
              </table:table-cell>
              <table:table-cell office:value-type="float" office:value="8.44031658993428">
                <text:p>8.440316589934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.6528265292973">
                <text:p>59.6528265292973</text:p>
              </table:table-cell>
              <table:table-cell office:value-type="float" office:value="48.506584763066">
                <text:p>48.506584763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41027127282859">
                <text:p>9.41027127282859</text:p>
              </table:table-cell>
              <table:table-cell office:value-type="float" office:value="6.42130348719029">
                <text:p>6.421303487190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6352390469786">
                <text:p>3.26352390469786</text:p>
              </table:table-cell>
              <table:table-cell office:value-type="float" office:value="4.62570232882435">
                <text:p>4.625702328824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.5449105712418">
                <text:p>40.5449105712418</text:p>
              </table:table-cell>
              <table:table-cell office:value-type="float" office:value="25.5106044756651">
                <text:p>25.5106044756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35567356630713">
                <text:p>7.35567356630713</text:p>
              </table:table-cell>
              <table:table-cell office:value-type="float" office:value="3.52848029923945">
                <text:p>3.52848029923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8004133767143">
                <text:p>45.8004133767143</text:p>
              </table:table-cell>
              <table:table-cell office:value-type="float" office:value="6.84371712876659">
                <text:p>6.84371712876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3564757322473">
                <text:p>44.3564757322473</text:p>
              </table:table-cell>
              <table:table-cell office:value-type="float" office:value="3.08019947723104">
                <text:p>3.08019947723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0830223148752">
                <text:p>19.0830223148752</text:p>
              </table:table-cell>
              <table:table-cell office:value-type="float" office:value="2.69629533743403">
                <text:p>2.69629533743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 </text:p>
              </table:table-cell>
              <table:table-cell office:value-type="float" office:value="1.5">
                <text:p>1.5</text:p>
              </table:table-cell>
              <table:table-cell office:value-type="float" office:value="5.4">
                <text:p>5.4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stroke-dash draw:name="Excel_20_line_20_dash_20_1" draw:display-name="Excel line dash 1" draw:style="rect" draw:dots1="1" draw:dots1-length="0.104cm" draw:distance="0.104cm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8.75pt" fo:font-style="normal" fo:text-shadow="none" style:text-underline-style="none" fo:font-weight="normal" style:font-size-asian="8.75pt" style:font-style-asian="normal" style:font-weight-asian="normal" style:font-family-complex="Geneva" style:font-size-complex="8.75pt" style:font-style-complex="normal" style:font-weight-complex="normal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5.5pt" fo:font-style="normal" fo:text-shadow="none" style:text-underline-style="none" fo:font-weight="normal" style:font-size-asian="5.5pt" style:font-style-asian="normal" style:font-weight-asian="normal" style:font-family-complex="Geneva" style:font-size-complex="5.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8pt" fo:font-style="normal" fo:text-shadow="none" style:text-underline-style="none" fo:font-weight="normal" style:font-size-asian="8pt" style:font-style-asian="normal" style:font-weight-asian="normal" style:font-family-complex="Geneva" style:font-size-complex="8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interval-major="57.6461297105273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5.5pt" fo:font-style="normal" fo:text-shadow="none" style:text-underline-style="none" fo:font-weight="normal" style:font-size-asian="5.5pt" style:font-style-asian="normal" style:font-weight-asian="normal" style:font-family-complex="Geneva" style:font-size-complex="5.5pt" style:font-style-complex="normal" style:font-weight-complex="normal"/>
    </style:style>
    <style:style style:name="ch7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8pt" fo:font-style="normal" fo:text-shadow="none" style:text-underline-style="none" fo:font-weight="normal" style:font-size-asian="8pt" style:font-style-asian="normal" style:font-weight-asian="normal" style:font-family-complex="Geneva" style:font-size-complex="8pt" style:font-style-complex="normal" style:font-weight-complex="normal"/>
    </style:style>
    <style:style style:name="ch8" style:family="chart">
      <style:graphic-properties draw:stroke="dash" draw:stroke-dash="Excel_20_line_20_dash_20_1" svg:stroke-width="0cm" svg:stroke-opacity="100%"/>
    </style:style>
    <style:style style:name="ch9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000000" svg:stroke-opacity="100%" draw:fill="bitmap" draw:fill-image-name="Excel_20_bitmap_20_2" style:repeat="repeat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808080" svg:stroke-opacity="100%" draw:fill="solid" draw:fill-color="#ffffff" draw:opacity="100%"/>
    </style:style>
    <style:style style:name="ch12" style:family="chart">
      <style:graphic-properties draw:fill-color="#d9d9d9"/>
    </style:style>
  </office:automatic-styles>
  <office:body>
    <office:chart>
      <chart:chart svg:width="10.981cm" svg:height="6.362cm" chart:class="chart:bar" chart:style-name="ch1">
        <chart:title svg:x="4.842cm" svg:y="0.127cm" chart:style-name="ch2">
          <text:p>DG154a</text:p>
        </chart:title>
        <chart:plot-area chart:style-name="ch3" table:cell-range-address="'file:///home/jorgsk/phdproject/5primeUTR/Hsu_original_data/IQ Workup 032802b'#Sheet1.Z62:'file:///home/jorgsk/phdproject/5primeUTR/Hsu_original_data/IQ Workup 032802b'#Sheet1.AB83" chart:data-source-has-labels="both" svg:x="0.237cm" svg:y="0.625cm" svg:width="10.525cm" svg:height="5.684cm">
          <chart:axis chart:dimension="x" chart:name="primary-x" chart:style-name="ch4">
            <chart:title svg:x="4.449cm" svg:y="5.89cm" chart:style-name="ch5">
              <text:p>RNA (nucleotides)</text:p>
            </chart:title>
            <chart:categories table:cell-range-address="'file:///home/jorgsk/phdproject/5primeUTR/Hsu_original_data/IQ Workup 032802b'#Sheet1.Z63:'file:///home/jorgsk/phdproject/5primeUTR/Hsu_original_data/IQ Workup 032802b'#Sheet1.Z83"/>
          </chart:axis>
          <chart:axis chart:dimension="y" chart:name="primary-y" chart:style-name="ch6">
            <chart:title svg:x="0.22cm" svg:y="4.967cm" chart:style-name="ch7">
              <text:p>Abortive Probability (%)</text:p>
            </chart:title>
            <chart:grid chart:style-name="ch8" chart:class="major"/>
          </chart:axis>
          <chart:series chart:style-name="ch9" chart:values-cell-range-address="'file:///home/jorgsk/phdproject/5primeUTR/Hsu_original_data/IQ Workup 032802b'#Sheet1.AA63:'file:///home/jorgsk/phdproject/5primeUTR/Hsu_original_data/IQ Workup 032802b'#Sheet1.AA83" chart:label-cell-address="'file:///home/jorgsk/phdproject/5primeUTR/Hsu_original_data/IQ Workup 032802b'#Sheet1.AA62:'file:///home/jorgsk/phdproject/5primeUTR/Hsu_original_data/IQ Workup 032802b'#Sheet1.AA62" chart:class="chart:bar">
            <chart:data-point chart:repeated="21"/>
          </chart:series>
          <chart:series chart:style-name="ch10" chart:values-cell-range-address="'file:///home/jorgsk/phdproject/5primeUTR/Hsu_original_data/IQ Workup 032802b'#Sheet1.AB63:'file:///home/jorgsk/phdproject/5primeUTR/Hsu_original_data/IQ Workup 032802b'#Sheet1.AB83" chart:label-cell-address="'file:///home/jorgsk/phdproject/5primeUTR/Hsu_original_data/IQ Workup 032802b'#Sheet1.AB62:'file:///home/jorgsk/phdproject/5primeUTR/Hsu_original_data/IQ Workup 032802b'#Sheet1.AB62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ile:///home/jorgsk/phdproject/5primeUTR/Hsu_original_data/IQ Workup 032802b'#Sheet1.AA62:'file:///home/jorgsk/phdproject/5primeUTR/Hsu_original_data/IQ Workup 032802b'#Sheet1.AA62">A.P.(-)</text:p>
              </table:table-cell>
              <table:table-cell office:value-type="string">
                <text:p text:id="'file:///home/jorgsk/phdproject/5primeUTR/Hsu_original_data/IQ Workup 032802b'#Sheet1.AB62:'file:///home/jorgsk/phdproject/5primeUTR/Hsu_original_data/IQ Workup 032802b'#Sheet1.AB62">A.P. (+)</text:p>
              </table:table-cell>
            </table:table-row>
          </table:table-header-rows>
          <table:table-rows>
            <table:table-row>
              <table:table-cell office:value-type="string">
                <text:p text:id="'file:///home/jorgsk/phdproject/5primeUTR/Hsu_original_data/IQ Workup 032802b'#Sheet1.Z63:'file:///home/jorgsk/phdproject/5primeUTR/Hsu_original_data/IQ Workup 032802b'#Sheet1.Z83">2</text:p>
              </table:table-cell>
              <table:table-cell office:value-type="float" office:value="34.3527415566037">
                <text:p text:id="'file:///home/jorgsk/phdproject/5primeUTR/Hsu_original_data/IQ Workup 032802b'#Sheet1.AA63:'file:///home/jorgsk/phdproject/5primeUTR/Hsu_original_data/IQ Workup 032802b'#Sheet1.AA83">34.3527415566037</text:p>
              </table:table-cell>
              <table:table-cell office:value-type="float" office:value="43.3551267371245">
                <text:p text:id="'file:///home/jorgsk/phdproject/5primeUTR/Hsu_original_data/IQ Workup 032802b'#Sheet1.AB63:'file:///home/jorgsk/phdproject/5primeUTR/Hsu_original_data/IQ Workup 032802b'#Sheet1.AB83">43.3551267371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.3262690237053">
                <text:p>34.3262690237053</text:p>
              </table:table-cell>
              <table:table-cell office:value-type="float" office:value="44.2614319528239">
                <text:p>44.2614319528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2846799556153">
                <text:p>11.2846799556153</text:p>
              </table:table-cell>
              <table:table-cell office:value-type="float" office:value="30.6849859571325">
                <text:p>30.6849859571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063490747931">
                <text:p>10.063490747931</text:p>
              </table:table-cell>
              <table:table-cell office:value-type="float" office:value="14.6248686716582">
                <text:p>14.6248686716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1431972129675">
                <text:p>16.1431972129675</text:p>
              </table:table-cell>
              <table:table-cell office:value-type="float" office:value="18.8746125768072">
                <text:p>18.8746125768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1836494726572">
                <text:p>20.1836494726572</text:p>
              </table:table-cell>
              <table:table-cell office:value-type="float" office:value="33.6676145780865">
                <text:p>33.66761457808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6279407296055">
                <text:p>13.6279407296055</text:p>
              </table:table-cell>
              <table:table-cell office:value-type="float" office:value="5.49132977786589">
                <text:p>5.491329777865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6095027243704">
                <text:p>17.6095027243704</text:p>
              </table:table-cell>
              <table:table-cell office:value-type="float" office:value="7.88250002251861">
                <text:p>7.882500022518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5736991846161">
                <text:p>12.5736991846161</text:p>
              </table:table-cell>
              <table:table-cell office:value-type="float" office:value="6.38727513238785">
                <text:p>6.387275132387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.901075914788">
                <text:p>54.901075914788</text:p>
              </table:table-cell>
              <table:table-cell office:value-type="float" office:value="12.7473914655795">
                <text:p>12.74739146557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.2513140449626">
                <text:p>37.2513140449626</text:p>
              </table:table-cell>
              <table:table-cell office:value-type="float" office:value="5.59655474199686">
                <text:p>5.596554741996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.049607584343">
                <text:p>36.049607584343</text:p>
              </table:table-cell>
              <table:table-cell office:value-type="float" office:value="4.08537574244488">
                <text:p>4.085375742444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0547182697691">
                <text:p>21.0547182697691</text:p>
              </table:table-cell>
              <table:table-cell office:value-type="float" office:value="3.26300998429571">
                <text:p>3.26300998429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1593918146791">
                <text:p>12.1593918146791</text:p>
              </table:table-cell>
              <table:table-cell office:value-type="float" office:value="4.19080116628971">
                <text:p>4.190801166289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 </text:p>
              </table:table-cell>
              <table:table-cell office:value-type="float" office:value="1.8">
                <text:p>1.8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stroke-dash draw:name="Excel_20_line_20_dash_20_1" draw:display-name="Excel line dash 1" draw:style="rect" draw:dots1="1" draw:dots1-length="0.104cm" draw:distance="0.104cm"/>
  </office: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8.75pt" fo:font-style="normal" fo:text-shadow="none" style:text-underline-style="none" fo:font-weight="normal" style:font-size-asian="8.75pt" style:font-style-asian="normal" style:font-weight-asian="normal" style:font-family-complex="Geneva" style:font-size-complex="8.75pt" style:font-style-complex="normal" style:font-weight-complex="normal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5.5pt" fo:font-style="normal" fo:text-shadow="none" style:text-underline-style="none" fo:font-weight="normal" style:font-size-asian="5.5pt" style:font-style-asian="normal" style:font-weight-asian="normal" style:font-family-complex="Geneva" style:font-size-complex="5.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8pt" fo:font-style="normal" fo:text-shadow="none" style:text-underline-style="none" fo:font-weight="normal" style:font-size-asian="8pt" style:font-style-asian="normal" style:font-weight-asian="normal" style:font-family-complex="Geneva" style:font-size-complex="8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maximum="60" chart:interval-major="60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5.5pt" fo:font-style="normal" fo:text-shadow="none" style:text-underline-style="none" fo:font-weight="normal" style:font-size-asian="5.5pt" style:font-style-asian="normal" style:font-weight-asian="normal" style:font-family-complex="Geneva" style:font-size-complex="5.5pt" style:font-style-complex="normal" style:font-weight-complex="normal"/>
    </style:style>
    <style:style style:name="ch7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8pt" fo:font-style="normal" fo:text-shadow="none" style:text-underline-style="none" fo:font-weight="normal" style:font-size-asian="8pt" style:font-style-asian="normal" style:font-weight-asian="normal" style:font-family-complex="Geneva" style:font-size-complex="8pt" style:font-style-complex="normal" style:font-weight-complex="normal"/>
    </style:style>
    <style:style style:name="ch8" style:family="chart">
      <style:graphic-properties draw:stroke="dash" draw:stroke-dash="Excel_20_line_20_dash_20_1" svg:stroke-width="0cm" svg:stroke-opacity="100%"/>
    </style:style>
    <style:style style:name="ch9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000000" svg:stroke-opacity="100%" draw:fill="bitmap" draw:fill-image-name="Excel_20_bitmap_20_2" style:repeat="repeat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808080" svg:stroke-opacity="100%" draw:fill="solid" draw:fill-color="#ffffff" draw:opacity="100%"/>
    </style:style>
    <style:style style:name="ch12" style:family="chart">
      <style:graphic-properties draw:fill-color="#d9d9d9"/>
    </style:style>
  </office:automatic-styles>
  <office:body>
    <office:chart>
      <chart:chart svg:width="11.016cm" svg:height="6.326cm" chart:class="chart:bar" chart:style-name="ch1">
        <chart:title svg:x="4.608cm" svg:y="0.126cm" chart:style-name="ch2">
          <text:p>N25/A1anti</text:p>
        </chart:title>
        <chart:plot-area chart:style-name="ch3" table:cell-range-address="'file:///home/jorgsk/phdproject/5primeUTR/Hsu_original_data/IQ Workup 032802b'#Sheet1.AH62:'file:///home/jorgsk/phdproject/5primeUTR/Hsu_original_data/IQ Workup 032802b'#Sheet1.AJ83" chart:data-source-has-labels="both" svg:x="0.239cm" svg:y="0.623cm" svg:width="10.557cm" svg:height="5.652cm">
          <chart:axis chart:dimension="x" chart:name="primary-x" chart:style-name="ch4">
            <chart:title svg:x="4.467cm" svg:y="5.855cm" chart:style-name="ch5">
              <text:p>RNA (nucleotides)</text:p>
            </chart:title>
            <chart:categories table:cell-range-address="'file:///home/jorgsk/phdproject/5primeUTR/Hsu_original_data/IQ Workup 032802b'#Sheet1.AH63:'file:///home/jorgsk/phdproject/5primeUTR/Hsu_original_data/IQ Workup 032802b'#Sheet1.AH83"/>
          </chart:axis>
          <chart:axis chart:dimension="y" chart:name="primary-y" chart:style-name="ch6">
            <chart:title svg:x="0.221cm" svg:y="4.949cm" chart:style-name="ch7">
              <text:p>Abortive Probability (%)</text:p>
            </chart:title>
            <chart:grid chart:style-name="ch8" chart:class="major"/>
          </chart:axis>
          <chart:series chart:style-name="ch9" chart:values-cell-range-address="'file:///home/jorgsk/phdproject/5primeUTR/Hsu_original_data/IQ Workup 032802b'#Sheet1.AI63:'file:///home/jorgsk/phdproject/5primeUTR/Hsu_original_data/IQ Workup 032802b'#Sheet1.AI83" chart:label-cell-address="'file:///home/jorgsk/phdproject/5primeUTR/Hsu_original_data/IQ Workup 032802b'#Sheet1.AI62:'file:///home/jorgsk/phdproject/5primeUTR/Hsu_original_data/IQ Workup 032802b'#Sheet1.AI62" chart:class="chart:bar">
            <chart:data-point chart:repeated="21"/>
          </chart:series>
          <chart:series chart:style-name="ch10" chart:values-cell-range-address="'file:///home/jorgsk/phdproject/5primeUTR/Hsu_original_data/IQ Workup 032802b'#Sheet1.AJ63:'file:///home/jorgsk/phdproject/5primeUTR/Hsu_original_data/IQ Workup 032802b'#Sheet1.AJ83" chart:label-cell-address="'file:///home/jorgsk/phdproject/5primeUTR/Hsu_original_data/IQ Workup 032802b'#Sheet1.AJ62:'file:///home/jorgsk/phdproject/5primeUTR/Hsu_original_data/IQ Workup 032802b'#Sheet1.AJ62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ile:///home/jorgsk/phdproject/5primeUTR/Hsu_original_data/IQ Workup 032802b'#Sheet1.AI62:'file:///home/jorgsk/phdproject/5primeUTR/Hsu_original_data/IQ Workup 032802b'#Sheet1.AI62">A.P. (-)</text:p>
              </table:table-cell>
              <table:table-cell office:value-type="string">
                <text:p text:id="'file:///home/jorgsk/phdproject/5primeUTR/Hsu_original_data/IQ Workup 032802b'#Sheet1.AJ62:'file:///home/jorgsk/phdproject/5primeUTR/Hsu_original_data/IQ Workup 032802b'#Sheet1.AJ62">A.P. (+)</text:p>
              </table:table-cell>
            </table:table-row>
          </table:table-header-rows>
          <table:table-rows>
            <table:table-row>
              <table:table-cell office:value-type="string">
                <text:p text:id="'file:///home/jorgsk/phdproject/5primeUTR/Hsu_original_data/IQ Workup 032802b'#Sheet1.AH63:'file:///home/jorgsk/phdproject/5primeUTR/Hsu_original_data/IQ Workup 032802b'#Sheet1.AH83">2</text:p>
              </table:table-cell>
              <table:table-cell office:value-type="float" office:value="30.7045899639478">
                <text:p text:id="'file:///home/jorgsk/phdproject/5primeUTR/Hsu_original_data/IQ Workup 032802b'#Sheet1.AI63:'file:///home/jorgsk/phdproject/5primeUTR/Hsu_original_data/IQ Workup 032802b'#Sheet1.AI83">30.7045899639478</text:p>
              </table:table-cell>
              <table:table-cell office:value-type="float" office:value="46.2668424790357">
                <text:p text:id="'file:///home/jorgsk/phdproject/5primeUTR/Hsu_original_data/IQ Workup 032802b'#Sheet1.AJ63:'file:///home/jorgsk/phdproject/5primeUTR/Hsu_original_data/IQ Workup 032802b'#Sheet1.AJ83">46.26684247903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750925440611">
                <text:p>3.9750925440611</text:p>
              </table:table-cell>
              <table:table-cell office:value-type="float" office:value="7.25990459691699">
                <text:p>7.25990459691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85892416496988">
                <text:p>6.85892416496988</text:p>
              </table:table-cell>
              <table:table-cell office:value-type="float" office:value="16.0262811346034">
                <text:p>16.0262811346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6590591680209">
                <text:p>7.26590591680209</text:p>
              </table:table-cell>
              <table:table-cell office:value-type="float" office:value="11.9062098400187">
                <text:p>11.9062098400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3240309317523">
                <text:p>30.3240309317523</text:p>
              </table:table-cell>
              <table:table-cell office:value-type="float" office:value="39.7367251217761">
                <text:p>39.7367251217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6897641643865">
                <text:p>7.56897641643865</text:p>
              </table:table-cell>
              <table:table-cell office:value-type="float" office:value="12.9532703808956">
                <text:p>12.9532703808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0475566780448">
                <text:p>43.0475566780448</text:p>
              </table:table-cell>
              <table:table-cell office:value-type="float" office:value="35.5191055363428">
                <text:p>35.51910553634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.4748350713171">
                <text:p>41.4748350713171</text:p>
              </table:table-cell>
              <table:table-cell office:value-type="float" office:value="25.7472907588931">
                <text:p>25.74729075889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.1261815796414">
                <text:p>58.1261815796414</text:p>
              </table:table-cell>
              <table:table-cell office:value-type="float" office:value="32.2511245688391">
                <text:p>32.25112456883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2658549992983">
                <text:p>18.2658549992983</text:p>
              </table:table-cell>
              <table:table-cell office:value-type="float" office:value="7.75308634829405">
                <text:p>7.753086348294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3486611214018">
                <text:p>26.3486611214018</text:p>
              </table:table-cell>
              <table:table-cell office:value-type="float" office:value="8.39784180410052">
                <text:p>8.397841804100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391832474765">
                <text:p>21.391832474765</text:p>
              </table:table-cell>
              <table:table-cell office:value-type="float" office:value="6.28739429223242">
                <text:p>6.287394292232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1318665174485">
                <text:p>16.1318665174485</text:p>
              </table:table-cell>
              <table:table-cell office:value-type="float" office:value="4.80885785568075">
                <text:p>4.808857855680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1697658798687">
                <text:p>15.1697658798687</text:p>
              </table:table-cell>
              <table:table-cell office:value-type="float" office:value="4.72322530248706">
                <text:p>4.72322530248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1488060881716">
                <text:p>14.1488060881716</text:p>
              </table:table-cell>
              <table:table-cell office:value-type="float" office:value="4.69939682432888">
                <text:p>4.699396824328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 </text:p>
              </table:table-cell>
              <table:table-cell office:value-type="float" office:value="1.5">
                <text:p>1.5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stroke-dash draw:name="Excel_20_line_20_dash_20_1" draw:display-name="Excel line dash 1" draw:style="rect" draw:dots1="1" draw:dots1-length="0.104cm" draw:distance="0.104cm"/>
  </office: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4pt" fo:font-style="normal" fo:text-shadow="none" style:text-underline-style="none" fo:font-weight="normal" style:font-size-asian="14pt" style:font-style-asian="normal" style:font-weight-asian="normal" style:font-family-complex="Geneva" style:font-size-complex="14pt" style:font-style-complex="normal" style:font-weight-complex="normal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.75pt" fo:font-style="normal" fo:text-shadow="none" style:text-underline-style="none" fo:font-weight="normal" style:font-size-asian="8.75pt" style:font-style-asian="normal" style:font-weight-asian="normal" style:font-family-complex="Geneva" style:font-size-complex="8.7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2pt" fo:font-style="normal" fo:text-shadow="none" style:text-underline-style="none" fo:font-weight="normal" style:font-size-asian="12pt" style:font-style-asian="normal" style:font-weight-asian="normal" style:font-family-complex="Geneva" style:font-size-complex="12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maximum="60" chart:interval-major="60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.75pt" fo:font-style="normal" fo:text-shadow="none" style:text-underline-style="none" fo:font-weight="normal" style:font-size-asian="8.75pt" style:font-style-asian="normal" style:font-weight-asian="normal" style:font-family-complex="Geneva" style:font-size-complex="8.75pt" style:font-style-complex="normal" style:font-weight-complex="normal"/>
    </style:style>
    <style:style style:name="ch7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12pt" fo:font-style="normal" fo:text-shadow="none" style:text-underline-style="none" fo:font-weight="normal" style:font-size-asian="12pt" style:font-style-asian="normal" style:font-weight-asian="normal" style:font-family-complex="Geneva" style:font-size-complex="12pt" style:font-style-complex="normal" style:font-weight-complex="normal"/>
    </style:style>
    <style:style style:name="ch8" style:family="chart">
      <style:graphic-properties draw:stroke="dash" draw:stroke-dash="Excel_20_line_20_dash_20_1" svg:stroke-width="0cm" svg:stroke-opacity="100%"/>
    </style:style>
    <style:style style:name="ch9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000000" svg:stroke-opacity="100%" draw:fill="bitmap" draw:fill-image-name="Excel_20_bitmap_20_2" style:repeat="repeat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808080" svg:stroke-opacity="100%" draw:fill="solid" draw:fill-color="#ffffff" draw:opacity="100%"/>
    </style:style>
    <style:style style:name="ch12" style:family="chart">
      <style:graphic-properties draw:fill-color="#d9d9d9"/>
    </style:style>
  </office:automatic-styles>
  <office:body>
    <office:chart>
      <chart:chart svg:width="16.661cm" svg:height="10.053cm" chart:class="chart:bar" chart:style-name="ch1">
        <chart:title svg:x="7.457cm" svg:y="0.201cm" chart:style-name="ch2">
          <text:p>DG203</text:p>
        </chart:title>
        <chart:plot-area chart:style-name="ch3" table:cell-range-address="Sheet1.I63:Sheet1.K85" chart:data-source-has-labels="both" svg:x="0.465cm" svg:y="0.985cm" svg:width="15.863cm" svg:height="8.867cm">
          <chart:axis chart:dimension="x" chart:name="primary-x" chart:style-name="ch4">
            <chart:title svg:x="6.87cm" svg:y="9.349cm" chart:style-name="ch5">
              <text:p>RNA (nucleotides)</text:p>
            </chart:title>
            <chart:categories table:cell-range-address="Sheet1.I64:Sheet1.I85"/>
          </chart:axis>
          <chart:axis chart:dimension="y" chart:name="primary-y" chart:style-name="ch6">
            <chart:title svg:x="0.334cm" svg:y="7.553cm" chart:style-name="ch7">
              <text:p>Abortive Probability (%)</text:p>
            </chart:title>
            <chart:grid chart:style-name="ch8" chart:class="major"/>
          </chart:axis>
          <chart:series chart:style-name="ch9" chart:values-cell-range-address="Sheet1.J64:Sheet1.J85" chart:label-cell-address="Sheet1.J63:Sheet1.J63" chart:class="chart:bar">
            <chart:data-point chart:repeated="22"/>
          </chart:series>
          <chart:series chart:style-name="ch10" chart:values-cell-range-address="Sheet1.K64:Sheet1.K85" chart:label-cell-address="Sheet1.K63:Sheet1.K63" chart:class="chart:ba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J63:Sheet1.J63">A.P. (-)</text:p>
              </table:table-cell>
              <table:table-cell office:value-type="string">
                <text:p text:id="Sheet1.K63:Sheet1.K63">A.P. (+)</text:p>
              </table:table-cell>
            </table:table-row>
          </table:table-header-rows>
          <table:table-rows>
            <table:table-row>
              <table:table-cell office:value-type="string">
                <text:p text:id="Sheet1.I64:Sheet1.I85">2</text:p>
              </table:table-cell>
              <table:table-cell office:value-type="float" office:value="63.897650994511">
                <text:p text:id="Sheet1.J64:Sheet1.J85">63.897650994511</text:p>
              </table:table-cell>
              <table:table-cell office:value-type="float" office:value="62.55158839951">
                <text:p text:id="Sheet1.K64:Sheet1.K85">62.55158839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7367701485355">
                <text:p>18.7367701485355</text:p>
              </table:table-cell>
              <table:table-cell office:value-type="float" office:value="17.4892474028313">
                <text:p>17.4892474028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9995707046145">
                <text:p>25.9995707046145</text:p>
              </table:table-cell>
              <table:table-cell office:value-type="float" office:value="35.638917726831">
                <text:p>35.6389177268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2664905646642">
                <text:p>12.2664905646642</text:p>
              </table:table-cell>
              <table:table-cell office:value-type="float" office:value="3.47187724982678">
                <text:p>3.47187724982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3605862286589">
                <text:p>22.3605862286589</text:p>
              </table:table-cell>
              <table:table-cell office:value-type="float" office:value="4.82022020985355">
                <text:p>4.82022020985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13160944256266">
                <text:p>4.13160944256266</text:p>
              </table:table-cell>
              <table:table-cell office:value-type="float" office:value="1.36081670817644">
                <text:p>1.36081670817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8105888828743">
                <text:p>10.8105888828743</text:p>
              </table:table-cell>
              <table:table-cell office:value-type="float" office:value="1.42774314101653">
                <text:p>1.427743141016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588080402566">
                <text:p>4.3588080402566</text:p>
              </table:table-cell>
              <table:table-cell office:value-type="float" office:value="1.15667510799023">
                <text:p>1.15667510799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2365534251447">
                <text:p>4.32365534251447</text:p>
              </table:table-cell>
              <table:table-cell office:value-type="float" office:value="1.3858236325233">
                <text:p>1.3858236325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8271760254783">
                <text:p>2.78271760254783</text:p>
              </table:table-cell>
              <table:table-cell office:value-type="float" office:value="0.927281957101914">
                <text:p>0.9272819571019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6919120059021">
                <text:p>2.26919120059021</text:p>
              </table:table-cell>
              <table:table-cell office:value-type="float" office:value="0.998673016041557">
                <text:p>0.9986730160415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70549803944316">
                <text:p>9.70549803944316</text:p>
              </table:table-cell>
              <table:table-cell office:value-type="float" office:value="1.00701030115195">
                <text:p>1.00701030115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1057353949727">
                <text:p>16.1057353949727</text:p>
              </table:table-cell>
              <table:table-cell office:value-type="float" office:value="0.964499552496774">
                <text:p>0.9644995524967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973304032131">
                <text:p>13.973304032131</text:p>
              </table:table-cell>
              <table:table-cell office:value-type="float" office:value="1.15676457206203">
                <text:p>1.156764572062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97771988585287">
                <text:p>6.97771988585287</text:p>
              </table:table-cell>
              <table:table-cell office:value-type="float" office:value="2.62155998816922">
                <text:p>2.621559988169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0340150152334">
                <text:p>11.0340150152334</text:p>
              </table:table-cell>
              <table:table-cell office:value-type="float" office:value="14.7639990476747">
                <text:p>14.76399904767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1366391779851">
                <text:p>10.1366391779851</text:p>
              </table:table-cell>
              <table:table-cell office:value-type="float" office:value="20.310856698176">
                <text:p>20.3108566981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9707959909857">
                <text:p>11.9707959909857</text:p>
              </table:table-cell>
              <table:table-cell office:value-type="float" office:value="11.7301212325644">
                <text:p>11.73012123256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4.7">
                <text:p>4.7</text:p>
              </table:table-cell>
              <table:table-cell office:value-type="float" office:value="9.6">
                <text:p>9.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stroke-dash draw:name="Excel_20_line_20_dash_20_1" draw:display-name="Excel line dash 1" draw:style="rect" draw:dots1="1" draw:dots1-length="0.104cm" draw:distance="0.104cm"/>
  </office: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4pt" fo:font-style="normal" fo:text-shadow="none" style:text-underline-style="none" fo:font-weight="normal" style:font-size-asian="14pt" style:font-style-asian="normal" style:font-weight-asian="normal" style:font-family-complex="Geneva" style:font-size-complex="14pt" style:font-style-complex="normal" style:font-weight-complex="normal"/>
    </style:style>
    <style:style style:name="ch3" style:family="chart">
      <style:chart-properties chart:include-hidden-cells="false" chart:auto-position="true" chart:auto-size="true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.75pt" fo:font-style="normal" fo:text-shadow="none" style:text-underline-style="none" fo:font-weight="normal" style:font-size-asian="8.75pt" style:font-style-asian="normal" style:font-weight-asian="normal" style:font-family-complex="Geneva" style:font-size-complex="8.7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2pt" fo:font-style="normal" fo:text-shadow="none" style:text-underline-style="none" fo:font-weight="normal" style:font-size-asian="12pt" style:font-style-asian="normal" style:font-weight-asian="normal" style:font-family-complex="Geneva" style:font-size-complex="12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maximum="60" chart:interval-major="60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.75pt" fo:font-style="normal" fo:text-shadow="none" style:text-underline-style="none" fo:font-weight="normal" style:font-size-asian="8.75pt" style:font-style-asian="normal" style:font-weight-asian="normal" style:font-family-complex="Geneva" style:font-size-complex="8.75pt" style:font-style-complex="normal" style:font-weight-complex="normal"/>
    </style:style>
    <style:style style:name="ch7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12pt" fo:font-style="normal" fo:text-shadow="none" style:text-underline-style="none" fo:font-weight="normal" style:font-size-asian="12pt" style:font-style-asian="normal" style:font-weight-asian="normal" style:font-family-complex="Geneva" style:font-size-complex="12pt" style:font-style-complex="normal" style:font-weight-complex="normal"/>
    </style:style>
    <style:style style:name="ch8" style:family="chart">
      <style:graphic-properties draw:stroke="dash" draw:stroke-dash="Excel_20_line_20_dash_20_1" svg:stroke-width="0cm" svg:stroke-opacity="100%"/>
    </style:style>
    <style:style style:name="ch9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000000" svg:stroke-opacity="100%" draw:fill="bitmap" draw:fill-image-name="Excel_20_bitmap_20_2" style:repeat="repeat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808080" svg:stroke-opacity="100%" draw:fill="solid" draw:fill-color="#ffffff" draw:opacity="100%"/>
    </style:style>
    <style:style style:name="ch12" style:family="chart">
      <style:graphic-properties draw:fill-color="#d9d9d9"/>
    </style:style>
  </office:automatic-styles>
  <office:body>
    <office:chart>
      <chart:chart svg:width="16.834cm" svg:height="10.088cm" chart:class="chart:bar" chart:style-name="ch1">
        <chart:title svg:x="7.782cm" svg:y="0.201cm" chart:style-name="ch2">
          <text:p>LX11</text:p>
        </chart:title>
        <chart:plot-area chart:style-name="ch3" table:cell-range-address="Sheet1.Q63:Sheet1.S85" chart:data-source-has-labels="both" svg:x="0.471cm" svg:y="0.985cm" svg:width="16.027cm" svg:height="8.902cm">
          <chart:axis chart:dimension="x" chart:name="primary-x" chart:style-name="ch4">
            <chart:title svg:x="6.958cm" svg:y="9.384cm" chart:style-name="ch5">
              <text:p>RNA (nucleotides)</text:p>
            </chart:title>
            <chart:categories table:cell-range-address="Sheet1.Q64:Sheet1.Q85"/>
          </chart:axis>
          <chart:axis chart:dimension="y" chart:name="primary-y" chart:style-name="ch6">
            <chart:title svg:x="0.337cm" svg:y="7.57cm" chart:style-name="ch7">
              <text:p>Abortive Probability (%)</text:p>
            </chart:title>
            <chart:grid chart:style-name="ch8" chart:class="major"/>
          </chart:axis>
          <chart:series chart:style-name="ch9" chart:values-cell-range-address="Sheet1.R64:Sheet1.R85" chart:label-cell-address="Sheet1.R63:Sheet1.R63" chart:class="chart:bar">
            <chart:data-point chart:repeated="22"/>
          </chart:series>
          <chart:series chart:style-name="ch10" chart:values-cell-range-address="Sheet1.S64:Sheet1.S85" chart:label-cell-address="Sheet1.S63:Sheet1.S63" chart:class="chart:ba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R63:Sheet1.R63">A.P. (-)</text:p>
              </table:table-cell>
              <table:table-cell office:value-type="string">
                <text:p text:id="Sheet1.S63:Sheet1.S63">A.P. (+)</text:p>
              </table:table-cell>
            </table:table-row>
          </table:table-header-rows>
          <table:table-rows>
            <table:table-row>
              <table:table-cell office:value-type="string">
                <text:p text:id="Sheet1.Q64:Sheet1.Q85">2</text:p>
              </table:table-cell>
              <table:table-cell office:value-type="float" office:value="47.0603647040169">
                <text:p text:id="Sheet1.R64:Sheet1.R85">47.0603647040169</text:p>
              </table:table-cell>
              <table:table-cell office:value-type="float" office:value="53.3324109134491">
                <text:p text:id="Sheet1.S64:Sheet1.S85">53.33241091344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3924473338289">
                <text:p>21.3924473338289</text:p>
              </table:table-cell>
              <table:table-cell office:value-type="float" office:value="25.4229078208668">
                <text:p>25.42290782086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2687661105646">
                <text:p>5.92687661105646</text:p>
              </table:table-cell>
              <table:table-cell office:value-type="float" office:value="9.31357030171456">
                <text:p>9.31357030171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7394846097385">
                <text:p>3.77394846097385</text:p>
              </table:table-cell>
              <table:table-cell office:value-type="float" office:value="4.52483391364717">
                <text:p>4.52483391364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7764749185931">
                <text:p>18.7764749185931</text:p>
              </table:table-cell>
              <table:table-cell office:value-type="float" office:value="8.41517206607915">
                <text:p>8.41517206607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.6388451687786">
                <text:p>28.6388451687786</text:p>
              </table:table-cell>
              <table:table-cell office:value-type="float" office:value="6.15130142074409">
                <text:p>6.151301420744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56137971033659">
                <text:p>6.56137971033659</text:p>
              </table:table-cell>
              <table:table-cell office:value-type="float" office:value="2.1664582441229">
                <text:p>2.1664582441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3934130093887">
                <text:p>10.3934130093887</text:p>
              </table:table-cell>
              <table:table-cell office:value-type="float" office:value="1.1471385188615">
                <text:p>1.14713851886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4302337125581">
                <text:p>4.94302337125581</text:p>
              </table:table-cell>
              <table:table-cell office:value-type="float" office:value="0.847434503941002">
                <text:p>0.847434503941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69666071461901">
                <text:p>8.69666071461901</text:p>
              </table:table-cell>
              <table:table-cell office:value-type="float" office:value="0.803188985013096">
                <text:p>0.8031889850130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95298086696873">
                <text:p>6.95298086696873</text:p>
              </table:table-cell>
              <table:table-cell office:value-type="float" office:value="0.653572380051031">
                <text:p>0.6535723800510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84616180715488">
                <text:p>8.84616180715488</text:p>
              </table:table-cell>
              <table:table-cell office:value-type="float" office:value="0.349684396278436">
                <text:p>0.349684396278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.2255376230008">
                <text:p>33.2255376230008</text:p>
              </table:table-cell>
              <table:table-cell office:value-type="float" office:value="0.601505463114601">
                <text:p>0.6015054631146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986275091371">
                <text:p>15.986275091371</text:p>
              </table:table-cell>
              <table:table-cell office:value-type="float" office:value="0.746650524376103">
                <text:p>0.7466505243761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80917965787677">
                <text:p>3.80917965787677</text:p>
              </table:table-cell>
              <table:table-cell office:value-type="float" office:value="1.28008208227192">
                <text:p>1.28008208227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7902099499649">
                <text:p>3.07902099499649</text:p>
              </table:table-cell>
              <table:table-cell office:value-type="float" office:value="3.39527674734154">
                <text:p>3.39527674734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4009792380235">
                <text:p>5.64009792380235</text:p>
              </table:table-cell>
              <table:table-cell office:value-type="float" office:value="7.7954745972059">
                <text:p>7.79547459720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90740498938284">
                <text:p>8.90740498938284</text:p>
              </table:table-cell>
              <table:table-cell office:value-type="float" office:value="6.86487954551484">
                <text:p>6.864879545514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89259418086584">
                <text:p>2.89259418086584</text:p>
              </table:table-cell>
              <table:table-cell office:value-type="float" office:value="1.73231567310834">
                <text:p>1.732315673108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4510294642239">
                <text:p>2.94510294642239</text:p>
              </table:table-cell>
              <table:table-cell office:value-type="float" office:value="1.34186465289004">
                <text:p>1.34186465289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5.7">
                <text:p>5.7</text:p>
              </table:table-cell>
              <table:table-cell office:value-type="float" office:value="19.1">
                <text:p>19.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stroke-dash draw:name="Excel_20_line_20_dash_20_1" draw:display-name="Excel line dash 1" draw:style="rect" draw:dots1="1" draw:dots1-length="0.104cm" draw:distance="0.104cm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include-hidden-cells="false" chart:auto-position="true" chart:auto-size="true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45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pt" fo:font-style="normal" fo:text-shadow="none" style:text-underline-style="none" fo:font-weight="normal" style:font-size-asian="8pt" style:font-style-asian="normal" style:font-weight-asian="normal" style:font-family-complex="Geneva" style:font-size-complex="8pt" style:font-style-complex="normal" style:font-weight-complex="normal"/>
    </style:style>
    <style:style style:name="ch4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9.75pt" fo:font-style="normal" fo:text-shadow="none" style:text-underline-style="none" fo:font-weight="normal" style:font-size-asian="9.75pt" style:font-style-asian="normal" style:font-weight-asian="normal" style:font-family-complex="Geneva" style:font-size-complex="9.75pt" style:font-style-complex="normal" style:font-weight-complex="normal"/>
    </style:style>
    <style:style style:name="ch5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pt" fo:font-style="normal" fo:text-shadow="none" style:text-underline-style="none" fo:font-weight="normal" style:font-size-asian="8pt" style:font-style-asian="normal" style:font-weight-asian="normal" style:font-family-complex="Geneva" style:font-size-complex="8pt" style:font-style-complex="normal" style:font-weight-complex="normal"/>
    </style:style>
    <style:style style:name="ch6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9.75pt" fo:font-style="normal" fo:text-shadow="none" style:text-underline-style="none" fo:font-weight="normal" style:font-size-asian="9.75pt" style:font-style-asian="normal" style:font-weight-asian="normal" style:font-family-complex="Geneva" style:font-size-complex="9.75pt" style:font-style-complex="normal" style:font-weight-complex="normal"/>
    </style:style>
    <style:style style:name="ch7" style:family="chart">
      <style:graphic-properties draw:stroke="solid" svg:stroke-width="0cm" svg:stroke-opacity="100%"/>
    </style:style>
    <style:style style:name="ch8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.035cm" svg:stroke-color="#808080" svg:stroke-opacity="100%" draw:fill="solid" draw:fill-color="#ffffff" draw:opacity="100%"/>
    </style:style>
    <style:style style:name="ch10" style:family="chart">
      <style:graphic-properties draw:fill-color="#d9d9d9"/>
    </style:style>
  </office:automatic-styles>
  <office:body>
    <office:chart>
      <chart:chart svg:width="13.355cm" svg:height="9.175cm" chart:class="chart:bar" chart:style-name="ch1">
        <chart:plot-area chart:style-name="ch2" table:cell-range-address="Sheet1.I64:Sheet1.J85" chart:data-source-has-labels="column" svg:x="0.333cm" svg:y="0.183cm" svg:width="12.755cm" svg:height="8.827cm">
          <chart:axis chart:dimension="x" chart:name="primary-x" chart:style-name="ch3">
            <chart:title svg:x="5.462cm" svg:y="8.595cm" chart:style-name="ch4">
              <text:p>RNA (nucleotides)</text:p>
            </chart:title>
            <chart:categories table:cell-range-address="Sheet1.I64:Sheet1.I85"/>
          </chart:axis>
          <chart:axis chart:dimension="y" chart:name="primary-y" chart:style-name="ch5">
            <chart:title svg:x="0.268cm" svg:y="6.348cm" chart:style-name="ch6">
              <text:p>Abortive probability (%)</text:p>
            </chart:title>
            <chart:grid chart:style-name="ch7" chart:class="major"/>
          </chart:axis>
          <chart:series chart:style-name="ch8" chart:values-cell-range-address="Sheet1.J64:Sheet1.J85" chart:class="chart:bar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 text:id="Sheet1.I64:Sheet1.I85">2</text:p>
              </table:table-cell>
              <table:table-cell office:value-type="float" office:value="63.897650994511">
                <text:p text:id="Sheet1.J64:Sheet1.J85">63.8976509945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7367701485355">
                <text:p>18.7367701485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9995707046145">
                <text:p>25.9995707046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2664905646642">
                <text:p>12.2664905646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3605862286589">
                <text:p>22.3605862286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13160944256266">
                <text:p>4.131609442562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8105888828743">
                <text:p>10.81058888287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588080402566">
                <text:p>4.35880804025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2365534251447">
                <text:p>4.323655342514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8271760254783">
                <text:p>2.782717602547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6919120059021">
                <text:p>2.269191200590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70549803944316">
                <text:p>9.70549803944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1057353949727">
                <text:p>16.1057353949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973304032131">
                <text:p>13.9733040321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97771988585287">
                <text:p>6.977719885852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0340150152334">
                <text:p>11.0340150152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1366391779851">
                <text:p>10.13663917798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9707959909857">
                <text:p>11.97079599098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4.7">
                <text:p>4.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include-hidden-cells="false" chart:auto-position="true" chart:auto-size="true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9pt" fo:font-style="normal" fo:text-shadow="none" style:text-underline-style="none" fo:font-weight="normal" style:font-size-asian="9pt" style:font-style-asian="normal" style:font-weight-asian="normal" style:font-family-complex="Geneva" style:font-size-complex="9pt" style:font-style-complex="normal" style:font-weight-complex="normal"/>
    </style:style>
    <style:style style:name="ch4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9pt" fo:font-style="normal" fo:text-shadow="none" style:text-underline-style="none" fo:font-weight="normal" style:font-size-asian="9pt" style:font-style-asian="normal" style:font-weight-asian="normal" style:font-family-complex="Geneva" style:font-size-complex="9pt" style:font-style-complex="normal" style:font-weight-complex="normal"/>
    </style:style>
    <style:style style:name="ch5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9pt" fo:font-style="normal" fo:text-shadow="none" style:text-underline-style="none" fo:font-weight="normal" style:font-size-asian="9pt" style:font-style-asian="normal" style:font-weight-asian="normal" style:font-family-complex="Geneva" style:font-size-complex="9pt" style:font-style-complex="normal" style:font-weight-complex="normal"/>
    </style:style>
    <style:style style:name="ch6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9pt" fo:font-style="normal" fo:text-shadow="none" style:text-underline-style="none" fo:font-weight="normal" style:font-size-asian="9pt" style:font-style-asian="normal" style:font-weight-asian="normal" style:font-family-complex="Geneva" style:font-size-complex="9pt" style:font-style-complex="normal" style:font-weight-complex="normal"/>
    </style:style>
    <style:style style:name="ch7" style:family="chart">
      <style:graphic-properties draw:stroke="dash" draw:stroke-dash="Excel_20_line_20_dash_20_1" svg:stroke-width="0cm" svg:stroke-opacity="100%"/>
    </style:style>
    <style:style style:name="ch8" style:family="chart">
      <style:graphic-properties draw:stroke="solid" svg:stroke-width="0.035cm" svg:stroke-color="#000000" svg:stroke-opacity="100%" draw:fill="solid" draw:fill-color="#dd0806" draw:opacity="100%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.035cm" svg:stroke-color="#808080" svg:stroke-opacity="100%" draw:fill="solid" draw:fill-color="#ffffff" draw:opacity="100%"/>
    </style:style>
    <style:style style:name="ch10" style:family="chart">
      <style:graphic-properties draw:fill-color="#d9d9d9"/>
    </style:style>
  </office:automatic-styles>
  <office:body>
    <office:chart>
      <chart:chart svg:width="15.627cm" svg:height="6.888cm" chart:class="chart:bar" chart:style-name="ch1">
        <chart:plot-area chart:style-name="ch2" table:cell-range-address="Sheet1.J257:Sheet1.K279" chart:data-source-has-labels="column" svg:x="0.423cm" svg:y="0.137cm" svg:width="14.892cm" svg:height="6.678cm">
          <chart:axis chart:dimension="x" chart:name="primary-x" chart:style-name="ch3">
            <chart:title svg:x="6.726cm" svg:y="6.38cm" chart:style-name="ch4">
              <text:p>RNA (nucleotides)</text:p>
            </chart:title>
            <chart:categories table:cell-range-address="Sheet1.J257:Sheet1.J279"/>
          </chart:axis>
          <chart:axis chart:dimension="y" chart:name="primary-y" chart:style-name="ch5">
            <chart:title svg:x="0.313cm" svg:y="5.069cm" chart:style-name="ch6">
              <text:p>Abortive Probability (%)</text:p>
            </chart:title>
            <chart:grid chart:style-name="ch7" chart:class="major"/>
          </chart:axis>
          <chart:series chart:style-name="ch8" chart:values-cell-range-address="Sheet1.K257:Sheet1.K279" chart:class="chart:bar"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 text:id="Sheet1.J257:Sheet1.J279">2</text:p>
              </table:table-cell>
              <table:table-cell office:value-type="float" office:value="63.897650994511">
                <text:p text:id="Sheet1.K257:Sheet1.K279">63.8976509945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7367701485355">
                <text:p>18.7367701485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9995707046145">
                <text:p>25.9995707046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2664905646642">
                <text:p>12.2664905646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.3605862286589">
                <text:p>22.3605862286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13160944256266">
                <text:p>4.131609442562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8105888828743">
                <text:p>10.81058888287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3588080402566">
                <text:p>4.35880804025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2365534251447">
                <text:p>4.323655342514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8271760254783">
                <text:p>2.782717602547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6919120059021">
                <text:p>2.269191200590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70549803944316">
                <text:p>9.70549803944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1057353949727">
                <text:p>16.1057353949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973304032131">
                <text:p>13.9733040321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97771988585287">
                <text:p>6.977719885852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0340150152334">
                <text:p>11.0340150152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1366391779851">
                <text:p>10.13663917798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9707959909857">
                <text:p>11.97079599098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4.7">
                <text:p>4.7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Excel_20_line_20_dash_20_1" draw:display-name="Excel line dash 1" draw:style="rect" draw:dots1="1" draw:dots1-length="0.104cm" draw:distance="0.104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4pt" fo:font-style="normal" fo:text-shadow="none" style:text-underline-style="none" fo:font-weight="normal" style:font-size-asian="14pt" style:font-style-asian="normal" style:font-weight-asian="normal" style:font-family-complex="Geneva" style:font-size-complex="14pt" style:font-style-complex="normal" style:font-weight-complex="normal"/>
    </style:style>
    <style:style style:name="ch3" style:family="chart">
      <style:chart-properties chart:connect-bars="fals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9.25pt" fo:font-style="normal" fo:text-shadow="none" style:text-underline-style="none" fo:font-weight="normal" style:font-size-asian="9.25pt" style:font-style-asian="normal" style:font-weight-asian="normal" style:font-family-complex="Geneva" style:font-size-complex="9.2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1.5pt" fo:font-style="normal" fo:text-shadow="none" style:text-underline-style="none" fo:font-weight="normal" style:font-size-asian="11.5pt" style:font-style-asian="normal" style:font-weight-asian="normal" style:font-family-complex="Geneva" style:font-size-complex="11.5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maximum="60" chart:interval-major="60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9.25pt" fo:font-style="normal" fo:text-shadow="none" style:text-underline-style="none" fo:font-weight="normal" style:font-size-asian="9.25pt" style:font-style-asian="normal" style:font-weight-asian="normal" style:font-family-complex="Geneva" style:font-size-complex="9.25pt" style:font-style-complex="normal" style:font-weight-complex="normal"/>
    </style:style>
    <style:style style:name="ch7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11.5pt" fo:font-style="normal" fo:text-shadow="none" style:text-underline-style="none" fo:font-weight="normal" style:font-size-asian="11.5pt" style:font-style-asian="normal" style:font-weight-asian="normal" style:font-family-complex="Geneva" style:font-size-complex="11.5pt" style:font-style-complex="normal" style:font-weight-complex="normal"/>
    </style:style>
    <style:style style:name="ch8" style:family="chart">
      <style:graphic-properties draw:stroke="dash" draw:stroke-dash="Excel_20_line_20_dash_20_1" svg:stroke-width="0cm" svg:stroke-opacity="100%"/>
    </style:style>
    <style:style style:name="ch9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000000" svg:stroke-opacity="100%" draw:fill="bitmap" draw:fill-image-name="Excel_20_bitmap_20_2" style:repeat="repeat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808080" svg:stroke-opacity="100%" draw:fill="solid" draw:fill-color="#ffffff" draw:opacity="100%"/>
    </style:style>
    <style:style style:name="ch12" style:family="chart">
      <style:graphic-properties draw:fill-color="#d9d9d9"/>
    </style:style>
  </office:automatic-styles>
  <office:body>
    <office:chart>
      <chart:chart svg:width="16.798cm" svg:height="9.596cm" chart:class="chart:bar" chart:style-name="ch1">
        <chart:title svg:x="7.764cm" svg:y="0.191cm" chart:style-name="ch2">
          <text:p>LX11</text:p>
        </chart:title>
        <chart:plot-area chart:style-name="ch3" table:cell-range-address="Sheet1.Q63:Sheet1.S85" chart:data-source-has-labels="both" svg:x="0.469cm" svg:y="0.965cm" svg:width="15.994cm" svg:height="8.45cm">
          <chart:axis chart:dimension="x" chart:name="primary-x" chart:style-name="ch4">
            <chart:title svg:x="7.019cm" svg:y="8.928cm" chart:style-name="ch5">
              <text:p>RNA (nucleotides)</text:p>
            </chart:title>
            <chart:categories table:cell-range-address="Sheet1.Q64:Sheet1.Q85"/>
          </chart:axis>
          <chart:axis chart:dimension="y" chart:name="primary-y" chart:style-name="ch6">
            <chart:title svg:x="0.336cm" svg:y="7.219cm" chart:style-name="ch7">
              <text:p>Abortive Probability (%)</text:p>
            </chart:title>
            <chart:grid chart:style-name="ch8" chart:class="major"/>
          </chart:axis>
          <chart:series chart:style-name="ch9" chart:values-cell-range-address="Sheet1.R64:Sheet1.R85" chart:label-cell-address="Sheet1.R63:Sheet1.R63" chart:class="chart:bar">
            <chart:data-point chart:repeated="22"/>
          </chart:series>
          <chart:series chart:style-name="ch10" chart:values-cell-range-address="Sheet1.S64:Sheet1.S85" chart:label-cell-address="Sheet1.S63:Sheet1.S63" chart:class="chart:ba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R63:Sheet1.R63">A.P. (-)</text:p>
              </table:table-cell>
              <table:table-cell office:value-type="string">
                <text:p text:id="Sheet1.S63:Sheet1.S63">A.P. (+)</text:p>
              </table:table-cell>
            </table:table-row>
          </table:table-header-rows>
          <table:table-rows>
            <table:table-row>
              <table:table-cell office:value-type="string">
                <text:p text:id="Sheet1.Q64:Sheet1.Q85">2</text:p>
              </table:table-cell>
              <table:table-cell office:value-type="float" office:value="47.0603647040169">
                <text:p text:id="Sheet1.R64:Sheet1.R85">47.0603647040169</text:p>
              </table:table-cell>
              <table:table-cell office:value-type="float" office:value="53.3324109134491">
                <text:p text:id="Sheet1.S64:Sheet1.S85">53.33241091344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3924473338289">
                <text:p>21.3924473338289</text:p>
              </table:table-cell>
              <table:table-cell office:value-type="float" office:value="25.4229078208668">
                <text:p>25.42290782086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2687661105646">
                <text:p>5.92687661105646</text:p>
              </table:table-cell>
              <table:table-cell office:value-type="float" office:value="9.31357030171456">
                <text:p>9.31357030171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7394846097385">
                <text:p>3.77394846097385</text:p>
              </table:table-cell>
              <table:table-cell office:value-type="float" office:value="4.52483391364717">
                <text:p>4.52483391364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7764749185931">
                <text:p>18.7764749185931</text:p>
              </table:table-cell>
              <table:table-cell office:value-type="float" office:value="8.41517206607915">
                <text:p>8.41517206607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.6388451687786">
                <text:p>28.6388451687786</text:p>
              </table:table-cell>
              <table:table-cell office:value-type="float" office:value="6.15130142074409">
                <text:p>6.151301420744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56137971033659">
                <text:p>6.56137971033659</text:p>
              </table:table-cell>
              <table:table-cell office:value-type="float" office:value="2.1664582441229">
                <text:p>2.1664582441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3934130093887">
                <text:p>10.3934130093887</text:p>
              </table:table-cell>
              <table:table-cell office:value-type="float" office:value="1.1471385188615">
                <text:p>1.14713851886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4302337125581">
                <text:p>4.94302337125581</text:p>
              </table:table-cell>
              <table:table-cell office:value-type="float" office:value="0.847434503941002">
                <text:p>0.847434503941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69666071461901">
                <text:p>8.69666071461901</text:p>
              </table:table-cell>
              <table:table-cell office:value-type="float" office:value="0.803188985013096">
                <text:p>0.8031889850130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95298086696873">
                <text:p>6.95298086696873</text:p>
              </table:table-cell>
              <table:table-cell office:value-type="float" office:value="0.653572380051031">
                <text:p>0.6535723800510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84616180715488">
                <text:p>8.84616180715488</text:p>
              </table:table-cell>
              <table:table-cell office:value-type="float" office:value="0.349684396278436">
                <text:p>0.349684396278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.2255376230008">
                <text:p>33.2255376230008</text:p>
              </table:table-cell>
              <table:table-cell office:value-type="float" office:value="0.601505463114601">
                <text:p>0.6015054631146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986275091371">
                <text:p>15.986275091371</text:p>
              </table:table-cell>
              <table:table-cell office:value-type="float" office:value="0.746650524376103">
                <text:p>0.7466505243761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80917965787677">
                <text:p>3.80917965787677</text:p>
              </table:table-cell>
              <table:table-cell office:value-type="float" office:value="1.28008208227192">
                <text:p>1.280082082271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7902099499649">
                <text:p>3.07902099499649</text:p>
              </table:table-cell>
              <table:table-cell office:value-type="float" office:value="3.39527674734154">
                <text:p>3.395276747341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4009792380235">
                <text:p>5.64009792380235</text:p>
              </table:table-cell>
              <table:table-cell office:value-type="float" office:value="7.7954745972059">
                <text:p>7.79547459720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90740498938284">
                <text:p>8.90740498938284</text:p>
              </table:table-cell>
              <table:table-cell office:value-type="float" office:value="6.86487954551484">
                <text:p>6.864879545514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89259418086584">
                <text:p>2.89259418086584</text:p>
              </table:table-cell>
              <table:table-cell office:value-type="float" office:value="1.73231567310834">
                <text:p>1.732315673108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4510294642239">
                <text:p>2.94510294642239</text:p>
              </table:table-cell>
              <table:table-cell office:value-type="float" office:value="1.34186465289004">
                <text:p>1.34186465289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5.7">
                <text:p>5.7</text:p>
              </table:table-cell>
              <table:table-cell office:value-type="float" office:value="19.1">
                <text:p>19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stroke-dash draw:name="Excel_20_line_20_dash_20_1" draw:display-name="Excel line dash 1" draw:style="rect" draw:dots1="1" draw:dots1-length="0.104cm" draw:distance="0.104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4pt" fo:font-style="normal" fo:text-shadow="none" style:text-underline-style="none" fo:font-weight="normal" style:font-size-asian="14pt" style:font-style-asian="normal" style:font-weight-asian="normal" style:font-family-complex="Geneva" style:font-size-complex="14pt" style:font-style-complex="normal" style:font-weight-complex="normal"/>
    </style:style>
    <style:style style:name="ch3" style:family="chart">
      <style:chart-properties chart:connect-bars="fals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.25pt" fo:font-style="normal" fo:text-shadow="none" style:text-underline-style="none" fo:font-weight="normal" style:font-size-asian="8.25pt" style:font-style-asian="normal" style:font-weight-asian="normal" style:font-family-complex="Geneva" style:font-size-complex="8.2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1.5pt" fo:font-style="normal" fo:text-shadow="none" style:text-underline-style="none" fo:font-weight="normal" style:font-size-asian="11.5pt" style:font-style-asian="normal" style:font-weight-asian="normal" style:font-family-complex="Geneva" style:font-size-complex="11.5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interval-major="20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.25pt" fo:font-style="normal" fo:text-shadow="none" style:text-underline-style="none" fo:font-weight="normal" style:font-size-asian="8.25pt" style:font-style-asian="normal" style:font-weight-asian="normal" style:font-family-complex="Geneva" style:font-size-complex="8.25pt" style:font-style-complex="normal" style:font-weight-complex="normal"/>
    </style:style>
    <style:style style:name="ch7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11.5pt" fo:font-style="normal" fo:text-shadow="none" style:text-underline-style="none" fo:font-weight="normal" style:font-size-asian="11.5pt" style:font-style-asian="normal" style:font-weight-asian="normal" style:font-family-complex="Geneva" style:font-size-complex="11.5pt" style:font-style-complex="normal" style:font-weight-complex="normal"/>
    </style:style>
    <style:style style:name="ch8" style:family="chart">
      <style:graphic-properties draw:stroke="dash" draw:stroke-dash="Excel_20_line_20_dash_20_1" svg:stroke-width="0cm" svg:stroke-opacity="100%"/>
    </style:style>
    <style:style style:name="ch9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fill-image-name="Excel_20_bitmap_20_2"/>
    </style:style>
    <style:style style:name="ch11" style:family="chart">
      <style:chart-properties chart:solid-type="cuboid"/>
      <style:graphic-properties draw:fill-image-name="Excel_20_bitmap_20_3"/>
    </style:style>
    <style:style style:name="ch12" style:family="chart">
      <style:graphic-properties draw:stroke="solid" svg:stroke-width="0.035cm" svg:stroke-color="#000000" svg:stroke-opacity="100%" draw:fill="bitmap" draw:fill-image-name="Excel_20_bitmap_20_4" style:repeat="repeat" dr3d:edge-rounding="0%"/>
      <style:text-properties fo:font-size="6pt" style:font-size-asian="6pt" style:font-size-complex="6pt"/>
    </style:style>
    <style:style style:name="ch13" style:family="chart">
      <style:graphic-properties draw:stroke="solid" svg:stroke-width="0.035cm" svg:stroke-color="#808080" svg:stroke-opacity="100%" draw:fill="solid" draw:fill-color="#ffffff" draw:opacity="100%"/>
    </style:style>
    <style:style style:name="ch14" style:family="chart">
      <style:graphic-properties draw:fill-color="#d9d9d9"/>
    </style:style>
  </office:automatic-styles>
  <office:body>
    <office:chart>
      <chart:chart svg:width="16.764cm" svg:height="10.088cm" chart:class="chart:bar" chart:style-name="ch1">
        <chart:title svg:x="7.509cm" svg:y="0.201cm" chart:style-name="ch2">
          <text:p>DG122</text:p>
        </chart:title>
        <chart:plot-area chart:style-name="ch3" table:cell-range-address="'file:///home/jorgsk/phdproject/5primeUTR/Hsu_original_data/IQ Workup 032802a'#Sheet1.A97:'file:///home/jorgsk/phdproject/5primeUTR/Hsu_original_data/IQ Workup 032802a'#Sheet1.C118" chart:data-source-has-labels="both" svg:x="0.469cm" svg:y="0.985cm" svg:width="15.96cm" svg:height="8.902cm">
          <chart:axis chart:dimension="x" chart:name="primary-x" chart:style-name="ch4">
            <chart:title svg:x="7.002cm" svg:y="9.41cm" chart:style-name="ch5">
              <text:p>RNA (nucleotides)</text:p>
            </chart:title>
            <chart:categories table:cell-range-address="'file:///home/jorgsk/phdproject/5primeUTR/Hsu_original_data/IQ Workup 032802a'#Sheet1.A98:'file:///home/jorgsk/phdproject/5primeUTR/Hsu_original_data/IQ Workup 032802a'#Sheet1.A118"/>
          </chart:axis>
          <chart:axis chart:dimension="y" chart:name="primary-y" chart:style-name="ch6">
            <chart:title svg:x="0.336cm" svg:y="7.479cm" chart:style-name="ch7">
              <text:p>Abortive probability (%)</text:p>
            </chart:title>
            <chart:grid chart:style-name="ch8" chart:class="major"/>
          </chart:axis>
          <chart:series chart:style-name="ch9" chart:values-cell-range-address="'file:///home/jorgsk/phdproject/5primeUTR/Hsu_original_data/IQ Workup 032802a'#Sheet1.B98:'file:///home/jorgsk/phdproject/5primeUTR/Hsu_original_data/IQ Workup 032802a'#Sheet1.B118" chart:label-cell-address="'file:///home/jorgsk/phdproject/5primeUTR/Hsu_original_data/IQ Workup 032802a'#Sheet1.B97:'file:///home/jorgsk/phdproject/5primeUTR/Hsu_original_data/IQ Workup 032802a'#Sheet1.B97" chart:class="chart:bar">
            <chart:data-point chart:repeated="4"/>
            <chart:data-point chart:style-name="ch10"/>
            <chart:data-point chart:repeated="4"/>
            <chart:data-point chart:style-name="ch11"/>
            <chart:data-point chart:repeated="11"/>
          </chart:series>
          <chart:series chart:style-name="ch12" chart:values-cell-range-address="'file:///home/jorgsk/phdproject/5primeUTR/Hsu_original_data/IQ Workup 032802a'#Sheet1.C98:'file:///home/jorgsk/phdproject/5primeUTR/Hsu_original_data/IQ Workup 032802a'#Sheet1.C118" chart:label-cell-address="'file:///home/jorgsk/phdproject/5primeUTR/Hsu_original_data/IQ Workup 032802a'#Sheet1.C97:'file:///home/jorgsk/phdproject/5primeUTR/Hsu_original_data/IQ Workup 032802a'#Sheet1.C97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ile:///home/jorgsk/phdproject/5primeUTR/Hsu_original_data/IQ Workup 032802a'#Sheet1.B97:'file:///home/jorgsk/phdproject/5primeUTR/Hsu_original_data/IQ Workup 032802a'#Sheet1.B97">A.P. (-)</text:p>
              </table:table-cell>
              <table:table-cell office:value-type="string">
                <text:p text:id="'file:///home/jorgsk/phdproject/5primeUTR/Hsu_original_data/IQ Workup 032802a'#Sheet1.C97:'file:///home/jorgsk/phdproject/5primeUTR/Hsu_original_data/IQ Workup 032802a'#Sheet1.C97">A.P. (+)</text:p>
              </table:table-cell>
            </table:table-row>
          </table:table-header-rows>
          <table:table-rows>
            <table:table-row>
              <table:table-cell office:value-type="string">
                <text:p text:id="'file:///home/jorgsk/phdproject/5primeUTR/Hsu_original_data/IQ Workup 032802a'#Sheet1.A98:'file:///home/jorgsk/phdproject/5primeUTR/Hsu_original_data/IQ Workup 032802a'#Sheet1.A118">2</text:p>
              </table:table-cell>
              <table:table-cell office:value-type="float" office:value="52.6287664053698">
                <text:p text:id="'file:///home/jorgsk/phdproject/5primeUTR/Hsu_original_data/IQ Workup 032802a'#Sheet1.B98:'file:///home/jorgsk/phdproject/5primeUTR/Hsu_original_data/IQ Workup 032802a'#Sheet1.B118">52.6287664053698</text:p>
              </table:table-cell>
              <table:table-cell office:value-type="float" office:value="56.2469946201849">
                <text:p text:id="'file:///home/jorgsk/phdproject/5primeUTR/Hsu_original_data/IQ Workup 032802a'#Sheet1.C98:'file:///home/jorgsk/phdproject/5primeUTR/Hsu_original_data/IQ Workup 032802a'#Sheet1.C118">56.2469946201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0609773649994">
                <text:p>11.0609773649994</text:p>
              </table:table-cell>
              <table:table-cell office:value-type="float" office:value="13.9937695859921">
                <text:p>13.9937695859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34937466134695">
                <text:p>8.34937466134695</text:p>
              </table:table-cell>
              <table:table-cell office:value-type="float" office:value="14.0034701211141">
                <text:p>14.0034701211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0212202606034">
                <text:p>4.10212202606034</text:p>
              </table:table-cell>
              <table:table-cell office:value-type="float" office:value="3.77469070711764">
                <text:p>3.77469070711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0138164839259">
                <text:p>37.0138164839259</text:p>
              </table:table-cell>
              <table:table-cell office:value-type="float" office:value="9.91356672978802">
                <text:p>9.913566729788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79813142051147">
                <text:p>3.79813142051147</text:p>
              </table:table-cell>
              <table:table-cell office:value-type="float" office:value="1.66965312288278">
                <text:p>1.66965312288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1989366965875">
                <text:p>3.41989366965875</text:p>
              </table:table-cell>
              <table:table-cell office:value-type="float" office:value="0.864316539644389">
                <text:p>0.864316539644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381817163385">
                <text:p>2.5381817163385</text:p>
              </table:table-cell>
              <table:table-cell office:value-type="float" office:value="0.770609374258234">
                <text:p>0.770609374258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97860485893075">
                <text:p>6.97860485893075</text:p>
              </table:table-cell>
              <table:table-cell office:value-type="float" office:value="0.704948024116272">
                <text:p>0.7049480241162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55530914554205">
                <text:p>8.55530914554205</text:p>
              </table:table-cell>
              <table:table-cell office:value-type="float" office:value="0.450938005127301">
                <text:p>0.4509380051273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30655082611871">
                <text:p>3.30655082611871</text:p>
              </table:table-cell>
              <table:table-cell office:value-type="float" office:value="0.610803769153228">
                <text:p>0.610803769153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1384687806773">
                <text:p>12.1384687806773</text:p>
              </table:table-cell>
              <table:table-cell office:value-type="float" office:value="0.163491366049657">
                <text:p>0.1634913660496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2297561146881">
                <text:p>4.62297561146881</text:p>
              </table:table-cell>
              <table:table-cell office:value-type="float" office:value="0.322247286474227">
                <text:p>0.3222472864742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0664318774069">
                <text:p>17.0664318774069</text:p>
              </table:table-cell>
              <table:table-cell office:value-type="float" office:value="0.50844831038324">
                <text:p>0.508448310383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87594644730665">
                <text:p>7.87594644730665</text:p>
              </table:table-cell>
              <table:table-cell office:value-type="float" office:value="2.65346940441083">
                <text:p>2.653469404410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4284352097295">
                <text:p>5.64284352097295</text:p>
              </table:table-cell>
              <table:table-cell office:value-type="float" office:value="1.41463874880605">
                <text:p>1.414638748806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6577103191599">
                <text:p>2.76577103191599</text:p>
              </table:table-cell>
              <table:table-cell office:value-type="float" office:value="1.79954536540477">
                <text:p>1.799545365404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7184993501884">
                <text:p>2.57184993501884</text:p>
              </table:table-cell>
              <table:table-cell office:value-type="float" office:value="1.70756158684043">
                <text:p>1.707561586840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7596954015151">
                <text:p>1.87596954015151</text:p>
              </table:table-cell>
              <table:table-cell office:value-type="float" office:value="1.06570371524566">
                <text:p>1.06570371524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9.7">
                <text:p>9.7</text:p>
              </table:table-cell>
              <table:table-cell office:value-type="float" office:value="24.2">
                <text:p>24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fill-image draw:name="Excel_20_bitmap_20_3" draw:display-name="Excel bitmap 3"/>
    <draw:fill-image draw:name="Excel_20_bitmap_20_4" draw:display-name="Excel bitmap 4"/>
    <draw:stroke-dash draw:name="Excel_20_line_20_dash_20_1" draw:display-name="Excel line dash 1" draw:style="rect" draw:dots1="1" draw:dots1-length="0.104cm" draw:distance="0.104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4pt" fo:font-style="normal" fo:text-shadow="none" style:text-underline-style="none" fo:font-weight="normal" style:font-size-asian="14pt" style:font-style-asian="normal" style:font-weight-asian="normal" style:font-family-complex="Geneva" style:font-size-complex="14pt" style:font-style-complex="normal" style:font-weight-complex="normal"/>
    </style:style>
    <style:style style:name="ch3" style:family="chart">
      <style:chart-properties chart:connect-bars="fals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.25pt" fo:font-style="normal" fo:text-shadow="none" style:text-underline-style="none" fo:font-weight="normal" style:font-size-asian="8.25pt" style:font-style-asian="normal" style:font-weight-asian="normal" style:font-family-complex="Geneva" style:font-size-complex="8.2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1.75pt" fo:font-style="normal" fo:text-shadow="none" style:text-underline-style="none" fo:font-weight="normal" style:font-size-asian="11.75pt" style:font-style-asian="normal" style:font-weight-asian="normal" style:font-family-complex="Geneva" style:font-size-complex="11.75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interval-major="58.3954342476032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.25pt" fo:font-style="normal" fo:text-shadow="none" style:text-underline-style="none" fo:font-weight="normal" style:font-size-asian="8.25pt" style:font-style-asian="normal" style:font-weight-asian="normal" style:font-family-complex="Geneva" style:font-size-complex="8.25pt" style:font-style-complex="normal" style:font-weight-complex="normal"/>
    </style:style>
    <style:style style:name="ch7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11.75pt" fo:font-style="normal" fo:text-shadow="none" style:text-underline-style="none" fo:font-weight="normal" style:font-size-asian="11.75pt" style:font-style-asian="normal" style:font-weight-asian="normal" style:font-family-complex="Geneva" style:font-size-complex="11.75pt" style:font-style-complex="normal" style:font-weight-complex="normal"/>
    </style:style>
    <style:style style:name="ch8" style:family="chart">
      <style:graphic-properties draw:stroke="dash" draw:stroke-dash="Excel_20_line_20_dash_20_1" svg:stroke-width="0cm" svg:stroke-opacity="100%"/>
    </style:style>
    <style:style style:name="ch9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000000" svg:stroke-opacity="100%" draw:fill="bitmap" draw:fill-image-name="Excel_20_bitmap_20_2" style:repeat="repeat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808080" svg:stroke-opacity="100%" draw:fill="solid" draw:fill-color="#ffffff" draw:opacity="100%"/>
    </style:style>
    <style:style style:name="ch12" style:family="chart">
      <style:graphic-properties draw:fill-color="#d9d9d9"/>
    </style:style>
  </office:automatic-styles>
  <office:body>
    <office:chart>
      <chart:chart svg:width="16.799cm" svg:height="10.053cm" chart:class="chart:bar" chart:style-name="ch1">
        <chart:title svg:x="7.486cm" svg:y="0.201cm" chart:style-name="ch2">
          <text:p>N25/A1</text:p>
        </chart:title>
        <chart:plot-area chart:style-name="ch3" table:cell-range-address="'file:///home/jorgsk/phdproject/5primeUTR/Hsu_original_data/IQ Workup 032802a'#Sheet1.I97:'file:///home/jorgsk/phdproject/5primeUTR/Hsu_original_data/IQ Workup 032802a'#Sheet1.K118" chart:data-source-has-labels="both" svg:x="0.469cm" svg:y="0.985cm" svg:width="15.995cm" svg:height="8.867cm">
          <chart:axis chart:dimension="x" chart:name="primary-x" chart:style-name="ch4">
            <chart:title svg:x="6.94cm" svg:y="9.349cm" chart:style-name="ch5">
              <text:p>RNA (nucleotides)</text:p>
            </chart:title>
            <chart:categories table:cell-range-address="'file:///home/jorgsk/phdproject/5primeUTR/Hsu_original_data/IQ Workup 032802a'#Sheet1.I98:'file:///home/jorgsk/phdproject/5primeUTR/Hsu_original_data/IQ Workup 032802a'#Sheet1.I118"/>
          </chart:axis>
          <chart:axis chart:dimension="y" chart:name="primary-y" chart:style-name="ch6">
            <chart:title svg:x="0.336cm" svg:y="7.553cm" chart:style-name="ch7">
              <text:p>Abortive Probability (%)</text:p>
            </chart:title>
            <chart:grid chart:style-name="ch8" chart:class="major"/>
          </chart:axis>
          <chart:series chart:style-name="ch9" chart:values-cell-range-address="'file:///home/jorgsk/phdproject/5primeUTR/Hsu_original_data/IQ Workup 032802a'#Sheet1.J98:'file:///home/jorgsk/phdproject/5primeUTR/Hsu_original_data/IQ Workup 032802a'#Sheet1.J118" chart:label-cell-address="'file:///home/jorgsk/phdproject/5primeUTR/Hsu_original_data/IQ Workup 032802a'#Sheet1.J97:'file:///home/jorgsk/phdproject/5primeUTR/Hsu_original_data/IQ Workup 032802a'#Sheet1.J97" chart:class="chart:bar">
            <chart:data-point chart:repeated="21"/>
          </chart:series>
          <chart:series chart:style-name="ch10" chart:values-cell-range-address="'file:///home/jorgsk/phdproject/5primeUTR/Hsu_original_data/IQ Workup 032802a'#Sheet1.K98:'file:///home/jorgsk/phdproject/5primeUTR/Hsu_original_data/IQ Workup 032802a'#Sheet1.K118" chart:label-cell-address="'file:///home/jorgsk/phdproject/5primeUTR/Hsu_original_data/IQ Workup 032802a'#Sheet1.K97:'file:///home/jorgsk/phdproject/5primeUTR/Hsu_original_data/IQ Workup 032802a'#Sheet1.K97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ile:///home/jorgsk/phdproject/5primeUTR/Hsu_original_data/IQ Workup 032802a'#Sheet1.J97:'file:///home/jorgsk/phdproject/5primeUTR/Hsu_original_data/IQ Workup 032802a'#Sheet1.J97">A.P. (-)</text:p>
              </table:table-cell>
              <table:table-cell office:value-type="string">
                <text:p text:id="'file:///home/jorgsk/phdproject/5primeUTR/Hsu_original_data/IQ Workup 032802a'#Sheet1.K97:'file:///home/jorgsk/phdproject/5primeUTR/Hsu_original_data/IQ Workup 032802a'#Sheet1.K97">A.P. (+)</text:p>
              </table:table-cell>
            </table:table-row>
          </table:table-header-rows>
          <table:table-rows>
            <table:table-row>
              <table:table-cell office:value-type="string">
                <text:p text:id="'file:///home/jorgsk/phdproject/5primeUTR/Hsu_original_data/IQ Workup 032802a'#Sheet1.I98:'file:///home/jorgsk/phdproject/5primeUTR/Hsu_original_data/IQ Workup 032802a'#Sheet1.I118">2</text:p>
              </table:table-cell>
              <table:table-cell office:value-type="float" office:value="53.2799696769175">
                <text:p text:id="'file:///home/jorgsk/phdproject/5primeUTR/Hsu_original_data/IQ Workup 032802a'#Sheet1.J98:'file:///home/jorgsk/phdproject/5primeUTR/Hsu_original_data/IQ Workup 032802a'#Sheet1.J118">53.2799696769175</text:p>
              </table:table-cell>
              <table:table-cell office:value-type="float" office:value="55.6146992834316">
                <text:p text:id="'file:///home/jorgsk/phdproject/5primeUTR/Hsu_original_data/IQ Workup 032802a'#Sheet1.K98:'file:///home/jorgsk/phdproject/5primeUTR/Hsu_original_data/IQ Workup 032802a'#Sheet1.K118">55.61469928343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1822632226567">
                <text:p>23.1822632226567</text:p>
              </table:table-cell>
              <table:table-cell office:value-type="float" office:value="26.1385910956965">
                <text:p>26.1385910956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4288198085841">
                <text:p>7.14288198085841</text:p>
              </table:table-cell>
              <table:table-cell office:value-type="float" office:value="7.63558761786877">
                <text:p>7.63558761786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0896496383913">
                <text:p>3.00896496383913</text:p>
              </table:table-cell>
              <table:table-cell office:value-type="float" office:value="3.45021850812983">
                <text:p>3.45021850812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70429238359009">
                <text:p>8.70429238359009</text:p>
              </table:table-cell>
              <table:table-cell office:value-type="float" office:value="9.42443518221051">
                <text:p>9.424435182210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5929287603869">
                <text:p>13.5929287603869</text:p>
              </table:table-cell>
              <table:table-cell office:value-type="float" office:value="2.0330056653189">
                <text:p>2.0330056653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5802789884137">
                <text:p>6.15802789884137</text:p>
              </table:table-cell>
              <table:table-cell office:value-type="float" office:value="2.02297885121572">
                <text:p>2.022978851215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3547356265489">
                <text:p>4.13547356265489</text:p>
              </table:table-cell>
              <table:table-cell office:value-type="float" office:value="2.62723560833433">
                <text:p>2.627235608334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5869033380739">
                <text:p>2.95869033380739</text:p>
              </table:table-cell>
              <table:table-cell office:value-type="float" office:value="1.93270218079199">
                <text:p>1.93270218079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75581924823988">
                <text:p>6.75581924823988</text:p>
              </table:table-cell>
              <table:table-cell office:value-type="float" office:value="1.4030900158963">
                <text:p>1.40309001589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99368670736431">
                <text:p>4.99368670736431</text:p>
              </table:table-cell>
              <table:table-cell office:value-type="float" office:value="1.18027097539174">
                <text:p>1.180270975391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3521504846995">
                <text:p>14.3521504846995</text:p>
              </table:table-cell>
              <table:table-cell office:value-type="float" office:value="1.32979392840728">
                <text:p>1.32979392840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1653401986921">
                <text:p>27.1653401986921</text:p>
              </table:table-cell>
              <table:table-cell office:value-type="float" office:value="1.04759037857363">
                <text:p>1.047590378573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.299176361736">
                <text:p>19.299176361736</text:p>
              </table:table-cell>
              <table:table-cell office:value-type="float" office:value="0.709013953437653">
                <text:p>0.7090139534376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95824079679557">
                <text:p>8.95824079679557</text:p>
              </table:table-cell>
              <table:table-cell office:value-type="float" office:value="1.40479629297848">
                <text:p>1.404796292978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5267552657611">
                <text:p>11.5267552657611</text:p>
              </table:table-cell>
              <table:table-cell office:value-type="float" office:value="16.5878709128933">
                <text:p>16.58787091289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5376685123687">
                <text:p>5.65376685123687</text:p>
              </table:table-cell>
              <table:table-cell office:value-type="float" office:value="7.18378330455742">
                <text:p>7.183783304557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65974948636466">
                <text:p>5.65974948636466</text:p>
              </table:table-cell>
              <table:table-cell office:value-type="float" office:value="6.59006832522273">
                <text:p>6.590068325222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7.1">
                <text:p>7.1</text:p>
              </table:table-cell>
              <table:table-cell office:value-type="float" office:value="16.3">
                <text:p>16.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stroke-dash draw:name="Excel_20_line_20_dash_20_1" draw:display-name="Excel line dash 1" draw:style="rect" draw:dots1="1" draw:dots1-length="0.104cm" draw:distance="0.104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4pt" fo:font-style="normal" fo:text-shadow="none" style:text-underline-style="none" fo:font-weight="normal" style:font-size-asian="14pt" style:font-style-asian="normal" style:font-weight-asian="normal" style:font-family-complex="Geneva" style:font-size-complex="14pt" style:font-style-complex="normal" style:font-weight-complex="normal"/>
    </style:style>
    <style:style style:name="ch3" style:family="chart">
      <style:chart-properties chart:connect-bars="fals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.25pt" fo:font-style="normal" fo:text-shadow="none" style:text-underline-style="none" fo:font-weight="normal" style:font-size-asian="8.25pt" style:font-style-asian="normal" style:font-weight-asian="normal" style:font-family-complex="Geneva" style:font-size-complex="8.2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2pt" fo:font-style="normal" fo:text-shadow="none" style:text-underline-style="none" fo:font-weight="normal" style:font-size-asian="12pt" style:font-style-asian="normal" style:font-weight-asian="normal" style:font-family-complex="Geneva" style:font-size-complex="12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maximum="60" chart:interval-major="20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.25pt" fo:font-style="normal" fo:text-shadow="none" style:text-underline-style="none" fo:font-weight="normal" style:font-size-asian="8.25pt" style:font-style-asian="normal" style:font-weight-asian="normal" style:font-family-complex="Geneva" style:font-size-complex="8.25pt" style:font-style-complex="normal" style:font-weight-complex="normal"/>
    </style:style>
    <style:style style:name="ch7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12pt" fo:font-style="normal" fo:text-shadow="none" style:text-underline-style="none" fo:font-weight="normal" style:font-size-asian="12pt" style:font-style-asian="normal" style:font-weight-asian="normal" style:font-family-complex="Geneva" style:font-size-complex="12pt" style:font-style-complex="normal" style:font-weight-complex="normal"/>
    </style:style>
    <style:style style:name="ch8" style:family="chart">
      <style:graphic-properties draw:stroke="dash" draw:stroke-dash="Excel_20_line_20_dash_20_1" svg:stroke-width="0cm" svg:stroke-opacity="100%"/>
    </style:style>
    <style:style style:name="ch9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000000" svg:stroke-opacity="100%" draw:fill="bitmap" draw:fill-image-name="Excel_20_bitmap_20_2" style:repeat="repeat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808080" svg:stroke-opacity="100%" draw:fill="solid" draw:fill-color="#ffffff" draw:opacity="100%"/>
    </style:style>
    <style:style style:name="ch12" style:family="chart">
      <style:graphic-properties draw:fill-color="#d9d9d9"/>
    </style:style>
  </office:automatic-styles>
  <office:body>
    <office:chart>
      <chart:chart svg:width="16.729cm" svg:height="10.089cm" chart:class="chart:bar" chart:style-name="ch1">
        <chart:title svg:x="7.861cm" svg:y="0.201cm" chart:style-name="ch2">
          <text:p>N25</text:p>
        </chart:title>
        <chart:plot-area chart:style-name="ch3" table:cell-range-address="'file:///home/jorgsk/phdproject/5primeUTR/Hsu_original_data/IQ Workup 032802a'#Sheet1.R97:'file:///home/jorgsk/phdproject/5primeUTR/Hsu_original_data/IQ Workup 032802a'#Sheet1.T118" chart:data-source-has-labels="both" svg:x="0.467cm" svg:y="0.985cm" svg:width="15.928cm" svg:height="8.903cm">
          <chart:axis chart:dimension="x" chart:name="primary-x" chart:style-name="ch4">
            <chart:title svg:x="6.904cm" svg:y="9.385cm" chart:style-name="ch5">
              <text:p>RNA (nucleotides)</text:p>
            </chart:title>
            <chart:categories table:cell-range-address="'file:///home/jorgsk/phdproject/5primeUTR/Hsu_original_data/IQ Workup 032802a'#Sheet1.R98:'file:///home/jorgsk/phdproject/5primeUTR/Hsu_original_data/IQ Workup 032802a'#Sheet1.R118"/>
          </chart:axis>
          <chart:axis chart:dimension="y" chart:name="primary-y" chart:style-name="ch6">
            <chart:title svg:x="0.335cm" svg:y="7.571cm" chart:style-name="ch7">
              <text:p>Abortive Probability (%)</text:p>
            </chart:title>
            <chart:grid chart:style-name="ch8" chart:class="major"/>
          </chart:axis>
          <chart:series chart:style-name="ch9" chart:values-cell-range-address="'file:///home/jorgsk/phdproject/5primeUTR/Hsu_original_data/IQ Workup 032802a'#Sheet1.S98:'file:///home/jorgsk/phdproject/5primeUTR/Hsu_original_data/IQ Workup 032802a'#Sheet1.S118" chart:label-cell-address="'file:///home/jorgsk/phdproject/5primeUTR/Hsu_original_data/IQ Workup 032802a'#Sheet1.S97:'file:///home/jorgsk/phdproject/5primeUTR/Hsu_original_data/IQ Workup 032802a'#Sheet1.S97" chart:class="chart:bar">
            <chart:data-point chart:repeated="21"/>
          </chart:series>
          <chart:series chart:style-name="ch10" chart:values-cell-range-address="'file:///home/jorgsk/phdproject/5primeUTR/Hsu_original_data/IQ Workup 032802a'#Sheet1.T98:'file:///home/jorgsk/phdproject/5primeUTR/Hsu_original_data/IQ Workup 032802a'#Sheet1.T118" chart:label-cell-address="'file:///home/jorgsk/phdproject/5primeUTR/Hsu_original_data/IQ Workup 032802a'#Sheet1.T97:'file:///home/jorgsk/phdproject/5primeUTR/Hsu_original_data/IQ Workup 032802a'#Sheet1.T97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ile:///home/jorgsk/phdproject/5primeUTR/Hsu_original_data/IQ Workup 032802a'#Sheet1.S97:'file:///home/jorgsk/phdproject/5primeUTR/Hsu_original_data/IQ Workup 032802a'#Sheet1.S97">A. P. (-)</text:p>
              </table:table-cell>
              <table:table-cell office:value-type="string">
                <text:p text:id="'file:///home/jorgsk/phdproject/5primeUTR/Hsu_original_data/IQ Workup 032802a'#Sheet1.T97:'file:///home/jorgsk/phdproject/5primeUTR/Hsu_original_data/IQ Workup 032802a'#Sheet1.T97">A. P. (+)</text:p>
              </table:table-cell>
            </table:table-row>
          </table:table-header-rows>
          <table:table-rows>
            <table:table-row>
              <table:table-cell office:value-type="string">
                <text:p text:id="'file:///home/jorgsk/phdproject/5primeUTR/Hsu_original_data/IQ Workup 032802a'#Sheet1.R98:'file:///home/jorgsk/phdproject/5primeUTR/Hsu_original_data/IQ Workup 032802a'#Sheet1.R118">0</text:p>
              </table:table-cell>
              <table:table-cell office:value-type="float" office:value="0">
                <text:p text:id="'file:///home/jorgsk/phdproject/5primeUTR/Hsu_original_data/IQ Workup 032802a'#Sheet1.S98:'file:///home/jorgsk/phdproject/5primeUTR/Hsu_original_data/IQ Workup 032802a'#Sheet1.S118">0</text:p>
              </table:table-cell>
              <table:table-cell office:value-type="float" office:value="1.#NAN">
                <text:p text:id="'file:///home/jorgsk/phdproject/5primeUTR/Hsu_original_data/IQ Workup 032802a'#Sheet1.T98:'file:///home/jorgsk/phdproject/5primeUTR/Hsu_original_data/IQ Workup 032802a'#Sheet1.T118"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2716411066616">
                <text:p>54.2716411066616</text:p>
              </table:table-cell>
              <table:table-cell office:value-type="float" office:value="60.3790497515723">
                <text:p>60.3790497515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6462622165606">
                <text:p>16.6462622165606</text:p>
              </table:table-cell>
              <table:table-cell office:value-type="float" office:value="21.9833903091342">
                <text:p>21.9833903091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7384010620753">
                <text:p>19.7384010620753</text:p>
              </table:table-cell>
              <table:table-cell office:value-type="float" office:value="25.7077073381476">
                <text:p>25.7077073381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17264362617965">
                <text:p>7.17264362617965</text:p>
              </table:table-cell>
              <table:table-cell office:value-type="float" office:value="6.16516565991201">
                <text:p>6.165165659912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4155921365668">
                <text:p>13.4155921365668</text:p>
              </table:table-cell>
              <table:table-cell office:value-type="float" office:value="4.00082527025734">
                <text:p>4.000825270257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3359690890874">
                <text:p>5.73359690890874</text:p>
              </table:table-cell>
              <table:table-cell office:value-type="float" office:value="2.0031537966707">
                <text:p>2.00315379667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.7466101451893">
                <text:p>33.7466101451893</text:p>
              </table:table-cell>
              <table:table-cell office:value-type="float" office:value="4.82004394373496">
                <text:p>4.820043943734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5773818206488">
                <text:p>26.5773818206488</text:p>
              </table:table-cell>
              <table:table-cell office:value-type="float" office:value="2.39640405688552">
                <text:p>2.396404056885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0093428049591">
                <text:p>16.0093428049591</text:p>
              </table:table-cell>
              <table:table-cell office:value-type="float" office:value="1.32084059550493">
                <text:p>1.320840595504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06654526608828">
                <text:p>5.06654526608828</text:p>
              </table:table-cell>
              <table:table-cell office:value-type="float" office:value="0.710122843981597">
                <text:p>0.710122843981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stroke-dash draw:name="Excel_20_line_20_dash_20_1" draw:display-name="Excel line dash 1" draw:style="rect" draw:dots1="1" draw:dots1-length="0.104cm" draw:distance="0.104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4pt" fo:font-style="normal" fo:text-shadow="none" style:text-underline-style="none" fo:font-weight="normal" style:font-size-asian="14pt" style:font-style-asian="normal" style:font-weight-asian="normal" style:font-family-complex="Geneva" style:font-size-complex="14pt" style:font-style-complex="normal" style:font-weight-complex="normal"/>
    </style:style>
    <style:style style:name="ch3" style:family="chart">
      <style:chart-properties chart:connect-bars="fals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.25pt" fo:font-style="normal" fo:text-shadow="none" style:text-underline-style="none" fo:font-weight="normal" style:font-size-asian="8.25pt" style:font-style-asian="normal" style:font-weight-asian="normal" style:font-family-complex="Geneva" style:font-size-complex="8.2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2pt" fo:font-style="normal" fo:text-shadow="none" style:text-underline-style="none" fo:font-weight="normal" style:font-size-asian="12pt" style:font-style-asian="normal" style:font-weight-asian="normal" style:font-family-complex="Geneva" style:font-size-complex="12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maximum="60" chart:interval-major="20" chart:interval-minor-divisor="20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.25pt" fo:font-style="normal" fo:text-shadow="none" style:text-underline-style="none" fo:font-weight="normal" style:font-size-asian="8.25pt" style:font-style-asian="normal" style:font-weight-asian="normal" style:font-family-complex="Geneva" style:font-size-complex="8.25pt" style:font-style-complex="normal" style:font-weight-complex="normal"/>
    </style:style>
    <style:style style:name="ch7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12pt" fo:font-style="normal" fo:text-shadow="none" style:text-underline-style="none" fo:font-weight="normal" style:font-size-asian="12pt" style:font-style-asian="normal" style:font-weight-asian="normal" style:font-family-complex="Geneva" style:font-size-complex="12pt" style:font-style-complex="normal" style:font-weight-complex="normal"/>
    </style:style>
    <style:style style:name="ch8" style:family="chart">
      <style:graphic-properties draw:stroke="dash" draw:stroke-dash="Excel_20_line_20_dash_20_1" svg:stroke-width="0cm" svg:stroke-opacity="100%"/>
    </style:style>
    <style:style style:name="ch9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000000" svg:stroke-opacity="100%" draw:fill="bitmap" draw:fill-image-name="Excel_20_bitmap_20_2" style:repeat="repeat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808080" svg:stroke-opacity="100%" draw:fill="solid" draw:fill-color="#ffffff" draw:opacity="100%"/>
    </style:style>
    <style:style style:name="ch12" style:family="chart">
      <style:graphic-properties draw:fill-color="#d9d9d9"/>
    </style:style>
  </office:automatic-styles>
  <office:body>
    <office:chart>
      <chart:chart svg:width="16.834cm" svg:height="10.053cm" chart:class="chart:bar" chart:style-name="ch1">
        <chart:title svg:x="7.385cm" svg:y="0.201cm" chart:style-name="ch2">
          <text:p>DG115a</text:p>
        </chart:title>
        <chart:plot-area chart:style-name="ch3" table:cell-range-address="'file:///home/jorgsk/phdproject/5primeUTR/Hsu_original_data/IQ Workup 032802a'#Sheet1.AA97:'file:///home/jorgsk/phdproject/5primeUTR/Hsu_original_data/IQ Workup 032802a'#Sheet1.AC118" chart:data-source-has-labels="both" svg:x="0.471cm" svg:y="0.985cm" svg:width="16.027cm" svg:height="8.867cm">
          <chart:axis chart:dimension="x" chart:name="primary-x" chart:style-name="ch4">
            <chart:title svg:x="6.958cm" svg:y="9.349cm" chart:style-name="ch5">
              <text:p>RNA (nucleotides)</text:p>
            </chart:title>
            <chart:categories table:cell-range-address="'file:///home/jorgsk/phdproject/5primeUTR/Hsu_original_data/IQ Workup 032802a'#Sheet1.AA98:'file:///home/jorgsk/phdproject/5primeUTR/Hsu_original_data/IQ Workup 032802a'#Sheet1.AA118"/>
          </chart:axis>
          <chart:axis chart:dimension="y" chart:name="primary-y" chart:style-name="ch6">
            <chart:title svg:x="0.337cm" svg:y="7.553cm" chart:style-name="ch7">
              <text:p>Abortive Probability (%)</text:p>
            </chart:title>
            <chart:grid chart:style-name="ch8" chart:class="major"/>
          </chart:axis>
          <chart:series chart:style-name="ch9" chart:values-cell-range-address="'file:///home/jorgsk/phdproject/5primeUTR/Hsu_original_data/IQ Workup 032802a'#Sheet1.AB98:'file:///home/jorgsk/phdproject/5primeUTR/Hsu_original_data/IQ Workup 032802a'#Sheet1.AB118" chart:label-cell-address="'file:///home/jorgsk/phdproject/5primeUTR/Hsu_original_data/IQ Workup 032802a'#Sheet1.AB97:'file:///home/jorgsk/phdproject/5primeUTR/Hsu_original_data/IQ Workup 032802a'#Sheet1.AB97" chart:class="chart:bar">
            <chart:data-point chart:repeated="21"/>
          </chart:series>
          <chart:series chart:style-name="ch10" chart:values-cell-range-address="'file:///home/jorgsk/phdproject/5primeUTR/Hsu_original_data/IQ Workup 032802a'#Sheet1.AC98:'file:///home/jorgsk/phdproject/5primeUTR/Hsu_original_data/IQ Workup 032802a'#Sheet1.AC118" chart:label-cell-address="'file:///home/jorgsk/phdproject/5primeUTR/Hsu_original_data/IQ Workup 032802a'#Sheet1.AC97:'file:///home/jorgsk/phdproject/5primeUTR/Hsu_original_data/IQ Workup 032802a'#Sheet1.AC97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ile:///home/jorgsk/phdproject/5primeUTR/Hsu_original_data/IQ Workup 032802a'#Sheet1.AB97:'file:///home/jorgsk/phdproject/5primeUTR/Hsu_original_data/IQ Workup 032802a'#Sheet1.AB97">A. P. (-)</text:p>
              </table:table-cell>
              <table:table-cell office:value-type="string">
                <text:p text:id="'file:///home/jorgsk/phdproject/5primeUTR/Hsu_original_data/IQ Workup 032802a'#Sheet1.AC97:'file:///home/jorgsk/phdproject/5primeUTR/Hsu_original_data/IQ Workup 032802a'#Sheet1.AC97">A. P. (+)</text:p>
              </table:table-cell>
            </table:table-row>
          </table:table-header-rows>
          <table:table-rows>
            <table:table-row>
              <table:table-cell office:value-type="string">
                <text:p text:id="'file:///home/jorgsk/phdproject/5primeUTR/Hsu_original_data/IQ Workup 032802a'#Sheet1.AA98:'file:///home/jorgsk/phdproject/5primeUTR/Hsu_original_data/IQ Workup 032802a'#Sheet1.AA118">2</text:p>
              </table:table-cell>
              <table:table-cell office:value-type="float" office:value="31.7011619592735">
                <text:p text:id="'file:///home/jorgsk/phdproject/5primeUTR/Hsu_original_data/IQ Workup 032802a'#Sheet1.AB98:'file:///home/jorgsk/phdproject/5primeUTR/Hsu_original_data/IQ Workup 032802a'#Sheet1.AB118">31.7011619592735</text:p>
              </table:table-cell>
              <table:table-cell office:value-type="float" office:value="47.2489613740075">
                <text:p text:id="'file:///home/jorgsk/phdproject/5primeUTR/Hsu_original_data/IQ Workup 032802a'#Sheet1.AC98:'file:///home/jorgsk/phdproject/5primeUTR/Hsu_original_data/IQ Workup 032802a'#Sheet1.AC118">47.2489613740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29698816999451">
                <text:p>9.29698816999451</text:p>
              </table:table-cell>
              <table:table-cell office:value-type="float" office:value="16.9227871895758">
                <text:p>16.9227871895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16753500258686">
                <text:p>9.16753500258686</text:p>
              </table:table-cell>
              <table:table-cell office:value-type="float" office:value="12.2794340946451">
                <text:p>12.27943409464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0940739442258">
                <text:p>12.0940739442258</text:p>
              </table:table-cell>
              <table:table-cell office:value-type="float" office:value="13.2343561927904">
                <text:p>13.2343561927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.1742703010021">
                <text:p>38.1742703010021</text:p>
              </table:table-cell>
              <table:table-cell office:value-type="float" office:value="32.378359666467">
                <text:p>32.3783596664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4794573794654">
                <text:p>6.14794573794654</text:p>
              </table:table-cell>
              <table:table-cell office:value-type="float" office:value="4.30336589083162">
                <text:p>4.30336589083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92493698645954">
                <text:p>4.92493698645954</text:p>
              </table:table-cell>
              <table:table-cell office:value-type="float" office:value="3.45119159728275">
                <text:p>3.451191597282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967601487569">
                <text:p>8.5967601487569</text:p>
              </table:table-cell>
              <table:table-cell office:value-type="float" office:value="5.39486607869121">
                <text:p>5.39486607869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1740079793178">
                <text:p>12.1740079793178</text:p>
              </table:table-cell>
              <table:table-cell office:value-type="float" office:value="3.9246993803972">
                <text:p>3.9246993803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2250507749935">
                <text:p>13.2250507749935</text:p>
              </table:table-cell>
              <table:table-cell office:value-type="float" office:value="2.58884474516978">
                <text:p>2.58884474516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5859319317119">
                <text:p>20.5859319317119</text:p>
              </table:table-cell>
              <table:table-cell office:value-type="float" office:value="6.21789824037152">
                <text:p>6.21789824037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8914851985548">
                <text:p>45.8914851985548</text:p>
              </table:table-cell>
              <table:table-cell office:value-type="float" office:value="2.4236935301823">
                <text:p>2.42369353018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.3654528260814">
                <text:p>24.3654528260814</text:p>
              </table:table-cell>
              <table:table-cell office:value-type="float" office:value="1.07446893893992">
                <text:p>1.074468938939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96833318698578">
                <text:p>5.96833318698578</text:p>
              </table:table-cell>
              <table:table-cell office:value-type="float" office:value="1.47697508507356">
                <text:p>1.476975085073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84430938246369">
                <text:p>2.84430938246369</text:p>
              </table:table-cell>
              <table:table-cell office:value-type="float" office:value="1.56985096961474">
                <text:p>1.56985096961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1049990601667">
                <text:p>3.01049990601667</text:p>
              </table:table-cell>
              <table:table-cell office:value-type="float" office:value="2.31358956730553">
                <text:p>2.313589567305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1986769114443">
                <text:p>6.31986769114443</text:p>
              </table:table-cell>
              <table:table-cell office:value-type="float" office:value="4.09995306382875">
                <text:p>4.09995306382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5.1">
                <text:p>5.1</text:p>
              </table:table-cell>
              <table:table-cell office:value-type="float" office:value="15.2">
                <text:p>15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stroke-dash draw:name="Excel_20_line_20_dash_20_1" draw:display-name="Excel line dash 1" draw:style="rect" draw:dots1="1" draw:dots1-length="0.104cm" draw:distance="0.104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4pt" fo:font-style="normal" fo:text-shadow="none" style:text-underline-style="none" fo:font-weight="normal" style:font-size-asian="14pt" style:font-style-asian="normal" style:font-weight-asian="normal" style:font-family-complex="Geneva" style:font-size-complex="14pt" style:font-style-complex="normal" style:font-weight-complex="normal"/>
    </style:style>
    <style:style style:name="ch3" style:family="chart">
      <style:chart-properties chart:connect-bars="fals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.25pt" fo:font-style="normal" fo:text-shadow="none" style:text-underline-style="none" fo:font-weight="normal" style:font-size-asian="8.25pt" style:font-style-asian="normal" style:font-weight-asian="normal" style:font-family-complex="Geneva" style:font-size-complex="8.2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1pt" fo:font-style="normal" fo:text-shadow="none" style:text-underline-style="none" fo:font-weight="normal" style:font-size-asian="11pt" style:font-style-asian="normal" style:font-weight-asian="normal" style:font-family-complex="Geneva" style:font-size-complex="11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interval-major="20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.25pt" fo:font-style="normal" fo:text-shadow="none" style:text-underline-style="none" fo:font-weight="normal" style:font-size-asian="8.25pt" style:font-style-asian="normal" style:font-weight-asian="normal" style:font-family-complex="Geneva" style:font-size-complex="8.25pt" style:font-style-complex="normal" style:font-weight-complex="normal"/>
    </style:style>
    <style:style style:name="ch7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11pt" fo:font-style="normal" fo:text-shadow="none" style:text-underline-style="none" fo:font-weight="normal" style:font-size-asian="11pt" style:font-style-asian="normal" style:font-weight-asian="normal" style:font-family-complex="Geneva" style:font-size-complex="11pt" style:font-style-complex="normal" style:font-weight-complex="normal"/>
    </style:style>
    <style:style style:name="ch8" style:family="chart">
      <style:graphic-properties draw:stroke="dash" draw:stroke-dash="Excel_20_line_20_dash_20_1" svg:stroke-width="0cm" svg:stroke-opacity="100%"/>
    </style:style>
    <style:style style:name="ch9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000000" svg:stroke-opacity="100%" draw:fill="bitmap" draw:fill-image-name="Excel_20_bitmap_20_2" style:repeat="repeat" dr3d:edge-rounding="0%"/>
      <style:text-properties fo:font-size="6pt" style:font-size-asian="6pt" style:font-size-complex="6pt"/>
    </style:style>
    <style:style style:name="ch11" style:family="chart">
      <style:graphic-properties draw:stroke="solid" svg:stroke-width="0.035cm" svg:stroke-color="#808080" svg:stroke-opacity="100%" draw:fill="solid" draw:fill-color="#ffffff" draw:opacity="100%"/>
    </style:style>
    <style:style style:name="ch12" style:family="chart">
      <style:graphic-properties draw:fill-color="#d9d9d9"/>
    </style:style>
  </office:automatic-styles>
  <office:body>
    <office:chart>
      <chart:chart svg:width="16.764cm" svg:height="10.053cm" chart:class="chart:bar" chart:style-name="ch1">
        <chart:title svg:x="7.509cm" svg:y="0.201cm" chart:style-name="ch2">
          <text:p>DG127</text:p>
        </chart:title>
        <chart:plot-area chart:style-name="ch3" table:cell-range-address="'file:///home/jorgsk/phdproject/5primeUTR/Hsu_original_data/IQ Workup 032802a'#Sheet1.AJ97:'file:///home/jorgsk/phdproject/5primeUTR/Hsu_original_data/IQ Workup 032802a'#Sheet1.AL118" chart:data-source-has-labels="both" svg:x="0.469cm" svg:y="0.985cm" svg:width="15.96cm" svg:height="8.867cm">
          <chart:axis chart:dimension="x" chart:name="primary-x" chart:style-name="ch4">
            <chart:title svg:x="7.002cm" svg:y="9.375cm" chart:style-name="ch5">
              <text:p>RNA (nucleotides)</text:p>
            </chart:title>
            <chart:categories table:cell-range-address="'file:///home/jorgsk/phdproject/5primeUTR/Hsu_original_data/IQ Workup 032802a'#Sheet1.AJ98:'file:///home/jorgsk/phdproject/5primeUTR/Hsu_original_data/IQ Workup 032802a'#Sheet1.AJ118"/>
          </chart:axis>
          <chart:axis chart:dimension="y" chart:name="primary-y" chart:style-name="ch6">
            <chart:title svg:x="0.336cm" svg:y="7.461cm" chart:style-name="ch7">
              <text:p>Abortive probability (%)</text:p>
            </chart:title>
            <chart:grid chart:style-name="ch8" chart:class="major"/>
          </chart:axis>
          <chart:series chart:style-name="ch9" chart:values-cell-range-address="'file:///home/jorgsk/phdproject/5primeUTR/Hsu_original_data/IQ Workup 032802a'#Sheet1.AK98:'file:///home/jorgsk/phdproject/5primeUTR/Hsu_original_data/IQ Workup 032802a'#Sheet1.AK118" chart:label-cell-address="'file:///home/jorgsk/phdproject/5primeUTR/Hsu_original_data/IQ Workup 032802a'#Sheet1.AK97:'file:///home/jorgsk/phdproject/5primeUTR/Hsu_original_data/IQ Workup 032802a'#Sheet1.AK97" chart:class="chart:bar">
            <chart:data-point chart:repeated="21"/>
          </chart:series>
          <chart:series chart:style-name="ch10" chart:values-cell-range-address="'file:///home/jorgsk/phdproject/5primeUTR/Hsu_original_data/IQ Workup 032802a'#Sheet1.AL98:'file:///home/jorgsk/phdproject/5primeUTR/Hsu_original_data/IQ Workup 032802a'#Sheet1.AL118" chart:label-cell-address="'file:///home/jorgsk/phdproject/5primeUTR/Hsu_original_data/IQ Workup 032802a'#Sheet1.AL97:'file:///home/jorgsk/phdproject/5primeUTR/Hsu_original_data/IQ Workup 032802a'#Sheet1.AL97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ile:///home/jorgsk/phdproject/5primeUTR/Hsu_original_data/IQ Workup 032802a'#Sheet1.AK97:'file:///home/jorgsk/phdproject/5primeUTR/Hsu_original_data/IQ Workup 032802a'#Sheet1.AK97">A. P. (-)</text:p>
              </table:table-cell>
              <table:table-cell office:value-type="string">
                <text:p text:id="'file:///home/jorgsk/phdproject/5primeUTR/Hsu_original_data/IQ Workup 032802a'#Sheet1.AL97:'file:///home/jorgsk/phdproject/5primeUTR/Hsu_original_data/IQ Workup 032802a'#Sheet1.AL97">A. P. (+)</text:p>
              </table:table-cell>
            </table:table-row>
          </table:table-header-rows>
          <table:table-rows>
            <table:table-row>
              <table:table-cell office:value-type="string">
                <text:p text:id="'file:///home/jorgsk/phdproject/5primeUTR/Hsu_original_data/IQ Workup 032802a'#Sheet1.AJ98:'file:///home/jorgsk/phdproject/5primeUTR/Hsu_original_data/IQ Workup 032802a'#Sheet1.AJ118">2</text:p>
              </table:table-cell>
              <table:table-cell office:value-type="float" office:value="40.4892435363418">
                <text:p text:id="'file:///home/jorgsk/phdproject/5primeUTR/Hsu_original_data/IQ Workup 032802a'#Sheet1.AK98:'file:///home/jorgsk/phdproject/5primeUTR/Hsu_original_data/IQ Workup 032802a'#Sheet1.AK118">40.4892435363418</text:p>
              </table:table-cell>
              <table:table-cell office:value-type="float" office:value="63.1632101854549">
                <text:p text:id="'file:///home/jorgsk/phdproject/5primeUTR/Hsu_original_data/IQ Workup 032802a'#Sheet1.AL98:'file:///home/jorgsk/phdproject/5primeUTR/Hsu_original_data/IQ Workup 032802a'#Sheet1.AL118">63.1632101854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55114383246952">
                <text:p>8.55114383246952</text:p>
              </table:table-cell>
              <table:table-cell office:value-type="float" office:value="24.7283663440676">
                <text:p>24.72836634406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0920221099563">
                <text:p>3.30920221099563</text:p>
              </table:table-cell>
              <table:table-cell office:value-type="float" office:value="12.6911572363599">
                <text:p>12.69115723635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07862975100255">
                <text:p>7.07862975100255</text:p>
              </table:table-cell>
              <table:table-cell office:value-type="float" office:value="23.6042335136288">
                <text:p>23.6042335136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1392074286867">
                <text:p>12.1392074286867</text:p>
              </table:table-cell>
              <table:table-cell office:value-type="float" office:value="11.1121394851941">
                <text:p>11.1121394851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0682588110229">
                <text:p>10.0682588110229</text:p>
              </table:table-cell>
              <table:table-cell office:value-type="float" office:value="5.9780661004193">
                <text:p>5.97806610041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.8081389905923">
                <text:p>69.8081389905923</text:p>
              </table:table-cell>
              <table:table-cell office:value-type="float" office:value="7.17334280668984">
                <text:p>7.17334280668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4683046204762">
                <text:p>3.34683046204762</text:p>
              </table:table-cell>
              <table:table-cell office:value-type="float" office:value="1.52313827407966">
                <text:p>1.523138274079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40572223622815">
                <text:p>5.40572223622815</text:p>
              </table:table-cell>
              <table:table-cell office:value-type="float" office:value="1.95444846425067">
                <text:p>1.954448464250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22617689545947">
                <text:p>7.22617689545947</text:p>
              </table:table-cell>
              <table:table-cell office:value-type="float" office:value="1.46712562090506">
                <text:p>1.467125620905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76976000861708">
                <text:p>6.76976000861708</text:p>
              </table:table-cell>
              <table:table-cell office:value-type="float" office:value="1.1151773478699">
                <text:p>1.1151773478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0769475393211">
                <text:p>51.0769475393211</text:p>
              </table:table-cell>
              <table:table-cell office:value-type="float" office:value="0.172000878499909">
                <text:p>0.1720008784999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.0515145799941">
                <text:p>24.0515145799941</text:p>
              </table:table-cell>
              <table:table-cell office:value-type="float" office:value="0.825987899368966">
                <text:p>0.8259878993689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</text:p>
              </table:table-cell>
              <table:table-cell office:value-type="float" office:value="3.5">
                <text:p>3.5</text:p>
              </table:table-cell>
              <table:table-cell office:value-type="float" office:value="13.4">
                <text:p>13.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stroke-dash draw:name="Excel_20_line_20_dash_20_1" draw:display-name="Excel line dash 1" draw:style="rect" draw:dots1="1" draw:dots1-length="0.104cm" draw:distance="0.104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4.25pt" fo:font-style="normal" fo:text-shadow="none" style:text-underline-style="none" fo:font-weight="normal" style:font-size-asian="14.25pt" style:font-style-asian="normal" style:font-weight-asian="normal" style:font-family-complex="Geneva" style:font-size-complex="14.25pt" style:font-style-complex="normal" style:font-weight-complex="normal"/>
    </style:style>
    <style:style style:name="ch3" style:family="chart">
      <style:chart-properties chart:connect-bars="fals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.75pt" fo:font-style="normal" fo:text-shadow="none" style:text-underline-style="none" fo:font-weight="normal" style:font-size-asian="8.75pt" style:font-style-asian="normal" style:font-weight-asian="normal" style:font-family-complex="Geneva" style:font-size-complex="8.7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Geneva" fo:font-size="11.5pt" fo:font-style="normal" fo:text-shadow="none" style:text-underline-style="none" fo:font-weight="normal" style:font-size-asian="11.5pt" style:font-style-asian="normal" style:font-weight-asian="normal" style:font-family-complex="Geneva" style:font-size-complex="11.5pt" style:font-style-complex="normal" style:font-weight-complex="normal"/>
    </style:style>
    <style:style style:name="ch6" style:family="chart" style:data-style-name="N1">
      <style:chart-properties chart:display-label="true" chart:tick-marks-major-inner="false" chart:tick-marks-major-outer="true" chart:tick-marks-minor-inner="false" chart:tick-marks-minor-outer="false" chart:logarithmic="false" chart:maximum="60" chart:interval-major="20" chart:gap-width="150" chart:reverse-direction="false" text:line-break="false" chart:link-data-style-to-source="false" chart:visible="true" chart:axis-position="start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Geneva" fo:font-size="8.75pt" fo:font-style="normal" fo:text-shadow="none" style:text-underline-style="none" fo:font-weight="normal" style:font-size-asian="8.75pt" style:font-style-asian="normal" style:font-weight-asian="normal" style:font-family-complex="Geneva" style:font-size-complex="8.75pt" style:font-style-complex="normal" style:font-weight-complex="normal"/>
    </style:style>
    <style:style style:name="ch7" style:family="chart">
      <style:chart-properties chart:auto-position="true" style:rotation-angle="90" style:direction="ltr"/>
      <style:text-properties fo:color="#000000" style:text-outline="false" style:text-line-through-style="none" fo:font-family="Geneva" fo:font-size="11.5pt" fo:font-style="normal" fo:text-shadow="none" style:text-underline-style="none" fo:font-weight="normal" style:font-size-asian="11.5pt" style:font-style-asian="normal" style:font-weight-asian="normal" style:font-family-complex="Geneva" style:font-size-complex="11.5pt" style:font-style-complex="normal" style:font-weight-complex="normal"/>
    </style:style>
    <style:style style:name="ch8" style:family="chart">
      <style:graphic-properties draw:stroke="dash" draw:stroke-dash="Excel_20_line_20_dash_20_1" svg:stroke-width="0cm" svg:stroke-opacity="100%"/>
    </style:style>
    <style:style style:name="ch9" style:family="chart">
      <style:graphic-properties draw:stroke="solid" svg:stroke-width="0.035cm" svg:stroke-color="#000000" svg:stroke-opacity="100%" draw:fill="bitmap" draw:fill-image-name="Excel_20_bitmap_20_1" style:repeat="repeat" dr3d:edge-rounding="0%"/>
      <style:text-properties fo:font-size="6pt" style:font-size-asian="6pt" style:font-size-complex="6pt"/>
    </style:style>
    <style:style style:name="ch10" style:family="chart">
      <style:chart-properties chart:solid-type="cuboid"/>
      <style:graphic-properties draw:fill-image-name="Excel_20_bitmap_20_2"/>
    </style:style>
    <style:style style:name="ch11" style:family="chart">
      <style:graphic-properties draw:stroke="solid" svg:stroke-width="0.035cm" svg:stroke-color="#000000" svg:stroke-opacity="100%" draw:fill="bitmap" draw:fill-image-name="Excel_20_bitmap_20_3" style:repeat="repeat" dr3d:edge-rounding="0%"/>
      <style:text-properties fo:font-size="6pt" style:font-size-asian="6pt" style:font-size-complex="6pt"/>
    </style:style>
    <style:style style:name="ch12" style:family="chart">
      <style:graphic-properties draw:stroke="solid" svg:stroke-width="0.035cm" svg:stroke-color="#808080" svg:stroke-opacity="100%" draw:fill="solid" draw:fill-color="#ffffff" draw:opacity="100%"/>
    </style:style>
    <style:style style:name="ch13" style:family="chart">
      <style:graphic-properties draw:fill-color="#d9d9d9"/>
    </style:style>
  </office:automatic-styles>
  <office:body>
    <office:chart>
      <chart:chart svg:width="16.902cm" svg:height="10.122cm" chart:class="chart:bar" chart:style-name="ch1">
        <chart:title svg:x="7.578cm" svg:y="0.202cm" chart:style-name="ch2">
          <text:p>DG133</text:p>
        </chart:title>
        <chart:plot-area chart:style-name="ch3" table:cell-range-address="'file:///home/jorgsk/phdproject/5primeUTR/Hsu_original_data/IQ Workup 032802b'#Sheet1.A63:'file:///home/jorgsk/phdproject/5primeUTR/Hsu_original_data/IQ Workup 032802b'#Sheet1.C84" chart:data-source-has-labels="both" svg:x="0.475cm" svg:y="0.987cm" svg:width="16.089cm" svg:height="8.932cm">
          <chart:axis chart:dimension="x" chart:name="primary-x" chart:style-name="ch4">
            <chart:title svg:x="7.072cm" svg:y="9.443cm" chart:style-name="ch5">
              <text:p>RNA (nucleotides)</text:p>
            </chart:title>
            <chart:categories table:cell-range-address="'file:///home/jorgsk/phdproject/5primeUTR/Hsu_original_data/IQ Workup 032802b'#Sheet1.A64:'file:///home/jorgsk/phdproject/5primeUTR/Hsu_original_data/IQ Workup 032802b'#Sheet1.A84"/>
          </chart:axis>
          <chart:axis chart:dimension="y" chart:name="primary-y" chart:style-name="ch6">
            <chart:title svg:x="0.339cm" svg:y="7.482cm" chart:style-name="ch7">
              <text:p>Abortive Probability (%)</text:p>
            </chart:title>
            <chart:grid chart:style-name="ch8" chart:class="major"/>
          </chart:axis>
          <chart:series chart:style-name="ch9" chart:values-cell-range-address="'file:///home/jorgsk/phdproject/5primeUTR/Hsu_original_data/IQ Workup 032802b'#Sheet1.B64:'file:///home/jorgsk/phdproject/5primeUTR/Hsu_original_data/IQ Workup 032802b'#Sheet1.B84" chart:label-cell-address="'file:///home/jorgsk/phdproject/5primeUTR/Hsu_original_data/IQ Workup 032802b'#Sheet1.B63:'file:///home/jorgsk/phdproject/5primeUTR/Hsu_original_data/IQ Workup 032802b'#Sheet1.B63" chart:class="chart:bar">
            <chart:data-point chart:style-name="ch10"/>
            <chart:data-point chart:repeated="20"/>
          </chart:series>
          <chart:series chart:style-name="ch11" chart:values-cell-range-address="'file:///home/jorgsk/phdproject/5primeUTR/Hsu_original_data/IQ Workup 032802b'#Sheet1.C64:'file:///home/jorgsk/phdproject/5primeUTR/Hsu_original_data/IQ Workup 032802b'#Sheet1.C84" chart:label-cell-address="'file:///home/jorgsk/phdproject/5primeUTR/Hsu_original_data/IQ Workup 032802b'#Sheet1.C63:'file:///home/jorgsk/phdproject/5primeUTR/Hsu_original_data/IQ Workup 032802b'#Sheet1.C63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ile:///home/jorgsk/phdproject/5primeUTR/Hsu_original_data/IQ Workup 032802b'#Sheet1.B63:'file:///home/jorgsk/phdproject/5primeUTR/Hsu_original_data/IQ Workup 032802b'#Sheet1.B63">A.P. (-)</text:p>
              </table:table-cell>
              <table:table-cell office:value-type="string">
                <text:p text:id="'file:///home/jorgsk/phdproject/5primeUTR/Hsu_original_data/IQ Workup 032802b'#Sheet1.C63:'file:///home/jorgsk/phdproject/5primeUTR/Hsu_original_data/IQ Workup 032802b'#Sheet1.C63">A.P. (+)</text:p>
              </table:table-cell>
            </table:table-row>
          </table:table-header-rows>
          <table:table-rows>
            <table:table-row>
              <table:table-cell office:value-type="string">
                <text:p text:id="'file:///home/jorgsk/phdproject/5primeUTR/Hsu_original_data/IQ Workup 032802b'#Sheet1.A64:'file:///home/jorgsk/phdproject/5primeUTR/Hsu_original_data/IQ Workup 032802b'#Sheet1.A84">2</text:p>
              </table:table-cell>
              <table:table-cell office:value-type="float" office:value="39.6839169585918">
                <text:p text:id="'file:///home/jorgsk/phdproject/5primeUTR/Hsu_original_data/IQ Workup 032802b'#Sheet1.B64:'file:///home/jorgsk/phdproject/5primeUTR/Hsu_original_data/IQ Workup 032802b'#Sheet1.B84">39.6839169585918</text:p>
              </table:table-cell>
              <table:table-cell office:value-type="float" office:value="59.8339130942284">
                <text:p text:id="'file:///home/jorgsk/phdproject/5primeUTR/Hsu_original_data/IQ Workup 032802b'#Sheet1.C64:'file:///home/jorgsk/phdproject/5primeUTR/Hsu_original_data/IQ Workup 032802b'#Sheet1.C84">59.8339130942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1886831325026">
                <text:p>4.11886831325026</text:p>
              </table:table-cell>
              <table:table-cell office:value-type="float" office:value="9.35095486343537">
                <text:p>9.35095486343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5186306347044">
                <text:p>3.65186306347044</text:p>
              </table:table-cell>
              <table:table-cell office:value-type="float" office:value="8.8037416996676">
                <text:p>8.80374169966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7245307074093">
                <text:p>12.7245307074093</text:p>
              </table:table-cell>
              <table:table-cell office:value-type="float" office:value="19.6140265949399">
                <text:p>19.6140265949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1560372758415">
                <text:p>27.1560372758415</text:p>
              </table:table-cell>
              <table:table-cell office:value-type="float" office:value="19.7100458134597">
                <text:p>19.7100458134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1586411472719">
                <text:p>26.1586411472719</text:p>
              </table:table-cell>
              <table:table-cell office:value-type="float" office:value="8.31663398332139">
                <text:p>8.31663398332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73206687341184">
                <text:p>7.73206687341184</text:p>
              </table:table-cell>
              <table:table-cell office:value-type="float" office:value="2.92047575239397">
                <text:p>2.920475752393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8258466866604">
                <text:p>10.8258466866604</text:p>
              </table:table-cell>
              <table:table-cell office:value-type="float" office:value="4.2741983165412">
                <text:p>4.27419831654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7867536946448">
                <text:p>50.7867536946448</text:p>
              </table:table-cell>
              <table:table-cell office:value-type="float" office:value="7.27675933496956">
                <text:p>7.276759334969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9873449649307">
                <text:p>15.9873449649307</text:p>
              </table:table-cell>
              <table:table-cell office:value-type="float" office:value="1.5387511777769">
                <text:p>1.5387511777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81911496630352">
                <text:p>7.81911496630352</text:p>
              </table:table-cell>
              <table:table-cell office:value-type="float" office:value="2.35803687185205">
                <text:p>2.358036871852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42183671854">
                <text:p>21.42183671854</text:p>
              </table:table-cell>
              <table:table-cell office:value-type="float" office:value="1.97984155711538">
                <text:p>1.97984155711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38489409131549">
                <text:p>8.38489409131549</text:p>
              </table:table-cell>
              <table:table-cell office:value-type="float" office:value="2.00055620170717">
                <text:p>2.000556201707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9503440488896">
                <text:p>17.9503440488896</text:p>
              </table:table-cell>
              <table:table-cell office:value-type="float" office:value="0.922327872323368">
                <text:p>0.9223278723233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9706343732244">
                <text:p>10.9706343732244</text:p>
              </table:table-cell>
              <table:table-cell office:value-type="float" office:value="2.24724589467484">
                <text:p>2.247245894674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FL </text:p>
              </table:table-cell>
              <table:table-cell office:value-type="float" office:value="4.3">
                <text:p>4.3</text:p>
              </table:table-cell>
              <table:table-cell office:value-type="float" office:value="15.1">
                <text:p>15.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fill-image draw:name="Excel_20_bitmap_20_1" draw:display-name="Excel bitmap 1"/>
    <draw:fill-image draw:name="Excel_20_bitmap_20_2" draw:display-name="Excel bitmap 2"/>
    <draw:fill-image draw:name="Excel_20_bitmap_20_3" draw:display-name="Excel bitmap 3"/>
    <draw:stroke-dash draw:name="Excel_20_line_20_dash_20_1" draw:display-name="Excel line dash 1" draw:style="rect" draw:dots1="1" draw:dots1-length="0.104cm" draw:distance="0.104cm"/>
  </office:styles>
</office:document-styles>
</file>